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2cm"/>
    </style:style>
    <style:style style:name="co26" style:family="table-column">
      <style:table-column-properties fo:break-before="auto" style:column-width="6.412cm"/>
    </style:style>
    <style:style style:name="co3" style:family="table-column">
      <style:table-column-properties fo:break-before="auto" style:column-width="7.699cm"/>
    </style:style>
    <style:style style:name="co4" style:family="table-column">
      <style:table-column-properties fo:break-before="auto" style:column-width="2.127cm"/>
    </style:style>
    <style:style style:name="co5" style:family="table-column">
      <style:table-column-properties fo:break-before="auto" style:column-width="7.756cm"/>
    </style:style>
    <style:style style:name="co6" style:family="table-column">
      <style:table-column-properties fo:break-before="auto" style:column-width="1.54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1.877cm"/>
    </style:style>
    <style:style style:name="co9" style:family="table-column">
      <style:table-column-properties fo:break-before="auto" style:column-width="2.09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2.686cm"/>
    </style:style>
    <style:style style:name="co12" style:family="table-column">
      <style:table-column-properties fo:break-before="auto" style:column-width="11.592cm"/>
    </style:style>
    <style:style style:name="co13" style:family="table-column">
      <style:table-column-properties fo:break-before="auto" style:column-width="2.325cm"/>
    </style:style>
    <style:style style:name="co14" style:family="table-column">
      <style:table-column-properties fo:break-before="auto" style:column-width="2.828cm"/>
    </style:style>
    <style:style style:name="co15" style:family="table-column">
      <style:table-column-properties fo:break-before="auto" style:column-width="3.08cm"/>
    </style:style>
    <style:style style:name="co16" style:family="table-column">
      <style:table-column-properties fo:break-before="auto" style:column-width="1.092cm"/>
    </style:style>
    <style:style style:name="co17" style:family="table-column">
      <style:table-column-properties fo:break-before="auto" style:column-width="1.429cm"/>
    </style:style>
    <style:style style:name="co18" style:family="table-column">
      <style:table-column-properties fo:break-before="auto" style:column-width="0.84cm"/>
    </style:style>
    <style:style style:name="co19" style:family="table-column">
      <style:table-column-properties fo:break-before="auto" style:column-width="1.344cm"/>
    </style:style>
    <style:style style:name="co20" style:family="table-column">
      <style:table-column-properties fo:break-before="auto" style:column-width="2.073cm"/>
    </style:style>
    <style:style style:name="co21" style:family="table-column">
      <style:table-column-properties fo:break-before="auto" style:column-width="9.267cm"/>
    </style:style>
    <style:style style:name="co22" style:family="table-column">
      <style:table-column-properties fo:break-before="auto" style:column-width="1.679cm"/>
    </style:style>
    <style:style style:name="co23" style:family="table-column">
      <style:table-column-properties fo:break-before="auto" style:column-width="1.288cm"/>
    </style:style>
    <style:style style:name="co24" style:family="table-column">
      <style:table-column-properties fo:break-before="auto" style:column-width="0.868cm"/>
    </style:style>
    <style:style style:name="co25" style:family="table-column">
      <style:table-column-properties fo:break-before="auto" style:column-width="8.511cm"/>
    </style:style>
    <style:style style:name="co27" style:family="table-column">
      <style:table-column-properties fo:break-before="auto" style:column-width="7.532cm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926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ta8" style:family="table" style:master-page-name="PageStyle_5f_Task_20_Slips">
      <style:table-properties table:display="true" style:writing-mode="lr-tb"/>
    </style:style>
    <style:style style:name="ta2" style:family="table" style:master-page-name="PageStyle_5f_Product_20_Backlog">
      <style:table-properties table:display="true" style:writing-mode="lr-tb"/>
    </style:style>
    <style:style style:name="ta3" style:family="table" style:master-page-name="PageStyle_5f_Release_20_Plan">
      <style:table-properties table:display="true" style:writing-mode="lr-tb"/>
    </style:style>
    <style:style style:name="ta4" style:family="table" style:master-page-name="PageStyle_5f_PB_20_Burndown">
      <style:table-properties table:display="true" style:writing-mode="lr-tb"/>
    </style:style>
    <style:style style:name="ta5" style:family="table" style:master-page-name="PageStyle_5f_Sp1_20_">
      <style:table-properties table:display="true" style:writing-mode="lr-tb"/>
    </style:style>
    <style:style style:name="ta6" style:family="table" style:master-page-name="PageStyle_5f_Sp2">
      <style:table-properties table:display="true" style:writing-mode="lr-tb"/>
    </style:style>
    <style:style style:name="ta7" style:family="table" style:master-page-name="PageStyle_5f_Sp3">
      <style:table-properties table:display="true" style:writing-mode="lr-tb"/>
    </style:style>
    <style:style style:name="ta9" style:family="table" style:master-page-name="PageStyle_5f_Sprint_20_Sheet_20_Template">
      <style:table-properties table:display="true" style:writing-mode="lr-tb"/>
    </style:style>
    <number:number-style style:name="N8001" number:language="sv" number:country="SE">
      <number:number number:decimal-places="0" number:min-integer-digits="1"/>
    </number:number-style>
    <number:date-style style:name="N8030" number:language="sv" number:country="SE" number:automatic-order="true" number:format-source="language">
      <number:year/>
      <number:text>-</number:text>
      <number:month/>
      <number:text>-</number:text>
      <number:day/>
    </number:date-style>
    <style:style style:name="ce12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</style:style>
    <style:style style:name="ce12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2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12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12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2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2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3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3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13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3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</style:style>
    <style:style style:name="ce135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3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</style:style>
    <style:style style:name="ce13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3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</style:style>
    <style:style style:name="ce13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4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43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fo:border-bottom="0.088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$C#REF!=&quot;Done&quot;)" style:apply-style-name="ConditionalStyle_5f_14" style:base-cell-address="'Product Backlog'.A1"/>
      <style:map style:condition="is-true-formula($C#REF!=&quot;Ongoing&quot;)" style:apply-style-name="ConditionalStyle_5f_13" style:base-cell-address="'Product Backlog'.A1"/>
      <style:map style:condition="is-true-formula($C#REF!=&quot;Removed&quot;)" style:apply-style-name="ConditionalStyle_5f_12" style:base-cell-address="'Product Backlog'.A1"/>
    </style:style>
    <style:style style:name="ce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$C#REF!=&quot;Done&quot;)" style:apply-style-name="ConditionalStyle_5f_14" style:base-cell-address="'Product Backlog'.A1"/>
      <style:map style:condition="is-true-formula($C#REF!=&quot;Ongoing&quot;)" style:apply-style-name="ConditionalStyle_5f_13" style:base-cell-address="'Product Backlog'.A1"/>
      <style:map style:condition="is-true-formula($C#REF!=&quot;Removed&quot;)" style:apply-style-name="ConditionalStyle_5f_12" style:base-cell-address="'Product Backlog'.A1"/>
    </style:style>
    <style:style style:name="ce2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Excel_20_Built-in_20_Normal">
      <style:table-cell-properties fo:border-bottom="0.088cm solid #000000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$C#REF!=&quot;Done&quot;)" style:apply-style-name="ConditionalStyle_5f_14" style:base-cell-address="'Product Backlog'.A1"/>
      <style:map style:condition="is-true-formula($C#REF!=&quot;Ongoing&quot;)" style:apply-style-name="ConditionalStyle_5f_13" style:base-cell-address="'Product Backlog'.A1"/>
      <style:map style:condition="is-true-formula($C#REF!=&quot;Removed&quot;)" style:apply-style-name="ConditionalStyle_5f_12" style:base-cell-address="'Product Backlog'.A1"/>
    </style:style>
    <style:style style:name="ce3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$C#REF!=&quot;Done&quot;)" style:apply-style-name="ConditionalStyle_5f_14" style:base-cell-address="'Product Backlog'.A1"/>
      <style:map style:condition="is-true-formula($C#REF!=&quot;Ongoing&quot;)" style:apply-style-name="ConditionalStyle_5f_13" style:base-cell-address="'Product Backlog'.A1"/>
      <style:map style:condition="is-true-formula($C#REF!=&quot;Removed&quot;)" style:apply-style-name="ConditionalStyle_5f_12" style:base-cell-address="'Product Backlog'.A1"/>
    </style:style>
    <style:style style:name="ce3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$C#REF!=&quot;Done&quot;)" style:apply-style-name="ConditionalStyle_5f_14" style:base-cell-address="'Product Backlog'.A1"/>
      <style:map style:condition="is-true-formula($C#REF!=&quot;Ongoing&quot;)" style:apply-style-name="ConditionalStyle_5f_13" style:base-cell-address="'Product Backlog'.A1"/>
      <style:map style:condition="is-true-formula($C#REF!=&quot;Removed&quot;)" style:apply-style-name="ConditionalStyle_5f_12" style:base-cell-address="'Product Backlog'.A1"/>
    </style:style>
    <style:style style:name="ce3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$C#REF!=&quot;Done&quot;)" style:apply-style-name="ConditionalStyle_5f_14" style:base-cell-address="'Product Backlog'.A1"/>
      <style:map style:condition="is-true-formula($C#REF!=&quot;Ongoing&quot;)" style:apply-style-name="ConditionalStyle_5f_13" style:base-cell-address="'Product Backlog'.A1"/>
      <style:map style:condition="is-true-formula($C#REF!=&quot;Removed&quot;)" style:apply-style-name="ConditionalStyle_5f_12" style:base-cell-address="'Product Backlog'.A1"/>
    </style:style>
    <style:style style:name="ce3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4" style:family="table-cell" style:parent-style-name="Excel_20_Built-in_20_Normal">
      <style:table-cell-properties fo:border-bottom="0.088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$C#REF!=&quot;Done&quot;)" style:apply-style-name="ConditionalStyle_5f_14" style:base-cell-address="'Product Backlog'.A1"/>
      <style:map style:condition="is-true-formula($C#REF!=&quot;Ongoing&quot;)" style:apply-style-name="ConditionalStyle_5f_13" style:base-cell-address="'Product Backlog'.A1"/>
      <style:map style:condition="is-true-formula($C#REF!=&quot;Removed&quot;)" style:apply-style-name="ConditionalStyle_5f_12" style:base-cell-address="'Product Backlog'.A1"/>
    </style:style>
    <style:style style:name="ce3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$C#REF!=&quot;Done&quot;)" style:apply-style-name="ConditionalStyle_5f_14" style:base-cell-address="'Product Backlog'.A1"/>
      <style:map style:condition="is-true-formula($C#REF!=&quot;Ongoing&quot;)" style:apply-style-name="ConditionalStyle_5f_13" style:base-cell-address="'Product Backlog'.A1"/>
      <style:map style:condition="is-true-formula($C#REF!=&quot;Removed&quot;)" style:apply-style-name="ConditionalStyle_5f_12" style:base-cell-address="'Product Backlog'.A1"/>
    </style:style>
    <style:style style:name="ce36" style:family="table-cell" style:parent-style-name="Excel_20_Built-in_20_Normal" style:data-style-name="N8114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#ref!=&quot;Done&quot;)" style:apply-style-name="ConditionalStyle_5f_5" style:base-cell-address="'Product Backlog'.A1"/>
      <style:map style:condition="is-true-formula(#ref!=&quot;Ongoing&quot;)" style:apply-style-name="ConditionalStyle_5f_4" style:base-cell-address="'Product Backlog'.A1"/>
      <style:map style:condition="is-true-formula(#ref!=&quot;Removed&quot;)" style:apply-style-name="ConditionalStyle_5f_3" style:base-cell-address="'Product Backlog'.A1"/>
    </style:style>
    <style:style style:name="ce38" style:family="table-cell" style:parent-style-name="Excel_20_Built-in_20_Normal" style:data-style-name="N8114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#ref!=&quot;Done&quot;)" style:apply-style-name="ConditionalStyle_5f_8" style:base-cell-address="'Product Backlog'.A1"/>
      <style:map style:condition="is-true-formula(#ref!=&quot;Ongoing&quot;)" style:apply-style-name="ConditionalStyle_5f_7" style:base-cell-address="'Product Backlog'.A1"/>
      <style:map style:condition="is-true-formula(#ref!=&quot;Removed&quot;)" style:apply-style-name="ConditionalStyle_5f_6" style:base-cell-address="'Product Backlog'.A1"/>
    </style:style>
    <style:style style:name="ce3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#ref!=&quot;Done&quot;)" style:apply-style-name="ConditionalStyle_5f_8" style:base-cell-address="'Product Backlog'.A1"/>
      <style:map style:condition="is-true-formula(#ref!=&quot;Ongoing&quot;)" style:apply-style-name="ConditionalStyle_5f_7" style:base-cell-address="'Product Backlog'.A1"/>
      <style:map style:condition="is-true-formula(#ref!=&quot;Removed&quot;)" style:apply-style-name="ConditionalStyle_5f_6" style:base-cell-address="'Product Backlog'.A1"/>
    </style:style>
    <style:style style:name="ce4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$C#REF!=&quot;Done&quot;)" style:apply-style-name="ConditionalStyle_5f_11" style:base-cell-address="'Product Backlog'.A1"/>
      <style:map style:condition="is-true-formula($C#REF!=&quot;Ongoing&quot;)" style:apply-style-name="ConditionalStyle_5f_10" style:base-cell-address="'Product Backlog'.A1"/>
      <style:map style:condition="is-true-formula($C#REF!=&quot;Removed&quot;)" style:apply-style-name="ConditionalStyle_5f_9" style:base-cell-address="'Product Backlog'.A1"/>
    </style:style>
    <style:style style:name="ce41" style:family="table-cell" style:parent-style-name="Excel_20_Built-in_20_Normal" style:data-style-name="N8114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42" style:family="table-cell" style:parent-style-name="Excel_20_Built-in_20_Normal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Excel_20_Built-in_20_Normal">
      <style:table-cell-properties fo:border-bottom="none" fo:background-color="#ffcc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map style:condition="is-true-formula([.$F1]=&quot;Planned&quot;)" style:apply-style-name="ConditionalStyle_5f_34" style:base-cell-address="'Product Backlog'.A1"/>
      <style:map style:condition="is-true-formula([.$F1]=&quot;Ongoing&quot;)" style:apply-style-name="ConditionalStyle_5f_33" style:base-cell-address="'Product Backlog'.A1"/>
    </style:style>
    <style:style style:name="ce45" style:family="table-cell" style:parent-style-name="Excel_20_Built-in_20_Normal">
      <style:table-cell-properties fo:border-bottom="none" fo:background-color="#ffcc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map style:condition="is-true-formula([.$F1]=&quot;Planned&quot;)" style:apply-style-name="ConditionalStyle_5f_34" style:base-cell-address="'Product Backlog'.A1"/>
      <style:map style:condition="is-true-formula([.$F1]=&quot;Ongoing&quot;)" style:apply-style-name="ConditionalStyle_5f_33" style:base-cell-address="'Product Backlog'.A1"/>
    </style:style>
    <style:style style:name="ce46" style:family="table-cell" style:parent-style-name="Excel_20_Built-in_20_Normal">
      <style:table-cell-properties fo:border-bottom="0.035cm solid #000000" fo:background-color="#ffcc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map style:condition="is-true-formula([.$F1]=&quot;Planned&quot;)" style:apply-style-name="ConditionalStyle_5f_34" style:base-cell-address="'Product Backlog'.A1"/>
      <style:map style:condition="is-true-formula([.$F1]=&quot;Ongoing&quot;)" style:apply-style-name="ConditionalStyle_5f_33" style:base-cell-address="'Product Backlog'.A1"/>
    </style:style>
    <style:style style:name="ce47" style:family="table-cell" style:parent-style-name="Excel_20_Built-in_20_Normal">
      <style:text-properties fo:color="#0000ff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Excel_20_Built-in_20_Normal" style:data-style-name="N8000">
      <style:table-cell-properties fo:background-color="#ffcc99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OR([.$F1]=&quot;Planned&quot;;[.$F1]=&quot;Unplanned&quot;))" style:apply-style-name="ConditionalStyle_5f_29" style:base-cell-address="'Product Backlog'.A1"/>
      <style:map style:condition="is-true-formula([.$F1]=&quot;Ongoing&quot;)" style:apply-style-name="ConditionalStyle_5f_28" style:base-cell-address="'Product Backlog'.A1"/>
    </style:style>
    <style:style style:name="ce49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5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Excel_20_Built-in_20_Normal" style:data-style-name="N109">
      <style:table-cell-properties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map style:condition="is-true-formula([.$F1]=&quot;Planned&quot;)" style:apply-style-name="ConditionalStyle_5f_34" style:base-cell-address="'Product Backlog'.A1"/>
      <style:map style:condition="is-true-formula([.$F1]=&quot;Ongoing&quot;)" style:apply-style-name="ConditionalStyle_5f_33" style:base-cell-address="'Product Backlog'.A1"/>
    </style:style>
    <style:style style:name="ce52" style:family="table-cell" style:parent-style-name="Excel_20_Built-in_20_Normal" style:data-style-name="N109">
      <style:table-cell-properties fo:background-color="#ffcc99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[.$F1]=&quot;Planned&quot;)" style:apply-style-name="ConditionalStyle_5f_34" style:base-cell-address="'Product Backlog'.A1"/>
      <style:map style:condition="is-true-formula([.$F1]=&quot;Ongoing&quot;)" style:apply-style-name="ConditionalStyle_5f_33" style:base-cell-address="'Product Backlog'.A1"/>
    </style:style>
    <style:style style:name="ce53" style:family="table-cell" style:parent-style-name="Excel_20_Built-in_20_Normal" style:data-style-name="N109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map style:condition="is-true-formula([.$F1]=&quot;Planned&quot;)" style:apply-style-name="ConditionalStyle_5f_34" style:base-cell-address="'Product Backlog'.A1"/>
      <style:map style:condition="is-true-formula([.$F1]=&quot;Ongoing&quot;)" style:apply-style-name="ConditionalStyle_5f_33" style:base-cell-address="'Product Backlog'.A1"/>
    </style:style>
    <style:style style:name="ce54" style:family="table-cell" style:parent-style-name="Excel_20_Built-in_20_Normal" style:data-style-name="N803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OR([.$F1]=&quot;Planned&quot;;[.$F1]=&quot;Unplanned&quot;))" style:apply-style-name="ConditionalStyle_5f_29" style:base-cell-address="'Product Backlog'.A1"/>
      <style:map style:condition="is-true-formula([.$F1]=&quot;Ongoing&quot;)" style:apply-style-name="ConditionalStyle_5f_28" style:base-cell-address="'Product Backlog'.A1"/>
    </style:style>
    <style:style style:name="ce55" style:family="table-cell" style:parent-style-name="Excel_20_Built-in_20_Normal" style:data-style-name="N8030">
      <style:table-cell-properties fo:background-color="#ffcc99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OR([.$F1]=&quot;Planned&quot;;[.$F1]=&quot;Unplanned&quot;))" style:apply-style-name="ConditionalStyle_5f_29" style:base-cell-address="'Product Backlog'.A1"/>
      <style:map style:condition="is-true-formula([.$F1]=&quot;Ongoing&quot;)" style:apply-style-name="ConditionalStyle_5f_28" style:base-cell-address="'Product Backlog'.A1"/>
    </style:style>
    <style:style style:name="ce5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Normal" style:data-style-name="N8000">
      <style:table-cell-properties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map style:condition="is-true-formula([.$F1]=&quot;Planned&quot;)" style:apply-style-name="ConditionalStyle_5f_34" style:base-cell-address="'Product Backlog'.A1"/>
      <style:map style:condition="is-true-formula([.$F1]=&quot;Ongoing&quot;)" style:apply-style-name="ConditionalStyle_5f_33" style:base-cell-address="'Product Backlog'.A1"/>
    </style:style>
    <style:style style:name="ce58" style:family="table-cell" style:parent-style-name="Excel_20_Built-in_20_Normal" style:data-style-name="N8000">
      <style:table-cell-properties fo:background-color="#ffcc99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[.$F1]=&quot;Planned&quot;)" style:apply-style-name="ConditionalStyle_5f_34" style:base-cell-address="'Product Backlog'.A1"/>
      <style:map style:condition="is-true-formula([.$F1]=&quot;Ongoing&quot;)" style:apply-style-name="ConditionalStyle_5f_33" style:base-cell-address="'Product Backlog'.A1"/>
    </style:style>
    <style:style style:name="ce59" style:family="table-cell" style:parent-style-name="Excel_20_Built-in_20_Normal" style:data-style-name="N8000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map style:condition="is-true-formula([.$F1]=&quot;Planned&quot;)" style:apply-style-name="ConditionalStyle_5f_34" style:base-cell-address="'Product Backlog'.A1"/>
      <style:map style:condition="is-true-formula([.$F1]=&quot;Ongoing&quot;)" style:apply-style-name="ConditionalStyle_5f_33" style:base-cell-address="'Product Backlog'.A1"/>
    </style:style>
    <style:style style:name="ce60" style:family="table-cell" style:parent-style-name="Excel_20_Built-in_20_Normal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OR([.$F1]=&quot;Planned&quot;;[.$F1]=&quot;Unplanned&quot;))" style:apply-style-name="ConditionalStyle_5f_29" style:base-cell-address="'Product Backlog'.A1"/>
      <style:map style:condition="is-true-formula([.$F1]=&quot;Ongoing&quot;)" style:apply-style-name="ConditionalStyle_5f_28" style:base-cell-address="'Product Backlog'.A1"/>
    </style:style>
    <style:style style:name="ce6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Excel_20_Built-in_20_Normal">
      <style:table-cell-properties style:diagonal-bl-tr="none" style:diagonal-tl-br="none" style:rotation-align="none"/>
      <style:map style:condition="is-true-formula([.$F1]=&quot;Planned&quot;)" style:apply-style-name="ConditionalStyle_5f_32" style:base-cell-address="'Product Backlog'.A1"/>
      <style:map style:condition="is-true-formula([.$F1]=&quot;Ongoing&quot;)" style:apply-style-name="ConditionalStyle_5f_31" style:base-cell-address="'Product Backlog'.A1"/>
      <style:map style:condition="cell-content()=&quot;Unplanned&quot;" style:apply-style-name="ConditionalStyle_5f_30" style:base-cell-address="'Product Backlog'.A1"/>
    </style:style>
    <style:style style:name="ce64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map style:condition="is-true-formula([.$F1]=&quot;Planned&quot;)" style:apply-style-name="ConditionalStyle_5f_32" style:base-cell-address="'Product Backlog'.A1"/>
      <style:map style:condition="is-true-formula([.$F1]=&quot;Ongoing&quot;)" style:apply-style-name="ConditionalStyle_5f_31" style:base-cell-address="'Product Backlog'.A1"/>
      <style:map style:condition="cell-content()=&quot;Unplanned&quot;" style:apply-style-name="ConditionalStyle_5f_30" style:base-cell-address="'Product Backlog'.A1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6" style:family="table-cell" style:parent-style-name="Excel_20_Built-in_20_Normal" style:data-style-name="N109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map style:condition="is-true-formula([.$F1]=&quot;Planned&quot;)" style:apply-style-name="ConditionalStyle_5f_34" style:base-cell-address="'Product Backlog'.A1"/>
      <style:map style:condition="is-true-formula([.$F1]=&quot;Ongoing&quot;)" style:apply-style-name="ConditionalStyle_5f_33" style:base-cell-address="'Product Backlog'.A1"/>
    </style:style>
    <style:style style:name="ce67" style:family="table-cell" style:parent-style-name="Excel_20_Built-in_20_Normal" style:data-style-name="N109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[.$F1]=&quot;Planned&quot;)" style:apply-style-name="ConditionalStyle_5f_34" style:base-cell-address="'Product Backlog'.A1"/>
      <style:map style:condition="is-true-formula([.$F1]=&quot;Ongoing&quot;)" style:apply-style-name="ConditionalStyle_5f_33" style:base-cell-address="'Product Backlog'.A1"/>
    </style:style>
    <style:style style:name="ce68" style:family="table-cell" style:parent-style-name="Excel_20_Built-in_20_Normal" style:data-style-name="N109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map style:condition="is-true-formula([.$F1]=&quot;Planned&quot;)" style:apply-style-name="ConditionalStyle_5f_34" style:base-cell-address="'Product Backlog'.A1"/>
      <style:map style:condition="is-true-formula([.$F1]=&quot;Ongoing&quot;)" style:apply-style-name="ConditionalStyle_5f_33" style:base-cell-address="'Product Backlog'.A1"/>
    </style:style>
    <style:style style:name="ce6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70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  <style:map style:condition="is-true-formula([.$F1]=&quot;Planned&quot;)" style:apply-style-name="ConditionalStyle_5f_34" style:base-cell-address="'Product Backlog'.A1"/>
      <style:map style:condition="is-true-formula([.$F1]=&quot;Ongoing&quot;)" style:apply-style-name="ConditionalStyle_5f_33" style:base-cell-address="'Product Backlog'.A1"/>
    </style:style>
    <style:style style:name="ce72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map style:condition="is-true-formula([.$F1]=&quot;Planned&quot;)" style:apply-style-name="ConditionalStyle_5f_34" style:base-cell-address="'Product Backlog'.A1"/>
      <style:map style:condition="is-true-formula([.$F1]=&quot;Ongoing&quot;)" style:apply-style-name="ConditionalStyle_5f_33" style:base-cell-address="'Product Backlog'.A1"/>
    </style:style>
    <style:style style:name="ce73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map style:condition="is-true-formula([.$F1]=&quot;Planned&quot;)" style:apply-style-name="ConditionalStyle_5f_34" style:base-cell-address="'Product Backlog'.A1"/>
      <style:map style:condition="is-true-formula([.$F1]=&quot;Ongoing&quot;)" style:apply-style-name="ConditionalStyle_5f_33" style:base-cell-address="'Product Backlog'.A1"/>
    </style:style>
    <style:style style:name="ce74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Normal" style:data-style-name="N800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map style:condition="is-true-formula(OR([.$F1]=&quot;Planned&quot;;[.$F1]=&quot;Unplanned&quot;))" style:apply-style-name="ConditionalStyle_5f_29" style:base-cell-address="'Product Backlog'.A1"/>
      <style:map style:condition="is-true-formula([.$F1]=&quot;Ongoing&quot;)" style:apply-style-name="ConditionalStyle_5f_28" style:base-cell-address="'Product Backlog'.A1"/>
    </style:style>
    <style:style style:name="ce76" style:family="table-cell" style:parent-style-name="Excel_20_Built-in_20_Normal" style:data-style-name="N800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map style:condition="is-true-formula(OR([.$F1]=&quot;Planned&quot;;[.$F1]=&quot;Unplanned&quot;))" style:apply-style-name="ConditionalStyle_5f_29" style:base-cell-address="'Product Backlog'.A1"/>
      <style:map style:condition="is-true-formula([.$F1]=&quot;Ongoing&quot;)" style:apply-style-name="ConditionalStyle_5f_28" style:base-cell-address="'Product Backlog'.A1"/>
    </style:style>
    <style:style style:name="ce77" style:family="table-cell" style:parent-style-name="Excel_20_Built-in_20_Normal" style:data-style-name="N8000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map style:condition="is-true-formula(OR([.$F1]=&quot;Planned&quot;;[.$F1]=&quot;Unplanned&quot;))" style:apply-style-name="ConditionalStyle_5f_29" style:base-cell-address="'Product Backlog'.A1"/>
      <style:map style:condition="is-true-formula([.$F1]=&quot;Ongoing&quot;)" style:apply-style-name="ConditionalStyle_5f_28" style:base-cell-address="'Product Backlog'.A1"/>
    </style:style>
    <style:style style:name="ce78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8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8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83" style:family="table-cell" style:parent-style-name="Excel_20_Built-in_20_Normal" style:data-style-name="N112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84" style:family="table-cell" style:parent-style-name="Excel_20_Built-in_20_Normal">
      <style:table-cell-properties fo:border-bottom="0.088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$D#REF!=&quot;Done&quot;)" style:apply-style-name="ConditionalStyle_5f_27" style:base-cell-address="'Product Backlog'.A1"/>
      <style:map style:condition="is-true-formula($D#REF!=&quot;Ongoing&quot;)" style:apply-style-name="ConditionalStyle_5f_26" style:base-cell-address="'Product Backlog'.A1"/>
      <style:map style:condition="is-true-formula($D#REF!=&quot;Removed&quot;)" style:apply-style-name="ConditionalStyle_5f_25" style:base-cell-address="'Product Backlog'.A1"/>
    </style:style>
    <style:style style:name="ce85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6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87" style:family="table-cell" style:parent-style-name="Excel_20_Built-in_20_Normal">
      <style:table-cell-properties fo:border-bottom="0.088cm solid #000000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$D#REF!=&quot;Done&quot;)" style:apply-style-name="ConditionalStyle_5f_27" style:base-cell-address="'Product Backlog'.A1"/>
      <style:map style:condition="is-true-formula($D#REF!=&quot;Ongoing&quot;)" style:apply-style-name="ConditionalStyle_5f_26" style:base-cell-address="'Product Backlog'.A1"/>
      <style:map style:condition="is-true-formula($D#REF!=&quot;Removed&quot;)" style:apply-style-name="ConditionalStyle_5f_25" style:base-cell-address="'Product Backlog'.A1"/>
    </style:style>
    <style:style style:name="ce88" style:family="table-cell" style:parent-style-name="Excel_20_Built-in_20_Normal" style:data-style-name="N110">
      <style:table-cell-properties fo:background-color="#ffff99"/>
    </style:style>
    <style:style style:name="ce89" style:family="table-cell" style:parent-style-name="Excel_20_Built-in_20_Normal" style:data-style-name="N8001">
      <style:table-cell-properties fo:background-color="#ffff99"/>
    </style:style>
    <style:style style:name="ce90" style:family="table-cell" style:parent-style-name="Excel_20_Built-in_20_Normal">
      <style:table-cell-properties fo:border-bottom="0.088cm solid #000000" fo:background-color="#ffcc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$D#REF!=&quot;Done&quot;)" style:apply-style-name="ConditionalStyle_5f_27" style:base-cell-address="'Product Backlog'.A1"/>
      <style:map style:condition="is-true-formula($D#REF!=&quot;Ongoing&quot;)" style:apply-style-name="ConditionalStyle_5f_26" style:base-cell-address="'Product Backlog'.A1"/>
      <style:map style:condition="is-true-formula($D#REF!=&quot;Removed&quot;)" style:apply-style-name="ConditionalStyle_5f_25" style:base-cell-address="'Product Backlog'.A1"/>
    </style:style>
    <style:style style:name="ce91" style:family="table-cell" style:parent-style-name="Excel_20_Built-in_20_Normal"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Excel_20_Built-in_20_Normal">
      <style:table-cell-properties fo:background-color="#ffcc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$D#REF!=&quot;Done&quot;)" style:apply-style-name="ConditionalStyle_5f_27" style:base-cell-address="'Product Backlog'.A1"/>
      <style:map style:condition="is-true-formula($D#REF!=&quot;Ongoing&quot;)" style:apply-style-name="ConditionalStyle_5f_26" style:base-cell-address="'Product Backlog'.A1"/>
      <style:map style:condition="is-true-formula($D#REF!=&quot;Removed&quot;)" style:apply-style-name="ConditionalStyle_5f_25" style:base-cell-address="'Product Backlog'.A1"/>
    </style:style>
    <style:style style:name="ce93" style:family="table-cell" style:parent-style-name="Excel_20_Built-in_20_Normal">
      <style:table-cell-properties fo:background-color="#ffcc99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$D#REF!=&quot;Done&quot;)" style:apply-style-name="ConditionalStyle_5f_27" style:base-cell-address="'Product Backlog'.A1"/>
      <style:map style:condition="is-true-formula($D#REF!=&quot;Ongoing&quot;)" style:apply-style-name="ConditionalStyle_5f_26" style:base-cell-address="'Product Backlog'.A1"/>
      <style:map style:condition="is-true-formula($D#REF!=&quot;Removed&quot;)" style:apply-style-name="ConditionalStyle_5f_25" style:base-cell-address="'Product Backlog'.A1"/>
    </style:style>
    <style:style style:name="ce94" style:family="table-cell" style:parent-style-name="Excel_20_Built-in_20_Normal">
      <style:table-cell-properties fo:background-color="#ffff99"/>
    </style:style>
    <style:style style:name="ce95" style:family="table-cell" style:parent-style-name="Excel_20_Built-in_20_Normal">
      <style:table-cell-properties fo:background-color="#ffcc99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Excel_20_Built-in_20_Normal">
      <style:table-cell-properties fo:background-color="#ffcc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$D#REF!=&quot;Done&quot;)" style:apply-style-name="ConditionalStyle_5f_27" style:base-cell-address="'Product Backlog'.A1"/>
      <style:map style:condition="is-true-formula($D#REF!=&quot;Ongoing&quot;)" style:apply-style-name="ConditionalStyle_5f_26" style:base-cell-address="'Product Backlog'.A1"/>
      <style:map style:condition="is-true-formula($D#REF!=&quot;Removed&quot;)" style:apply-style-name="ConditionalStyle_5f_25" style:base-cell-address="'Product Backlog'.A1"/>
    </style:style>
    <style:style style:name="ce97" style:family="table-cell" style:parent-style-name="Excel_20_Built-in_20_Normal">
      <style:table-cell-properties fo:background-color="#ffcc99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99" style:family="table-cell" style:parent-style-name="Excel_20_Built-in_20_Normal">
      <style:table-cell-properties fo:background-color="#ffcc99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$D#REF!=&quot;Done&quot;)" style:apply-style-name="ConditionalStyle_5f_27" style:base-cell-address="'Product Backlog'.A1"/>
      <style:map style:condition="is-true-formula($D#REF!=&quot;Ongoing&quot;)" style:apply-style-name="ConditionalStyle_5f_26" style:base-cell-address="'Product Backlog'.A1"/>
      <style:map style:condition="is-true-formula($D#REF!=&quot;Removed&quot;)" style:apply-style-name="ConditionalStyle_5f_25" style:base-cell-address="'Product Backlog'.A1"/>
    </style:style>
    <style:style style:name="ce100" style:family="table-cell" style:parent-style-name="Excel_20_Built-in_20_Normal">
      <style:table-cell-properties fo:background-color="#ffcc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$D#REF!=&quot;Done&quot;)" style:apply-style-name="ConditionalStyle_5f_27" style:base-cell-address="'Product Backlog'.A1"/>
      <style:map style:condition="is-true-formula($D#REF!=&quot;Ongoing&quot;)" style:apply-style-name="ConditionalStyle_5f_26" style:base-cell-address="'Product Backlog'.A1"/>
      <style:map style:condition="is-true-formula($D#REF!=&quot;Removed&quot;)" style:apply-style-name="ConditionalStyle_5f_25" style:base-cell-address="'Product Backlog'.A1"/>
    </style:style>
    <style:style style:name="ce101" style:family="table-cell" style:parent-style-name="Excel_20_Built-in_20_Normal" style:data-style-name="N110"/>
    <style:style style:name="ce10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03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4" style:family="table-cell" style:parent-style-name="Excel_20_Built-in_20_Normal">
      <style:table-cell-properties fo:background-color="#ffcc99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D1]=&quot;Done&quot;)" style:apply-style-name="ConditionalStyle_5f_16" style:base-cell-address="'Product Backlog'.A1"/>
      <style:map style:condition="is-true-formula([.$D1]=&quot;Ongoing&quot;)" style:apply-style-name="ConditionalStyle_5f_15" style:base-cell-address="'Product Backlog'.A1"/>
    </style:style>
    <style:style style:name="ce10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D1]=&quot;Done&quot;)" style:apply-style-name="ConditionalStyle_5f_16" style:base-cell-address="'Product Backlog'.A1"/>
      <style:map style:condition="is-true-formula([.$D1]=&quot;Ongoing&quot;)" style:apply-style-name="ConditionalStyle_5f_15" style:base-cell-address="'Product Backlog'.A1"/>
    </style:style>
    <style:style style:name="ce10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.$D1]=&quot;Done&quot;)" style:apply-style-name="ConditionalStyle_5f_16" style:base-cell-address="'Product Backlog'.A1"/>
      <style:map style:condition="is-true-formula([.$D1]=&quot;Ongoing&quot;)" style:apply-style-name="ConditionalStyle_5f_15" style:base-cell-address="'Product Backlog'.A1"/>
    </style:style>
    <style:style style:name="ce10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[.$D1]=&quot;Done&quot;)" style:apply-style-name="ConditionalStyle_5f_16" style:base-cell-address="'Product Backlog'.A1"/>
      <style:map style:condition="is-true-formula([.$D1]=&quot;Ongoing&quot;)" style:apply-style-name="ConditionalStyle_5f_15" style:base-cell-address="'Product Backlog'.A1"/>
    </style:style>
    <style:style style:name="ce109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0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Excel_20_Built-in_20_Normal">
      <style:table-cell-properties fo:background-color="#ffcc99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D1]=&quot;Done&quot;)" style:apply-style-name="ConditionalStyle_5f_16" style:base-cell-address="'Product Backlog'.A1"/>
      <style:map style:condition="is-true-formula([.$D1]=&quot;Ongoing&quot;)" style:apply-style-name="ConditionalStyle_5f_15" style:base-cell-address="'Product Backlog'.A1"/>
    </style:style>
    <style:style style:name="ce1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.$D1]=&quot;Done&quot;)" style:apply-style-name="ConditionalStyle_5f_16" style:base-cell-address="'Product Backlog'.A1"/>
      <style:map style:condition="is-true-formula([.$D1]=&quot;Ongoing&quot;)" style:apply-style-name="ConditionalStyle_5f_15" style:base-cell-address="'Product Backlog'.A1"/>
    </style:style>
    <style:style style:name="ce114" style:family="table-cell" style:parent-style-name="Excel_20_Built-in_20_Normal">
      <style:table-cell-properties fo:background-color="#ffcc99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1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[.$D1]=&quot;Done&quot;)" style:apply-style-name="ConditionalStyle_5f_16" style:base-cell-address="'Product Backlog'.A1"/>
      <style:map style:condition="is-true-formula([.$D1]=&quot;Ongoing&quot;)" style:apply-style-name="ConditionalStyle_5f_15" style:base-cell-address="'Product Backlog'.A1"/>
    </style:style>
    <style:style style:name="ce1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[.$D1]=&quot;Done&quot;)" style:apply-style-name="ConditionalStyle_5f_16" style:base-cell-address="'Product Backlog'.A1"/>
      <style:map style:condition="is-true-formula([.$D1]=&quot;Ongoing&quot;)" style:apply-style-name="ConditionalStyle_5f_15" style:base-cell-address="'Product Backlog'.A1"/>
    </style:style>
    <style:style style:name="ce11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[.$D1]=&quot;Done&quot;)" style:apply-style-name="ConditionalStyle_5f_22" style:base-cell-address="'Product Backlog'.A1"/>
      <style:map style:condition="is-true-formula([.$D1]=&quot;Ongoing&quot;)" style:apply-style-name="ConditionalStyle_5f_21" style:base-cell-address="'Product Backlog'.A1"/>
    </style:style>
    <style:style style:name="ce11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font-name="Arial" style:font-name-complex="Arial"/>
      <style:map style:condition="is-true-formula([.$D1]=&quot;Done&quot;)" style:apply-style-name="ConditionalStyle_5f_22" style:base-cell-address="'Product Backlog'.A1"/>
      <style:map style:condition="is-true-formula([.$D1]=&quot;Ongoing&quot;)" style:apply-style-name="ConditionalStyle_5f_21" style:base-cell-address="'Product Backlog'.A1"/>
    </style:style>
    <style:style style:name="ce12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.$D1]=&quot;Done&quot;)" style:apply-style-name="ConditionalStyle_5f_22" style:base-cell-address="'Product Backlog'.A1"/>
      <style:map style:condition="is-true-formula([.$D1]=&quot;Ongoing&quot;)" style:apply-style-name="ConditionalStyle_5f_21" style:base-cell-address="'Product Backlog'.A1"/>
    </style:style>
    <style:style style:name="ce12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[.$D1]=&quot;Done&quot;)" style:apply-style-name="ConditionalStyle_5f_22" style:base-cell-address="'Product Backlog'.A1"/>
      <style:map style:condition="is-true-formula([.$D1]=&quot;Ongoing&quot;)" style:apply-style-name="ConditionalStyle_5f_21" style:base-cell-address="'Product Backlog'.A1"/>
    </style:style>
    <style:style style:name="ce14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.$D1]=&quot;Done&quot;)" style:apply-style-name="ConditionalStyle_5f_22" style:base-cell-address="'Product Backlog'.A1"/>
      <style:map style:condition="is-true-formula([.$D1]=&quot;Ongoing&quot;)" style:apply-style-name="ConditionalStyle_5f_21" style:base-cell-address="'Product Backlog'.A1"/>
    </style:style>
    <style:style style:name="ce145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D1]=&quot;Done&quot;)" style:apply-style-name="ConditionalStyle_5f_16" style:base-cell-address="'Product Backlog'.A1"/>
      <style:map style:condition="is-true-formula([.$D1]=&quot;Ongoing&quot;)" style:apply-style-name="ConditionalStyle_5f_15" style:base-cell-address="'Product Backlog'.A1"/>
    </style:style>
    <style:style style:name="ce14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[.$D1]=&quot;Done&quot;)" style:apply-style-name="ConditionalStyle_5f_22" style:base-cell-address="'Product Backlog'.A1"/>
      <style:map style:condition="is-true-formula([.$D1]=&quot;Ongoing&quot;)" style:apply-style-name="ConditionalStyle_5f_21" style:base-cell-address="'Product Backlog'.A1"/>
    </style:style>
    <style:style style:name="ce14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[.$D1]=&quot;Done&quot;)" style:apply-style-name="ConditionalStyle_5f_24" style:base-cell-address="'Product Backlog'.A1"/>
      <style:map style:condition="is-true-formula([.$D1]=&quot;Ongoing&quot;)" style:apply-style-name="ConditionalStyle_5f_23" style:base-cell-address="'Product Backlog'.A1"/>
    </style:style>
    <style:style style:name="ce14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.$D1]=&quot;Done&quot;)" style:apply-style-name="ConditionalStyle_5f_24" style:base-cell-address="'Product Backlog'.A1"/>
      <style:map style:condition="is-true-formula([.$D1]=&quot;Ongoing&quot;)" style:apply-style-name="ConditionalStyle_5f_23" style:base-cell-address="'Product Backlog'.A1"/>
    </style:style>
    <style:style style:name="ce14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[.$D1]=&quot;Done&quot;)" style:apply-style-name="ConditionalStyle_5f_24" style:base-cell-address="'Product Backlog'.A1"/>
      <style:map style:condition="is-true-formula([.$D1]=&quot;Ongoing&quot;)" style:apply-style-name="ConditionalStyle_5f_23" style:base-cell-address="'Product Backlog'.A1"/>
    </style:style>
    <style:style style:name="ce1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.$D1]=&quot;Done&quot;)" style:apply-style-name="ConditionalStyle_5f_24" style:base-cell-address="'Product Backlog'.A1"/>
      <style:map style:condition="is-true-formula([.$D1]=&quot;Ongoing&quot;)" style:apply-style-name="ConditionalStyle_5f_23" style:base-cell-address="'Product Backlog'.A1"/>
    </style:style>
    <style:style style:name="ce15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[.$D1]=&quot;Done&quot;)" style:apply-style-name="ConditionalStyle_5f_24" style:base-cell-address="'Product Backlog'.A1"/>
      <style:map style:condition="is-true-formula([.$D1]=&quot;Ongoing&quot;)" style:apply-style-name="ConditionalStyle_5f_23" style:base-cell-address="'Product Backlog'.A1"/>
    </style:style>
    <style:style style:name="ce152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3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Excel_20_Built-in_20_Normal">
      <style:map style:condition="is-true-formula([.$D1]=&quot;Done&quot;)" style:apply-style-name="ConditionalStyle_5f_18" style:base-cell-address="'Product Backlog'.A1"/>
      <style:map style:condition="is-true-formula([.$D1]=&quot;Ongoing&quot;)" style:apply-style-name="ConditionalStyle_5f_17" style:base-cell-address="'Product Backlog'.A1"/>
    </style:style>
    <style:style style:name="ce155" style:family="table-cell" style:parent-style-name="Excel_20_Built-in_20_Normal">
      <style:map style:condition="is-true-formula($D#REF!=&quot;Done&quot;)" style:apply-style-name="ConditionalStyle_5f_20" style:base-cell-address="'Product Backlog'.A1"/>
      <style:map style:condition="is-true-formula($D#REF!=&quot;Ongoing&quot;)" style:apply-style-name="ConditionalStyle_5f_19" style:base-cell-address="'Product Backlog'.A1"/>
    </style:style>
    <style:style style:name="ce156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7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58" style:family="table-cell" style:parent-style-name="Excel_20_Built-in_20_Normal">
      <style:table-cell-properties fo:background-color="#ffcc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[.$D1]=&quot;Done&quot;)" style:apply-style-name="ConditionalStyle_5f_18" style:base-cell-address="'Product Backlog'.A1"/>
      <style:map style:condition="is-true-formula([.$D1]=&quot;Ongoing&quot;)" style:apply-style-name="ConditionalStyle_5f_17" style:base-cell-address="'Product Backlog'.A1"/>
    </style:style>
    <style:style style:name="ce16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$D#REF!=&quot;Done&quot;)" style:apply-style-name="ConditionalStyle_5f_20" style:base-cell-address="'Product Backlog'.A1"/>
      <style:map style:condition="is-true-formula($D#REF!=&quot;Ongoing&quot;)" style:apply-style-name="ConditionalStyle_5f_19" style:base-cell-address="'Product Backlog'.A1"/>
    </style:style>
    <style:style style:name="ce161" style:family="table-cell" style:parent-style-name="Excel_20_Built-in_20_Normal">
      <style:table-cell-properties fo:background-color="#ffcc99"/>
    </style:style>
    <style:style style:name="ce162" style:family="table-cell" style:parent-style-name="Excel_20_Built-in_20_Normal">
      <style:map style:condition="is-true-formula([.$D1]=&quot;Done&quot;)" style:apply-style-name="ConditionalStyle_5f_18" style:base-cell-address="'Product Backlog'.A1"/>
      <style:map style:condition="is-true-formula([.$D1]=&quot;Ongoing&quot;)" style:apply-style-name="ConditionalStyle_5f_17" style:base-cell-address="'Product Backlog'.A1"/>
    </style:style>
    <style:style style:name="ce163" style:family="table-cell" style:parent-style-name="Excel_20_Built-in_20_Normal">
      <style:map style:condition="is-true-formula($D#REF!=&quot;Done&quot;)" style:apply-style-name="ConditionalStyle_5f_20" style:base-cell-address="'Product Backlog'.A1"/>
      <style:map style:condition="is-true-formula($D#REF!=&quot;Ongoing&quot;)" style:apply-style-name="ConditionalStyle_5f_19" style:base-cell-address="'Product Backlog'.A1"/>
    </style:style>
    <style:style style:name="ce164" style:family="table-cell" style:parent-style-name="Excel_20_Built-in_20_Normal">
      <style:table-cell-properties fo:background-color="#ffcc99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Excel_20_Built-in_20_Normal">
      <style:table-cell-properties fo:background-color="#ffcc99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gr1" style:family="graphic">
      <style:graphic-properties draw:textarea-vertical-align="middle" fo:background-color="#ece9d8"/>
    </style:style>
    <style:style style:name="gr2" style:family="graphic">
      <style:graphic-properties draw:stroke="solid" svg:stroke-width="0cm" svg:stroke-color="#000000" draw:marker-start="Linjeslut_20_1" draw:marker-start-width="0.2cm" draw:marker-start-center="false" draw:stroke-linejoin="miter" draw:fill="solid" draw:fill-color="#ffffe1" draw:auto-grow-height="true" draw:auto-grow-width="false" fo:max-width="12cm" fo:min-height="1.92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Linjeslut_20_1" draw:marker-start-width="0.2cm" draw:marker-start-center="false" draw:stroke-linejoin="miter" draw:fill="solid" draw:fill-color="#ffffe1" draw:auto-grow-height="true" draw:auto-grow-width="false" fo:max-width="12cm" fo:min-height="3.49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svg:stroke-width="0cm" svg:stroke-color="#000000" draw:marker-start="Linjeslut_20_1" draw:marker-start-width="0.2cm" draw:marker-start-center="false" draw:stroke-linejoin="miter" draw:fill="solid" draw:fill-color="#ffffe1" draw:auto-grow-height="true" draw:auto-grow-width="false" fo:max-width="12cm" fo:min-height="0.34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solid" svg:stroke-width="0cm" svg:stroke-color="#000000" draw:marker-start="Linjeslut_20_1" draw:marker-start-width="0.2cm" draw:marker-start-center="false" draw:stroke-linejoin="miter" draw:fill="solid" draw:fill-color="#ffffe1" draw:auto-grow-height="true" draw:auto-grow-width="false" fo:max-width="12cm" fo:min-height="2.029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gr7" style:family="graphic">
      <style:graphic-properties draw:stroke="solid" svg:stroke-width="0cm" svg:stroke-color="#000000" draw:marker-start="Linjeslut_20_1" draw:marker-start-width="0.2cm" draw:marker-start-center="false" draw:stroke-linejoin="miter" draw:fill="solid" draw:fill-color="#ffffe1" draw:auto-grow-height="true" draw:auto-grow-width="false" fo:max-width="12cm" fo:min-height="1.76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stroke="solid" svg:stroke-width="0cm" svg:stroke-color="#000000" draw:marker-start="Linjeslut_20_1" draw:marker-start-width="0.2cm" draw:marker-start-center="false" draw:stroke-linejoin="miter" draw:fill="solid" draw:fill-color="#ffffe1" draw:auto-grow-height="true" draw:auto-grow-width="false" fo:max-width="12cm" fo:min-height="1.76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stroke="solid" svg:stroke-width="0cm" svg:stroke-color="#000000" draw:marker-start="Linjeslut_20_1" draw:marker-start-width="0.2cm" draw:marker-start-center="false" draw:stroke-linejoin="miter" draw:fill="solid" draw:fill-color="#ffffe1" draw:auto-grow-height="true" draw:auto-grow-width="false" fo:max-width="12cm" fo:min-height="3.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  <style:text-properties fo:color="#000000" style:text-line-through-style="none" fo:font-family="Arial" fo:font-size="10pt" fo:font-style="normal" style:text-underline-style="none" fo:font-weight="normal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Planned&quot;;&quot;Ongoing&quot;;&quot;Done&quot;;&quot;Removed&quot;)" table:allow-empty-cell="true" table:display-list="unsorted" table:base-cell-address="'Product Backlog'.A1">
          <table:help-message table:display="true"/>
        </table:content-validation>
        <table:content-validation table:name="val2" table:condition="of:cell-content-is-in-list(&quot;Planned&quot;;&quot;Ongoing&quot;;&quot;Released&quot;;&quot;Unplanned&quot;)" table:allow-empty-cell="true" table:display-list="unsorted" table:base-cell-address="'Product Backlog'.A1">
          <table:help-message table:display="true"/>
          <table:error-message table:message-type="stop" table:display="true"/>
        </table:content-validation>
        <table:content-validation table:name="val3" table:condition="of:cell-content-is-in-list(&quot;Planned&quot;;&quot;Ongoing&quot;;&quot;Done&quot;)" table:allow-empty-cell="true" table:display-list="unsorted" table:base-cell-address="'Product Backlog'.A1">
          <table:help-message table:display="true"/>
        </table:content-validation>
      </table:content-validations>
      <table:table table:name="Product Backlog" table:style-name="ta2" table:print-ranges="'Product Backlog'.A1:'Product Backlog'.G1048576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button form:name="Button 4" form:control-implementation="ooo:com.sun.star.form.component.CommandButton" xml:id="control1" form:id="control1" form:label="Sort    Product Backlog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" table:default-cell-style-name="ce25"/>
        <table:table-column table:style-name="co3" table:default-cell-style-name="ce28"/>
        <table:table-column table:style-name="co4" table:default-cell-style-name="ce25"/>
        <table:table-column table:style-name="co1" table:number-columns-repeated="3" table:default-cell-style-name="ce25"/>
        <table:table-column table:style-name="co5" table:default-cell-style-name="ce28"/>
        <table:table-column table:style-name="co1" table:number-columns-repeated="1017" table:default-cell-style-name="ce5"/>
        <table:table-row table:style-name="ro5">
          <table:table-cell table:style-name="ce24" office:value-type="string">
            <text:p>Product Backlog</text:p>
          </table:table-cell>
          <table:table-cell/>
          <table:table-cell table:style-name="ce33" office:value-type="string">
            <text:p><text:s/></text:p>
          </table:table-cell>
          <table:table-cell/>
          <table:table-cell>
            <draw:control table:end-cell-address="'Product Backlog'.G2" table:end-x="2.615cm" table:end-y="0.213cm" draw:z-index="0" draw:style-name="gr1" draw:text-style-name="P1" svg:width="5.926cm" svg:height="0.593cm" svg:x="0.26cm" svg:y="0.24cm" draw:control="control1"/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6">
          <table:table-cell table:style-name="ce26" office:value-type="string">
            <office:annotation draw:style-name="gr2" draw:text-style-name="P2" svg:width="3.387cm" svg:height="2.122cm" svg:x="2.257cm" svg:y="1.231cm" draw:caption-point-x="-0.482cm" draw:caption-point-y="0.302cm">
              <dc:date>2014-04-07T00:00:00</dc:date>
              <text:p text:style-name="P2"><text:span text:style-name="T1">Once a Story ID is given to a story, do not change that number or reuse it even if you delete the story.</text:span></text:p>
            </office:annotation>
            <text:p>Story ID</text:p>
          </table:table-cell>
          <table:table-cell table:style-name="ce29" office:value-type="string">
            <text:p>Story name</text:p>
          </table:table-cell>
          <table:table-cell table:style-name="ce34" table:content-validation-name="val1" office:value-type="string">
            <office:annotation draw:style-name="gr3" draw:text-style-name="P3" svg:width="4.684cm" svg:height="3.69cm" svg:x="10.748cm" svg:y="1.231cm" draw:caption-point-x="0.817cm" draw:caption-point-y="0.302cm">
              <dc:date>2014-04-07T00:00:00</dc:date>
              <text:p text:style-name="P3"><text:span text:style-name="T2">Use the following statuses:</text:span></text:p>
              <text:p text:style-name="P3"><text:span text:style-name="T1">Planned (or empty)</text:span></text:p>
              <text:p text:style-name="P3"><text:span text:style-name="T1">Ongoing</text:span></text:p>
              <text:p text:style-name="P3"><text:span text:style-name="T1">Done</text:span></text:p>
              <text:p text:style-name="P3"><text:span text:style-name="T1">Removed</text:span></text:p>
              <text:p text:style-name="P3"><text:span text:style-name="T1"/></text:p>
              <text:p text:style-name="P3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26" office:value-type="string">
            <office:annotation draw:style-name="gr4" draw:text-style-name="P2" svg:width="4.589cm" svg:height="0.541cm" svg:x="12.55cm" svg:y="1.231cm" draw:caption-point-x="0.8cm" draw:caption-point-y="0.302cm">
              <dc:date>2014-04-07T00:00:00</dc:date>
              <text:p text:style-name="P2"><text:span text:style-name="T1">Story Points or Ideal Days</text:span></text:p>
            </office:annotation>
            <text:p>Size</text:p>
          </table:table-cell>
          <table:table-cell table:style-name="ce26" office:value-type="string">
            <office:annotation draw:style-name="gr5" draw:text-style-name="P2" svg:width="5.146cm" svg:height="2.229cm" svg:x="15.618cm" svg:y="1.231cm" draw:caption-point-x="-0.482cm" draw:caption-point-y="0.302cm">
              <dc:date>2014-04-07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26" office:value-type="string">
            <office:annotation draw:style-name="gr2" draw:text-style-name="P2" svg:width="3.387cm" svg:height="2.122cm" svg:x="17.403cm" svg:y="1.231cm" draw:caption-point-x="-0.482cm" draw:caption-point-y="0.302cm">
              <dc:date>2014-04-07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29" office:value-type="string">
            <text:p>Comments</text:p>
          </table:table-cell>
          <table:table-cell table:number-columns-repeated="1017"/>
        </table:table-row>
        <table:table-row table:style-name="ro4">
          <table:table-cell table:style-name="ce27" office:value-type="float" office:value="1">
            <text:p>1</text:p>
          </table:table-cell>
          <table:table-cell table:style-name="ce30" office:value-type="string">
            <text:p>Projektstart med Vision och annan dokumentation</text:p>
          </table:table-cell>
          <table:table-cell table:style-name="ce35" table:content-validation-name="val1" office:value-type="string">
            <text:p>Done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31"/>
          <table:table-cell table:number-columns-repeated="1017"/>
        </table:table-row>
        <table:table-row table:style-name="ro7">
          <table:table-cell table:style-name="ce27" office:value-type="float" office:value="2">
            <text:p>2</text:p>
          </table:table-cell>
          <table:table-cell table:style-name="ce30" office:value-type="string">
            <text:p>Sätta upp arbetsmiljö</text:p>
          </table:table-cell>
          <table:table-cell table:style-name="ce35" table:content-validation-name="val1" office:value-type="string">
            <text:p>Ongoing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31" office:value-type="string">
            <text:p>You can add comments here to add key detail or explanation to the story. For larger definitions, use external tools and materials.</text:p>
          </table:table-cell>
          <table:table-cell table:number-columns-repeated="1017"/>
        </table:table-row>
        <table:table-row table:style-name="ro4">
          <table:table-cell table:style-name="ce27" office:value-type="float" office:value="3">
            <text:p>3</text:p>
          </table:table-cell>
          <table:table-cell table:style-name="ce30" office:value-type="string">
            <text:p>Riskhantering, identifiera risker i projektet och Kravspecifikation</text:p>
          </table:table-cell>
          <table:table-cell table:style-name="ce35" table:content-validation-name="val1" office:value-type="string">
            <text:p>Planned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31"/>
          <table:table-cell table:number-columns-repeated="1017"/>
        </table:table-row>
        <table:table-row table:style-name="ro6">
          <table:table-cell table:style-name="ce27" office:value-type="float" office:value="4">
            <text:p>4</text:p>
          </table:table-cell>
          <table:table-cell table:style-name="ce31" office:value-type="string">
            <text:p>Färdigställa vision</text:p>
          </table:table-cell>
          <table:table-cell table:style-name="ce35" table:content-validation-name="val1" office:value-type="string">
            <text:p>Planned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31"/>
          <table:table-cell table:number-columns-repeated="1017"/>
        </table:table-row>
        <table:table-row table:style-name="ro6">
          <table:table-cell table:style-name="ce27" office:value-type="float" office:value="5">
            <text:p>5</text:p>
          </table:table-cell>
          <table:table-cell table:style-name="ce31" office:value-type="string">
            <text:p>Rita upp en temporär spelplan för Canvas.</text:p>
          </table:table-cell>
          <table:table-cell table:style-name="ce35" table:content-validation-name="val1" office:value-type="string">
            <text:p>Planned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31"/>
          <table:table-cell table:number-columns-repeated="1017"/>
        </table:table-row>
        <table:table-row table:style-name="ro8">
          <table:table-cell table:style-name="ce27" office:value-type="float" office:value="6">
            <text:p>6</text:p>
          </table:table-cell>
          <table:table-cell table:style-name="ce31" office:value-type="string">
            <text:p>Implementering av Kod</text:p>
          </table:table-cell>
          <table:table-cell table:style-name="ce35" table:content-validation-name="val1" office:value-type="string">
            <text:p>Planned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31"/>
          <table:table-cell table:number-columns-repeated="1017"/>
        </table:table-row>
        <table:table-row table:style-name="ro8">
          <table:table-cell table:style-name="ce27" office:value-type="float" office:value="7">
            <text:p>7</text:p>
          </table:table-cell>
          <table:table-cell table:style-name="ce31" office:value-type="string">
            <text:p>Test implementerad kod Sp2</text:p>
          </table:table-cell>
          <table:table-cell table:style-name="ce35" table:content-validation-name="val1" office:value-type="string">
            <text:p>Planned</text:p>
          </table:table-cell>
          <table:table-cell table:number-columns-repeated="2" table:style-name="ce27" office:value-type="float" office:value="2">
            <text:p>2</text:p>
          </table:table-cell>
          <table:table-cell table:style-name="ce27"/>
          <table:table-cell table:style-name="ce31"/>
          <table:table-cell table:number-columns-repeated="1017"/>
        </table:table-row>
        <table:table-row table:style-name="ro8" table:number-rows-repeated="10">
          <table:table-cell table:style-name="ce27"/>
          <table:table-cell table:style-name="ce31"/>
          <table:table-cell table:style-name="ce35" table:content-validation-name="val1"/>
          <table:table-cell table:style-name="ce27" table:number-columns-repeated="3"/>
          <table:table-cell table:style-name="ce31"/>
          <table:table-cell table:number-columns-repeated="1017"/>
        </table:table-row>
        <table:table-row table:style-name="ro8">
          <table:table-cell table:style-name="ce27"/>
          <table:table-cell table:style-name="ce31"/>
          <table:table-cell table:style-name="ce35" table:content-validation-name="val1"/>
          <table:table-cell table:style-name="ce27" table:number-columns-repeated="3"/>
          <table:table-cell table:style-name="ce37"/>
          <table:table-cell table:number-columns-repeated="1017"/>
        </table:table-row>
        <table:table-row table:style-name="ro8" table:number-rows-repeated="6">
          <table:table-cell table:style-name="ce27"/>
          <table:table-cell table:style-name="ce31"/>
          <table:table-cell table:style-name="ce35" table:content-validation-name="val1"/>
          <table:table-cell table:style-name="ce27" table:number-columns-repeated="3"/>
          <table:table-cell table:style-name="ce31"/>
          <table:table-cell table:number-columns-repeated="1017"/>
        </table:table-row>
        <table:table-row table:style-name="ro8">
          <table:table-cell table:style-name="ce27"/>
          <table:table-cell table:style-name="ce32"/>
          <table:table-cell table:style-name="ce35" table:content-validation-name="val1"/>
          <table:table-cell table:style-name="ce27" table:number-columns-repeated="3"/>
          <table:table-cell table:style-name="ce31"/>
          <table:table-cell table:number-columns-repeated="1017"/>
        </table:table-row>
        <table:table-row table:style-name="ro8" table:number-rows-repeated="7">
          <table:table-cell table:style-name="ce27"/>
          <table:table-cell table:style-name="ce31"/>
          <table:table-cell table:style-name="ce35" table:content-validation-name="val1"/>
          <table:table-cell table:style-name="ce27" table:number-columns-repeated="3"/>
          <table:table-cell table:style-name="ce31"/>
          <table:table-cell table:number-columns-repeated="1017"/>
        </table:table-row>
        <table:table-row table:style-name="ro8">
          <table:table-cell table:style-name="ce27"/>
          <table:table-cell table:style-name="ce31"/>
          <table:table-cell table:style-name="ce35" table:content-validation-name="val1"/>
          <table:table-cell table:style-name="ce27" table:number-columns-repeated="3"/>
          <table:table-cell table:style-name="ce31"/>
          <table:table-cell table:number-columns-repeated="2"/>
          <table:table-cell table:style-name="ce41"/>
          <table:table-cell table:number-columns-repeated="1014"/>
        </table:table-row>
        <table:table-row table:style-name="ro8" table:number-rows-repeated="4">
          <table:table-cell table:style-name="ce27"/>
          <table:table-cell table:style-name="ce31"/>
          <table:table-cell table:style-name="ce35" table:content-validation-name="val1"/>
          <table:table-cell table:style-name="ce27" table:number-columns-repeated="3"/>
          <table:table-cell table:style-name="ce31"/>
          <table:table-cell table:number-columns-repeated="1017"/>
        </table:table-row>
        <table:table-row table:style-name="ro8">
          <table:table-cell table:style-name="ce27"/>
          <table:table-cell table:style-name="ce31"/>
          <table:table-cell table:style-name="ce35" table:content-validation-name="val1"/>
          <table:table-cell table:style-name="ce27" table:number-columns-repeated="3"/>
          <table:table-cell table:style-name="ce38"/>
          <table:table-cell table:number-columns-repeated="1017"/>
        </table:table-row>
        <table:table-row table:style-name="ro8">
          <table:table-cell table:style-name="ce27"/>
          <table:table-cell table:style-name="ce31"/>
          <table:table-cell table:style-name="ce35" table:content-validation-name="val1"/>
          <table:table-cell table:style-name="ce27" table:number-columns-repeated="3"/>
          <table:table-cell table:style-name="ce39"/>
          <table:table-cell table:number-columns-repeated="1017"/>
        </table:table-row>
        <table:table-row table:style-name="ro8">
          <table:table-cell table:style-name="ce27"/>
          <table:table-cell table:style-name="ce31"/>
          <table:table-cell table:style-name="ce35" table:content-validation-name="val1"/>
          <table:table-cell table:style-name="ce27" table:number-columns-repeated="3"/>
          <table:table-cell table:style-name="ce31"/>
          <table:table-cell table:number-columns-repeated="1017"/>
        </table:table-row>
        <table:table-row table:style-name="ro8" table:number-rows-repeated="2">
          <table:table-cell table:style-name="ce27"/>
          <table:table-cell/>
          <table:table-cell table:style-name="ce35" table:content-validation-name="val1"/>
          <table:table-cell table:number-columns-repeated="3"/>
          <table:table-cell table:style-name="ce31"/>
          <table:table-cell table:number-columns-repeated="1017"/>
        </table:table-row>
        <table:table-row table:style-name="ro8" table:number-rows-repeated="6">
          <table:table-cell table:style-name="ce27"/>
          <table:table-cell table:style-name="ce31"/>
          <table:table-cell table:style-name="ce35" table:content-validation-name="val1"/>
          <table:table-cell table:style-name="ce27" table:number-columns-repeated="3"/>
          <table:table-cell table:style-name="ce31"/>
          <table:table-cell table:number-columns-repeated="1017"/>
        </table:table-row>
        <table:table-row table:style-name="ro8">
          <table:table-cell table:style-name="ce5" table:number-columns-repeated="6"/>
          <table:table-cell table:style-name="ce40"/>
          <table:table-cell table:number-columns-repeated="1017"/>
        </table:table-row>
        <table:table-row table:style-name="ro8" table:number-rows-repeated="110">
          <table:table-cell table:style-name="ce27"/>
          <table:table-cell table:style-name="ce31"/>
          <table:table-cell table:style-name="ce35" table:content-validation-name="val1"/>
          <table:table-cell table:style-name="ce27" table:number-columns-repeated="3"/>
          <table:table-cell table:style-name="ce31"/>
          <table:table-cell table:number-columns-repeated="1017"/>
        </table:table-row>
        <table:table-row table:style-name="ro8" table:number-rows-repeated="104841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'Product Backlog'.$A$1" table:cell-range-address="$'Product Backlog'.$A$1:.$G$1048576" table:range-usable-as="print-range"/>
        </table:named-expressions>
      </table:table>
      <table:table table:name="Release Plan" table:style-name="ta3" table:print="false"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2" table:default-cell-style-name="Excel_20_Built-in_20_Normal"/>
        <table:table-column table:style-name="co10" table:default-cell-style-name="Excel_20_Built-in_20_Normal"/>
        <table:table-column table:style-name="co11" table:default-cell-style-name="ce65"/>
        <table:table-column table:style-name="co12" table:default-cell-style-name="Excel_20_Built-in_20_Normal"/>
        <table:table-column table:style-name="co9" table:default-cell-style-name="Excel_20_Built-in_20_Normal"/>
        <table:table-column table:style-name="co10" table:number-columns-repeated="1015" table:default-cell-style-name="Excel_20_Built-in_20_Normal"/>
        <table:table-row table:style-name="ro5">
          <table:table-cell table:style-name="ce42" office:value-type="string">
            <text:p>Increment Pla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3" office:value-type="string">
            <text:p>Incr.</text:p>
          </table:table-cell>
          <table:table-cell table:style-name="ce50" office:value-type="string">
            <text:p>Start</text:p>
          </table:table-cell>
          <table:table-cell table:style-name="ce56" office:value-type="string">
            <text:p>Days</text:p>
          </table:table-cell>
          <table:table-cell table:style-name="ce56" office:value-type="string">
            <text:p>End</text:p>
          </table:table-cell>
          <table:table-cell table:style-name="ce50" office:value-type="string">
            <text:p>Size</text:p>
          </table:table-cell>
          <table:table-cell table:style-name="ce62" office:value-type="string">
            <text:p>Status</text:p>
          </table:table-cell>
          <table:table-cell table:style-name="ce50" office:value-type="string">
            <text:p>Release Date</text:p>
          </table:table-cell>
          <table:table-cell table:style-name="ce70" office:value-type="string">
            <text:p>Goal</text:p>
          </table:table-cell>
          <table:table-cell table:style-name="ce78" table:number-columns-repeated="2"/>
          <table:table-cell table:number-columns-repeated="1014"/>
        </table:table-row>
        <table:table-row table:style-name="ro6">
          <table:table-cell table:style-name="ce44" office:value-type="float" office:value="1">
            <text:p>1</text:p>
          </table:table-cell>
          <table:table-cell table:style-name="ce51" table:formula="of:=IF(OR([.B16]=&quot;&quot;;[.A4]=&quot;&quot;);&quot;&quot;;[.B16])" office:value-type="float" office:value="38881">
            <text:p>13.6.2006</text:p>
          </table:table-cell>
          <table:table-cell table:style-name="ce57" table:formula="of:=IF([.A4]=&quot;&quot;;&quot;&quot;;SUMIF([.I$16:.I$30];[.A4];[.C$16:.C$30]))" office:value-type="float" office:value="42">
            <text:p>42</text:p>
          </table:table-cell>
          <table:table-cell table:style-name="ce51" table:formula="of:=IF(OR([.B4]=&quot;&quot;;[.C4]=&quot;&quot;);&quot;&quot;;[.B4]+[.C4]-1)" office:value-type="float" office:value="38922">
            <text:p>24.7.2006</text:p>
          </table:table-cell>
          <table:table-cell table:style-name="ce48" table:formula="of:=IF([.A4]=&quot;&quot;;&quot;&quot;;SUMIF([.I$16:.I$30];[$'Release Plan'.A4];[.E$16:.E$30]))" office:value-type="float" office:value="57">
            <text:p>57</text:p>
          </table:table-cell>
          <table:table-cell table:style-name="ce63" table:content-validation-name="val2"/>
          <table:table-cell table:style-name="ce66"/>
          <table:table-cell table:style-name="ce71"/>
          <table:table-cell table:number-columns-repeated="1016"/>
        </table:table-row>
        <table:table-row table:style-name="ro6">
          <table:table-cell table:style-name="ce45" office:value-type="float" office:value="2">
            <text:p>2</text:p>
          </table:table-cell>
          <table:table-cell table:style-name="ce52" table:formula="of:=IF([.A5]=&quot;&quot;;&quot;&quot;;[.B4]+[.C4])" office:value-type="float" office:value="38923">
            <text:p>25.7.2006</text:p>
          </table:table-cell>
          <table:table-cell table:style-name="ce58" table:formula="of:=IF([.A5]=&quot;&quot;;&quot;&quot;;SUMIF([.I$16:.I$30];[.A5];[.C$16:.C$30]))" office:value-type="float" office:value="42">
            <text:p>42</text:p>
          </table:table-cell>
          <table:table-cell table:style-name="ce52" table:formula="of:=IF(OR([.B5]=&quot;&quot;;[.C5]=&quot;&quot;);&quot;&quot;;[.B5]+[.C5]-1)" office:value-type="float" office:value="38964">
            <text:p>4.9.2006</text:p>
          </table:table-cell>
          <table:table-cell table:style-name="ce58" table:formula="of:=IF([.A5]=&quot;&quot;;&quot;&quot;;SUMIF([.I$16:.I$30];[$'Release Plan'.A5];[.E$16:.E$30]))" office:value-type="float" office:value="0">
            <text:p>0</text:p>
          </table:table-cell>
          <table:table-cell table:style-name="ce63" table:content-validation-name="val2"/>
          <table:table-cell table:style-name="ce67"/>
          <table:table-cell table:style-name="ce72"/>
          <table:table-cell table:number-columns-repeated="1016"/>
        </table:table-row>
        <table:table-row table:style-name="ro2">
          <table:table-cell table:style-name="ce45"/>
          <table:table-cell table:style-name="ce52"/>
          <table:table-cell table:style-name="ce58" table:formula="of:=IF([.A6]=&quot;&quot;;&quot;&quot;;SUMIF([.I$16:.I$30];[.A6];[.C$16:.C$30]))">
            <text:p/>
          </table:table-cell>
          <table:table-cell table:style-name="ce52" table:formula="of:=IF(OR([.B6]=&quot;&quot;;[.C6]=&quot;&quot;);&quot;&quot;;[.B6]+[.C6]-1)">
            <text:p/>
          </table:table-cell>
          <table:table-cell table:style-name="ce58" table:formula="of:=IF([.A6]=&quot;&quot;;&quot;&quot;;SUMIF([.I$16:.I$30];[$'Release Plan'.A6];[.E$16:.E$30]))">
            <text:p/>
          </table:table-cell>
          <table:table-cell table:style-name="ce63" table:content-validation-name="val2"/>
          <table:table-cell table:style-name="ce67"/>
          <table:table-cell table:style-name="ce72"/>
          <table:table-cell table:number-columns-repeated="1016"/>
        </table:table-row>
        <table:table-row table:style-name="ro2">
          <table:table-cell table:style-name="ce45"/>
          <table:table-cell table:style-name="ce52"/>
          <table:table-cell table:style-name="ce58" table:formula="of:=IF([.A7]=&quot;&quot;;&quot;&quot;;SUMIF([.I$16:.I$30];[.A7];[.C$16:.C$30]))">
            <text:p/>
          </table:table-cell>
          <table:table-cell table:style-name="ce52" table:formula="of:=IF(OR([.B7]=&quot;&quot;;[.C7]=&quot;&quot;);&quot;&quot;;[.B7]+[.C7]-1)">
            <text:p/>
          </table:table-cell>
          <table:table-cell table:style-name="ce58" table:formula="of:=IF([.A7]=&quot;&quot;;&quot;&quot;;SUMIF([.I$16:.I$30];[$'Release Plan'.A7];[.E$16:.E$30]))">
            <text:p/>
          </table:table-cell>
          <table:table-cell table:style-name="ce63" table:content-validation-name="val2"/>
          <table:table-cell table:style-name="ce67"/>
          <table:table-cell table:style-name="ce72"/>
          <table:table-cell table:number-columns-repeated="1016"/>
        </table:table-row>
        <table:table-row table:style-name="ro2">
          <table:table-cell table:style-name="ce45"/>
          <table:table-cell table:style-name="ce52"/>
          <table:table-cell table:style-name="ce58" table:formula="of:=IF([.A8]=&quot;&quot;;&quot;&quot;;SUMIF([.I$16:.I$30];[.A8];[.C$16:.C$30]))">
            <text:p/>
          </table:table-cell>
          <table:table-cell table:style-name="ce52" table:formula="of:=IF(OR([.B8]=&quot;&quot;;[.C8]=&quot;&quot;);&quot;&quot;;[.B8]+[.C8]-1)">
            <text:p/>
          </table:table-cell>
          <table:table-cell table:style-name="ce58" table:formula="of:=IF([.A8]=&quot;&quot;;&quot;&quot;;SUMIF([.I$16:.I$30];[$'Release Plan'.A8];[.E$16:.E$30]))">
            <text:p/>
          </table:table-cell>
          <table:table-cell table:style-name="ce63" table:content-validation-name="val2"/>
          <table:table-cell table:style-name="ce67"/>
          <table:table-cell table:style-name="ce72"/>
          <table:table-cell table:number-columns-repeated="1016"/>
        </table:table-row>
        <table:table-row table:style-name="ro2">
          <table:table-cell table:style-name="ce45"/>
          <table:table-cell table:style-name="ce52"/>
          <table:table-cell table:style-name="ce58" table:formula="of:=IF([.A9]=&quot;&quot;;&quot;&quot;;SUMIF([.I$16:.I$30];[.A9];[.C$16:.C$30]))">
            <text:p/>
          </table:table-cell>
          <table:table-cell table:style-name="ce52" table:formula="of:=IF(OR([.B9]=&quot;&quot;;[.C9]=&quot;&quot;);&quot;&quot;;[.B9]+[.C9]-1)">
            <text:p/>
          </table:table-cell>
          <table:table-cell table:style-name="ce58" table:formula="of:=IF([.A9]=&quot;&quot;;&quot;&quot;;SUMIF([.I$16:.I$30];[$'Release Plan'.A9];[.E$16:.E$30]))">
            <text:p/>
          </table:table-cell>
          <table:table-cell table:style-name="ce63" table:content-validation-name="val2"/>
          <table:table-cell table:style-name="ce67"/>
          <table:table-cell table:style-name="ce72"/>
          <table:table-cell table:number-columns-repeated="1016"/>
        </table:table-row>
        <table:table-row table:style-name="ro2">
          <table:table-cell table:style-name="ce46"/>
          <table:table-cell table:style-name="ce53"/>
          <table:table-cell table:style-name="ce59" table:formula="of:=IF([.A10]=&quot;&quot;;&quot;&quot;;SUMIF([.I$16:.I$30];[.A10];[.C$16:.C$30]))">
            <text:p/>
          </table:table-cell>
          <table:table-cell table:style-name="ce53" table:formula="of:=IF(OR([.B10]=&quot;&quot;;[.C10]=&quot;&quot;);&quot;&quot;;[.B10]+[.C10]-1)">
            <text:p/>
          </table:table-cell>
          <table:table-cell table:style-name="ce59" table:formula="of:=IF([.A10]=&quot;&quot;;&quot;&quot;;SUMIF([.I$16:.I$30];[$'Release Plan'.A10];[.E$16:.E$30]))">
            <text:p/>
          </table:table-cell>
          <table:table-cell table:style-name="ce64" table:content-validation-name="val2"/>
          <table:table-cell table:style-name="ce68"/>
          <table:table-cell table:style-name="ce73"/>
          <table:table-cell table:number-columns-repeated="1016"/>
        </table:table-row>
        <table:table-row table:style-name="ro2">
          <table:table-cell table:style-name="ce47" office:value-type="string">
            <text:p>Template note: Increment plan is intended to collect individual sprints into larger releases. In smaller projects, this is not needed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42" office:value-type="string">
            <text:p>Sprint Pla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3" office:value-type="string">
            <text:p>Sprint</text:p>
          </table:table-cell>
          <table:table-cell table:style-name="ce50" office:value-type="string">
            <text:p>Start</text:p>
          </table:table-cell>
          <table:table-cell table:style-name="ce50" office:value-type="string">
            <text:p>Days</text:p>
          </table:table-cell>
          <table:table-cell table:style-name="ce50" office:value-type="string">
            <text:p>End</text:p>
          </table:table-cell>
          <table:table-cell table:style-name="ce50" office:value-type="string">
            <text:p>Size</text:p>
          </table:table-cell>
          <table:table-cell table:style-name="ce62" office:value-type="string">
            <text:p>Status</text:p>
          </table:table-cell>
          <table:table-cell table:style-name="ce50" office:value-type="string">
            <text:p>Release Date</text:p>
          </table:table-cell>
          <table:table-cell table:style-name="ce74" office:value-type="string">
            <text:p>Goal</text:p>
          </table:table-cell>
          <table:table-cell table:style-name="ce79" office:value-type="string">
            <text:p>Increment</text:p>
          </table:table-cell>
          <table:table-cell table:style-name="ce78"/>
          <table:table-cell table:number-columns-repeated="1014"/>
        </table:table-row>
        <table:table-row table:style-name="ro6">
          <table:table-cell table:style-name="ce48" office:value-type="float" office:value="1">
            <text:p>1</text:p>
          </table:table-cell>
          <table:table-cell table:style-name="ce54" office:value-type="date" office:date-value="2006-06-13">
            <text:p>2006-06-13</text:p>
          </table:table-cell>
          <table:table-cell table:style-name="ce60" office:value-type="float" office:value="14">
            <text:p>14</text:p>
          </table:table-cell>
          <table:table-cell table:style-name="ce55" table:formula="of:=IF(AND([.B16]&lt;&gt;&quot;&quot;;[.C16]&lt;&gt;&quot;&quot;);[.B16]+[.C16]-1;&quot;&quot;)" office:value-type="date" office:date-value="2006-06-26">
            <text:p>2006-06-26</text:p>
          </table:table-cell>
          <table:table-cell table:style-name="ce48" table:formula="of:=IF([.A16]=&quot;&quot;;&quot;&quot;;SUMIF([$'Product Backlog'.E$5:.E$103];[$'Release Plan'.A16];[$'Product Backlog'.D$5:.D$103]))" office:value-type="float" office:value="10">
            <text:p>10</text:p>
          </table:table-cell>
          <table:table-cell table:style-name="ce63" table:content-validation-name="val2" office:value-type="string">
            <text:p>Planned</text:p>
          </table:table-cell>
          <table:table-cell table:style-name="ce60"/>
          <table:table-cell table:style-name="ce75" office:value-type="string">
            <text:p>Planning</text:p>
          </table:table-cell>
          <table:table-cell table:style-name="ce80" office:value-type="float" office:value="1">
            <text:p>1</text:p>
          </table:table-cell>
          <table:table-cell table:number-columns-repeated="1015"/>
        </table:table-row>
        <table:table-row table:style-name="ro6">
          <table:table-cell table:style-name="ce48" office:value-type="float" office:value="2">
            <text:p>2</text:p>
          </table:table-cell>
          <table:table-cell table:style-name="ce55" table:formula="of:=IF(AND([.B16]&lt;&gt;&quot;&quot;;[.C16]&lt;&gt;&quot;&quot;;[.C17]&lt;&gt;&quot;&quot;);[.B16]+[.C16];&quot;&quot;)" office:value-type="date" office:date-value="2006-06-27">
            <text:p>2006-06-27</text:p>
          </table:table-cell>
          <table:table-cell table:style-name="ce60" office:value-type="float" office:value="14">
            <text:p>14</text:p>
          </table:table-cell>
          <table:table-cell table:style-name="ce55" table:formula="of:=IF(AND([.B17]&lt;&gt;&quot;&quot;;[.C17]&lt;&gt;&quot;&quot;);[.B17]+[.C17]-1;&quot;&quot;)" office:value-type="date" office:date-value="2006-07-10">
            <text:p>2006-07-10</text:p>
          </table:table-cell>
          <table:table-cell table:style-name="ce48" table:formula="of:=IF([.A17]=&quot;&quot;;&quot;&quot;;SUMIF([$'Product Backlog'.E$5:.E$103];[$'Release Plan'.A17];[$'Product Backlog'.D$5:.D$103]))" office:value-type="float" office:value="47">
            <text:p>47</text:p>
          </table:table-cell>
          <table:table-cell table:style-name="ce63" table:content-validation-name="val2" office:value-type="string">
            <text:p>Planned</text:p>
          </table:table-cell>
          <table:table-cell table:style-name="ce60"/>
          <table:table-cell table:style-name="ce76" office:value-type="string">
            <text:p>Specification and prototype development</text:p>
          </table:table-cell>
          <table:table-cell table:style-name="ce81" office:value-type="float" office:value="1">
            <text:p>1</text:p>
          </table:table-cell>
          <table:table-cell table:number-columns-repeated="1015"/>
        </table:table-row>
        <table:table-row table:style-name="ro6">
          <table:table-cell table:style-name="ce48" office:value-type="float" office:value="3">
            <text:p>3</text:p>
          </table:table-cell>
          <table:table-cell table:style-name="ce55" table:formula="of:=IF(AND([.B17]&lt;&gt;&quot;&quot;;[.C17]&lt;&gt;&quot;&quot;;[.C18]&lt;&gt;&quot;&quot;);[.B17]+[.C17];&quot;&quot;)" office:value-type="date" office:date-value="2006-07-11">
            <text:p>2006-07-11</text:p>
          </table:table-cell>
          <table:table-cell table:style-name="ce60" office:value-type="float" office:value="14">
            <text:p>14</text:p>
          </table:table-cell>
          <table:table-cell table:style-name="ce55" table:formula="of:=IF(AND([.B18]&lt;&gt;&quot;&quot;;[.C18]&lt;&gt;&quot;&quot;);[.B18]+[.C18]-1;&quot;&quot;)" office:value-type="date" office:date-value="2006-07-24">
            <text:p>2006-07-24</text:p>
          </table:table-cell>
          <table:table-cell table:style-name="ce48" table:formula="of:=IF([.A18]=&quot;&quot;;&quot;&quot;;SUMIF([$'Product Backlog'.E$5:.E$103];[$'Release Plan'.A18];[$'Product Backlog'.D$5:.D$103]))" office:value-type="float" office:value="0">
            <text:p>0</text:p>
          </table:table-cell>
          <table:table-cell table:style-name="ce63" table:content-validation-name="val2" table:formula="of:=IF(AND(OR([.F17]=&quot;Planned&quot;;[.F17]=&quot;Ongoing&quot;);[.C18]&lt;&gt;&quot;&quot;);&quot;Planned&quot;;&quot;Unplanned&quot;)" office:value-type="string" office:string-value="Planned">
            <text:p>Planned</text:p>
          </table:table-cell>
          <table:table-cell table:style-name="ce60"/>
          <table:table-cell table:style-name="ce76" office:value-type="string">
            <text:p>Specification and prototype development</text:p>
          </table:table-cell>
          <table:table-cell table:style-name="ce81" office:value-type="float" office:value="1">
            <text:p>1</text:p>
          </table:table-cell>
          <table:table-cell table:number-columns-repeated="1015"/>
        </table:table-row>
        <table:table-row table:style-name="ro6">
          <table:table-cell table:style-name="ce48" office:value-type="float" office:value="4">
            <text:p>4</text:p>
          </table:table-cell>
          <table:table-cell table:style-name="ce55" table:formula="of:=IF(AND([.B18]&lt;&gt;&quot;&quot;;[.C18]&lt;&gt;&quot;&quot;;[.C19]&lt;&gt;&quot;&quot;);[.B18]+[.C18];&quot;&quot;)" office:value-type="date" office:date-value="2006-07-25">
            <text:p>2006-07-25</text:p>
          </table:table-cell>
          <table:table-cell table:style-name="ce60" office:value-type="float" office:value="14">
            <text:p>14</text:p>
          </table:table-cell>
          <table:table-cell table:style-name="ce55" table:formula="of:=IF(AND([.B19]&lt;&gt;&quot;&quot;;[.C19]&lt;&gt;&quot;&quot;);[.B19]+[.C19]-1;&quot;&quot;)" office:value-type="date" office:date-value="2006-08-07">
            <text:p>2006-08-07</text:p>
          </table:table-cell>
          <table:table-cell table:style-name="ce48" table:formula="of:=IF([.A19]=&quot;&quot;;&quot;&quot;;SUMIF([$'Product Backlog'.E$5:.E$103];[$'Release Plan'.A19];[$'Product Backlog'.D$5:.D$103]))" office:value-type="float" office:value="0">
            <text:p>0</text:p>
          </table:table-cell>
          <table:table-cell table:style-name="ce63" table:content-validation-name="val2" table:formula="of:=IF(AND(OR([.F18]=&quot;Planned&quot;;[.F18]=&quot;Ongoing&quot;);[.C19]&lt;&gt;&quot;&quot;);&quot;Planned&quot;;&quot;Unplanned&quot;)" office:value-type="string" office:string-value="Planned">
            <text:p>Planned</text:p>
          </table:table-cell>
          <table:table-cell table:style-name="ce60"/>
          <table:table-cell table:style-name="ce76" office:value-type="string">
            <text:p>Specification and prototype development</text:p>
          </table:table-cell>
          <table:table-cell table:style-name="ce81" office:value-type="float" office:value="2">
            <text:p>2</text:p>
          </table:table-cell>
          <table:table-cell table:number-columns-repeated="1015"/>
        </table:table-row>
        <table:table-row table:style-name="ro6">
          <table:table-cell table:style-name="ce48" office:value-type="float" office:value="5">
            <text:p>5</text:p>
          </table:table-cell>
          <table:table-cell table:style-name="ce55" table:formula="of:=IF(AND([.B19]&lt;&gt;&quot;&quot;;[.C19]&lt;&gt;&quot;&quot;;[.C20]&lt;&gt;&quot;&quot;);[.B19]+[.C19];&quot;&quot;)" office:value-type="date" office:date-value="2006-08-08">
            <text:p>2006-08-08</text:p>
          </table:table-cell>
          <table:table-cell table:style-name="ce60" office:value-type="float" office:value="14">
            <text:p>14</text:p>
          </table:table-cell>
          <table:table-cell table:style-name="ce55" table:formula="of:=IF(AND([.B20]&lt;&gt;&quot;&quot;;[.C20]&lt;&gt;&quot;&quot;);[.B20]+[.C20]-1;&quot;&quot;)" office:value-type="date" office:date-value="2006-08-21">
            <text:p>2006-08-21</text:p>
          </table:table-cell>
          <table:table-cell table:style-name="ce48" table:formula="of:=IF([.A20]=&quot;&quot;;&quot;&quot;;SUMIF([$'Product Backlog'.E$5:.E$103];[$'Release Plan'.A20];[$'Product Backlog'.D$5:.D$103]))" office:value-type="float" office:value="0">
            <text:p>0</text:p>
          </table:table-cell>
          <table:table-cell table:style-name="ce63" table:content-validation-name="val2" table:formula="of:=IF(AND(OR([.F19]=&quot;Planned&quot;;[.F19]=&quot;Ongoing&quot;);[.C20]&lt;&gt;&quot;&quot;);&quot;Planned&quot;;&quot;Unplanned&quot;)" office:value-type="string" office:string-value="Planned">
            <text:p>Planned</text:p>
          </table:table-cell>
          <table:table-cell table:style-name="ce60"/>
          <table:table-cell table:style-name="ce76" office:value-type="string">
            <text:p>Specification and prototype development, documentation</text:p>
          </table:table-cell>
          <table:table-cell table:style-name="ce81" office:value-type="float" office:value="2">
            <text:p>2</text:p>
          </table:table-cell>
          <table:table-cell table:number-columns-repeated="1015"/>
        </table:table-row>
        <table:table-row table:style-name="ro6">
          <table:table-cell table:style-name="ce48" office:value-type="float" office:value="6">
            <text:p>6</text:p>
          </table:table-cell>
          <table:table-cell table:style-name="ce55" table:formula="of:=IF(AND([.B20]&lt;&gt;&quot;&quot;;[.C20]&lt;&gt;&quot;&quot;;[.C21]&lt;&gt;&quot;&quot;);[.B20]+[.C20];&quot;&quot;)" office:value-type="date" office:date-value="2006-08-22">
            <text:p>2006-08-22</text:p>
          </table:table-cell>
          <table:table-cell table:style-name="ce60" office:value-type="float" office:value="14">
            <text:p>14</text:p>
          </table:table-cell>
          <table:table-cell table:style-name="ce55" table:formula="of:=IF(AND([.B21]&lt;&gt;&quot;&quot;;[.C21]&lt;&gt;&quot;&quot;);[.B21]+[.C21]-1;&quot;&quot;)" office:value-type="date" office:date-value="2006-09-04">
            <text:p>2006-09-04</text:p>
          </table:table-cell>
          <table:table-cell table:style-name="ce48" table:formula="of:=IF([.A21]=&quot;&quot;;&quot;&quot;;SUMIF([$'Product Backlog'.E$5:.E$103];[$'Release Plan'.A21];[$'Product Backlog'.D$5:.D$103]))" office:value-type="float" office:value="0">
            <text:p>0</text:p>
          </table:table-cell>
          <table:table-cell table:style-name="ce63" table:content-validation-name="val2" table:formula="of:=IF(AND(OR([.F20]=&quot;Planned&quot;;[.F20]=&quot;Ongoing&quot;);[.C21]&lt;&gt;&quot;&quot;);&quot;Planned&quot;;&quot;Unplanned&quot;)" office:value-type="string" office:string-value="Planned">
            <text:p>Planned</text:p>
          </table:table-cell>
          <table:table-cell table:style-name="ce60"/>
          <table:table-cell table:style-name="ce76" office:value-type="string">
            <text:p>Usability test, documentation, prototype corrections</text:p>
          </table:table-cell>
          <table:table-cell table:style-name="ce81" office:value-type="float" office:value="2">
            <text:p>2</text:p>
          </table:table-cell>
          <table:table-cell table:number-columns-repeated="1015"/>
        </table:table-row>
        <table:table-row table:style-name="ro6">
          <table:table-cell table:style-name="ce48" table:formula="of:=IF(AND([.B22]&lt;&gt;&quot;&quot;;[.C22]&lt;&gt;&quot;&quot;);[.A21]+1;&quot;&quot;)">
            <text:p/>
          </table:table-cell>
          <table:table-cell table:style-name="ce55" table:formula="of:=IF(AND([.B21]&lt;&gt;&quot;&quot;;[.C21]&lt;&gt;&quot;&quot;;[.C22]&lt;&gt;&quot;&quot;);[.B21]+[.C21];&quot;&quot;)">
            <text:p/>
          </table:table-cell>
          <table:table-cell table:style-name="ce60"/>
          <table:table-cell table:style-name="ce55" table:formula="of:=IF(AND([.B22]&lt;&gt;&quot;&quot;;[.C22]&lt;&gt;&quot;&quot;);[.B22]+[.C22]-1;&quot;&quot;)">
            <text:p/>
          </table:table-cell>
          <table:table-cell table:style-name="ce48" table:formula="of:=IF([.A22]=&quot;&quot;;&quot;&quot;;SUMIF([$'Product Backlog'.E$6:.E$103];[$'Release Plan'.A22];[$'Product Backlog'.D$6:.D$103]))">
            <text:p/>
          </table:table-cell>
          <table:table-cell table:style-name="ce63" table:content-validation-name="val2" table:formula="of:=IF(AND(OR([.F21]=&quot;Planned&quot;;[.F21]=&quot;Ongoing&quot;);[.C22]&lt;&gt;&quot;&quot;);&quot;Planned&quot;;&quot;Unplanned&quot;)" office:value-type="string" office:string-value="Unplanned">
            <text:p>Unplanned</text:p>
          </table:table-cell>
          <table:table-cell table:style-name="ce60"/>
          <table:table-cell table:style-name="ce76"/>
          <table:table-cell table:style-name="ce81"/>
          <table:table-cell table:number-columns-repeated="1015"/>
        </table:table-row>
        <table:table-row table:style-name="ro6">
          <table:table-cell table:style-name="ce48" table:formula="of:=IF(AND([.B23]&lt;&gt;&quot;&quot;;[.C23]&lt;&gt;&quot;&quot;);[.A22]+1;&quot;&quot;)">
            <text:p/>
          </table:table-cell>
          <table:table-cell table:style-name="ce55" table:formula="of:=IF(AND([.B22]&lt;&gt;&quot;&quot;;[.C22]&lt;&gt;&quot;&quot;;[.C23]&lt;&gt;&quot;&quot;);[.B22]+[.C22];&quot;&quot;)">
            <text:p/>
          </table:table-cell>
          <table:table-cell table:style-name="ce60"/>
          <table:table-cell table:style-name="ce55" table:formula="of:=IF(AND([.B23]&lt;&gt;&quot;&quot;;[.C23]&lt;&gt;&quot;&quot;);[.B23]+[.C23]-1;&quot;&quot;)">
            <text:p/>
          </table:table-cell>
          <table:table-cell table:style-name="ce48" table:formula="of:=IF([.A23]=&quot;&quot;;&quot;&quot;;SUMIF([$'Product Backlog'.E$6:.E$103];[$'Release Plan'.A23];[$'Product Backlog'.D$6:.D$103]))">
            <text:p/>
          </table:table-cell>
          <table:table-cell table:style-name="ce63" table:content-validation-name="val2" table:formula="of:=IF(AND(OR([.F22]=&quot;Planned&quot;;[.F22]=&quot;Ongoing&quot;);[.C23]&lt;&gt;&quot;&quot;);&quot;Planned&quot;;&quot;Unplanned&quot;)" office:value-type="string" office:string-value="Unplanned">
            <text:p>Unplanned</text:p>
          </table:table-cell>
          <table:table-cell table:style-name="ce60"/>
          <table:table-cell table:style-name="ce76"/>
          <table:table-cell table:style-name="ce81"/>
          <table:table-cell table:number-columns-repeated="1015"/>
        </table:table-row>
        <table:table-row table:style-name="ro6">
          <table:table-cell table:style-name="ce48" table:formula="of:=IF(AND([.B24]&lt;&gt;&quot;&quot;;[.C24]&lt;&gt;&quot;&quot;);[.A23]+1;&quot;&quot;)">
            <text:p/>
          </table:table-cell>
          <table:table-cell table:style-name="ce55" table:formula="of:=IF(AND([.B23]&lt;&gt;&quot;&quot;;[.C23]&lt;&gt;&quot;&quot;;[.C24]&lt;&gt;&quot;&quot;);[.B23]+[.C23];&quot;&quot;)">
            <text:p/>
          </table:table-cell>
          <table:table-cell table:style-name="ce60"/>
          <table:table-cell table:style-name="ce55" table:formula="of:=IF(AND([.B24]&lt;&gt;&quot;&quot;;[.C24]&lt;&gt;&quot;&quot;);[.B24]+[.C24]-1;&quot;&quot;)">
            <text:p/>
          </table:table-cell>
          <table:table-cell table:style-name="ce48" table:formula="of:=IF([.A24]=&quot;&quot;;&quot;&quot;;SUMIF([$'Product Backlog'.E$6:.E$103];[$'Release Plan'.A24];[$'Product Backlog'.D$6:.D$103]))">
            <text:p/>
          </table:table-cell>
          <table:table-cell table:style-name="ce63" table:content-validation-name="val2" table:formula="of:=IF(AND(OR([.F23]=&quot;Planned&quot;;[.F23]=&quot;Ongoing&quot;);[.C24]&lt;&gt;&quot;&quot;);&quot;Planned&quot;;&quot;Unplanned&quot;)" office:value-type="string" office:string-value="Unplanned">
            <text:p>Unplanned</text:p>
          </table:table-cell>
          <table:table-cell table:style-name="ce60"/>
          <table:table-cell table:style-name="ce76"/>
          <table:table-cell table:style-name="ce81"/>
          <table:table-cell table:number-columns-repeated="1015"/>
        </table:table-row>
        <table:table-row table:style-name="ro6">
          <table:table-cell table:style-name="ce48" table:formula="of:=IF(AND([.B25]&lt;&gt;&quot;&quot;;[.C25]&lt;&gt;&quot;&quot;);[.A24]+1;&quot;&quot;)">
            <text:p/>
          </table:table-cell>
          <table:table-cell table:style-name="ce55" table:formula="of:=IF(AND([.B24]&lt;&gt;&quot;&quot;;[.C24]&lt;&gt;&quot;&quot;;[.C25]&lt;&gt;&quot;&quot;);[.B24]+[.C24];&quot;&quot;)">
            <text:p/>
          </table:table-cell>
          <table:table-cell table:style-name="ce60"/>
          <table:table-cell table:style-name="ce55" table:formula="of:=IF(AND([.B25]&lt;&gt;&quot;&quot;;[.C25]&lt;&gt;&quot;&quot;);[.B25]+[.C25]-1;&quot;&quot;)">
            <text:p/>
          </table:table-cell>
          <table:table-cell table:style-name="ce48" table:formula="of:=IF([.A25]=&quot;&quot;;&quot;&quot;;SUMIF([$'Product Backlog'.E$6:.E$103];[$'Release Plan'.A25];[$'Product Backlog'.D$6:.D$103]))">
            <text:p/>
          </table:table-cell>
          <table:table-cell table:style-name="ce63" table:content-validation-name="val2" table:formula="of:=IF(AND(OR([.F24]=&quot;Planned&quot;;[.F24]=&quot;Ongoing&quot;);[.C25]&lt;&gt;&quot;&quot;);&quot;Planned&quot;;&quot;Unplanned&quot;)" office:value-type="string" office:string-value="Unplanned">
            <text:p>Unplanned</text:p>
          </table:table-cell>
          <table:table-cell table:style-name="ce60"/>
          <table:table-cell table:style-name="ce76"/>
          <table:table-cell table:style-name="ce81"/>
          <table:table-cell table:number-columns-repeated="1015"/>
        </table:table-row>
        <table:table-row table:style-name="ro6">
          <table:table-cell table:style-name="ce48" table:formula="of:=IF(AND([.B26]&lt;&gt;&quot;&quot;;[.C26]&lt;&gt;&quot;&quot;);[.A25]+1;&quot;&quot;)">
            <text:p/>
          </table:table-cell>
          <table:table-cell table:style-name="ce55" table:formula="of:=IF(AND([.B25]&lt;&gt;&quot;&quot;;[.C25]&lt;&gt;&quot;&quot;;[.C26]&lt;&gt;&quot;&quot;);[.B25]+[.C25];&quot;&quot;)">
            <text:p/>
          </table:table-cell>
          <table:table-cell table:style-name="ce60"/>
          <table:table-cell table:style-name="ce55" table:formula="of:=IF(AND([.B26]&lt;&gt;&quot;&quot;;[.C26]&lt;&gt;&quot;&quot;);[.B26]+[.C26]-1;&quot;&quot;)">
            <text:p/>
          </table:table-cell>
          <table:table-cell table:style-name="ce48" table:formula="of:=IF([.A26]=&quot;&quot;;&quot;&quot;;SUMIF([$'Product Backlog'.E$6:.E$103];[$'Release Plan'.A26];[$'Product Backlog'.D$6:.D$103]))">
            <text:p/>
          </table:table-cell>
          <table:table-cell table:style-name="ce63" table:content-validation-name="val2" table:formula="of:=IF(AND(OR([.F25]=&quot;Planned&quot;;[.F25]=&quot;Ongoing&quot;);[.C26]&lt;&gt;&quot;&quot;);&quot;Planned&quot;;&quot;Unplanned&quot;)" office:value-type="string" office:string-value="Unplanned">
            <text:p>Unplanned</text:p>
          </table:table-cell>
          <table:table-cell table:style-name="ce60"/>
          <table:table-cell table:style-name="ce76"/>
          <table:table-cell table:style-name="ce81"/>
          <table:table-cell table:number-columns-repeated="1015"/>
        </table:table-row>
        <table:table-row table:style-name="ro6">
          <table:table-cell table:style-name="ce48" table:formula="of:=IF(AND([.B27]&lt;&gt;&quot;&quot;;[.C27]&lt;&gt;&quot;&quot;);[.A26]+1;&quot;&quot;)">
            <text:p/>
          </table:table-cell>
          <table:table-cell table:style-name="ce55" table:formula="of:=IF(AND([.B26]&lt;&gt;&quot;&quot;;[.C26]&lt;&gt;&quot;&quot;;[.C27]&lt;&gt;&quot;&quot;);[.B26]+[.C26];&quot;&quot;)">
            <text:p/>
          </table:table-cell>
          <table:table-cell table:style-name="ce60"/>
          <table:table-cell table:style-name="ce55" table:formula="of:=IF(AND([.B27]&lt;&gt;&quot;&quot;;[.C27]&lt;&gt;&quot;&quot;);[.B27]+[.C27]-1;&quot;&quot;)">
            <text:p/>
          </table:table-cell>
          <table:table-cell table:style-name="ce48" table:formula="of:=IF([.A27]=&quot;&quot;;&quot;&quot;;SUMIF([$'Product Backlog'.E$6:.E$103];[$'Release Plan'.A27];[$'Product Backlog'.D$6:.D$103]))">
            <text:p/>
          </table:table-cell>
          <table:table-cell table:style-name="ce63" table:content-validation-name="val2" table:formula="of:=IF(AND(OR([.F26]=&quot;Planned&quot;;[.F26]=&quot;Ongoing&quot;);[.C27]&lt;&gt;&quot;&quot;);&quot;Planned&quot;;&quot;Unplanned&quot;)" office:value-type="string" office:string-value="Unplanned">
            <text:p>Unplanned</text:p>
          </table:table-cell>
          <table:table-cell table:style-name="ce60"/>
          <table:table-cell table:style-name="ce76"/>
          <table:table-cell table:style-name="ce81"/>
          <table:table-cell table:number-columns-repeated="1015"/>
        </table:table-row>
        <table:table-row table:style-name="ro6">
          <table:table-cell table:style-name="ce48" table:formula="of:=IF(AND([.B28]&lt;&gt;&quot;&quot;;[.C28]&lt;&gt;&quot;&quot;);[.A27]+1;&quot;&quot;)">
            <text:p/>
          </table:table-cell>
          <table:table-cell table:style-name="ce55" table:formula="of:=IF(AND([.B27]&lt;&gt;&quot;&quot;;[.C27]&lt;&gt;&quot;&quot;;[.C28]&lt;&gt;&quot;&quot;);[.B27]+[.C27];&quot;&quot;)">
            <text:p/>
          </table:table-cell>
          <table:table-cell table:style-name="ce60"/>
          <table:table-cell table:style-name="ce55" table:formula="of:=IF(AND([.B28]&lt;&gt;&quot;&quot;;[.C28]&lt;&gt;&quot;&quot;);[.B28]+[.C28]-1;&quot;&quot;)">
            <text:p/>
          </table:table-cell>
          <table:table-cell table:style-name="ce48" table:formula="of:=IF([.A28]=&quot;&quot;;&quot;&quot;;SUMIF([$'Product Backlog'.E$6:.E$103];[$'Release Plan'.A28];[$'Product Backlog'.D$6:.D$103]))">
            <text:p/>
          </table:table-cell>
          <table:table-cell table:style-name="ce63" table:content-validation-name="val2" table:formula="of:=IF(AND(OR([.F27]=&quot;Planned&quot;;[.F27]=&quot;Ongoing&quot;);[.C28]&lt;&gt;&quot;&quot;);&quot;Planned&quot;;&quot;Unplanned&quot;)" office:value-type="string" office:string-value="Unplanned">
            <text:p>Unplanned</text:p>
          </table:table-cell>
          <table:table-cell table:style-name="ce60"/>
          <table:table-cell table:style-name="ce76"/>
          <table:table-cell table:style-name="ce81"/>
          <table:table-cell table:number-columns-repeated="1015"/>
        </table:table-row>
        <table:table-row table:style-name="ro6">
          <table:table-cell table:style-name="ce48" table:formula="of:=IF(AND([.B29]&lt;&gt;&quot;&quot;;[.C29]&lt;&gt;&quot;&quot;);[.A28]+1;&quot;&quot;)">
            <text:p/>
          </table:table-cell>
          <table:table-cell table:style-name="ce55" table:formula="of:=IF(AND([.B28]&lt;&gt;&quot;&quot;;[.C28]&lt;&gt;&quot;&quot;;[.C29]&lt;&gt;&quot;&quot;);[.B28]+[.C28];&quot;&quot;)">
            <text:p/>
          </table:table-cell>
          <table:table-cell table:style-name="ce60"/>
          <table:table-cell table:style-name="ce55" table:formula="of:=IF(AND([.B29]&lt;&gt;&quot;&quot;;[.C29]&lt;&gt;&quot;&quot;);[.B29]+[.C29]-1;&quot;&quot;)">
            <text:p/>
          </table:table-cell>
          <table:table-cell table:style-name="ce48" table:formula="of:=IF([.A29]=&quot;&quot;;&quot;&quot;;SUMIF([$'Product Backlog'.E$6:.E$103];[$'Release Plan'.A29];[$'Product Backlog'.D$6:.D$103]))">
            <text:p/>
          </table:table-cell>
          <table:table-cell table:style-name="ce63" table:content-validation-name="val2" table:formula="of:=IF(AND(OR([.F28]=&quot;Planned&quot;;[.F28]=&quot;Ongoing&quot;);[.C29]&lt;&gt;&quot;&quot;);&quot;Planned&quot;;&quot;Unplanned&quot;)" office:value-type="string" office:string-value="Unplanned">
            <text:p>Unplanned</text:p>
          </table:table-cell>
          <table:table-cell table:style-name="ce60"/>
          <table:table-cell table:style-name="ce76"/>
          <table:table-cell table:style-name="ce81"/>
          <table:table-cell table:number-columns-repeated="1015"/>
        </table:table-row>
        <table:table-row table:style-name="ro6">
          <table:table-cell table:style-name="ce48" table:formula="of:=IF(AND([.B30]&lt;&gt;&quot;&quot;;[.C30]&lt;&gt;&quot;&quot;);[.A29]+1;&quot;&quot;)">
            <text:p/>
          </table:table-cell>
          <table:table-cell table:style-name="ce55" table:formula="of:=IF(AND([.B29]&lt;&gt;&quot;&quot;;[.C29]&lt;&gt;&quot;&quot;;[.C30]&lt;&gt;&quot;&quot;);[.B29]+[.C29];&quot;&quot;)">
            <text:p/>
          </table:table-cell>
          <table:table-cell table:style-name="ce60"/>
          <table:table-cell table:style-name="ce55" table:formula="of:=IF(AND([.B30]&lt;&gt;&quot;&quot;;[.C30]&lt;&gt;&quot;&quot;);[.B30]+[.C30]-1;&quot;&quot;)">
            <text:p/>
          </table:table-cell>
          <table:table-cell table:style-name="ce48" table:formula="of:=IF([.A30]=&quot;&quot;;&quot;&quot;;SUMIF([$'Product Backlog'.E$6:.E$103];[$'Release Plan'.A30];[$'Product Backlog'.D$6:.D$103]))">
            <text:p/>
          </table:table-cell>
          <table:table-cell table:style-name="ce63" table:content-validation-name="val2" table:formula="of:=IF(AND(OR([.F29]=&quot;Planned&quot;;[.F29]=&quot;Ongoing&quot;);[.C30]&lt;&gt;&quot;&quot;);&quot;Planned&quot;;&quot;Unplanned&quot;)" office:value-type="string" office:string-value="Unplanned">
            <text:p>Unplanned</text:p>
          </table:table-cell>
          <table:table-cell table:style-name="ce60"/>
          <table:table-cell table:style-name="ce77"/>
          <table:table-cell table:style-name="ce82"/>
          <table:table-cell table:number-columns-repeated="1015"/>
        </table:table-row>
        <table:table-row table:style-name="ro6">
          <table:table-cell table:style-name="ce49" table:number-columns-repeated="3"/>
          <table:table-cell table:style-name="ce61" office:value-type="string">
            <text:p>Unallocated stories</text:p>
          </table:table-cell>
          <table:table-cell table:style-name="ce57" table:formula="of:=SUMIF([$'Product Backlog'.E$6:.E$103];&quot;&quot;;[$'Product Backlog'.D$6:.D$103])-SUMIF([$'Product Backlog'.C$6:.C$103];&quot;Removed&quot;;[$'Product Backlog'.D$6:.D$103])" office:value-type="float" office:value="0">
            <text:p>0</text:p>
          </table:table-cell>
          <table:table-cell table:style-name="ce49"/>
          <table:table-cell table:style-name="ce69"/>
          <table:table-cell table:style-name="ce49"/>
          <table:table-cell table:number-columns-repeated="1016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PB Burndown" table:style-name="ta4" table:print="false">
        <office:forms form:automatic-focus="false" form:apply-design-mode="false"/>
        <table:table-column table:style-name="co13" table:default-cell-style-name="Excel_20_Built-in_20_Normal"/>
        <table:table-column table:style-name="co10" table:number-columns-repeated="3" table:default-cell-style-name="Excel_20_Built-in_20_Normal"/>
        <table:table-column table:style-name="co14" table:default-cell-style-name="Excel_20_Built-in_20_Normal"/>
        <table:table-column table:style-name="co15" table:visibility="collapse" table:default-cell-style-name="Excel_20_Built-in_20_Normal"/>
        <table:table-column table:style-name="co16" table:visibility="collapse" table:number-columns-repeated="2" table:default-cell-style-name="Excel_20_Built-in_20_Normal"/>
        <table:table-column table:style-name="co17" table:visibility="collapse" table:default-cell-style-name="Excel_20_Built-in_20_Normal"/>
        <table:table-column table:style-name="co18" table:visibility="collapse" table:default-cell-style-name="Excel_20_Built-in_20_Normal"/>
        <table:table-column table:style-name="co19" table:visibility="collapse" table:number-columns-repeated="3" table:default-cell-style-name="Excel_20_Built-in_20_Normal"/>
        <table:table-column table:style-name="co1" table:visibility="collapse" table:number-columns-repeated="3" table:default-cell-style-name="Excel_20_Built-in_20_Normal"/>
        <table:table-column table:style-name="co20" table:visibility="collapse" table:default-cell-style-name="Excel_20_Built-in_20_Normal"/>
        <table:table-column table:style-name="co10" table:number-columns-repeated="1007" table:default-cell-style-name="Excel_20_Built-in_20_Normal"/>
        <table:table-row table:style-name="ro5">
          <table:table-cell table:style-name="ce24" office:value-type="string">
            <text:p>Product Backlog Burndown Chart</text:p>
          </table:table-cell>
          <table:table-cell table:number-columns-repeated="1023"/>
        </table:table-row>
        <table:table-row table:style-name="ro2">
          <table:table-cell table:number-columns-repeated="17"/>
          <table:table-cell>
            <draw:frame table:end-cell-address="'PB Burndown'.Y20" table:end-x="1.582cm" table:end-y="0.371cm" draw:z-index="0" draw:name="Chart 2" draw:style-name="gr6" draw:text-style-name="P4" svg:width="12.889cm" svg:height="8.393cm" svg:x="0.551cm" svg:y="0.107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06"/>
        </table:table-row>
        <table:table-row table:style-name="ro2">
          <table:table-cell office:value-type="string">
            <text:p>Original planned size</text:p>
          </table:table-cell>
          <table:table-cell table:number-columns-repeated="2"/>
          <table:table-cell office:value-type="float" office:value="137">
            <text:p>137</text:p>
          </table:table-cell>
          <table:table-cell/>
          <table:table-cell office:value-type="string">
            <text:p>Sprint count</text:p>
          </table:table-cell>
          <table:table-cell table:style-name="ce94" table:formula="of:=IF(COUNT([.B28:.B39])=0;1;COUNT([.B28:.B39]))" office:value-type="float" office:value="5">
            <text:p>5</text:p>
          </table:table-cell>
          <table:table-cell table:number-columns-repeated="1017"/>
        </table:table-row>
        <table:table-row table:style-name="ro2">
          <table:table-cell office:value-type="string">
            <text:p>Count trend from las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prints</text:p>
          </table:table-cell>
          <table:table-cell office:value-type="string">
            <text:p>Trend sprint count</text:p>
          </table:table-cell>
          <table:table-cell table:style-name="ce94" table:formula="of:=IF(COUNT([.D28:.D51])=0;1;COUNT([.D28:.D51])+1)" office:value-type="float" office:value="3">
            <text:p>3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>
            <text:p>Trend offset</text:p>
          </table:table-cell>
          <table:table-cell table:style-name="ce94" table:formula="of:=IF([.G4]&gt;[.D4];[.G4]-[.D4];0)" office:value-type="float" office:value="0">
            <text:p>0</text:p>
          </table:table-cell>
          <table:table-cell table:number-columns-repeated="18"/>
          <table:table-cell table:style-name="ce47" office:value-type="string">
            <text:p>Note:</text:p>
          </table:table-cell>
          <table:table-cell table:number-columns-repeated="998"/>
        </table:table-row>
        <table:table-row table:style-name="ro2">
          <table:table-cell table:style-name="ce78" office:value-type="string">
            <text:p>Velocity (points per sprint)</text:p>
          </table:table-cell>
          <table:table-cell table:number-columns-repeated="4"/>
          <table:table-cell office:value-type="string">
            <text:p>Sprints in Trend</text:p>
          </table:table-cell>
          <table:table-cell table:style-name="ce94" table:formula="of:=TrendSprintCount-TrendOffset" office:value-type="float" office:value="3">
            <text:p>3</text:p>
          </table:table-cell>
          <table:table-cell table:number-columns-repeated="18"/>
          <table:table-cell table:style-name="ce47" office:value-type="string">
            <text:p>In this chart, the tops of the bars show the amount of actual </text:p>
          </table:table-cell>
          <table:table-cell table:number-columns-repeated="998"/>
        </table:table-row>
        <table:table-row table:style-name="ro2">
          <table:table-cell office:value-type="string">
            <text:p>Original estimate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21"/>
          <table:table-cell table:style-name="ce47" office:value-type="string">
            <text:p>(or planned) implemented functionality at the beginning of each sprint. </text:p>
          </table:table-cell>
          <table:table-cell table:number-columns-repeated="998"/>
        </table:table-row>
        <table:table-row table:style-name="ro2">
          <table:table-cell table:style-name="ce83" table:formula="of:=[.D$4]" office:value-type="float" office:value="3" table:number-columns-spanned="2" table:number-rows-spanned="1">
            <text:p>Last 3 sprints</text:p>
          </table:table-cell>
          <table:covered-table-cell table:style-name="ce86"/>
          <table:table-cell/>
          <table:table-cell table:style-name="ce88" table:formula="of:=IF([.D28]=&quot;&quot;;&quot;&quot;;AVERAGE(OFFSET([.D27];TrendOffset;0;SprintsInTrend;1)))" office:value-type="float" office:value="25">
            <text:p>25,0</text:p>
          </table:table-cell>
          <table:table-cell table:number-columns-repeated="21"/>
          <table:table-cell table:style-name="ce47" office:value-type="string">
            <text:p>The bottoms of the bars show the changes in project scope</text:p>
          </table:table-cell>
          <table:table-cell table:number-columns-repeated="998"/>
        </table:table-row>
        <table:table-row table:style-name="ro2">
          <table:table-cell office:value-type="string">
            <text:p>Realized total average</text:p>
          </table:table-cell>
          <table:table-cell table:number-columns-repeated="2"/>
          <table:table-cell table:style-name="ce88" table:formula="of:=IF([.D28]=&quot;&quot;;&quot;&quot;;AVERAGE(OFFSET([.D27];1;0;SprintCount;1)))" office:value-type="float" office:value="25">
            <text:p>25,0</text:p>
          </table:table-cell>
          <table:table-cell/>
          <table:table-cell office:value-type="string">
            <text:p>Trend count</text:p>
          </table:table-cell>
          <table:table-cell table:style-name="ce94" table:formula="of:=IF([.M28]=&quot;&quot;;1;COUNT([.M28:.M110]))" office:value-type="float" office:value="7">
            <text:p>7</text:p>
          </table:table-cell>
          <table:table-cell table:number-columns-repeated="18"/>
          <table:table-cell table:style-name="ce47" office:value-type="string">
            <text:p>(i.e. if the amount of story points</text:p>
          </table:table-cell>
          <table:table-cell table:number-columns-repeated="998"/>
        </table:table-row>
        <table:table-row table:style-name="ro2">
          <table:table-cell office:value-type="string">
            <text:p>Average last 8</text:p>
          </table:table-cell>
          <table:table-cell table:number-columns-repeated="2"/>
          <table:table-cell table:style-name="ce88" table:formula="of:=IF([.D28]=&quot;&quot;;&quot;&quot;;AVERAGE(LastEight))" office:value-type="float" office:value="25">
            <text:p>25,0</text:p>
          </table:table-cell>
          <table:table-cell table:number-columns-repeated="21"/>
          <table:table-cell table:style-name="ce47" office:value-type="string">
            <text:p>in the project increases, the bottoms move lower). The length</text:p>
          </table:table-cell>
          <table:table-cell table:number-columns-repeated="998"/>
        </table:table-row>
        <table:table-row table:style-name="ro2">
          <table:table-cell office:value-type="string">
            <text:p>Avg. worst 3 in last 8</text:p>
          </table:table-cell>
          <table:table-cell table:number-columns-repeated="2"/>
          <table:table-cell table:style-name="ce88" table:formula="of:=IF([.D28]=&quot;&quot;;&quot;&quot;;IF(TrendSprintCount&lt;4;[.D10];AVERAGE(SMALL(LastEight;1);SMALL(LastEight;2);SMALL(LastEight;3))))" office:value-type="float" office:value="25">
            <text:p>25,0</text:p>
          </table:table-cell>
          <table:table-cell table:number-columns-repeated="21"/>
          <table:table-cell table:style-name="ce47" office:value-type="string">
            <text:p>of the bars indicate the estimated size of the project at the</text:p>
          </table:table-cell>
          <table:table-cell table:number-columns-repeated="998"/>
        </table:table-row>
        <table:table-row table:style-name="ro2">
          <table:table-cell office:value-type="string">
            <text:p>Trend</text:p>
          </table:table-cell>
          <table:table-cell table:number-columns-repeated="2"/>
          <table:table-cell table:style-name="ce88" table:formula="of:=IF([.M29]=&quot;&quot;;&quot;&quot;;[.M28]-[.M29])" office:value-type="float" office:value="25">
            <text:p>25,0</text:p>
          </table:table-cell>
          <table:table-cell table:number-columns-repeated="21"/>
          <table:table-cell table:style-name="ce47" office:value-type="string">
            <text:p>beginning of each sprint. </text:p>
          </table:table-cell>
          <table:table-cell table:number-columns-repeated="998"/>
        </table:table-row>
        <table:table-row table:style-name="ro2">
          <table:table-cell table:number-columns-repeated="5"/>
          <table:table-cell table:style-name="ce91" office:value-type="string">
            <text:p>These hidden cells are used to draw the graph on this page. DO NOT DELETE!</text:p>
          </table:table-cell>
          <table:table-cell table:number-columns-repeated="19"/>
          <table:table-cell table:style-name="ce47" office:value-type="string">
            <text:p>The red line indicates the current planned scope.</text:p>
          </table:table-cell>
          <table:table-cell table:number-columns-repeated="998"/>
        </table:table-row>
        <table:table-row table:style-name="ro2">
          <table:table-cell table:style-name="ce78" office:value-type="string">
            <text:p>Predictions - Completion at the end of sprint…</text:p>
          </table:table-cell>
          <table:table-cell table:number-columns-repeated="1023"/>
        </table:table-row>
        <table:table-row table:style-name="ro2">
          <table:table-cell office:value-type="string">
            <text:p>Original estimate - Min</text:p>
          </table:table-cell>
          <table:table-cell>
            <office:annotation draw:style-name="gr7" draw:text-style-name="P2" svg:width="3.388cm" svg:height="1.965cm" svg:x="4.482cm" svg:y="6.2cm" draw:caption-point-x="-0.482cm" draw:caption-point-y="0.302cm">
              <dc:date>2014-04-07T00:00:00</dc:date>
              <text:p text:style-name="P2"><text:span text:style-name="T1">Average estimate * 0,6</text:span></text:p>
            </office:annotation>
          </table:table-cell>
          <table:table-cell/>
          <table:table-cell table:style-name="ce89" table:formula="of:=IF([.D7]=&quot;&quot;;0;ROUNDUP([.D3]/[.D7]*0.6;0))" office:value-type="float" office:value="3">
            <text:p>3</text:p>
          </table:table-cell>
          <table:table-cell table:number-columns-repeated="1020"/>
        </table:table-row>
        <table:table-row table:style-name="ro2">
          <table:table-cell office:value-type="string">
            <text:p>Original estimate - Avg</text:p>
          </table:table-cell>
          <table:table-cell table:number-columns-repeated="2"/>
          <table:table-cell table:style-name="ce89" table:formula="of:=IF([.D7]=&quot;&quot;;0;ROUNDUP([.D3]/[.D7];0))"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Original estimate - Max</text:p>
          </table:table-cell>
          <table:table-cell>
            <office:annotation draw:style-name="gr7" draw:text-style-name="P2" svg:width="3.388cm" svg:height="1.965cm" svg:x="4.482cm" svg:y="7.102cm" draw:caption-point-x="-0.482cm" draw:caption-point-y="0.303cm">
              <dc:date>2014-04-07T00:00:00</dc:date>
              <text:p text:style-name="P2"><text:span text:style-name="T1">Average estimate * 1,6</text:span></text:p>
            </office:annotation>
          </table:table-cell>
          <table:table-cell/>
          <table:table-cell table:style-name="ce89" table:formula="of:=IF([.D7]=&quot;&quot;;0;ROUNDUP([.D3]/[.D7]*1.6;0))" office:value-type="float" office:value="8">
            <text:p>8</text:p>
          </table:table-cell>
          <table:table-cell/>
          <table:table-cell office:value-type="string">
            <text:p>Standard Dev.</text:p>
          </table:table-cell>
          <table:table-cell table:formula="of:=IF(OR([.D28]=&quot;&quot;;[.D29]=&quot;&quot;);1;STDEV([.D28:.D51]))" office:value-type="float" office:value="2.82842712474619">
            <text:p>2,8284271247</text:p>
          </table:table-cell>
          <table:table-cell table:number-columns-repeated="1017"/>
        </table:table-row>
        <table:table-row table:style-name="ro2">
          <table:table-cell table:style-name="ce83" table:formula="of:=[.D$4]" office:value-type="float" office:value="3" table:number-columns-spanned="2" table:number-rows-spanned="1">
            <text:p>Last 3 sprints</text:p>
          </table:table-cell>
          <table:covered-table-cell table:style-name="ce86"/>
          <table:table-cell/>
          <table:table-cell table:style-name="ce89" table:formula="of:=IF([.D8]=&quot;&quot;;&quot;&quot;;IF(LastRealized=&quot;&quot;;ROUNDUP(LastPlanned/[.D8];0)+SprintCount-1;ROUNDUP((LastPlanned-LastRealized)/[.D8]+SprintCount;0)))" office:value-type="float" office:value="6">
            <text:p>6</text:p>
          </table:table-cell>
          <table:table-cell table:number-columns-repeated="1020"/>
        </table:table-row>
        <table:table-row table:style-name="ro2">
          <table:table-cell office:value-type="string">
            <text:p>Realized average</text:p>
          </table:table-cell>
          <table:table-cell>
            <office:annotation draw:style-name="gr8" draw:text-style-name="P2" svg:width="3.388cm" svg:height="1.966cm" svg:x="4.482cm" svg:y="8.005cm" draw:caption-point-x="-0.482cm" draw:caption-point-y="0.303cm">
              <dc:date>2014-04-07T00:00:00</dc:date>
              <text:p text:style-name="P2"><text:span text:style-name="T1">As of latest Product Backlog estimate</text:span></text:p>
            </office:annotation>
          </table:table-cell>
          <table:table-cell/>
          <table:table-cell table:style-name="ce89" table:formula="of:=IF([.D9]=&quot;&quot;;&quot;&quot;;IF(LastRealized=&quot;&quot;;ROUNDUP(LastPlanned/[.D9]+SprintCount-1;0);ROUNDUP((LastPlanned-LastRealized)/[.D9];0)+SprintCount))" office:value-type="float" office:value="6">
            <text:p>6</text:p>
          </table:table-cell>
          <table:table-cell/>
          <table:table-cell office:value-type="string">
            <text:p>LastPlanned</text:p>
          </table:table-cell>
          <table:table-cell table:formula="of:=LastPlanned" office:value-type="float" office:value="28">
            <text:p>28</text:p>
          </table:table-cell>
          <table:table-cell table:number-columns-repeated="1017"/>
        </table:table-row>
        <table:table-row table:style-name="ro2">
          <table:table-cell office:value-type="string">
            <text:p>Average last 8</text:p>
          </table:table-cell>
          <table:table-cell table:number-columns-repeated="2"/>
          <table:table-cell table:style-name="ce89" table:formula="of:=IF([.D10]=&quot;&quot;;&quot;&quot;;IF(LastRealized=&quot;&quot;;ROUNDUP(LastPlanned/[.D10]+SprintCount-1;0);ROUNDUP((LastPlanned-LastRealized)/[.D10];0)+SprintCount))" office:value-type="float" office:value="6">
            <text:p>6</text:p>
          </table:table-cell>
          <table:table-cell/>
          <table:table-cell office:value-type="string">
            <text:p>LastRealized</text:p>
          </table:table-cell>
          <table:table-cell table:formula="of:=LastRealized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Avg. worst 3 in last 8</text:p>
          </table:table-cell>
          <table:table-cell table:number-columns-repeated="2"/>
          <table:table-cell table:style-name="ce89" table:formula="of:=IF([.D11]=&quot;&quot;;&quot;&quot;;IF(LastRealized=&quot;&quot;;ROUNDUP(LastPlanned/[.D11]+SprintCount-1;0);ROUNDUP((LastPlanned-LastRealized)/[.D11];0)+SprintCount))" office:value-type="float" office:value="6">
            <text:p>6</text:p>
          </table:table-cell>
          <table:table-cell table:number-columns-repeated="13"/>
          <table:table-cell>
            <draw:frame table:end-cell-address="'PB Burndown'.Y40" table:end-x="1.609cm" table:end-y="0.318cm" draw:z-index="1" draw:name="Chart 17" draw:style-name="gr6" draw:text-style-name="P4" svg:width="12.889cm" svg:height="9.259cm" svg:x="0.578cm" svg:y="0.107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6"/>
        </table:table-row>
        <table:table-row table:style-name="ro2">
          <table:table-cell office:value-type="string">
            <text:p>Trend</text:p>
          </table:table-cell>
          <table:table-cell table:number-columns-repeated="2"/>
          <table:table-cell table:style-name="ce89" table:formula="of:=IF(COUNT([.M28:.M51])-1&gt;0;COUNT([.M28:.M51])-1;&quot;&quot;)" office:value-type="float" office:value="6">
            <text:p>6</text:p>
          </table:table-cell>
          <table:table-cell table:number-columns-repeated="1020"/>
        </table:table-row>
        <table:table-row table:style-name="ro2">
          <table:table-cell office:value-type="string">
            <text:p>Realized + St. Dev</text:p>
          </table:table-cell>
          <table:table-cell table:number-columns-repeated="2"/>
          <table:table-cell table:style-name="ce89" table:formula="of:=IF([.D9]=&quot;&quot;;&quot;&quot;;IF(LastRealized=&quot;&quot;;ROUNDUP(LastPlanned/([.D9]+[.G17])+SprintCount-1;0);ROUNDUP((LastPlanned-LastRealized)/([.D9]+[.G17])+SprintCount;0)))" office:value-type="float" office:value="6">
            <text:p>6</text:p>
          </table:table-cell>
          <table:table-cell table:number-columns-repeated="1020"/>
        </table:table-row>
        <table:table-row table:style-name="ro2">
          <table:table-cell office:value-type="string">
            <text:p>Realized - St. Dev</text:p>
          </table:table-cell>
          <table:table-cell table:number-columns-repeated="2"/>
          <table:table-cell table:style-name="ce89" table:formula="of:=IF([.D9]=&quot;&quot;;&quot;&quot;;IF(LastRealized=&quot;&quot;;ROUNDUP(LastPlanned/([.D9]-[.G17])+SprintCount-1;0);ROUNDUP((LastPlanned-LastRealized)/([.D9]-[.G17])+SprintCount;0))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9">
          <table:table-cell table:number-columns-repeated="5"/>
          <table:table-cell table:style-name="ce92" office:value-type="string" table:number-columns-spanned="9" table:number-rows-spanned="1">
            <text:p>Trend</text:p>
          </table:table-cell>
          <table:covered-table-cell table:number-columns-repeated="8" table:style-name="ce95"/>
          <table:table-cell table:style-name="ce100" office:value-type="string" table:number-columns-spanned="3" table:number-rows-spanned="1">
            <text:p>Average Speeds</text:p>
          </table:table-cell>
          <table:covered-table-cell table:number-columns-repeated="2" table:style-name="ce95"/>
          <table:table-cell table:number-columns-repeated="1007"/>
        </table:table-row>
        <table:table-row table:style-name="ro8">
          <table:table-cell table:style-name="ce84" office:value-type="string">
            <text:p>Sprint</text:p>
          </table:table-cell>
          <table:table-cell table:style-name="ce87" office:value-type="string">
            <text:p>Remain.Work</text:p>
          </table:table-cell>
          <table:table-cell table:style-name="ce87" office:value-type="string">
            <text:p>Planned Work</text:p>
          </table:table-cell>
          <table:table-cell table:style-name="ce90" office:value-type="string">
            <text:p>Realized Work</text:p>
          </table:table-cell>
          <table:table-cell table:style-name="ce90" office:value-type="string">
            <text:p>Current Total Size</text:p>
          </table:table-cell>
          <table:table-cell table:style-name="ce93" office:value-type="string">
            <text:p>Col top</text:p>
          </table:table-cell>
          <table:table-cell table:style-name="ce96" office:value-type="string" table:number-columns-spanned="2" table:number-rows-spanned="1">
            <text:p>Do not delete…</text:p>
          </table:table-cell>
          <table:covered-table-cell table:style-name="ce97"/>
          <table:table-cell table:style-name="ce93" office:value-type="string">
            <text:p>Col bottom</text:p>
          </table:table-cell>
          <table:table-cell table:style-name="ce98"/>
          <table:table-cell table:style-name="ce93" office:value-type="string">
            <text:p>Trend Help</text:p>
          </table:table-cell>
          <table:table-cell table:style-name="ce93" office:value-type="string">
            <text:p>Raw Trend</text:p>
          </table:table-cell>
          <table:table-cell table:style-name="ce93" office:value-type="string">
            <text:p>Real Trend</text:p>
          </table:table-cell>
          <table:table-cell table:style-name="ce99" office:value-type="string">
            <text:p>Current Bottom</text:p>
          </table:table-cell>
          <table:table-cell table:style-name="ce93" office:value-type="string">
            <text:p>Realized</text:p>
          </table:table-cell>
          <table:table-cell table:style-name="ce93" office:value-type="string">
            <text:p>Last 8</text:p>
          </table:table-cell>
          <table:table-cell table:style-name="ce93" office:value-type="string">
            <text:p>Worst 3 in Last 8</text:p>
          </table:table-cell>
          <table:table-cell table:style-name="ce102" table:number-columns-repeated="1007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65" table:formula="of:=[.D3]" office:value-type="float" office:value="137">
            <text:p>137</text:p>
          </table:table-cell>
          <table:table-cell table:number-columns-repeated="2" table:style-name="ce65" office:value-type="float" office:value="23">
            <text:p>23</text:p>
          </table:table-cell>
          <table:table-cell table:style-name="ce85" table:formula="of:=[.B28]" office:value-type="float" office:value="137">
            <text:p>137</text:p>
          </table:table-cell>
          <table:table-cell table:style-name="ce94" table:formula="of:=[.B28]" office:value-type="float" office:value="137">
            <text:p>137</text:p>
          </table:table-cell>
          <table:table-cell table:style-name="ce94" table:formula="of:=[.F28]" office:value-type="float" office:value="137">
            <text:p>137</text:p>
          </table:table-cell>
          <table:table-cell table:style-name="ce94" table:formula="of:=[.I28]" office:value-type="float" office:value="0">
            <text:p>0</text:p>
          </table:table-cell>
          <table:table-cell table:style-name="ce94" office:value-type="float" office:value="0">
            <text:p>0</text:p>
          </table:table-cell>
          <table:table-cell/>
          <table:table-cell table:formula="of:=IF([.F28]&lt;[.I28];[.I28];[.F28])" office:value-type="float" office:value="137">
            <text:p>137</text:p>
          </table:table-cell>
          <table:table-cell table:style-name="ce94" table:formula="of:=IF(TREND(OFFSET([.$K$27];TrendOffset+1;0;SprintsInTrend;1);OFFSET([.$A$27];TrendOffset+1;0;SprintsInTrend;1);[.A28])&lt;[.N28];[.N28];TREND(OFFSET([.$K$27];TrendOffset+1;0;SprintsInTrend;1);OFFSET([.$A$27];TrendOffset+1;0;SprintsInTrend;1);[.A28]))" office:value-type="float" office:value="137.666666666667">
            <text:p>137,6666666667</text:p>
          </table:table-cell>
          <table:table-cell table:style-name="ce94" table:formula="of:=[.L28]" office:value-type="float" office:value="137.666666666667">
            <text:p>137,6666666667</text:p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2">
            <text:p>2</text:p>
          </table:table-cell>
          <table:table-cell table:style-name="ce65" table:formula="of:=IF(OR([.B28]=&quot;&quot;;[.C28]=&quot;&quot;);&quot;&quot;;IF([.D28]=&quot;&quot;;IF([.B28]-[.C28]&lt;=0;&quot;&quot;;[.B28]-[.C28]);IF([.B28]-[.D28]&lt;=0;&quot;&quot;;[.B28]-[.D28])))" office:value-type="float" office:value="114">
            <text:p>114</text:p>
          </table:table-cell>
          <table:table-cell table:style-name="ce65" office:value-type="float" office:value="29">
            <text:p>29</text:p>
          </table:table-cell>
          <table:table-cell table:style-name="ce65" office:value-type="float" office:value="27">
            <text:p>27</text:p>
          </table:table-cell>
          <table:table-cell table:style-name="ce85" table:formula="of:=IF([.B29]=&quot;&quot;;&quot;&quot;;IF([.D28]=&quot;&quot;;[.E28];[.B29]+SUM([.D$28:.D28])))" office:value-type="float" office:value="137">
            <text:p>137</text:p>
          </table:table-cell>
          <table:table-cell table:style-name="ce94" table:formula="of:=IF([.B29]=&quot;&quot;;IF([.B28]=&quot;&quot;;&quot;&quot;;IF([.D28]=&quot;&quot;;&quot;&quot;;[.I28]));IF(AND([.D28]=&quot;&quot;;[.C28]=&quot;&quot;);&quot;&quot;;IF(AND([.D28]=&quot;&quot;;[.C28]&lt;&gt;&quot;&quot;);IF([.I28]&gt;[.F28];[.F28];[.I28]);[.F28]-[.D28])))" office:value-type="float" office:value="114">
            <text:p>114</text:p>
          </table:table-cell>
          <table:table-cell table:style-name="ce94" table:formula="of:=[.F29]" office:value-type="float" office:value="114">
            <text:p>114</text:p>
          </table:table-cell>
          <table:table-cell table:style-name="ce94" table:formula="of:=[.I29]" office:value-type="float" office:value="0">
            <text:p>0</text:p>
          </table:table-cell>
          <table:table-cell table:style-name="ce94" table:formula="of:=IF([.B29]=&quot;&quot;;IF([.B28]=&quot;&quot;;&quot;&quot;;IF([.D28]=&quot;&quot;;&quot;&quot;;[.F28]-[.D28]));IF(AND([.C28]=&quot;&quot;;[.D28]=&quot;&quot;);&quot;&quot;;IF(AND([.D28]=&quot;&quot;;[.C28]&lt;&gt;&quot;&quot;);IF([.I28]&gt;[.F28];[.I28]-[.C28];[.F28]-[.C28]);[.B$28]-[.B29]-SUM([.D$28:.D28]))))" office:value-type="float" office:value="0">
            <text:p>0</text:p>
          </table:table-cell>
          <table:table-cell/>
          <table:table-cell table:formula="of:=IF([.F29]&lt;[.I29];[.I29];[.F29])" office:value-type="float" office:value="114">
            <text:p>114</text:p>
          </table:table-cell>
          <table:table-cell table:style-name="ce94" table:formula="of:=IF(TREND(OFFSET([.$K$27];TrendOffset+1;0;SprintsInTrend;1);OFFSET([.$A$27];TrendOffset+1;0;SprintsInTrend;1);[.A29])&lt;[.N29];[.N29];TREND(OFFSET([.$K$27];TrendOffset+1;0;SprintsInTrend;1);OFFSET([.$A$27];TrendOffset+1;0;SprintsInTrend;1);[.A29]))" office:value-type="float" office:value="112.666666666667">
            <text:p>112,6666666667</text:p>
          </table:table-cell>
          <table:table-cell table:style-name="ce94" table:formula="of:=IF([.L29]=[.L28];&quot;&quot;;[.L29])" office:value-type="float" office:value="112.666666666667">
            <text:p>112,6666666667</text:p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3">
            <text:p>3</text:p>
          </table:table-cell>
          <table:table-cell table:style-name="ce65" table:formula="of:=IF(OR([.B29]=&quot;&quot;;[.C29]=&quot;&quot;);&quot;&quot;;IF([.D29]=&quot;&quot;;IF([.B29]-[.C29]&lt;=0;&quot;&quot;;[.B29]-[.C29]);IF([.B29]-[.D29]&lt;=0;&quot;&quot;;[.B29]-[.D29])))" office:value-type="float" office:value="87">
            <text:p>87</text:p>
          </table:table-cell>
          <table:table-cell table:style-name="ce65" office:value-type="float" office:value="31">
            <text:p>31</text:p>
          </table:table-cell>
          <table:table-cell table:style-name="ce65"/>
          <table:table-cell table:style-name="ce85" table:formula="of:=IF([.B30]=&quot;&quot;;&quot;&quot;;IF([.D29]=&quot;&quot;;[.E29];[.B30]+SUM([.D$28:.D29])))" office:value-type="float" office:value="137">
            <text:p>137</text:p>
          </table:table-cell>
          <table:table-cell table:style-name="ce94" table:formula="of:=IF([.B30]=&quot;&quot;;IF([.B29]=&quot;&quot;;&quot;&quot;;IF([.D29]=&quot;&quot;;&quot;&quot;;[.I29]));IF(AND([.D29]=&quot;&quot;;[.C29]=&quot;&quot;);&quot;&quot;;IF(AND([.D29]=&quot;&quot;;[.C29]&lt;&gt;&quot;&quot;);IF([.I29]&gt;[.F29];[.F29];[.I29]);[.F29]-[.D29])))" office:value-type="float" office:value="87">
            <text:p>87</text:p>
          </table:table-cell>
          <table:table-cell table:style-name="ce94" table:formula="of:=[.F30]" office:value-type="float" office:value="87">
            <text:p>87</text:p>
          </table:table-cell>
          <table:table-cell table:style-name="ce94" table:formula="of:=[.I30]" office:value-type="float" office:value="0">
            <text:p>0</text:p>
          </table:table-cell>
          <table:table-cell table:style-name="ce94" table:formula="of:=IF([.B30]=&quot;&quot;;IF([.B29]=&quot;&quot;;&quot;&quot;;IF([.D29]=&quot;&quot;;&quot;&quot;;[.F29]-[.D29]));IF(AND([.C29]=&quot;&quot;;[.D29]=&quot;&quot;);&quot;&quot;;IF(AND([.D29]=&quot;&quot;;[.C29]&lt;&gt;&quot;&quot;);IF([.I29]&gt;[.F29];[.I29]-[.C29];[.F29]-[.C29]);[.B$28]-[.B30]-SUM([.D$28:.D29]))))" office:value-type="float" office:value="0">
            <text:p>0</text:p>
          </table:table-cell>
          <table:table-cell/>
          <table:table-cell table:formula="of:=IF([.F30]&lt;[.I30];[.I30];[.F30])" office:value-type="float" office:value="87">
            <text:p>87</text:p>
          </table:table-cell>
          <table:table-cell table:style-name="ce94" table:formula="of:=IF(TREND(OFFSET([.$K$27];TrendOffset+1;0;SprintsInTrend;1);OFFSET([.$A$27];TrendOffset+1;0;SprintsInTrend;1);[.A30])&lt;[.N30];[.N30];TREND(OFFSET([.$K$27];TrendOffset+1;0;SprintsInTrend;1);OFFSET([.$A$27];TrendOffset+1;0;SprintsInTrend;1);[.A30]))" office:value-type="float" office:value="87.6666666666667">
            <text:p>87,6666666667</text:p>
          </table:table-cell>
          <table:table-cell table:style-name="ce94" table:formula="of:=IF([.L30]=[.L29];&quot;&quot;;[.L30])" office:value-type="float" office:value="87.6666666666667">
            <text:p>87,6666666667</text:p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4">
            <text:p>4</text:p>
          </table:table-cell>
          <table:table-cell table:style-name="ce65" table:formula="of:=IF(OR([.B30]=&quot;&quot;;[.C30]=&quot;&quot;);&quot;&quot;;IF([.D30]=&quot;&quot;;IF([.B30]-[.C30]&lt;=0;&quot;&quot;;[.B30]-[.C30]);IF([.B30]-[.D30]&lt;=0;&quot;&quot;;[.B30]-[.D30])))" office:value-type="float" office:value="56">
            <text:p>56</text:p>
          </table:table-cell>
          <table:table-cell table:style-name="ce65" office:value-type="float" office:value="28">
            <text:p>28</text:p>
          </table:table-cell>
          <table:table-cell table:style-name="ce65"/>
          <table:table-cell table:style-name="ce85" table:formula="of:=IF([.B31]=&quot;&quot;;&quot;&quot;;IF([.D30]=&quot;&quot;;[.E30];[.B31]+SUM([.D$28:.D30])))" office:value-type="float" office:value="137">
            <text:p>137</text:p>
          </table:table-cell>
          <table:table-cell table:style-name="ce94" table:formula="of:=IF([.B31]=&quot;&quot;;IF([.B30]=&quot;&quot;;&quot;&quot;;IF([.D30]=&quot;&quot;;&quot;&quot;;[.I30]));IF(AND([.D30]=&quot;&quot;;[.C30]=&quot;&quot;);&quot;&quot;;IF(AND([.D30]=&quot;&quot;;[.C30]&lt;&gt;&quot;&quot;);IF([.I30]&gt;[.F30];[.F30];[.I30]);[.F30]-[.D30])))" office:value-type="float" office:value="0">
            <text:p>0</text:p>
          </table:table-cell>
          <table:table-cell table:style-name="ce94" table:formula="of:=[.F31]" office:value-type="float" office:value="0">
            <text:p>0</text:p>
          </table:table-cell>
          <table:table-cell table:style-name="ce94" table:formula="of:=[.I31]" office:value-type="float" office:value="56">
            <text:p>56</text:p>
          </table:table-cell>
          <table:table-cell table:style-name="ce94" table:formula="of:=IF([.B31]=&quot;&quot;;IF([.B30]=&quot;&quot;;&quot;&quot;;IF([.D30]=&quot;&quot;;&quot;&quot;;[.F30]-[.D30]));IF(AND([.C30]=&quot;&quot;;[.D30]=&quot;&quot;);&quot;&quot;;IF(AND([.D30]=&quot;&quot;;[.C30]&lt;&gt;&quot;&quot;);IF([.I30]&gt;[.F30];[.I30]-[.C30];[.F30]-[.C30]);[.B$28]-[.B31]-SUM([.D$28:.D30]))))" office:value-type="float" office:value="56">
            <text:p>56</text:p>
          </table:table-cell>
          <table:table-cell/>
          <table:table-cell table:formula="of:=IF([.F31]&lt;[.I31];[.I31];[.F31])" office:value-type="float" office:value="56">
            <text:p>56</text:p>
          </table:table-cell>
          <table:table-cell table:style-name="ce94" table:formula="of:=IF(TREND(OFFSET([.$K$27];TrendOffset+1;0;SprintsInTrend;1);OFFSET([.$A$27];TrendOffset+1;0;SprintsInTrend;1);[.A31])&lt;[.N31];[.N31];TREND(OFFSET([.$K$27];TrendOffset+1;0;SprintsInTrend;1);OFFSET([.$A$27];TrendOffset+1;0;SprintsInTrend;1);[.A31]))" office:value-type="float" office:value="62.6666666666667">
            <text:p>62,6666666667</text:p>
          </table:table-cell>
          <table:table-cell table:style-name="ce94" table:formula="of:=IF([.L31]=[.L30];&quot;&quot;;[.L31])" office:value-type="float" office:value="62.6666666666667">
            <text:p>62,6666666667</text:p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5">
            <text:p>5</text:p>
          </table:table-cell>
          <table:table-cell table:style-name="ce65" table:formula="of:=IF(OR([.B31]=&quot;&quot;;[.C31]=&quot;&quot;);&quot;&quot;;IF([.D31]=&quot;&quot;;IF([.B31]-[.C31]&lt;=0;&quot;&quot;;[.B31]-[.C31]);IF([.B31]-[.D31]&lt;=0;&quot;&quot;;[.B31]-[.D31])))" office:value-type="float" office:value="28">
            <text:p>28</text:p>
          </table:table-cell>
          <table:table-cell table:style-name="ce65" office:value-type="float" office:value="28">
            <text:p>28</text:p>
          </table:table-cell>
          <table:table-cell table:style-name="ce65"/>
          <table:table-cell table:style-name="ce85" table:formula="of:=IF([.B32]=&quot;&quot;;&quot;&quot;;IF([.D31]=&quot;&quot;;[.E31];[.B32]+SUM([.D$28:.D31])))" office:value-type="float" office:value="137">
            <text:p>137</text:p>
          </table:table-cell>
          <table:table-cell table:style-name="ce94" table:formula="of:=IF([.B32]=&quot;&quot;;IF([.B31]=&quot;&quot;;&quot;&quot;;IF([.D31]=&quot;&quot;;&quot;&quot;;[.I31]));IF(AND([.D31]=&quot;&quot;;[.C31]=&quot;&quot;);&quot;&quot;;IF(AND([.D31]=&quot;&quot;;[.C31]&lt;&gt;&quot;&quot;);IF([.I31]&gt;[.F31];[.F31];[.I31]);[.F31]-[.D31])))" office:value-type="float" office:value="0">
            <text:p>0</text:p>
          </table:table-cell>
          <table:table-cell table:style-name="ce94" table:formula="of:=[.F32]" office:value-type="float" office:value="0">
            <text:p>0</text:p>
          </table:table-cell>
          <table:table-cell table:style-name="ce94" table:formula="of:=[.I32]" office:value-type="float" office:value="28">
            <text:p>28</text:p>
          </table:table-cell>
          <table:table-cell table:style-name="ce94" table:formula="of:=IF([.B32]=&quot;&quot;;IF([.B31]=&quot;&quot;;&quot;&quot;;IF([.D31]=&quot;&quot;;&quot;&quot;;[.F31]-[.D31]));IF(AND([.C31]=&quot;&quot;;[.D31]=&quot;&quot;);&quot;&quot;;IF(AND([.D31]=&quot;&quot;;[.C31]&lt;&gt;&quot;&quot;);IF([.I31]&gt;[.F31];[.I31]-[.C31];[.F31]-[.C31]);[.B$28]-[.B32]-SUM([.D$28:.D31]))))" office:value-type="float" office:value="28">
            <text:p>28</text:p>
          </table:table-cell>
          <table:table-cell/>
          <table:table-cell table:formula="of:=IF([.F32]&lt;[.I32];[.I32];[.F32])" office:value-type="float" office:value="28">
            <text:p>28</text:p>
          </table:table-cell>
          <table:table-cell table:style-name="ce94" table:formula="of:=IF(TREND(OFFSET([.$K$27];TrendOffset+1;0;SprintsInTrend;1);OFFSET([.$A$27];TrendOffset+1;0;SprintsInTrend;1);[.A32])&lt;[.N32];[.N32];TREND(OFFSET([.$K$27];TrendOffset+1;0;SprintsInTrend;1);OFFSET([.$A$27];TrendOffset+1;0;SprintsInTrend;1);[.A32]))" office:value-type="float" office:value="37.6666666666667">
            <text:p>37,6666666667</text:p>
          </table:table-cell>
          <table:table-cell table:style-name="ce94" table:formula="of:=IF([.L32]=[.L31];&quot;&quot;;[.L32])" office:value-type="float" office:value="37.6666666666667">
            <text:p>37,6666666667</text:p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6">
            <text:p>6</text:p>
          </table:table-cell>
          <table:table-cell table:style-name="ce65" table:formula="of:=IF(OR([.B32]=&quot;&quot;;[.C32]=&quot;&quot;);&quot;&quot;;IF([.D32]=&quot;&quot;;IF([.B32]-[.C32]&lt;=0;&quot;&quot;;[.B32]-[.C32]);IF([.B32]-[.D32]&lt;=0;&quot;&quot;;[.B32]-[.D32])))">
            <text:p/>
          </table:table-cell>
          <table:table-cell table:number-columns-repeated="2" table:style-name="ce65"/>
          <table:table-cell table:style-name="ce85" table:formula="of:=IF([.B33]=&quot;&quot;;&quot;&quot;;IF([.D32]=&quot;&quot;;[.E32];[.B33]+SUM([.D$28:.D32])))">
            <text:p/>
          </table:table-cell>
          <table:table-cell table:style-name="ce94" table:formula="of:=IF([.B33]=&quot;&quot;;IF([.B32]=&quot;&quot;;&quot;&quot;;IF([.D32]=&quot;&quot;;&quot;&quot;;[.I32]));IF(AND([.D32]=&quot;&quot;;[.C32]=&quot;&quot;);&quot;&quot;;IF(AND([.D32]=&quot;&quot;;[.C32]&lt;&gt;&quot;&quot;);IF([.I32]&gt;[.F32];[.F32];[.I32]);[.F32]-[.D32])))">
            <text:p/>
          </table:table-cell>
          <table:table-cell table:style-name="ce94" table:formula="of:=[.F33]">
            <text:p/>
          </table:table-cell>
          <table:table-cell table:style-name="ce94" table:formula="of:=[.I33]">
            <text:p/>
          </table:table-cell>
          <table:table-cell table:style-name="ce94" table:formula="of:=IF([.B33]=&quot;&quot;;IF([.B32]=&quot;&quot;;&quot;&quot;;IF([.D32]=&quot;&quot;;&quot;&quot;;[.F32]-[.D32]));IF(AND([.C32]=&quot;&quot;;[.D32]=&quot;&quot;);&quot;&quot;;IF(AND([.D32]=&quot;&quot;;[.C32]&lt;&gt;&quot;&quot;);IF([.I32]&gt;[.F32];[.I32]-[.C32];[.F32]-[.C32]);[.B$28]-[.B33]-SUM([.D$28:.D32]))))">
            <text:p/>
          </table:table-cell>
          <table:table-cell/>
          <table:table-cell table:formula="of:=IF([.F33]&lt;[.I33];[.I33];[.F33])">
            <text:p/>
          </table:table-cell>
          <table:table-cell table:style-name="ce94" table:formula="of:=IF(TREND(OFFSET([.$K$27];TrendOffset+1;0;SprintsInTrend;1);OFFSET([.$A$27];TrendOffset+1;0;SprintsInTrend;1);[.A33])&lt;[.N33];[.N33];TREND(OFFSET([.$K$27];TrendOffset+1;0;SprintsInTrend;1);OFFSET([.$A$27];TrendOffset+1;0;SprintsInTrend;1);[.A33]))" office:value-type="float" office:value="12.6666666666667">
            <text:p>12,6666666667</text:p>
          </table:table-cell>
          <table:table-cell table:style-name="ce94" table:formula="of:=IF([.L33]=[.L32];&quot;&quot;;[.L33])" office:value-type="float" office:value="12.6666666666667">
            <text:p>12,6666666667</text:p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7">
            <text:p>7</text:p>
          </table:table-cell>
          <table:table-cell table:style-name="ce65" table:formula="of:=IF(OR([.B33]=&quot;&quot;;[.C33]=&quot;&quot;);&quot;&quot;;IF([.D33]=&quot;&quot;;IF([.B33]-[.C33]&lt;=0;&quot;&quot;;[.B33]-[.C33]);IF([.B33]-[.D33]&lt;=0;&quot;&quot;;[.B33]-[.D33])))">
            <text:p/>
          </table:table-cell>
          <table:table-cell table:number-columns-repeated="2" table:style-name="ce65"/>
          <table:table-cell table:style-name="ce85" table:formula="of:=IF([.B34]=&quot;&quot;;&quot;&quot;;IF([.D33]=&quot;&quot;;[.E33];[.B34]+SUM([.D$28:.D33])))">
            <text:p/>
          </table:table-cell>
          <table:table-cell table:style-name="ce94" table:formula="of:=IF([.B34]=&quot;&quot;;IF([.B33]=&quot;&quot;;&quot;&quot;;IF([.D33]=&quot;&quot;;&quot;&quot;;[.I33]));IF(AND([.D33]=&quot;&quot;;[.C33]=&quot;&quot;);&quot;&quot;;IF(AND([.D33]=&quot;&quot;;[.C33]&lt;&gt;&quot;&quot;);IF([.I33]&gt;[.F33];[.F33];[.I33]);[.F33]-[.D33])))">
            <text:p/>
          </table:table-cell>
          <table:table-cell table:style-name="ce94" table:formula="of:=[.F34]">
            <text:p/>
          </table:table-cell>
          <table:table-cell table:style-name="ce94" table:formula="of:=[.I34]">
            <text:p/>
          </table:table-cell>
          <table:table-cell table:style-name="ce94" table:formula="of:=IF([.B34]=&quot;&quot;;IF([.B33]=&quot;&quot;;&quot;&quot;;IF([.D33]=&quot;&quot;;&quot;&quot;;[.F33]-[.D33]));IF(AND([.C33]=&quot;&quot;;[.D33]=&quot;&quot;);&quot;&quot;;IF(AND([.D33]=&quot;&quot;;[.C33]&lt;&gt;&quot;&quot;);IF([.I33]&gt;[.F33];[.I33]-[.C33];[.F33]-[.C33]);[.B$28]-[.B34]-SUM([.D$28:.D33]))))">
            <text:p/>
          </table:table-cell>
          <table:table-cell/>
          <table:table-cell table:formula="of:=IF([.F34]&lt;[.I34];[.I34];[.F34])">
            <text:p/>
          </table:table-cell>
          <table:table-cell table:style-name="ce94" table:formula="of:=IF(TREND(OFFSET([.$K$27];TrendOffset+1;0;SprintsInTrend;1);OFFSET([.$A$27];TrendOffset+1;0;SprintsInTrend;1);[.A34])&lt;[.N34];[.N34];TREND(OFFSET([.$K$27];TrendOffset+1;0;SprintsInTrend;1);OFFSET([.$A$27];TrendOffset+1;0;SprintsInTrend;1);[.A34]))" office:value-type="float" office:value="0">
            <text:p>0</text:p>
          </table:table-cell>
          <table:table-cell table:style-name="ce94" table:formula="of:=IF([.L34]=[.L33];&quot;&quot;;[.L34])" office:value-type="float" office:value="0">
            <text:p>0</text:p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8">
            <text:p>8</text:p>
          </table:table-cell>
          <table:table-cell table:style-name="ce65" table:formula="of:=IF(OR([.B34]=&quot;&quot;;[.C34]=&quot;&quot;);&quot;&quot;;IF([.D34]=&quot;&quot;;IF([.B34]-[.C34]&lt;=0;&quot;&quot;;[.B34]-[.C34]);IF([.B34]-[.D34]&lt;=0;&quot;&quot;;[.B34]-[.D34])))">
            <text:p/>
          </table:table-cell>
          <table:table-cell table:number-columns-repeated="2" table:style-name="ce65"/>
          <table:table-cell table:style-name="ce85" table:formula="of:=IF([.B35]=&quot;&quot;;&quot;&quot;;IF([.D34]=&quot;&quot;;[.E34];[.B35]+SUM([.D$28:.D34])))">
            <text:p/>
          </table:table-cell>
          <table:table-cell table:style-name="ce94" table:formula="of:=IF([.B35]=&quot;&quot;;IF([.B34]=&quot;&quot;;&quot;&quot;;IF([.D34]=&quot;&quot;;&quot;&quot;;[.I34]));IF(AND([.D34]=&quot;&quot;;[.C34]=&quot;&quot;);&quot;&quot;;IF(AND([.D34]=&quot;&quot;;[.C34]&lt;&gt;&quot;&quot;);IF([.I34]&gt;[.F34];[.F34];[.I34]);[.F34]-[.D34])))">
            <text:p/>
          </table:table-cell>
          <table:table-cell table:style-name="ce94" table:formula="of:=[.F35]">
            <text:p/>
          </table:table-cell>
          <table:table-cell table:style-name="ce94" table:formula="of:=[.I35]">
            <text:p/>
          </table:table-cell>
          <table:table-cell table:style-name="ce94" table:formula="of:=IF([.B35]=&quot;&quot;;IF([.B34]=&quot;&quot;;&quot;&quot;;IF([.D34]=&quot;&quot;;&quot;&quot;;[.F34]-[.D34]));IF(AND([.C34]=&quot;&quot;;[.D34]=&quot;&quot;);&quot;&quot;;IF(AND([.D34]=&quot;&quot;;[.C34]&lt;&gt;&quot;&quot;);IF([.I34]&gt;[.F34];[.I34]-[.C34];[.F34]-[.C34]);[.B$28]-[.B35]-SUM([.D$28:.D34]))))">
            <text:p/>
          </table:table-cell>
          <table:table-cell/>
          <table:table-cell table:formula="of:=IF([.F35]&lt;[.I35];[.I35];[.F35])">
            <text:p/>
          </table:table-cell>
          <table:table-cell table:style-name="ce94" table:formula="of:=IF(TREND(OFFSET([.$K$27];TrendOffset+1;0;SprintsInTrend;1);OFFSET([.$A$27];TrendOffset+1;0;SprintsInTrend;1);[.A35])&lt;[.N35];[.N35];TREND(OFFSET([.$K$27];TrendOffset+1;0;SprintsInTrend;1);OFFSET([.$A$27];TrendOffset+1;0;SprintsInTrend;1);[.A35]))" office:value-type="float" office:value="0">
            <text:p>0</text:p>
          </table:table-cell>
          <table:table-cell table:style-name="ce94" table:formula="of:=IF([.L35]=[.L34];&quot;&quot;;[.L35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9">
            <text:p>9</text:p>
          </table:table-cell>
          <table:table-cell table:style-name="ce65" table:formula="of:=IF(OR([.B35]=&quot;&quot;;[.C35]=&quot;&quot;);&quot;&quot;;IF([.D35]=&quot;&quot;;IF([.B35]-[.C35]&lt;=0;&quot;&quot;;[.B35]-[.C35]);IF([.B35]-[.D35]&lt;=0;&quot;&quot;;[.B35]-[.D35])))">
            <text:p/>
          </table:table-cell>
          <table:table-cell table:number-columns-repeated="2" table:style-name="ce65"/>
          <table:table-cell table:style-name="ce85" table:formula="of:=IF([.B36]=&quot;&quot;;&quot;&quot;;IF([.D35]=&quot;&quot;;[.E35];[.B36]+SUM([.D$28:.D35])))">
            <text:p/>
          </table:table-cell>
          <table:table-cell table:style-name="ce94" table:formula="of:=IF([.B36]=&quot;&quot;;IF([.B35]=&quot;&quot;;&quot;&quot;;IF([.D35]=&quot;&quot;;&quot;&quot;;[.I35]));IF(AND([.D35]=&quot;&quot;;[.C35]=&quot;&quot;);&quot;&quot;;IF(AND([.D35]=&quot;&quot;;[.C35]&lt;&gt;&quot;&quot;);IF([.I35]&gt;[.F35];[.F35];[.I35]);[.F35]-[.D35])))">
            <text:p/>
          </table:table-cell>
          <table:table-cell table:style-name="ce94" table:formula="of:=[.F36]">
            <text:p/>
          </table:table-cell>
          <table:table-cell table:style-name="ce94" table:formula="of:=[.I36]">
            <text:p/>
          </table:table-cell>
          <table:table-cell table:style-name="ce94" table:formula="of:=IF([.B36]=&quot;&quot;;IF([.B35]=&quot;&quot;;&quot;&quot;;IF([.D35]=&quot;&quot;;&quot;&quot;;[.F35]-[.D35]));IF(AND([.C35]=&quot;&quot;;[.D35]=&quot;&quot;);&quot;&quot;;IF(AND([.D35]=&quot;&quot;;[.C35]&lt;&gt;&quot;&quot;);IF([.I35]&gt;[.F35];[.I35]-[.C35];[.F35]-[.C35]);[.B$28]-[.B36]-SUM([.D$28:.D35]))))">
            <text:p/>
          </table:table-cell>
          <table:table-cell/>
          <table:table-cell table:formula="of:=IF([.F36]&lt;[.I36];[.I36];[.F36])">
            <text:p/>
          </table:table-cell>
          <table:table-cell table:style-name="ce94" table:formula="of:=IF(TREND(OFFSET([.$K$27];TrendOffset+1;0;SprintsInTrend;1);OFFSET([.$A$27];TrendOffset+1;0;SprintsInTrend;1);[.A36])&lt;[.N36];[.N36];TREND(OFFSET([.$K$27];TrendOffset+1;0;SprintsInTrend;1);OFFSET([.$A$27];TrendOffset+1;0;SprintsInTrend;1);[.A36]))" office:value-type="float" office:value="0">
            <text:p>0</text:p>
          </table:table-cell>
          <table:table-cell table:style-name="ce94" table:formula="of:=IF([.L36]=[.L35];&quot;&quot;;[.L36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10">
            <text:p>10</text:p>
          </table:table-cell>
          <table:table-cell table:style-name="ce65" table:formula="of:=IF(OR([.B36]=&quot;&quot;;[.C36]=&quot;&quot;);&quot;&quot;;IF([.D36]=&quot;&quot;;IF([.B36]-[.C36]&lt;=0;&quot;&quot;;[.B36]-[.C36]);IF([.B36]-[.D36]&lt;=0;&quot;&quot;;[.B36]-[.D36])))">
            <text:p/>
          </table:table-cell>
          <table:table-cell table:number-columns-repeated="2" table:style-name="ce65"/>
          <table:table-cell table:style-name="ce85" table:formula="of:=IF([.B37]=&quot;&quot;;&quot;&quot;;IF([.D36]=&quot;&quot;;[.E36];[.B37]+SUM([.D$28:.D36])))">
            <text:p/>
          </table:table-cell>
          <table:table-cell table:style-name="ce94" table:formula="of:=IF([.B37]=&quot;&quot;;IF([.B36]=&quot;&quot;;&quot;&quot;;IF([.D36]=&quot;&quot;;&quot;&quot;;[.I36]));IF(AND([.D36]=&quot;&quot;;[.C36]=&quot;&quot;);&quot;&quot;;IF(AND([.D36]=&quot;&quot;;[.C36]&lt;&gt;&quot;&quot;);IF([.I36]&gt;[.F36];[.F36];[.I36]);[.F36]-[.D36])))">
            <text:p/>
          </table:table-cell>
          <table:table-cell table:style-name="ce94" table:formula="of:=[.F37]">
            <text:p/>
          </table:table-cell>
          <table:table-cell table:style-name="ce94" table:formula="of:=[.I37]">
            <text:p/>
          </table:table-cell>
          <table:table-cell table:style-name="ce94" table:formula="of:=IF([.B37]=&quot;&quot;;IF([.B36]=&quot;&quot;;&quot;&quot;;IF([.D36]=&quot;&quot;;&quot;&quot;;[.F36]-[.D36]));IF(AND([.C36]=&quot;&quot;;[.D36]=&quot;&quot;);&quot;&quot;;IF(AND([.D36]=&quot;&quot;;[.C36]&lt;&gt;&quot;&quot;);IF([.I36]&gt;[.F36];[.I36]-[.C36];[.F36]-[.C36]);[.B$28]-[.B37]-SUM([.D$28:.D36]))))">
            <text:p/>
          </table:table-cell>
          <table:table-cell/>
          <table:table-cell table:formula="of:=IF([.F37]&lt;[.I37];[.I37];[.F37])">
            <text:p/>
          </table:table-cell>
          <table:table-cell table:style-name="ce94" table:formula="of:=IF(TREND(OFFSET([.$K$27];TrendOffset+1;0;SprintsInTrend;1);OFFSET([.$A$27];TrendOffset+1;0;SprintsInTrend;1);[.A37])&lt;[.N37];[.N37];TREND(OFFSET([.$K$27];TrendOffset+1;0;SprintsInTrend;1);OFFSET([.$A$27];TrendOffset+1;0;SprintsInTrend;1);[.A37]))" office:value-type="float" office:value="0">
            <text:p>0</text:p>
          </table:table-cell>
          <table:table-cell table:style-name="ce94" table:formula="of:=IF([.L37]=[.L36];&quot;&quot;;[.L37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11">
            <text:p>11</text:p>
          </table:table-cell>
          <table:table-cell table:style-name="ce65" table:formula="of:=IF(OR([.B37]=&quot;&quot;;[.C37]=&quot;&quot;);&quot;&quot;;IF([.D37]=&quot;&quot;;IF([.B37]-[.C37]&lt;=0;&quot;&quot;;[.B37]-[.C37]);IF([.B37]-[.D37]&lt;=0;&quot;&quot;;[.B37]-[.D37])))">
            <text:p/>
          </table:table-cell>
          <table:table-cell table:number-columns-repeated="2" table:style-name="ce65"/>
          <table:table-cell table:style-name="ce85" table:formula="of:=IF([.B38]=&quot;&quot;;&quot;&quot;;IF([.D37]=&quot;&quot;;[.E37];[.B38]+SUM([.D$28:.D37])))">
            <text:p/>
          </table:table-cell>
          <table:table-cell table:style-name="ce94" table:formula="of:=IF([.B38]=&quot;&quot;;IF([.B37]=&quot;&quot;;&quot;&quot;;IF([.D37]=&quot;&quot;;&quot;&quot;;[.I37]));IF(AND([.D37]=&quot;&quot;;[.C37]=&quot;&quot;);&quot;&quot;;IF(AND([.D37]=&quot;&quot;;[.C37]&lt;&gt;&quot;&quot;);IF([.I37]&gt;[.F37];[.F37];[.I37]);[.F37]-[.D37])))">
            <text:p/>
          </table:table-cell>
          <table:table-cell table:style-name="ce94" table:formula="of:=[.F38]">
            <text:p/>
          </table:table-cell>
          <table:table-cell table:style-name="ce94" table:formula="of:=[.I38]">
            <text:p/>
          </table:table-cell>
          <table:table-cell table:style-name="ce94" table:formula="of:=IF([.B38]=&quot;&quot;;IF([.B37]=&quot;&quot;;&quot;&quot;;IF([.D37]=&quot;&quot;;&quot;&quot;;[.F37]-[.D37]));IF(AND([.C37]=&quot;&quot;;[.D37]=&quot;&quot;);&quot;&quot;;IF(AND([.D37]=&quot;&quot;;[.C37]&lt;&gt;&quot;&quot;);IF([.I37]&gt;[.F37];[.I37]-[.C37];[.F37]-[.C37]);[.B$28]-[.B38]-SUM([.D$28:.D37]))))">
            <text:p/>
          </table:table-cell>
          <table:table-cell/>
          <table:table-cell table:formula="of:=IF([.F38]&lt;[.I38];[.I38];[.F38])">
            <text:p/>
          </table:table-cell>
          <table:table-cell table:style-name="ce94" table:formula="of:=IF(TREND(OFFSET([.$K$27];TrendOffset+1;0;SprintsInTrend;1);OFFSET([.$A$27];TrendOffset+1;0;SprintsInTrend;1);[.A38])&lt;[.N38];[.N38];TREND(OFFSET([.$K$27];TrendOffset+1;0;SprintsInTrend;1);OFFSET([.$A$27];TrendOffset+1;0;SprintsInTrend;1);[.A38]))" office:value-type="float" office:value="0">
            <text:p>0</text:p>
          </table:table-cell>
          <table:table-cell table:style-name="ce94" table:formula="of:=IF([.L38]=[.L37];&quot;&quot;;[.L38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12">
            <text:p>12</text:p>
          </table:table-cell>
          <table:table-cell table:style-name="ce65" table:formula="of:=IF(OR([.B38]=&quot;&quot;;[.C38]=&quot;&quot;);&quot;&quot;;IF([.D38]=&quot;&quot;;IF([.B38]-[.C38]&lt;=0;&quot;&quot;;[.B38]-[.C38]);IF([.B38]-[.D38]&lt;=0;&quot;&quot;;[.B38]-[.D38])))">
            <text:p/>
          </table:table-cell>
          <table:table-cell table:number-columns-repeated="2" table:style-name="ce65"/>
          <table:table-cell table:style-name="ce85" table:formula="of:=IF([.B39]=&quot;&quot;;&quot;&quot;;IF([.D38]=&quot;&quot;;[.E38];[.B39]+SUM([.D$28:.D38])))">
            <text:p/>
          </table:table-cell>
          <table:table-cell table:style-name="ce94" table:formula="of:=IF([.B39]=&quot;&quot;;IF([.B38]=&quot;&quot;;&quot;&quot;;IF([.D38]=&quot;&quot;;&quot;&quot;;[.I38]));IF(AND([.D38]=&quot;&quot;;[.C38]=&quot;&quot;);&quot;&quot;;IF(AND([.D38]=&quot;&quot;;[.C38]&lt;&gt;&quot;&quot;);IF([.I38]&gt;[.F38];[.F38];[.I38]);[.F38]-[.D38])))">
            <text:p/>
          </table:table-cell>
          <table:table-cell table:style-name="ce94" table:formula="of:=[.F39]">
            <text:p/>
          </table:table-cell>
          <table:table-cell table:style-name="ce94" table:formula="of:=[.I39]">
            <text:p/>
          </table:table-cell>
          <table:table-cell table:style-name="ce94" table:formula="of:=IF([.B39]=&quot;&quot;;IF([.B38]=&quot;&quot;;&quot;&quot;;IF([.D38]=&quot;&quot;;&quot;&quot;;[.F38]-[.D38]));IF(AND([.C38]=&quot;&quot;;[.D38]=&quot;&quot;);&quot;&quot;;IF(AND([.D38]=&quot;&quot;;[.C38]&lt;&gt;&quot;&quot;);IF([.I38]&gt;[.F38];[.I38]-[.C38];[.F38]-[.C38]);[.B$28]-[.B39]-SUM([.D$28:.D38]))))">
            <text:p/>
          </table:table-cell>
          <table:table-cell/>
          <table:table-cell table:formula="of:=IF([.F39]&lt;[.I39];[.I39];[.F39])">
            <text:p/>
          </table:table-cell>
          <table:table-cell table:style-name="ce94" table:formula="of:=IF(TREND(OFFSET([.$K$27];TrendOffset+1;0;SprintsInTrend;1);OFFSET([.$A$27];TrendOffset+1;0;SprintsInTrend;1);[.A39])&lt;[.N39];[.N39];TREND(OFFSET([.$K$27];TrendOffset+1;0;SprintsInTrend;1);OFFSET([.$A$27];TrendOffset+1;0;SprintsInTrend;1);[.A39]))" office:value-type="float" office:value="0">
            <text:p>0</text:p>
          </table:table-cell>
          <table:table-cell table:style-name="ce94" table:formula="of:=IF([.L39]=[.L38];&quot;&quot;;[.L39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13">
            <text:p>13</text:p>
          </table:table-cell>
          <table:table-cell table:style-name="ce65" table:formula="of:=IF(OR([.B39]=&quot;&quot;;[.C39]=&quot;&quot;);&quot;&quot;;IF([.D39]=&quot;&quot;;IF([.B39]-[.C39]&lt;=0;&quot;&quot;;[.B39]-[.C39]);IF([.B39]-[.D39]&lt;=0;&quot;&quot;;[.B39]-[.D39])))">
            <text:p/>
          </table:table-cell>
          <table:table-cell table:style-name="ce65"/>
          <table:table-cell/>
          <table:table-cell table:style-name="ce85" table:formula="of:=IF([.B40]=&quot;&quot;;&quot;&quot;;IF([.D39]=&quot;&quot;;[.E39];[.B40]+SUM([.D$28:.D39])))">
            <text:p/>
          </table:table-cell>
          <table:table-cell table:style-name="ce94" table:formula="of:=IF([.B40]=&quot;&quot;;IF([.B39]=&quot;&quot;;&quot;&quot;;IF([.D39]=&quot;&quot;;&quot;&quot;;[.I39]));IF(AND([.D39]=&quot;&quot;;[.C39]=&quot;&quot;);&quot;&quot;;IF(AND([.D39]=&quot;&quot;;[.C39]&lt;&gt;&quot;&quot;);IF([.I39]&gt;[.F39];[.F39];[.I39]);[.F39]-[.D39])))">
            <text:p/>
          </table:table-cell>
          <table:table-cell table:style-name="ce94" table:formula="of:=[.F40]">
            <text:p/>
          </table:table-cell>
          <table:table-cell table:style-name="ce94" table:formula="of:=[.I40]">
            <text:p/>
          </table:table-cell>
          <table:table-cell table:style-name="ce94" table:formula="of:=IF([.B40]=&quot;&quot;;IF([.B39]=&quot;&quot;;&quot;&quot;;IF([.D39]=&quot;&quot;;&quot;&quot;;[.F39]-[.D39]));IF(AND([.C39]=&quot;&quot;;[.D39]=&quot;&quot;);&quot;&quot;;IF(AND([.D39]=&quot;&quot;;[.C39]&lt;&gt;&quot;&quot;);IF([.I39]&gt;[.F39];[.I39]-[.C39];[.F39]-[.C39]);[.B$28]-[.B40]-SUM([.D$28:.D39]))))">
            <text:p/>
          </table:table-cell>
          <table:table-cell/>
          <table:table-cell table:formula="of:=IF([.F40]&lt;[.I40];[.I40];[.F40])">
            <text:p/>
          </table:table-cell>
          <table:table-cell table:style-name="ce94" table:formula="of:=IF(TREND(OFFSET([.$K$27];TrendOffset+1;0;SprintsInTrend;1);OFFSET([.$A$27];TrendOffset+1;0;SprintsInTrend;1);[.A40])&lt;[.N40];[.N40];TREND(OFFSET([.$K$27];TrendOffset+1;0;SprintsInTrend;1);OFFSET([.$A$27];TrendOffset+1;0;SprintsInTrend;1);[.A40]))" office:value-type="float" office:value="0">
            <text:p>0</text:p>
          </table:table-cell>
          <table:table-cell table:style-name="ce94" table:formula="of:=IF([.L40]=[.L39];&quot;&quot;;[.L40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14">
            <text:p>14</text:p>
          </table:table-cell>
          <table:table-cell table:style-name="ce65" table:formula="of:=IF(OR([.B40]=&quot;&quot;;[.C40]=&quot;&quot;);&quot;&quot;;IF([.D40]=&quot;&quot;;IF([.B40]-[.C40]&lt;=0;&quot;&quot;;[.B40]-[.C40]);IF([.B40]-[.D40]&lt;=0;&quot;&quot;;[.B40]-[.D40])))">
            <text:p/>
          </table:table-cell>
          <table:table-cell table:style-name="ce65"/>
          <table:table-cell/>
          <table:table-cell table:style-name="ce85" table:formula="of:=IF([.B41]=&quot;&quot;;&quot;&quot;;IF([.D40]=&quot;&quot;;[.E40];[.B41]+SUM([.D$28:.D40])))">
            <text:p/>
          </table:table-cell>
          <table:table-cell table:style-name="ce94" table:formula="of:=IF([.B41]=&quot;&quot;;IF([.B40]=&quot;&quot;;&quot;&quot;;IF([.D40]=&quot;&quot;;&quot;&quot;;[.I40]));IF(AND([.D40]=&quot;&quot;;[.C40]=&quot;&quot;);&quot;&quot;;IF(AND([.D40]=&quot;&quot;;[.C40]&lt;&gt;&quot;&quot;);IF([.I40]&gt;[.F40];[.F40];[.I40]);[.F40]-[.D40])))">
            <text:p/>
          </table:table-cell>
          <table:table-cell table:style-name="ce94" table:formula="of:=[.F41]">
            <text:p/>
          </table:table-cell>
          <table:table-cell table:style-name="ce94" table:formula="of:=[.I41]">
            <text:p/>
          </table:table-cell>
          <table:table-cell table:style-name="ce94" table:formula="of:=IF([.B41]=&quot;&quot;;IF([.B40]=&quot;&quot;;&quot;&quot;;IF([.D40]=&quot;&quot;;&quot;&quot;;[.F40]-[.D40]));IF(AND([.C40]=&quot;&quot;;[.D40]=&quot;&quot;);&quot;&quot;;IF(AND([.D40]=&quot;&quot;;[.C40]&lt;&gt;&quot;&quot;);IF([.I40]&gt;[.F40];[.I40]-[.C40];[.F40]-[.C40]);[.B$28]-[.B41]-SUM([.D$28:.D40]))))">
            <text:p/>
          </table:table-cell>
          <table:table-cell/>
          <table:table-cell table:formula="of:=IF([.F41]&lt;[.I41];[.I41];[.F41])">
            <text:p/>
          </table:table-cell>
          <table:table-cell table:style-name="ce94" table:formula="of:=IF(TREND(OFFSET([.$K$27];TrendOffset+1;0;SprintsInTrend;1);OFFSET([.$A$27];TrendOffset+1;0;SprintsInTrend;1);[.A41])&lt;[.N41];[.N41];TREND(OFFSET([.$K$27];TrendOffset+1;0;SprintsInTrend;1);OFFSET([.$A$27];TrendOffset+1;0;SprintsInTrend;1);[.A41]))" office:value-type="float" office:value="0">
            <text:p>0</text:p>
          </table:table-cell>
          <table:table-cell table:style-name="ce94" table:formula="of:=IF([.L41]=[.L40];&quot;&quot;;[.L41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15">
            <text:p>15</text:p>
          </table:table-cell>
          <table:table-cell table:style-name="ce65" table:formula="of:=IF(OR([.B41]=&quot;&quot;;[.C41]=&quot;&quot;);&quot;&quot;;IF([.D41]=&quot;&quot;;IF([.B41]-[.C41]&lt;=0;&quot;&quot;;[.B41]-[.C41]);IF([.B41]-[.D41]&lt;=0;&quot;&quot;;[.B41]-[.D41])))">
            <text:p/>
          </table:table-cell>
          <table:table-cell table:style-name="ce65"/>
          <table:table-cell/>
          <table:table-cell table:style-name="ce85" table:formula="of:=IF([.B42]=&quot;&quot;;&quot;&quot;;IF([.D41]=&quot;&quot;;[.E41];[.B42]+SUM([.D$28:.D41])))">
            <text:p/>
          </table:table-cell>
          <table:table-cell table:style-name="ce94" table:formula="of:=IF([.B42]=&quot;&quot;;IF([.B41]=&quot;&quot;;&quot;&quot;;IF([.D41]=&quot;&quot;;&quot;&quot;;[.I41]));IF(AND([.D41]=&quot;&quot;;[.C41]=&quot;&quot;);&quot;&quot;;IF(AND([.D41]=&quot;&quot;;[.C41]&lt;&gt;&quot;&quot;);IF([.I41]&gt;[.F41];[.F41];[.I41]);[.F41]-[.D41])))">
            <text:p/>
          </table:table-cell>
          <table:table-cell table:style-name="ce94" table:formula="of:=[.F42]">
            <text:p/>
          </table:table-cell>
          <table:table-cell table:style-name="ce94" table:formula="of:=[.I42]">
            <text:p/>
          </table:table-cell>
          <table:table-cell table:style-name="ce94" table:formula="of:=IF([.B42]=&quot;&quot;;IF([.B41]=&quot;&quot;;&quot;&quot;;IF([.D41]=&quot;&quot;;&quot;&quot;;[.F41]-[.D41]));IF(AND([.C41]=&quot;&quot;;[.D41]=&quot;&quot;);&quot;&quot;;IF(AND([.D41]=&quot;&quot;;[.C41]&lt;&gt;&quot;&quot;);IF([.I41]&gt;[.F41];[.I41]-[.C41];[.F41]-[.C41]);[.B$28]-[.B42]-SUM([.D$28:.D41]))))">
            <text:p/>
          </table:table-cell>
          <table:table-cell/>
          <table:table-cell table:formula="of:=IF([.F42]&lt;[.I42];[.I42];[.F42])">
            <text:p/>
          </table:table-cell>
          <table:table-cell table:style-name="ce94" table:formula="of:=IF(TREND(OFFSET([.$K$27];TrendOffset+1;0;SprintsInTrend;1);OFFSET([.$A$27];TrendOffset+1;0;SprintsInTrend;1);[.A42])&lt;[.N42];[.N42];TREND(OFFSET([.$K$27];TrendOffset+1;0;SprintsInTrend;1);OFFSET([.$A$27];TrendOffset+1;0;SprintsInTrend;1);[.A42]))" office:value-type="float" office:value="0">
            <text:p>0</text:p>
          </table:table-cell>
          <table:table-cell table:style-name="ce94" table:formula="of:=IF([.L42]=[.L41];&quot;&quot;;[.L42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16">
            <text:p>16</text:p>
          </table:table-cell>
          <table:table-cell table:style-name="ce65" table:formula="of:=IF(OR([.B42]=&quot;&quot;;[.C42]=&quot;&quot;);&quot;&quot;;IF([.D42]=&quot;&quot;;IF([.B42]-[.C42]&lt;=0;&quot;&quot;;[.B42]-[.C42]);IF([.B42]-[.D42]&lt;=0;&quot;&quot;;[.B42]-[.D42])))">
            <text:p/>
          </table:table-cell>
          <table:table-cell table:style-name="ce65"/>
          <table:table-cell/>
          <table:table-cell table:style-name="ce85" table:formula="of:=IF([.B43]=&quot;&quot;;&quot;&quot;;IF([.D42]=&quot;&quot;;[.E42];[.B43]+SUM([.D$28:.D42])))">
            <text:p/>
          </table:table-cell>
          <table:table-cell table:style-name="ce94" table:formula="of:=IF([.B43]=&quot;&quot;;IF([.B42]=&quot;&quot;;&quot;&quot;;IF([.D42]=&quot;&quot;;&quot;&quot;;[.I42]));IF(AND([.D42]=&quot;&quot;;[.C42]=&quot;&quot;);&quot;&quot;;IF(AND([.D42]=&quot;&quot;;[.C42]&lt;&gt;&quot;&quot;);IF([.I42]&gt;[.F42];[.F42];[.I42]);[.F42]-[.D42])))">
            <text:p/>
          </table:table-cell>
          <table:table-cell table:style-name="ce94" table:formula="of:=[.F43]">
            <text:p/>
          </table:table-cell>
          <table:table-cell table:style-name="ce94" table:formula="of:=[.I43]">
            <text:p/>
          </table:table-cell>
          <table:table-cell table:style-name="ce94" table:formula="of:=IF([.B43]=&quot;&quot;;IF([.B42]=&quot;&quot;;&quot;&quot;;IF([.D42]=&quot;&quot;;&quot;&quot;;[.F42]-[.D42]));IF(AND([.C42]=&quot;&quot;;[.D42]=&quot;&quot;);&quot;&quot;;IF(AND([.D42]=&quot;&quot;;[.C42]&lt;&gt;&quot;&quot;);IF([.I42]&gt;[.F42];[.I42]-[.C42];[.F42]-[.C42]);[.B$28]-[.B43]-SUM([.D$28:.D42]))))">
            <text:p/>
          </table:table-cell>
          <table:table-cell/>
          <table:table-cell table:formula="of:=IF([.F43]&lt;[.I43];[.I43];[.F43])">
            <text:p/>
          </table:table-cell>
          <table:table-cell table:style-name="ce94" table:formula="of:=IF(TREND(OFFSET([.$K$27];TrendOffset+1;0;SprintsInTrend;1);OFFSET([.$A$27];TrendOffset+1;0;SprintsInTrend;1);[.A43])&lt;[.N43];[.N43];TREND(OFFSET([.$K$27];TrendOffset+1;0;SprintsInTrend;1);OFFSET([.$A$27];TrendOffset+1;0;SprintsInTrend;1);[.A43]))" office:value-type="float" office:value="0">
            <text:p>0</text:p>
          </table:table-cell>
          <table:table-cell table:style-name="ce94" table:formula="of:=IF([.L43]=[.L42];&quot;&quot;;[.L43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17">
            <text:p>17</text:p>
          </table:table-cell>
          <table:table-cell table:style-name="ce65" table:formula="of:=IF(OR([.B43]=&quot;&quot;;[.C43]=&quot;&quot;);&quot;&quot;;IF([.D43]=&quot;&quot;;IF([.B43]-[.C43]&lt;=0;&quot;&quot;;[.B43]-[.C43]);IF([.B43]-[.D43]&lt;=0;&quot;&quot;;[.B43]-[.D43])))">
            <text:p/>
          </table:table-cell>
          <table:table-cell table:style-name="ce65"/>
          <table:table-cell/>
          <table:table-cell table:style-name="ce85" table:formula="of:=IF([.B44]=&quot;&quot;;&quot;&quot;;IF([.D43]=&quot;&quot;;[.E43];[.B44]+SUM([.D$28:.D43])))">
            <text:p/>
          </table:table-cell>
          <table:table-cell table:style-name="ce94" table:formula="of:=IF([.B44]=&quot;&quot;;IF([.B43]=&quot;&quot;;&quot;&quot;;IF([.D43]=&quot;&quot;;&quot;&quot;;[.I43]));IF(AND([.D43]=&quot;&quot;;[.C43]=&quot;&quot;);&quot;&quot;;IF(AND([.D43]=&quot;&quot;;[.C43]&lt;&gt;&quot;&quot;);IF([.I43]&gt;[.F43];[.F43];[.I43]);[.F43]-[.D43])))">
            <text:p/>
          </table:table-cell>
          <table:table-cell table:style-name="ce94" table:formula="of:=[.F44]">
            <text:p/>
          </table:table-cell>
          <table:table-cell table:style-name="ce94" table:formula="of:=[.I44]">
            <text:p/>
          </table:table-cell>
          <table:table-cell table:style-name="ce94" table:formula="of:=IF([.B44]=&quot;&quot;;IF([.B43]=&quot;&quot;;&quot;&quot;;IF([.D43]=&quot;&quot;;&quot;&quot;;[.F43]-[.D43]));IF(AND([.C43]=&quot;&quot;;[.D43]=&quot;&quot;);&quot;&quot;;IF(AND([.D43]=&quot;&quot;;[.C43]&lt;&gt;&quot;&quot;);IF([.I43]&gt;[.F43];[.I43]-[.C43];[.F43]-[.C43]);[.B$28]-[.B44]-SUM([.D$28:.D43]))))">
            <text:p/>
          </table:table-cell>
          <table:table-cell/>
          <table:table-cell table:formula="of:=IF([.F44]&lt;[.I44];[.I44];[.F44])">
            <text:p/>
          </table:table-cell>
          <table:table-cell table:style-name="ce94" table:formula="of:=IF(TREND(OFFSET([.$K$27];TrendOffset+1;0;SprintsInTrend;1);OFFSET([.$A$27];TrendOffset+1;0;SprintsInTrend;1);[.A44])&lt;[.N44];[.N44];TREND(OFFSET([.$K$27];TrendOffset+1;0;SprintsInTrend;1);OFFSET([.$A$27];TrendOffset+1;0;SprintsInTrend;1);[.A44]))" office:value-type="float" office:value="0">
            <text:p>0</text:p>
          </table:table-cell>
          <table:table-cell table:style-name="ce94" table:formula="of:=IF([.L44]=[.L43];&quot;&quot;;[.L44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18">
            <text:p>18</text:p>
          </table:table-cell>
          <table:table-cell table:style-name="ce65" table:formula="of:=IF(OR([.B44]=&quot;&quot;;[.C44]=&quot;&quot;);&quot;&quot;;IF([.D44]=&quot;&quot;;IF([.B44]-[.C44]&lt;=0;&quot;&quot;;[.B44]-[.C44]);IF([.B44]-[.D44]&lt;=0;&quot;&quot;;[.B44]-[.D44])))">
            <text:p/>
          </table:table-cell>
          <table:table-cell table:style-name="ce65"/>
          <table:table-cell/>
          <table:table-cell table:style-name="ce85" table:formula="of:=IF([.B45]=&quot;&quot;;&quot;&quot;;IF([.D44]=&quot;&quot;;[.E44];[.B45]+SUM([.D$28:.D44])))">
            <text:p/>
          </table:table-cell>
          <table:table-cell table:style-name="ce94" table:formula="of:=IF([.B45]=&quot;&quot;;IF([.B44]=&quot;&quot;;&quot;&quot;;IF([.D44]=&quot;&quot;;&quot;&quot;;[.I44]));IF(AND([.D44]=&quot;&quot;;[.C44]=&quot;&quot;);&quot;&quot;;IF(AND([.D44]=&quot;&quot;;[.C44]&lt;&gt;&quot;&quot;);IF([.I44]&gt;[.F44];[.F44];[.I44]);[.F44]-[.D44])))">
            <text:p/>
          </table:table-cell>
          <table:table-cell table:style-name="ce94" table:formula="of:=[.F45]">
            <text:p/>
          </table:table-cell>
          <table:table-cell table:style-name="ce94" table:formula="of:=[.I45]">
            <text:p/>
          </table:table-cell>
          <table:table-cell table:style-name="ce94" table:formula="of:=IF([.B45]=&quot;&quot;;IF([.B44]=&quot;&quot;;&quot;&quot;;IF([.D44]=&quot;&quot;;&quot;&quot;;[.F44]-[.D44]));IF(AND([.C44]=&quot;&quot;;[.D44]=&quot;&quot;);&quot;&quot;;IF(AND([.D44]=&quot;&quot;;[.C44]&lt;&gt;&quot;&quot;);IF([.I44]&gt;[.F44];[.I44]-[.C44];[.F44]-[.C44]);[.B$28]-[.B45]-SUM([.D$28:.D44]))))">
            <text:p/>
          </table:table-cell>
          <table:table-cell/>
          <table:table-cell table:formula="of:=IF([.F45]&lt;[.I45];[.I45];[.F45])">
            <text:p/>
          </table:table-cell>
          <table:table-cell table:style-name="ce94" table:formula="of:=IF(TREND(OFFSET([.$K$27];TrendOffset+1;0;SprintsInTrend;1);OFFSET([.$A$27];TrendOffset+1;0;SprintsInTrend;1);[.A45])&lt;[.N45];[.N45];TREND(OFFSET([.$K$27];TrendOffset+1;0;SprintsInTrend;1);OFFSET([.$A$27];TrendOffset+1;0;SprintsInTrend;1);[.A45]))" office:value-type="float" office:value="0">
            <text:p>0</text:p>
          </table:table-cell>
          <table:table-cell table:style-name="ce94" table:formula="of:=IF([.L45]=[.L44];&quot;&quot;;[.L45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19">
            <text:p>19</text:p>
          </table:table-cell>
          <table:table-cell table:style-name="ce65" table:formula="of:=IF(OR([.B45]=&quot;&quot;;[.C45]=&quot;&quot;);&quot;&quot;;IF([.D45]=&quot;&quot;;IF([.B45]-[.C45]&lt;=0;&quot;&quot;;[.B45]-[.C45]);IF([.B45]-[.D45]&lt;=0;&quot;&quot;;[.B45]-[.D45])))">
            <text:p/>
          </table:table-cell>
          <table:table-cell table:style-name="ce65"/>
          <table:table-cell/>
          <table:table-cell table:style-name="ce85" table:formula="of:=IF([.B46]=&quot;&quot;;&quot;&quot;;IF([.D45]=&quot;&quot;;[.E45];[.B46]+SUM([.D$28:.D45])))">
            <text:p/>
          </table:table-cell>
          <table:table-cell table:style-name="ce94" table:formula="of:=IF([.B46]=&quot;&quot;;IF([.B45]=&quot;&quot;;&quot;&quot;;IF([.D45]=&quot;&quot;;&quot;&quot;;[.I45]));IF(AND([.D45]=&quot;&quot;;[.C45]=&quot;&quot;);&quot;&quot;;IF(AND([.D45]=&quot;&quot;;[.C45]&lt;&gt;&quot;&quot;);IF([.I45]&gt;[.F45];[.F45];[.I45]);[.F45]-[.D45])))">
            <text:p/>
          </table:table-cell>
          <table:table-cell table:style-name="ce94" table:formula="of:=[.F46]">
            <text:p/>
          </table:table-cell>
          <table:table-cell table:style-name="ce94" table:formula="of:=[.I46]">
            <text:p/>
          </table:table-cell>
          <table:table-cell table:style-name="ce94" table:formula="of:=IF([.B46]=&quot;&quot;;IF([.B45]=&quot;&quot;;&quot;&quot;;IF([.D45]=&quot;&quot;;&quot;&quot;;[.F45]-[.D45]));IF(AND([.C45]=&quot;&quot;;[.D45]=&quot;&quot;);&quot;&quot;;IF(AND([.D45]=&quot;&quot;;[.C45]&lt;&gt;&quot;&quot;);IF([.I45]&gt;[.F45];[.I45]-[.C45];[.F45]-[.C45]);[.B$28]-[.B46]-SUM([.D$28:.D45]))))">
            <text:p/>
          </table:table-cell>
          <table:table-cell/>
          <table:table-cell table:formula="of:=IF([.F46]&lt;[.I46];[.I46];[.F46])">
            <text:p/>
          </table:table-cell>
          <table:table-cell table:style-name="ce94" table:formula="of:=IF(TREND(OFFSET([.$K$27];TrendOffset+1;0;SprintsInTrend;1);OFFSET([.$A$27];TrendOffset+1;0;SprintsInTrend;1);[.A46])&lt;[.N46];[.N46];TREND(OFFSET([.$K$27];TrendOffset+1;0;SprintsInTrend;1);OFFSET([.$A$27];TrendOffset+1;0;SprintsInTrend;1);[.A46]))" office:value-type="float" office:value="0">
            <text:p>0</text:p>
          </table:table-cell>
          <table:table-cell table:style-name="ce94" table:formula="of:=IF([.L46]=[.L45];&quot;&quot;;[.L46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20">
            <text:p>20</text:p>
          </table:table-cell>
          <table:table-cell table:style-name="ce65" table:formula="of:=IF(OR([.B46]=&quot;&quot;;[.C46]=&quot;&quot;);&quot;&quot;;IF([.D46]=&quot;&quot;;IF([.B46]-[.C46]&lt;=0;&quot;&quot;;[.B46]-[.C46]);IF([.B46]-[.D46]&lt;=0;&quot;&quot;;[.B46]-[.D46])))">
            <text:p/>
          </table:table-cell>
          <table:table-cell table:style-name="ce65"/>
          <table:table-cell/>
          <table:table-cell table:style-name="ce85" table:formula="of:=IF([.B47]=&quot;&quot;;&quot;&quot;;IF([.D46]=&quot;&quot;;[.E46];[.B47]+SUM([.D$28:.D46])))">
            <text:p/>
          </table:table-cell>
          <table:table-cell table:style-name="ce94" table:formula="of:=IF([.B47]=&quot;&quot;;IF([.B46]=&quot;&quot;;&quot;&quot;;IF([.D46]=&quot;&quot;;&quot;&quot;;[.I46]));IF(AND([.D46]=&quot;&quot;;[.C46]=&quot;&quot;);&quot;&quot;;IF(AND([.D46]=&quot;&quot;;[.C46]&lt;&gt;&quot;&quot;);IF([.I46]&gt;[.F46];[.F46];[.I46]);[.F46]-[.D46])))">
            <text:p/>
          </table:table-cell>
          <table:table-cell table:style-name="ce94" table:formula="of:=[.F47]">
            <text:p/>
          </table:table-cell>
          <table:table-cell table:style-name="ce94" table:formula="of:=[.I47]">
            <text:p/>
          </table:table-cell>
          <table:table-cell table:style-name="ce94" table:formula="of:=IF([.B47]=&quot;&quot;;IF([.B46]=&quot;&quot;;&quot;&quot;;IF([.D46]=&quot;&quot;;&quot;&quot;;[.F46]-[.D46]));IF(AND([.C46]=&quot;&quot;;[.D46]=&quot;&quot;);&quot;&quot;;IF(AND([.D46]=&quot;&quot;;[.C46]&lt;&gt;&quot;&quot;);IF([.I46]&gt;[.F46];[.I46]-[.C46];[.F46]-[.C46]);[.B$28]-[.B47]-SUM([.D$28:.D46]))))">
            <text:p/>
          </table:table-cell>
          <table:table-cell/>
          <table:table-cell table:formula="of:=IF([.F47]&lt;[.I47];[.I47];[.F47])">
            <text:p/>
          </table:table-cell>
          <table:table-cell table:style-name="ce94" table:formula="of:=IF(TREND(OFFSET([.$K$27];TrendOffset+1;0;SprintsInTrend;1);OFFSET([.$A$27];TrendOffset+1;0;SprintsInTrend;1);[.A47])&lt;[.N47];[.N47];TREND(OFFSET([.$K$27];TrendOffset+1;0;SprintsInTrend;1);OFFSET([.$A$27];TrendOffset+1;0;SprintsInTrend;1);[.A47]))" office:value-type="float" office:value="0">
            <text:p>0</text:p>
          </table:table-cell>
          <table:table-cell table:style-name="ce94" table:formula="of:=IF([.L47]=[.L46];&quot;&quot;;[.L47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21">
            <text:p>21</text:p>
          </table:table-cell>
          <table:table-cell table:style-name="ce65" table:formula="of:=IF(OR([.B47]=&quot;&quot;;[.C47]=&quot;&quot;);&quot;&quot;;IF([.D47]=&quot;&quot;;IF([.B47]-[.C47]&lt;=0;&quot;&quot;;[.B47]-[.C47]);IF([.B47]-[.D47]&lt;=0;&quot;&quot;;[.B47]-[.D47])))">
            <text:p/>
          </table:table-cell>
          <table:table-cell table:style-name="ce65"/>
          <table:table-cell/>
          <table:table-cell table:style-name="ce85" table:formula="of:=IF([.B48]=&quot;&quot;;&quot;&quot;;IF([.D47]=&quot;&quot;;[.E47];[.B48]+SUM([.D$28:.D47])))">
            <text:p/>
          </table:table-cell>
          <table:table-cell table:style-name="ce94" table:formula="of:=IF([.B48]=&quot;&quot;;IF([.B47]=&quot;&quot;;&quot;&quot;;IF([.D47]=&quot;&quot;;&quot;&quot;;[.I47]));IF(AND([.D47]=&quot;&quot;;[.C47]=&quot;&quot;);&quot;&quot;;IF(AND([.D47]=&quot;&quot;;[.C47]&lt;&gt;&quot;&quot;);IF([.I47]&gt;[.F47];[.F47];[.I47]);[.F47]-[.D47])))">
            <text:p/>
          </table:table-cell>
          <table:table-cell table:style-name="ce94" table:formula="of:=[.F48]">
            <text:p/>
          </table:table-cell>
          <table:table-cell table:style-name="ce94" table:formula="of:=[.I48]">
            <text:p/>
          </table:table-cell>
          <table:table-cell table:style-name="ce94" table:formula="of:=IF([.B48]=&quot;&quot;;IF([.B47]=&quot;&quot;;&quot;&quot;;IF([.D47]=&quot;&quot;;&quot;&quot;;[.F47]-[.D47]));IF(AND([.C47]=&quot;&quot;;[.D47]=&quot;&quot;);&quot;&quot;;IF(AND([.D47]=&quot;&quot;;[.C47]&lt;&gt;&quot;&quot;);IF([.I47]&gt;[.F47];[.I47]-[.C47];[.F47]-[.C47]);[.B$28]-[.B48]-SUM([.D$28:.D47]))))">
            <text:p/>
          </table:table-cell>
          <table:table-cell/>
          <table:table-cell table:formula="of:=IF([.F48]&lt;[.I48];[.I48];[.F48])">
            <text:p/>
          </table:table-cell>
          <table:table-cell table:style-name="ce94" table:formula="of:=IF(TREND(OFFSET([.$K$27];TrendOffset+1;0;SprintsInTrend;1);OFFSET([.$A$27];TrendOffset+1;0;SprintsInTrend;1);[.A48])&lt;[.N48];[.N48];TREND(OFFSET([.$K$27];TrendOffset+1;0;SprintsInTrend;1);OFFSET([.$A$27];TrendOffset+1;0;SprintsInTrend;1);[.A48]))" office:value-type="float" office:value="0">
            <text:p>0</text:p>
          </table:table-cell>
          <table:table-cell table:style-name="ce94" table:formula="of:=IF([.L48]=[.L47];&quot;&quot;;[.L48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22">
            <text:p>22</text:p>
          </table:table-cell>
          <table:table-cell table:style-name="ce65" table:formula="of:=IF(OR([.B48]=&quot;&quot;;[.C48]=&quot;&quot;);&quot;&quot;;IF([.D48]=&quot;&quot;;IF([.B48]-[.C48]&lt;=0;&quot;&quot;;[.B48]-[.C48]);IF([.B48]-[.D48]&lt;=0;&quot;&quot;;[.B48]-[.D48])))">
            <text:p/>
          </table:table-cell>
          <table:table-cell table:style-name="ce65"/>
          <table:table-cell/>
          <table:table-cell table:style-name="ce85" table:formula="of:=IF([.B49]=&quot;&quot;;&quot;&quot;;IF([.D48]=&quot;&quot;;[.E48];[.B49]+SUM([.D$28:.D48])))">
            <text:p/>
          </table:table-cell>
          <table:table-cell table:style-name="ce94" table:formula="of:=IF([.B49]=&quot;&quot;;IF([.B48]=&quot;&quot;;&quot;&quot;;IF([.D48]=&quot;&quot;;&quot;&quot;;[.I48]));IF(AND([.D48]=&quot;&quot;;[.C48]=&quot;&quot;);&quot;&quot;;IF(AND([.D48]=&quot;&quot;;[.C48]&lt;&gt;&quot;&quot;);IF([.I48]&gt;[.F48];[.F48];[.I48]);[.F48]-[.D48])))">
            <text:p/>
          </table:table-cell>
          <table:table-cell table:style-name="ce94" table:formula="of:=[.F49]">
            <text:p/>
          </table:table-cell>
          <table:table-cell table:style-name="ce94" table:formula="of:=[.I49]">
            <text:p/>
          </table:table-cell>
          <table:table-cell table:style-name="ce94" table:formula="of:=IF([.B49]=&quot;&quot;;IF([.B48]=&quot;&quot;;&quot;&quot;;IF([.D48]=&quot;&quot;;&quot;&quot;;[.F48]-[.D48]));IF(AND([.C48]=&quot;&quot;;[.D48]=&quot;&quot;);&quot;&quot;;IF(AND([.D48]=&quot;&quot;;[.C48]&lt;&gt;&quot;&quot;);IF([.I48]&gt;[.F48];[.I48]-[.C48];[.F48]-[.C48]);[.B$28]-[.B49]-SUM([.D$28:.D48]))))">
            <text:p/>
          </table:table-cell>
          <table:table-cell/>
          <table:table-cell table:formula="of:=IF([.F49]&lt;[.I49];[.I49];[.F49])">
            <text:p/>
          </table:table-cell>
          <table:table-cell table:style-name="ce94" table:formula="of:=IF(TREND(OFFSET([.$K$27];TrendOffset+1;0;SprintsInTrend;1);OFFSET([.$A$27];TrendOffset+1;0;SprintsInTrend;1);[.A49])&lt;[.N49];[.N49];TREND(OFFSET([.$K$27];TrendOffset+1;0;SprintsInTrend;1);OFFSET([.$A$27];TrendOffset+1;0;SprintsInTrend;1);[.A49]))" office:value-type="float" office:value="0">
            <text:p>0</text:p>
          </table:table-cell>
          <table:table-cell table:style-name="ce94" table:formula="of:=IF([.L49]=[.L48];&quot;&quot;;[.L49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23">
            <text:p>23</text:p>
          </table:table-cell>
          <table:table-cell table:style-name="ce65" table:formula="of:=IF(OR([.B49]=&quot;&quot;;[.C49]=&quot;&quot;);&quot;&quot;;IF([.D49]=&quot;&quot;;IF([.B49]-[.C49]&lt;=0;&quot;&quot;;[.B49]-[.C49]);IF([.B49]-[.D49]&lt;=0;&quot;&quot;;[.B49]-[.D49])))">
            <text:p/>
          </table:table-cell>
          <table:table-cell table:style-name="ce65"/>
          <table:table-cell/>
          <table:table-cell table:style-name="ce85" table:formula="of:=IF([.B50]=&quot;&quot;;&quot;&quot;;IF([.D49]=&quot;&quot;;[.E49];[.B50]+SUM([.D$28:.D49])))">
            <text:p/>
          </table:table-cell>
          <table:table-cell table:style-name="ce94" table:formula="of:=IF([.B50]=&quot;&quot;;IF([.B49]=&quot;&quot;;&quot;&quot;;IF([.D49]=&quot;&quot;;&quot;&quot;;[.I49]));IF(AND([.D49]=&quot;&quot;;[.C49]=&quot;&quot;);&quot;&quot;;IF(AND([.D49]=&quot;&quot;;[.C49]&lt;&gt;&quot;&quot;);IF([.I49]&gt;[.F49];[.F49];[.I49]);[.F49]-[.D49])))">
            <text:p/>
          </table:table-cell>
          <table:table-cell table:style-name="ce94" table:formula="of:=[.F50]">
            <text:p/>
          </table:table-cell>
          <table:table-cell table:style-name="ce94" table:formula="of:=[.I50]">
            <text:p/>
          </table:table-cell>
          <table:table-cell table:style-name="ce94" table:formula="of:=IF([.B50]=&quot;&quot;;IF([.B49]=&quot;&quot;;&quot;&quot;;IF([.D49]=&quot;&quot;;&quot;&quot;;[.F49]-[.D49]));IF(AND([.C49]=&quot;&quot;;[.D49]=&quot;&quot;);&quot;&quot;;IF(AND([.D49]=&quot;&quot;;[.C49]&lt;&gt;&quot;&quot;);IF([.I49]&gt;[.F49];[.I49]-[.C49];[.F49]-[.C49]);[.B$28]-[.B50]-SUM([.D$28:.D49]))))">
            <text:p/>
          </table:table-cell>
          <table:table-cell/>
          <table:table-cell table:formula="of:=IF([.F50]&lt;[.I50];[.I50];[.F50])">
            <text:p/>
          </table:table-cell>
          <table:table-cell table:style-name="ce94" table:formula="of:=IF(TREND(OFFSET([.$K$27];TrendOffset+1;0;SprintsInTrend;1);OFFSET([.$A$27];TrendOffset+1;0;SprintsInTrend;1);[.A50])&lt;[.N50];[.N50];TREND(OFFSET([.$K$27];TrendOffset+1;0;SprintsInTrend;1);OFFSET([.$A$27];TrendOffset+1;0;SprintsInTrend;1);[.A50]))" office:value-type="float" office:value="0">
            <text:p>0</text:p>
          </table:table-cell>
          <table:table-cell table:style-name="ce94" table:formula="of:=IF([.L50]=[.L49];&quot;&quot;;[.L50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>
          <table:table-cell table:style-name="ce85" office:value-type="float" office:value="24">
            <text:p>24</text:p>
          </table:table-cell>
          <table:table-cell table:style-name="ce65" table:formula="of:=IF(OR([.B50]=&quot;&quot;;[.C50]=&quot;&quot;);&quot;&quot;;IF([.D50]=&quot;&quot;;IF([.B50]-[.C50]&lt;=0;&quot;&quot;;[.B50]-[.C50]);IF([.B50]-[.D50]&lt;=0;&quot;&quot;;[.B50]-[.D50])))">
            <text:p/>
          </table:table-cell>
          <table:table-cell table:style-name="ce65"/>
          <table:table-cell/>
          <table:table-cell table:style-name="ce85" table:formula="of:=IF([.B51]=&quot;&quot;;&quot;&quot;;IF([.D50]=&quot;&quot;;[.E50];[.B51]+SUM([.D$28:.D50])))">
            <text:p/>
          </table:table-cell>
          <table:table-cell table:style-name="ce94" table:formula="of:=IF([.B51]=&quot;&quot;;IF([.B50]=&quot;&quot;;&quot;&quot;;IF([.D50]=&quot;&quot;;&quot;&quot;;[.I50]));IF(AND([.D50]=&quot;&quot;;[.C50]=&quot;&quot;);&quot;&quot;;IF(AND([.D50]=&quot;&quot;;[.C50]&lt;&gt;&quot;&quot;);IF([.I50]&gt;[.F50];[.F50];[.I50]);[.F50]-[.D50])))">
            <text:p/>
          </table:table-cell>
          <table:table-cell table:style-name="ce94" table:formula="of:=[.F51]">
            <text:p/>
          </table:table-cell>
          <table:table-cell table:style-name="ce94" table:formula="of:=[.I51]">
            <text:p/>
          </table:table-cell>
          <table:table-cell table:style-name="ce94" table:formula="of:=IF([.B51]=&quot;&quot;;IF([.B50]=&quot;&quot;;&quot;&quot;;IF([.D50]=&quot;&quot;;&quot;&quot;;[.F50]-[.D50]));IF(AND([.C50]=&quot;&quot;;[.D50]=&quot;&quot;);&quot;&quot;;IF(AND([.D50]=&quot;&quot;;[.C50]&lt;&gt;&quot;&quot;);IF([.I50]&gt;[.F50];[.I50]-[.C50];[.F50]-[.C50]);[.B$28]-[.B51]-SUM([.D$28:.D50]))))">
            <text:p/>
          </table:table-cell>
          <table:table-cell/>
          <table:table-cell table:formula="of:=IF([.F51]&lt;[.I51];[.I51];[.F51])">
            <text:p/>
          </table:table-cell>
          <table:table-cell table:style-name="ce94" table:formula="of:=IF(TREND(OFFSET([.$K$27];TrendOffset+1;0;SprintsInTrend;1);OFFSET([.$A$27];TrendOffset+1;0;SprintsInTrend;1);[.A51])&lt;[.N51];[.N51];TREND(OFFSET([.$K$27];TrendOffset+1;0;SprintsInTrend;1);OFFSET([.$A$27];TrendOffset+1;0;SprintsInTrend;1);[.A51]))" office:value-type="float" office:value="0">
            <text:p>0</text:p>
          </table:table-cell>
          <table:table-cell table:style-name="ce94" table:formula="of:=IF([.L51]=[.L50];&quot;&quot;;[.L51])">
            <text:p/>
          </table:table-cell>
          <table:table-cell table:style-name="ce94" table:formula="of:=OFFSET([.$I$27];TrendSprintCount;0;1;1)" office:value-type="float" office:value="0">
            <text:p>0</text:p>
          </table:table-cell>
          <table:table-cell table:style-name="ce101" table:formula="of:=#REF!$9" office:value-type="float" office:value="0">
            <text:p>#NAMN?</text:p>
          </table:table-cell>
          <table:table-cell table:style-name="ce101" table:formula="of:=#REF!$10" office:value-type="float" office:value="0">
            <text:p>#NAMN?</text:p>
          </table:table-cell>
          <table:table-cell table:style-name="ce101" table:formula="of:=#REF!$11" office:value-type="float" office:value="0">
            <text:p>#NAMN?</text:p>
          </table:table-cell>
          <table:table-cell table:number-columns-repeated="1007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Sp1 " table:style-name="ta5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button form:name="Button 1" form:control-implementation="ooo:com.sun.star.form.component.CommandButton" xml:id="control2" form:id="control2" form:label="Sort    Sprint Tasks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3" form:id="control3" form:label="Update    Task Slips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21" table:default-cell-style-name="ce5"/>
        <table:table-column table:style-name="co22" table:default-cell-style-name="ce25"/>
        <table:table-column table:style-name="co11" table:default-cell-style-name="ce5"/>
        <table:table-column table:style-name="co4" table:default-cell-style-name="ce5"/>
        <table:table-column table:style-name="co23" table:default-cell-style-name="ce25"/>
        <table:table-column table:style-name="co24" table:number-columns-repeated="25" table:default-cell-style-name="ce25"/>
        <table:table-column table:style-name="co1" table:number-columns-repeated="994" table:default-cell-style-name="ce5"/>
        <table:table-row table:style-name="ro5">
          <table:table-cell table:style-name="ce103" office:value-type="float" office:value="1">
            <text:p>Sprint 1 Backlog</text:p>
          </table:table-cell>
          <table:table-cell table:style-name="ce109"/>
          <table:table-cell>
            <draw:frame table:end-cell-address="'Sp1 '.AE8" table:end-x="0.206cm" table:end-y="0.345cm" draw:z-index="0" draw:name="Chart 2" draw:style-name="gr6" draw:text-style-name="P4" svg:width="26.476cm" svg:height="3.594cm" svg:x="1.424cm" svg:y="0.081cm">
              <draw:object draw:notify-on-update-of-ranges="'Sp1 '.F10:'Sp1 '.AD10 'Sp1 '.F11:'Sp1 '.AD11 'Sp1 '.F12:'Sp1 '.AD1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  <table:table-cell table:style-name="ce5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5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>
            <draw:control table:end-cell-address="'Sp1 '.A8" table:end-x="5.66cm" table:end-y="0.055cm" draw:z-index="1" draw:style-name="gr1" draw:text-style-name="P1" svg:width="4.922cm" svg:height="0.744cm" svg:x="0.738cm" svg:y="0.215cm" draw:control="control2"/>
            <draw:control table:end-cell-address="'Sp1 '.C8" table:end-x="0.896cm" table:end-y="0.055cm" draw:z-index="2" draw:style-name="gr1" draw:text-style-name="P1" svg:width="5.454cm" svg:height="0.744cm" svg:x="6.347cm" svg:y="0.215cm" draw:control="control3"/>
          </table:table-cell>
          <table:table-cell table:number-columns-repeated="2"/>
          <table:table-cell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 table:style-name="ce104" office:value-type="string">
            <office:annotation draw:style-name="gr9" draw:text-style-name="P2" svg:width="4.845cm" svg:height="3.8cm" svg:x="6.479cm" svg:y="3.674cm" draw:caption-point-x="2.743cm" draw:caption-point-y="0.118cm">
              <dc:date>2014-04-07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10" office:value-type="float" office:value="5">
            <text:p>5</text:p>
          </table:table-cell>
          <table:table-cell table:style-name="ce104"/>
          <table:table-cell table:style-name="ce114"/>
          <table:table-cell table:style-name="ce104" office:value-type="string">
            <text:p>Effort</text:p>
          </table:table-cell>
          <table:table-cell table:style-name="ce104" office:value-type="string">
            <text:p>Remaining on implementation day…</text:p>
          </table:table-cell>
          <table:table-cell table:style-name="ce104" table:number-columns-repeated="6"/>
          <table:table-cell table:style-name="ce114" table:number-columns-repeated="18"/>
          <table:table-cell table:number-columns-repeated="994"/>
        </table:table-row>
        <table:table-row table:style-name="ro2">
          <table:table-cell table:style-name="ce104" office:value-type="string">
            <text:p>Trend calculated based on last</text:p>
          </table:table-cell>
          <table:table-cell table:style-name="ce110" office:value-type="float" office:value="5">
            <text:p>5</text:p>
          </table:table-cell>
          <table:table-cell table:style-name="ce104" office:value-type="string">
            <text:p>Days</text:p>
          </table:table-cell>
          <table:table-cell table:style-name="ce104" office:value-type="string">
            <text:p>Totals</text:p>
          </table:table-cell>
          <table:table-cell table:style-name="ce116" table:formula="of:=SUM(OFFSET([.E14];1;0;TaskRows;1))" office:value-type="float" office:value="10">
            <text:p>10</text:p>
          </table:table-cell>
          <table:table-cell table:style-name="ce116" table:formula="of:=IF(AND(SUM(OFFSET([.F14];1;0;TaskRows;1))=0);0;SUM(OFFSET([.F14];1;0;TaskRows;1)))" office:value-type="float" office:value="1">
            <text:p>1</text:p>
          </table:table-cell>
          <table:table-cell table:style-name="ce116" table:formula="of:=IF(AND(SUM(OFFSET([.G14];1;0;TaskRows;1))=0);&quot;&quot;;SUM(OFFSET([.G14];1;0;TaskRows;1)))" office:value-type="float" office:value="3">
            <text:p>3</text:p>
          </table:table-cell>
          <table:table-cell table:style-name="ce116" table:formula="of:=IF(AND(SUM(OFFSET([.H14];1;0;TaskRows;1))=0);&quot;&quot;;SUM(OFFSET([.H14];1;0;TaskRows;1)))" office:value-type="float" office:value="1">
            <text:p>1</text:p>
          </table:table-cell>
          <table:table-cell table:style-name="ce116" table:formula="of:=IF(AND(SUM(OFFSET([.I14];1;0;TaskRows;1))=0);&quot;&quot;;SUM(OFFSET([.I14];1;0;TaskRows;1)))" office:value-type="float" office:value="3">
            <text:p>3</text:p>
          </table:table-cell>
          <table:table-cell table:style-name="ce116" table:formula="of:=IF(AND(SUM(OFFSET([.J14];1;0;TaskRows;1))=0);&quot;&quot;;SUM(OFFSET([.J14];1;0;TaskRows;1)))" office:value-type="float" office:value="5">
            <text:p>5</text:p>
          </table:table-cell>
          <table:table-cell table:style-name="ce116" table:formula="of:=IF(AND(SUM(OFFSET([.K14];1;0;TaskRows;1))=0);&quot;&quot;;SUM(OFFSET([.K14];1;0;TaskRows;1)))">
            <text:p/>
          </table:table-cell>
          <table:table-cell table:style-name="ce116" table:formula="of:=IF(AND(SUM(OFFSET([.L14];1;0;TaskRows;1))=0);&quot;&quot;;SUM(OFFSET([.L14];1;0;TaskRows;1)))">
            <text:p/>
          </table:table-cell>
          <table:table-cell table:style-name="ce116" table:formula="of:=IF(AND(SUM(OFFSET([.M14];1;0;TaskRows;1))=0);&quot;&quot;;SUM(OFFSET([.M14];1;0;TaskRows;1)))">
            <text:p/>
          </table:table-cell>
          <table:table-cell table:style-name="ce116" table:formula="of:=IF(AND(SUM(OFFSET([.N14];1;0;TaskRows;1))=0);&quot;&quot;;SUM(OFFSET([.N14];1;0;TaskRows;1)))">
            <text:p/>
          </table:table-cell>
          <table:table-cell table:style-name="ce116" table:formula="of:=IF(AND(SUM(OFFSET([.O14];1;0;TaskRows;1))=0);&quot;&quot;;SUM(OFFSET([.O14];1;0;TaskRows;1)))">
            <text:p/>
          </table:table-cell>
          <table:table-cell table:style-name="ce116" table:formula="of:=IF(AND(SUM(OFFSET([.P14];1;0;TaskRows;1))=0);&quot;&quot;;SUM(OFFSET([.P14];1;0;TaskRows;1)))">
            <text:p/>
          </table:table-cell>
          <table:table-cell table:style-name="ce116" table:formula="of:=IF(AND(SUM(OFFSET([.Q14];1;0;TaskRows;1))=0);&quot;&quot;;SUM(OFFSET([.Q14];1;0;TaskRows;1)))">
            <text:p/>
          </table:table-cell>
          <table:table-cell table:style-name="ce116" table:formula="of:=IF(AND(SUM(OFFSET([.R14];1;0;TaskRows;1))=0);&quot;&quot;;SUM(OFFSET([.R14];1;0;TaskRows;1)))">
            <text:p/>
          </table:table-cell>
          <table:table-cell table:style-name="ce116" table:formula="of:=IF(AND(SUM(OFFSET([.S14];1;0;TaskRows;1))=0);&quot;&quot;;SUM(OFFSET([.S14];1;0;TaskRows;1)))">
            <text:p/>
          </table:table-cell>
          <table:table-cell table:style-name="ce116" table:formula="of:=IF(AND(SUM(OFFSET([.T14];1;0;TaskRows;1))=0);&quot;&quot;;SUM(OFFSET([.T14];1;0;TaskRows;1)))">
            <text:p/>
          </table:table-cell>
          <table:table-cell table:style-name="ce116" table:formula="of:=IF(AND(SUM(OFFSET([.U14];1;0;TaskRows;1))=0);&quot;&quot;;SUM(OFFSET([.U14];1;0;TaskRows;1)))">
            <text:p/>
          </table:table-cell>
          <table:table-cell table:style-name="ce116" table:formula="of:=IF(AND(SUM(OFFSET([.V14];1;0;TaskRows;1))=0);&quot;&quot;;SUM(OFFSET([.V14];1;0;TaskRows;1)))">
            <text:p/>
          </table:table-cell>
          <table:table-cell table:style-name="ce116" table:formula="of:=IF(AND(SUM(OFFSET([.W14];1;0;TaskRows;1))=0);&quot;&quot;;SUM(OFFSET([.W14];1;0;TaskRows;1)))">
            <text:p/>
          </table:table-cell>
          <table:table-cell table:style-name="ce116" table:formula="of:=IF(AND(SUM(OFFSET([.X14];1;0;TaskRows;1))=0);&quot;&quot;;SUM(OFFSET([.X14];1;0;TaskRows;1)))">
            <text:p/>
          </table:table-cell>
          <table:table-cell table:style-name="ce116" table:formula="of:=IF(AND(SUM(OFFSET([.Y14];1;0;TaskRows;1))=0);&quot;&quot;;SUM(OFFSET([.Y14];1;0;TaskRows;1)))">
            <text:p/>
          </table:table-cell>
          <table:table-cell table:style-name="ce116" table:formula="of:=IF(AND(SUM(OFFSET([.Z14];1;0;TaskRows;1))=0);&quot;&quot;;SUM(OFFSET([.Z14];1;0;TaskRows;1)))">
            <text:p/>
          </table:table-cell>
          <table:table-cell table:style-name="ce116" table:formula="of:=IF(AND(SUM(OFFSET([.AA14];1;0;TaskRows;1))=0);&quot;&quot;;SUM(OFFSET([.AA14];1;0;TaskRows;1)))">
            <text:p/>
          </table:table-cell>
          <table:table-cell table:style-name="ce116" table:formula="of:=IF(AND(SUM(OFFSET([.AB14];1;0;TaskRows;1))=0);&quot;&quot;;SUM(OFFSET([.AB14];1;0;TaskRows;1)))">
            <text:p/>
          </table:table-cell>
          <table:table-cell table:style-name="ce116" table:formula="of:=IF(AND(SUM(OFFSET([.AC14];1;0;TaskRows;1))=0);&quot;&quot;;SUM(OFFSET([.AC14];1;0;TaskRows;1)))">
            <text:p/>
          </table:table-cell>
          <table:table-cell table:style-name="ce116" table:formula="of:=IF(AND(SUM(OFFSET([.AD14];1;0;TaskRows;1))=0);&quot;&quot;;SUM(OFFSET([.AD14];1;0;TaskRows;1)))">
            <text:p/>
          </table:table-cell>
          <table:table-cell table:number-columns-repeated="994"/>
        </table:table-row>
        <table:table-row table:style-name="ro2" table:visibility="collapse">
          <table:table-cell office:value-type="string">
            <text:p>Task rows</text:p>
          </table:table-cell>
          <table:table-cell table:style-name="ce65" table:formula="of:=IF(COUNTA([.A15:.A239])=0;1;COUNTA([.A15:.A239]))" office:value-type="float" office:value="2">
            <text:p>2</text:p>
          </table:table-cell>
          <table:table-cell office:value-type="string">
            <text:p>Done days</text:p>
          </table:table-cell>
          <table:table-cell table:style-name="ce65" table:formula="of:=IF(COUNTIF([.F10:.AD10];&quot;&gt;0&quot;)=0;1;COUNTIF([.F10:.AD10];&quot;&gt;0&quot;))" office:value-type="float" office:value="5">
            <text:p>5</text:p>
          </table:table-cell>
          <table:table-cell table:style-name="ce65"/>
          <table:table-cell table:style-name="ce65" table:formula="of:=IF([.F14]=&quot;&quot;;&quot;&quot;;[.$E10]-[.$E10]/([.$B9]-1)*([.F14]-1))" office:value-type="float" office:value="10">
            <text:p>10</text:p>
          </table:table-cell>
          <table:table-cell table:style-name="ce65" table:formula="of:=IF([.G14]=&quot;&quot;;&quot;&quot;;TotalEffort-TotalEffort/(ImplementationDays)*([.G14]-1))" office:value-type="float" office:value="8">
            <text:p>8</text:p>
          </table:table-cell>
          <table:table-cell table:style-name="ce65" table:formula="of:=IF([.H14]=&quot;&quot;;&quot;&quot;;TotalEffort-TotalEffort/(ImplementationDays)*([.H14]-1))" office:value-type="float" office:value="6">
            <text:p>6</text:p>
          </table:table-cell>
          <table:table-cell table:style-name="ce65" table:formula="of:=IF([.I14]=&quot;&quot;;&quot;&quot;;TotalEffort-TotalEffort/(ImplementationDays)*([.I14]-1))" office:value-type="float" office:value="4">
            <text:p>4</text:p>
          </table:table-cell>
          <table:table-cell table:style-name="ce65" table:formula="of:=IF([.J14]=&quot;&quot;;&quot;&quot;;TotalEffort-TotalEffort/(ImplementationDays)*([.J14]-1))" office:value-type="float" office:value="2">
            <text:p>2</text:p>
          </table:table-cell>
          <table:table-cell table:style-name="ce65" table:formula="of:=IF([.K14]=&quot;&quot;;&quot;&quot;;TotalEffort-TotalEffort/(ImplementationDays)*([.K14]-1))">
            <text:p/>
          </table:table-cell>
          <table:table-cell table:style-name="ce65" table:formula="of:=IF([.L14]=&quot;&quot;;&quot;&quot;;TotalEffort-TotalEffort/(ImplementationDays)*([.L14]-1))">
            <text:p/>
          </table:table-cell>
          <table:table-cell table:style-name="ce65" table:formula="of:=IF([.M14]=&quot;&quot;;&quot;&quot;;TotalEffort-TotalEffort/(ImplementationDays)*([.M14]-1))">
            <text:p/>
          </table:table-cell>
          <table:table-cell table:style-name="ce65" table:formula="of:=IF([.N14]=&quot;&quot;;&quot;&quot;;TotalEffort-TotalEffort/(ImplementationDays)*([.N14]-1))">
            <text:p/>
          </table:table-cell>
          <table:table-cell table:style-name="ce65" table:formula="of:=IF([.O14]=&quot;&quot;;&quot;&quot;;TotalEffort-TotalEffort/(ImplementationDays)*([.O14]-1))">
            <text:p/>
          </table:table-cell>
          <table:table-cell table:style-name="ce65" table:formula="of:=IF([.P14]=&quot;&quot;;&quot;&quot;;TotalEffort-TotalEffort/(ImplementationDays)*([.P14]-1))">
            <text:p/>
          </table:table-cell>
          <table:table-cell table:style-name="ce65" table:formula="of:=IF([.Q14]=&quot;&quot;;&quot;&quot;;TotalEffort-TotalEffort/(ImplementationDays)*([.Q14]-1))">
            <text:p/>
          </table:table-cell>
          <table:table-cell table:style-name="ce65" table:formula="of:=IF([.R14]=&quot;&quot;;&quot;&quot;;TotalEffort-TotalEffort/(ImplementationDays)*([.R14]-1))">
            <text:p/>
          </table:table-cell>
          <table:table-cell table:style-name="ce65" table:formula="of:=IF([.S14]=&quot;&quot;;&quot;&quot;;TotalEffort-TotalEffort/(ImplementationDays)*([.S14]-1))">
            <text:p/>
          </table:table-cell>
          <table:table-cell table:style-name="ce65" table:formula="of:=IF([.T14]=&quot;&quot;;&quot;&quot;;TotalEffort-TotalEffort/(ImplementationDays)*([.T14]-1))">
            <text:p/>
          </table:table-cell>
          <table:table-cell table:style-name="ce65" table:formula="of:=IF([.U14]=&quot;&quot;;&quot;&quot;;TotalEffort-TotalEffort/(ImplementationDays)*([.U14]-1))">
            <text:p/>
          </table:table-cell>
          <table:table-cell table:style-name="ce65" table:formula="of:=IF([.V14]=&quot;&quot;;&quot;&quot;;TotalEffort-TotalEffort/(ImplementationDays)*([.V14]-1))">
            <text:p/>
          </table:table-cell>
          <table:table-cell table:style-name="ce65" table:formula="of:=IF([.W14]=&quot;&quot;;&quot;&quot;;TotalEffort-TotalEffort/(ImplementationDays)*([.W14]-1))">
            <text:p/>
          </table:table-cell>
          <table:table-cell table:style-name="ce65" table:formula="of:=IF([.X14]=&quot;&quot;;&quot;&quot;;TotalEffort-TotalEffort/(ImplementationDays)*([.X14]-1))">
            <text:p/>
          </table:table-cell>
          <table:table-cell table:style-name="ce65" table:formula="of:=IF([.Y14]=&quot;&quot;;&quot;&quot;;TotalEffort-TotalEffort/(ImplementationDays)*([.Y14]-1))">
            <text:p/>
          </table:table-cell>
          <table:table-cell table:style-name="ce65" table:formula="of:=IF([.Z14]=&quot;&quot;;&quot;&quot;;TotalEffort-TotalEffort/(ImplementationDays)*([.Z14]-1))">
            <text:p/>
          </table:table-cell>
          <table:table-cell table:style-name="ce65" table:formula="of:=IF([.AA14]=&quot;&quot;;&quot;&quot;;TotalEffort-TotalEffort/(ImplementationDays)*([.AA14]-1))">
            <text:p/>
          </table:table-cell>
          <table:table-cell table:style-name="ce65" table:formula="of:=IF([.AB14]=&quot;&quot;;&quot;&quot;;TotalEffort-TotalEffort/(ImplementationDays)*([.AB14]-1))">
            <text:p/>
          </table:table-cell>
          <table:table-cell table:style-name="ce65" table:formula="of:=IF([.AC14]=&quot;&quot;;&quot;&quot;;TotalEffort-TotalEffort/(ImplementationDays)*([.AC14]-1))">
            <text:p/>
          </table:table-cell>
          <table:table-cell table:style-name="ce65" table:formula="of:=IF([.AD14]=&quot;&quot;;&quot;&quot;;TotalEffort-TotalEffort/(ImplementationDays)*([.AD14]-1))">
            <text:p/>
          </table:table-cell>
          <table:table-cell table:number-columns-repeated="994"/>
        </table:table-row>
        <table:table-row table:style-name="ro2" table:visibility="collapse">
          <table:table-cell table:style-name="ce91" office:value-type="string">
            <text:p>Warning! These are necessary</text:p>
          </table:table-cell>
          <table:table-cell/>
          <table:table-cell office:value-type="string">
            <text:p>Trend</text:p>
          </table:table-cell>
          <table:table-cell table:style-name="ce65" table:number-columns-repeated="2"/>
          <table:table-cell table:style-name="ce65" table:formula="of:=IF(TREND(OFFSET($F#REF!;0;DoneDays-TrendDays;1;TrendDays);OFFSET([.$F13];0;DoneDays-TrendDays;1;TrendDays);[.F13])&lt;0;&quot;&quot;;TREND(OFFSET($F#REF!;0;DoneDays-TrendDays;1;TrendDays);OFFSET([.$F13];0;DoneDays-TrendDays;1;TrendDays);[.F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G13])&lt;0;&quot;&quot;;TREND(OFFSET($F#REF!;0;DoneDays-TrendDays;1;TrendDays);OFFSET([.$F13];0;DoneDays-TrendDays;1;TrendDays);[.G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H13])&lt;0;&quot;&quot;;TREND(OFFSET($F#REF!;0;DoneDays-TrendDays;1;TrendDays);OFFSET([.$F13];0;DoneDays-TrendDays;1;TrendDays);[.H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I13])&lt;0;&quot;&quot;;TREND(OFFSET($F#REF!;0;DoneDays-TrendDays;1;TrendDays);OFFSET([.$F13];0;DoneDays-TrendDays;1;TrendDays);[.I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J13])&lt;0;&quot;&quot;;TREND(OFFSET($F#REF!;0;DoneDays-TrendDays;1;TrendDays);OFFSET([.$F13];0;DoneDays-TrendDays;1;TrendDays);[.J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K13])&lt;0;&quot;&quot;;TREND(OFFSET($F#REF!;0;DoneDays-TrendDays;1;TrendDays);OFFSET([.$F13];0;DoneDays-TrendDays;1;TrendDays);[.K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L13])&lt;0;&quot;&quot;;TREND(OFFSET($F#REF!;0;DoneDays-TrendDays;1;TrendDays);OFFSET([.$F13];0;DoneDays-TrendDays;1;TrendDays);[.L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M13])&lt;0;&quot;&quot;;TREND(OFFSET($F#REF!;0;DoneDays-TrendDays;1;TrendDays);OFFSET([.$F13];0;DoneDays-TrendDays;1;TrendDays);[.M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N13])&lt;0;&quot;&quot;;TREND(OFFSET($F#REF!;0;DoneDays-TrendDays;1;TrendDays);OFFSET([.$F13];0;DoneDays-TrendDays;1;TrendDays);[.N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O13])&lt;0;&quot;&quot;;TREND(OFFSET($F#REF!;0;DoneDays-TrendDays;1;TrendDays);OFFSET([.$F13];0;DoneDays-TrendDays;1;TrendDays);[.O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P13])&lt;0;&quot;&quot;;TREND(OFFSET($F#REF!;0;DoneDays-TrendDays;1;TrendDays);OFFSET([.$F13];0;DoneDays-TrendDays;1;TrendDays);[.P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Q13])&lt;0;&quot;&quot;;TREND(OFFSET($F#REF!;0;DoneDays-TrendDays;1;TrendDays);OFFSET([.$F13];0;DoneDays-TrendDays;1;TrendDays);[.Q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R13])&lt;0;&quot;&quot;;TREND(OFFSET($F#REF!;0;DoneDays-TrendDays;1;TrendDays);OFFSET([.$F13];0;DoneDays-TrendDays;1;TrendDays);[.R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S13])&lt;0;&quot;&quot;;TREND(OFFSET($F#REF!;0;DoneDays-TrendDays;1;TrendDays);OFFSET([.$F13];0;DoneDays-TrendDays;1;TrendDays);[.S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T13])&lt;0;&quot;&quot;;TREND(OFFSET($F#REF!;0;DoneDays-TrendDays;1;TrendDays);OFFSET([.$F13];0;DoneDays-TrendDays;1;TrendDays);[.T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U13])&lt;0;&quot;&quot;;TREND(OFFSET($F#REF!;0;DoneDays-TrendDays;1;TrendDays);OFFSET([.$F13];0;DoneDays-TrendDays;1;TrendDays);[.U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V13])&lt;0;&quot;&quot;;TREND(OFFSET($F#REF!;0;DoneDays-TrendDays;1;TrendDays);OFFSET([.$F13];0;DoneDays-TrendDays;1;TrendDays);[.V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W13])&lt;0;&quot;&quot;;TREND(OFFSET($F#REF!;0;DoneDays-TrendDays;1;TrendDays);OFFSET([.$F13];0;DoneDays-TrendDays;1;TrendDays);[.W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X13])&lt;0;&quot;&quot;;TREND(OFFSET($F#REF!;0;DoneDays-TrendDays;1;TrendDays);OFFSET([.$F13];0;DoneDays-TrendDays;1;TrendDays);[.X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Y13])&lt;0;&quot;&quot;;TREND(OFFSET($F#REF!;0;DoneDays-TrendDays;1;TrendDays);OFFSET([.$F13];0;DoneDays-TrendDays;1;TrendDays);[.Y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Z13])&lt;0;&quot;&quot;;TREND(OFFSET($F#REF!;0;DoneDays-TrendDays;1;TrendDays);OFFSET([.$F13];0;DoneDays-TrendDays;1;TrendDays);[.Z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AA13])&lt;0;&quot;&quot;;TREND(OFFSET($F#REF!;0;DoneDays-TrendDays;1;TrendDays);OFFSET([.$F13];0;DoneDays-TrendDays;1;TrendDays);[.AA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AB13])&lt;0;&quot;&quot;;TREND(OFFSET($F#REF!;0;DoneDays-TrendDays;1;TrendDays);OFFSET([.$F13];0;DoneDays-TrendDays;1;TrendDays);[.AB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AC13])&lt;0;&quot;&quot;;TREND(OFFSET($F#REF!;0;DoneDays-TrendDays;1;TrendDays);OFFSET([.$F13];0;DoneDays-TrendDays;1;TrendDays);[.AC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AD13])&lt;0;&quot;&quot;;TREND(OFFSET($F#REF!;0;DoneDays-TrendDays;1;TrendDays);OFFSET([.$F13];0;DoneDays-TrendDays;1;TrendDays);[.AD13]))" office:value-type="float" office:value="0">
            <text:p>#NAMN?</text:p>
          </table:table-cell>
          <table:table-cell table:number-columns-repeated="994"/>
        </table:table-row>
        <table:table-row table:style-name="ro2" table:visibility="collapse">
          <table:table-cell table:style-name="ce91" office:value-type="string">
            <text:p>template rows</text:p>
          </table:table-cell>
          <table:table-cell/>
          <table:table-cell office:value-type="string">
            <text:p>Trend Days</text:p>
          </table:table-cell>
          <table:table-cell table:style-name="ce65" table:formula="of:=IF(DoneDays&gt;[.B10];[.B10];DoneDays)" office:value-type="float" office:value="5">
            <text:p>5</text:p>
          </table:table-cell>
          <table:table-cell table:style-name="ce65"/>
          <table:table-cell table:style-name="ce65" table:formula="of:=IF(DoneDays&gt;[.E13];[.E13]+1;&quot;&quot;)" office:value-type="float" office:value="1">
            <text:p>1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3">
            <text:p>3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8">
            <text:p>8</text:p>
          </table:table-cell>
          <table:table-cell table:style-name="ce65" office:value-type="float" office:value="9">
            <text:p>9</text:p>
          </table:table-cell>
          <table:table-cell table:style-name="ce65" office:value-type="float" office:value="10">
            <text:p>10</text:p>
          </table:table-cell>
          <table:table-cell table:style-name="ce65" office:value-type="float" office:value="11">
            <text:p>11</text:p>
          </table:table-cell>
          <table:table-cell table:style-name="ce65" office:value-type="float" office:value="12">
            <text:p>12</text:p>
          </table:table-cell>
          <table:table-cell table:style-name="ce65" office:value-type="float" office:value="13">
            <text:p>13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15">
            <text:p>15</text:p>
          </table:table-cell>
          <table:table-cell table:style-name="ce65" office:value-type="float" office:value="16">
            <text:p>16</text:p>
          </table:table-cell>
          <table:table-cell table:style-name="ce65" office:value-type="float" office:value="17">
            <text:p>17</text:p>
          </table:table-cell>
          <table:table-cell table:style-name="ce65" office:value-type="float" office:value="18">
            <text:p>18</text:p>
          </table:table-cell>
          <table:table-cell table:style-name="ce65" office:value-type="float" office:value="19">
            <text:p>19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21">
            <text:p>21</text:p>
          </table:table-cell>
          <table:table-cell table:style-name="ce65" office:value-type="float" office:value="22">
            <text:p>22</text:p>
          </table:table-cell>
          <table:table-cell table:style-name="ce65" office:value-type="float" office:value="23">
            <text:p>23</text:p>
          </table:table-cell>
          <table:table-cell table:style-name="ce65" office:value-type="float" office:value="24">
            <text:p>24</text:p>
          </table:table-cell>
          <table:table-cell table:style-name="ce65" office:value-type="float" office:value="25">
            <text:p>25</text:p>
          </table:table-cell>
          <table:table-cell table:number-columns-repeated="994"/>
        </table:table-row>
        <table:table-row table:style-name="ro2">
          <table:table-cell table:style-name="ce104" office:value-type="string">
            <text:p>Task name</text:p>
          </table:table-cell>
          <table:table-cell table:style-name="ce111" office:value-type="string">
            <text:p>Story ID</text:p>
          </table:table-cell>
          <table:table-cell table:style-name="ce104" office:value-type="string">
            <text:p>Responsible</text:p>
          </table:table-cell>
          <table:table-cell table:style-name="ce104" office:value-type="string">
            <text:p>Status</text:p>
          </table:table-cell>
          <table:table-cell table:style-name="ce111" office:value-type="string">
            <text:p>Est.</text:p>
          </table:table-cell>
          <table:table-cell table:style-name="ce111" office:value-type="float" office:value="1">
            <text:p>1</text:p>
          </table:table-cell>
          <table:table-cell table:style-name="ce111" table:formula="of:=IF([.$B$9]&gt;[.F14];[.F14]+1;&quot;&quot;)" office:value-type="float" office:value="2">
            <text:p>2</text:p>
          </table:table-cell>
          <table:table-cell table:style-name="ce111" table:formula="of:=IF([.$B$9]&gt;[.G14];[.G14]+1;&quot;&quot;)" office:value-type="float" office:value="3">
            <text:p>3</text:p>
          </table:table-cell>
          <table:table-cell table:style-name="ce111" table:formula="of:=IF([.$B$9]&gt;[.H14];[.H14]+1;&quot;&quot;)" office:value-type="float" office:value="4">
            <text:p>4</text:p>
          </table:table-cell>
          <table:table-cell table:style-name="ce111" table:formula="of:=IF([.$B$9]&gt;[.I14];[.I14]+1;&quot;&quot;)" office:value-type="float" office:value="5">
            <text:p>5</text:p>
          </table:table-cell>
          <table:table-cell table:style-name="ce111" table:formula="of:=IF([.$B$9]&gt;[.J14];[.J14]+1;&quot;&quot;)">
            <text:p/>
          </table:table-cell>
          <table:table-cell table:style-name="ce111" table:formula="of:=IF([.$B$9]&gt;[.K14];[.K14]+1;&quot;&quot;)">
            <text:p/>
          </table:table-cell>
          <table:table-cell table:style-name="ce111" table:formula="of:=IF([.$B$9]&gt;[.L14];[.L14]+1;&quot;&quot;)">
            <text:p/>
          </table:table-cell>
          <table:table-cell table:style-name="ce111" table:formula="of:=IF([.$B$9]&gt;[.M14];[.M14]+1;&quot;&quot;)">
            <text:p/>
          </table:table-cell>
          <table:table-cell table:style-name="ce111" table:formula="of:=IF([.$B$9]&gt;[.N14];[.N14]+1;&quot;&quot;)">
            <text:p/>
          </table:table-cell>
          <table:table-cell table:style-name="ce111" table:formula="of:=IF([.$B$9]&gt;[.O14];[.O14]+1;&quot;&quot;)">
            <text:p/>
          </table:table-cell>
          <table:table-cell table:style-name="ce111" table:formula="of:=IF([.$B$9]&gt;[.P14];[.P14]+1;&quot;&quot;)">
            <text:p/>
          </table:table-cell>
          <table:table-cell table:style-name="ce111" table:formula="of:=IF([.$B$9]&gt;[.Q14];[.Q14]+1;&quot;&quot;)">
            <text:p/>
          </table:table-cell>
          <table:table-cell table:style-name="ce111" table:formula="of:=IF([.$B$9]&gt;[.R14];[.R14]+1;&quot;&quot;)">
            <text:p/>
          </table:table-cell>
          <table:table-cell table:style-name="ce111" table:formula="of:=IF([.$B$9]&gt;[.S14];[.S14]+1;&quot;&quot;)">
            <text:p/>
          </table:table-cell>
          <table:table-cell table:style-name="ce111" table:formula="of:=IF([.$B$9]&gt;[.T14];[.T14]+1;&quot;&quot;)">
            <text:p/>
          </table:table-cell>
          <table:table-cell table:style-name="ce111" table:formula="of:=IF([.$B$9]&gt;[.U14];[.U14]+1;&quot;&quot;)">
            <text:p/>
          </table:table-cell>
          <table:table-cell table:style-name="ce111" table:formula="of:=IF([.$B$9]&gt;[.V14];[.V14]+1;&quot;&quot;)">
            <text:p/>
          </table:table-cell>
          <table:table-cell table:style-name="ce111" table:formula="of:=IF([.$B$9]&gt;[.W14];[.W14]+1;&quot;&quot;)">
            <text:p/>
          </table:table-cell>
          <table:table-cell table:style-name="ce111" table:formula="of:=IF([.$B$9]&gt;[.X14];[.X14]+1;&quot;&quot;)">
            <text:p/>
          </table:table-cell>
          <table:table-cell table:style-name="ce111" table:formula="of:=IF([.$B$9]&gt;[.Y14];[.Y14]+1;&quot;&quot;)">
            <text:p/>
          </table:table-cell>
          <table:table-cell table:style-name="ce111" table:formula="of:=IF([.$B$9]&gt;[.Z14];[.Z14]+1;&quot;&quot;)">
            <text:p/>
          </table:table-cell>
          <table:table-cell table:style-name="ce111" table:formula="of:=IF([.$B$9]&gt;[.AA14];[.AA14]+1;&quot;&quot;)">
            <text:p/>
          </table:table-cell>
          <table:table-cell table:style-name="ce111" table:formula="of:=IF([.$B$9]&gt;[.AB14];[.AB14]+1;&quot;&quot;)">
            <text:p/>
          </table:table-cell>
          <table:table-cell table:style-name="ce111" table:formula="of:=IF([.$B$9]&gt;[.AC14];[.AC14]+1;&quot;&quot;)">
            <text:p/>
          </table:table-cell>
          <table:table-cell table:number-columns-repeated="994"/>
        </table:table-row>
        <table:table-row table:style-name="ro6">
          <table:table-cell table:style-name="ce105" office:value-type="string">
            <text:p>Påbörjat Vision fokus problem/backgrund Och teknik</text:p>
          </table:table-cell>
          <table:table-cell table:style-name="ce112" office:value-type="float" office:value="1">
            <text:p>1</text:p>
          </table:table-cell>
          <table:table-cell table:style-name="ce105" office:value-type="string">
            <text:p>David Grenmyr</text:p>
          </table:table-cell>
          <table:table-cell table:style-name="ce115" table:content-validation-name="val3" office:value-type="string">
            <text:p>Done</text:p>
          </table:table-cell>
          <table:table-cell table:style-name="ce117" office:value-type="float" office:value="6">
            <text:p>6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1">
            <text:p>1</text:p>
          </table:table-cell>
          <table:table-cell table:style-name="ce117" office:value-type="float" office:value="3">
            <text:p>3</text:p>
          </table:table-cell>
          <table:table-cell table:style-name="ce113" office:value-type="float" office:value="5">
            <text:p>5</text:p>
          </table:table-cell>
          <table:table-cell table:style-name="ce113" table:number-columns-repeated="20"/>
          <table:table-cell table:number-columns-repeated="994"/>
        </table:table-row>
        <table:table-row table:style-name="ro6">
          <table:table-cell table:style-name="ce106" office:value-type="string">
            <text:p>Eftersökt vilka tekniker som passar</text:p>
          </table:table-cell>
          <table:table-cell table:style-name="ce113" office:value-type="float" office:value="1">
            <text:p>1</text:p>
          </table:table-cell>
          <table:table-cell table:style-name="ce105" office:value-type="string">
            <text:p>David Grenmyr</text:p>
          </table:table-cell>
          <table:table-cell table:style-name="ce115" table:content-validation-name="val3" office:value-type="string">
            <text:p>Done</text:p>
          </table:table-cell>
          <table:table-cell table:style-name="ce113" office:value-type="float" office:value="4">
            <text:p>4</text:p>
          </table:table-cell>
          <table:table-cell table:style-name="ce113" office:value-type="float" office:value="1">
            <text:p>1</text:p>
          </table:table-cell>
          <table:table-cell table:style-name="ce113" office:value-type="float" office:value="3">
            <text:p>3</text:p>
          </table:table-cell>
          <table:table-cell table:number-columns-repeated="3" table:style-name="ce113" office:value-type="float" office:value="0">
            <text:p>0</text:p>
          </table:table-cell>
          <table:table-cell table:style-name="ce113" table:number-columns-repeated="17"/>
          <table:table-cell table:style-name="ce113"/>
          <table:table-cell table:style-name="ce113" table:formula="of:=IF(OR([.AC$14]=&quot;&quot;;[.$E16]=&quot;&quot;);&quot;&quot;;[.AB16])">
            <text:p/>
          </table:table-cell>
          <table:table-cell table:style-name="ce113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17]=&quot;&quot;);&quot;&quot;;[.AB17])">
            <text:p/>
          </table:table-cell>
          <table:table-cell table:style-name="ce113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18]=&quot;&quot;);&quot;&quot;;[.AB18])">
            <text:p/>
          </table:table-cell>
          <table:table-cell table:style-name="ce113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19]=&quot;&quot;);&quot;&quot;;[.AB19])">
            <text:p/>
          </table:table-cell>
          <table:table-cell table:style-name="ce113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10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20]=&quot;&quot;);&quot;&quot;;[.AB20])">
            <text:p/>
          </table:table-cell>
          <table:table-cell table:style-name="ce113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21]=&quot;&quot;);&quot;&quot;;[.AB21])">
            <text:p/>
          </table:table-cell>
          <table:table-cell table:style-name="ce113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 table:number-columns-repeated="26"/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23]=&quot;&quot;);&quot;&quot;;[.AB23])">
            <text:p/>
          </table:table-cell>
          <table:table-cell table:style-name="ce113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24]=&quot;&quot;);&quot;&quot;;[.AB24])">
            <text:p/>
          </table:table-cell>
          <table:table-cell table:style-name="ce113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25]=&quot;&quot;);&quot;&quot;;[.AB25])">
            <text:p/>
          </table:table-cell>
          <table:table-cell table:style-name="ce113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26]=&quot;&quot;);&quot;&quot;;[.AB26])">
            <text:p/>
          </table:table-cell>
          <table:table-cell table:style-name="ce113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27]=&quot;&quot;);&quot;&quot;;[.AB27])">
            <text:p/>
          </table:table-cell>
          <table:table-cell table:style-name="ce113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28]=&quot;&quot;);&quot;&quot;;[.AB28])">
            <text:p/>
          </table:table-cell>
          <table:table-cell table:style-name="ce113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29]=&quot;&quot;);&quot;&quot;;[.AB29])">
            <text:p/>
          </table:table-cell>
          <table:table-cell table:style-name="ce113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30]=&quot;&quot;);&quot;&quot;;[.AB30])">
            <text:p/>
          </table:table-cell>
          <table:table-cell table:style-name="ce113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31]=&quot;&quot;);&quot;&quot;;[.AB31])">
            <text:p/>
          </table:table-cell>
          <table:table-cell table:style-name="ce113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 table:number-columns-repeated="26"/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33]=&quot;&quot;);&quot;&quot;;[.AB33])">
            <text:p/>
          </table:table-cell>
          <table:table-cell table:style-name="ce113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34]=&quot;&quot;);&quot;&quot;;[.AB34])">
            <text:p/>
          </table:table-cell>
          <table:table-cell table:style-name="ce113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35]=&quot;&quot;);&quot;&quot;;[.AB35])">
            <text:p/>
          </table:table-cell>
          <table:table-cell table:style-name="ce113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36]=&quot;&quot;);&quot;&quot;;[.AB36])">
            <text:p/>
          </table:table-cell>
          <table:table-cell table:style-name="ce113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/>
          <table:table-cell table:style-name="ce113"/>
          <table:table-cell table:style-name="ce113" table:number-columns-repeated="22"/>
          <table:table-cell table:style-name="ce113"/>
          <table:table-cell table:style-name="ce113" table:formula="of:=IF(OR([.AC$14]=&quot;&quot;;[.$E37]=&quot;&quot;);&quot;&quot;;[.AB37])">
            <text:p/>
          </table:table-cell>
          <table:table-cell table:style-name="ce113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07"/>
          <table:table-cell table:style-name="ce113"/>
          <table:table-cell table:style-name="ce108"/>
          <table:table-cell table:style-name="ce115" table:content-validation-name="val3" table:formula="of:=IF([.A38]&lt;&gt;&quot;&quot;;&quot;Planned&quot;;&quot;&quot;)">
            <text:p/>
          </table:table-cell>
          <table:table-cell table:style-name="ce113"/>
          <table:table-cell table:style-name="ce113" table:formula="of:=IF(OR([.F$14]=&quot;&quot;;[.$E38]=&quot;&quot;);&quot;&quot;;[.E38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38]=&quot;&quot;);&quot;&quot;;[.AB38])">
            <text:p/>
          </table:table-cell>
          <table:table-cell table:style-name="ce113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39]&lt;&gt;&quot;&quot;;&quot;Planned&quot;;&quot;&quot;)">
            <text:p/>
          </table:table-cell>
          <table:table-cell table:style-name="ce113"/>
          <table:table-cell table:style-name="ce113" table:formula="of:=IF(OR([.F$14]=&quot;&quot;;[.$E39]=&quot;&quot;);&quot;&quot;;[.E39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39]=&quot;&quot;);&quot;&quot;;[.AB39])">
            <text:p/>
          </table:table-cell>
          <table:table-cell table:style-name="ce113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40]&lt;&gt;&quot;&quot;;&quot;Planned&quot;;&quot;&quot;)">
            <text:p/>
          </table:table-cell>
          <table:table-cell table:style-name="ce113"/>
          <table:table-cell table:style-name="ce113" table:formula="of:=IF(OR([.F$14]=&quot;&quot;;[.$E40]=&quot;&quot;);&quot;&quot;;[.E40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40]=&quot;&quot;);&quot;&quot;;[.AB40])">
            <text:p/>
          </table:table-cell>
          <table:table-cell table:style-name="ce113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41]&lt;&gt;&quot;&quot;;&quot;Planned&quot;;&quot;&quot;)">
            <text:p/>
          </table:table-cell>
          <table:table-cell table:style-name="ce113"/>
          <table:table-cell table:style-name="ce113" table:formula="of:=IF(OR([.F$14]=&quot;&quot;;[.$E41]=&quot;&quot;);&quot;&quot;;[.E41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41]=&quot;&quot;);&quot;&quot;;[.AB41])">
            <text:p/>
          </table:table-cell>
          <table:table-cell table:style-name="ce113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42]&lt;&gt;&quot;&quot;;&quot;Planned&quot;;&quot;&quot;)">
            <text:p/>
          </table:table-cell>
          <table:table-cell table:style-name="ce113"/>
          <table:table-cell table:style-name="ce113" table:formula="of:=IF(OR([.F$14]=&quot;&quot;;[.$E42]=&quot;&quot;);&quot;&quot;;[.E42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42]=&quot;&quot;);&quot;&quot;;[.AB42])">
            <text:p/>
          </table:table-cell>
          <table:table-cell table:style-name="ce113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43]&lt;&gt;&quot;&quot;;&quot;Planned&quot;;&quot;&quot;)">
            <text:p/>
          </table:table-cell>
          <table:table-cell table:style-name="ce113"/>
          <table:table-cell table:style-name="ce113" table:formula="of:=IF(OR([.F$14]=&quot;&quot;;[.$E43]=&quot;&quot;);&quot;&quot;;[.E43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43]=&quot;&quot;);&quot;&quot;;[.AB43])">
            <text:p/>
          </table:table-cell>
          <table:table-cell table:style-name="ce113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44]&lt;&gt;&quot;&quot;;&quot;Planned&quot;;&quot;&quot;)">
            <text:p/>
          </table:table-cell>
          <table:table-cell table:style-name="ce113"/>
          <table:table-cell table:style-name="ce113" table:formula="of:=IF(OR([.F$14]=&quot;&quot;;[.$E44]=&quot;&quot;);&quot;&quot;;[.E44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44]=&quot;&quot;);&quot;&quot;;[.AB44])">
            <text:p/>
          </table:table-cell>
          <table:table-cell table:style-name="ce113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45]&lt;&gt;&quot;&quot;;&quot;Planned&quot;;&quot;&quot;)">
            <text:p/>
          </table:table-cell>
          <table:table-cell table:style-name="ce113"/>
          <table:table-cell table:style-name="ce113" table:formula="of:=IF(OR([.F$14]=&quot;&quot;;[.$E45]=&quot;&quot;);&quot;&quot;;[.E45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45]=&quot;&quot;);&quot;&quot;;[.AB45])">
            <text:p/>
          </table:table-cell>
          <table:table-cell table:style-name="ce113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46]&lt;&gt;&quot;&quot;;&quot;Planned&quot;;&quot;&quot;)">
            <text:p/>
          </table:table-cell>
          <table:table-cell table:style-name="ce113"/>
          <table:table-cell table:style-name="ce113" table:formula="of:=IF(OR([.F$14]=&quot;&quot;;[.$E46]=&quot;&quot;);&quot;&quot;;[.E46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46]=&quot;&quot;);&quot;&quot;;[.AB46])">
            <text:p/>
          </table:table-cell>
          <table:table-cell table:style-name="ce113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47]&lt;&gt;&quot;&quot;;&quot;Planned&quot;;&quot;&quot;)">
            <text:p/>
          </table:table-cell>
          <table:table-cell table:style-name="ce113"/>
          <table:table-cell table:style-name="ce113" table:formula="of:=IF(OR([.F$14]=&quot;&quot;;[.$E47]=&quot;&quot;);&quot;&quot;;[.E47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47]=&quot;&quot;);&quot;&quot;;[.AB47])">
            <text:p/>
          </table:table-cell>
          <table:table-cell table:style-name="ce113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48]&lt;&gt;&quot;&quot;;&quot;Planned&quot;;&quot;&quot;)">
            <text:p/>
          </table:table-cell>
          <table:table-cell table:style-name="ce113"/>
          <table:table-cell table:style-name="ce113" table:formula="of:=IF(OR([.F$14]=&quot;&quot;;[.$E48]=&quot;&quot;);&quot;&quot;;[.E48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48]=&quot;&quot;);&quot;&quot;;[.AB48])">
            <text:p/>
          </table:table-cell>
          <table:table-cell table:style-name="ce113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49]&lt;&gt;&quot;&quot;;&quot;Planned&quot;;&quot;&quot;)">
            <text:p/>
          </table:table-cell>
          <table:table-cell table:style-name="ce113"/>
          <table:table-cell table:style-name="ce113" table:formula="of:=IF(OR([.F$14]=&quot;&quot;;[.$E49]=&quot;&quot;);&quot;&quot;;[.E49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49]=&quot;&quot;);&quot;&quot;;[.AB49])">
            <text:p/>
          </table:table-cell>
          <table:table-cell table:style-name="ce113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50]&lt;&gt;&quot;&quot;;&quot;Planned&quot;;&quot;&quot;)">
            <text:p/>
          </table:table-cell>
          <table:table-cell table:style-name="ce113"/>
          <table:table-cell table:style-name="ce113" table:formula="of:=IF(OR([.F$14]=&quot;&quot;;[.$E50]=&quot;&quot;);&quot;&quot;;[.E50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50]=&quot;&quot;);&quot;&quot;;[.AB50])">
            <text:p/>
          </table:table-cell>
          <table:table-cell table:style-name="ce113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51]&lt;&gt;&quot;&quot;;&quot;Planned&quot;;&quot;&quot;)">
            <text:p/>
          </table:table-cell>
          <table:table-cell table:style-name="ce113"/>
          <table:table-cell table:style-name="ce113" table:formula="of:=IF(OR([.F$14]=&quot;&quot;;[.$E51]=&quot;&quot;);&quot;&quot;;[.E51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51]=&quot;&quot;);&quot;&quot;;[.AB51])">
            <text:p/>
          </table:table-cell>
          <table:table-cell table:style-name="ce113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52]&lt;&gt;&quot;&quot;;&quot;Planned&quot;;&quot;&quot;)">
            <text:p/>
          </table:table-cell>
          <table:table-cell table:style-name="ce113"/>
          <table:table-cell table:style-name="ce113" table:formula="of:=IF(OR([.F$14]=&quot;&quot;;[.$E52]=&quot;&quot;);&quot;&quot;;[.E52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52]=&quot;&quot;);&quot;&quot;;[.AB52])">
            <text:p/>
          </table:table-cell>
          <table:table-cell table:style-name="ce113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53]&lt;&gt;&quot;&quot;;&quot;Planned&quot;;&quot;&quot;)">
            <text:p/>
          </table:table-cell>
          <table:table-cell table:style-name="ce113"/>
          <table:table-cell table:style-name="ce113" table:formula="of:=IF(OR([.F$14]=&quot;&quot;;[.$E53]=&quot;&quot;);&quot;&quot;;[.E53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53]=&quot;&quot;);&quot;&quot;;[.AB53])">
            <text:p/>
          </table:table-cell>
          <table:table-cell table:style-name="ce113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54]&lt;&gt;&quot;&quot;;&quot;Planned&quot;;&quot;&quot;)">
            <text:p/>
          </table:table-cell>
          <table:table-cell table:style-name="ce113"/>
          <table:table-cell table:style-name="ce113" table:formula="of:=IF(OR([.F$14]=&quot;&quot;;[.$E54]=&quot;&quot;);&quot;&quot;;[.E54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54]=&quot;&quot;);&quot;&quot;;[.AB54])">
            <text:p/>
          </table:table-cell>
          <table:table-cell table:style-name="ce113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08"/>
          <table:table-cell table:style-name="ce113"/>
          <table:table-cell table:style-name="ce108"/>
          <table:table-cell table:style-name="ce115" table:content-validation-name="val3" table:formula="of:=IF([.A55]&lt;&gt;&quot;&quot;;&quot;Planned&quot;;&quot;&quot;)">
            <text:p/>
          </table:table-cell>
          <table:table-cell table:style-name="ce113"/>
          <table:table-cell table:style-name="ce113" table:formula="of:=IF(OR([.F$14]=&quot;&quot;;[.$E55]=&quot;&quot;);&quot;&quot;;[.E55])">
            <text:p/>
          </table:table-cell>
          <table:table-cell table:style-name="ce113" table:number-columns-repeated="21"/>
          <table:table-cell table:style-name="ce113"/>
          <table:table-cell table:style-name="ce113" table:formula="of:=IF(OR([.AC$14]=&quot;&quot;;[.$E55]=&quot;&quot;);&quot;&quot;;[.AB55])">
            <text:p/>
          </table:table-cell>
          <table:table-cell table:style-name="ce113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56]&lt;&gt;&quot;&quot;;&quot;Planned&quot;;&quot;&quot;)">
            <text:p/>
          </table:table-cell>
          <table:table-cell/>
          <table:table-cell table:formula="of:=IF(OR([.F$14]=&quot;&quot;;[.$E56]=&quot;&quot;);&quot;&quot;;[.E56])">
            <text:p/>
          </table:table-cell>
          <table:table-cell table:number-columns-repeated="21"/>
          <table:table-cell/>
          <table:table-cell table:formula="of:=IF(OR([.AC$14]=&quot;&quot;;[.$E56]=&quot;&quot;);&quot;&quot;;[.AB56])">
            <text:p/>
          </table:table-cell>
          <table:table-cell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57]&lt;&gt;&quot;&quot;;&quot;Planned&quot;;&quot;&quot;)">
            <text:p/>
          </table:table-cell>
          <table:table-cell/>
          <table:table-cell table:formula="of:=IF(OR([.F$14]=&quot;&quot;;[.$E57]=&quot;&quot;);&quot;&quot;;[.E57])">
            <text:p/>
          </table:table-cell>
          <table:table-cell table:number-columns-repeated="21"/>
          <table:table-cell/>
          <table:table-cell table:formula="of:=IF(OR([.AC$14]=&quot;&quot;;[.$E57]=&quot;&quot;);&quot;&quot;;[.AB57])">
            <text:p/>
          </table:table-cell>
          <table:table-cell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58]&lt;&gt;&quot;&quot;;&quot;Planned&quot;;&quot;&quot;)">
            <text:p/>
          </table:table-cell>
          <table:table-cell/>
          <table:table-cell table:formula="of:=IF(OR([.F$14]=&quot;&quot;;[.$E58]=&quot;&quot;);&quot;&quot;;[.E58])">
            <text:p/>
          </table:table-cell>
          <table:table-cell table:number-columns-repeated="21"/>
          <table:table-cell/>
          <table:table-cell table:formula="of:=IF(OR([.AC$14]=&quot;&quot;;[.$E58]=&quot;&quot;);&quot;&quot;;[.AB58])">
            <text:p/>
          </table:table-cell>
          <table:table-cell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59]&lt;&gt;&quot;&quot;;&quot;Planned&quot;;&quot;&quot;)">
            <text:p/>
          </table:table-cell>
          <table:table-cell/>
          <table:table-cell table:formula="of:=IF(OR([.F$14]=&quot;&quot;;[.$E59]=&quot;&quot;);&quot;&quot;;[.E59])">
            <text:p/>
          </table:table-cell>
          <table:table-cell table:formula="of:=IF(OR([.G$14]=&quot;&quot;;[.$E59]=&quot;&quot;);&quot;&quot;;[.F59])">
            <text:p/>
          </table:table-cell>
          <table:table-cell table:formula="of:=IF(OR([.H$14]=&quot;&quot;;[.$E59]=&quot;&quot;);&quot;&quot;;[.G59])">
            <text:p/>
          </table:table-cell>
          <table:table-cell table:formula="of:=IF(OR([.I$14]=&quot;&quot;;[.$E59]=&quot;&quot;);&quot;&quot;;[.H59])">
            <text:p/>
          </table:table-cell>
          <table:table-cell table:formula="of:=IF(OR([.J$14]=&quot;&quot;;[.$E59]=&quot;&quot;);&quot;&quot;;[.I59])">
            <text:p/>
          </table:table-cell>
          <table:table-cell table:formula="of:=IF(OR([.K$14]=&quot;&quot;;[.$E59]=&quot;&quot;);&quot;&quot;;[.J59])">
            <text:p/>
          </table:table-cell>
          <table:table-cell table:formula="of:=IF(OR([.L$14]=&quot;&quot;;[.$E59]=&quot;&quot;);&quot;&quot;;[.K59])">
            <text:p/>
          </table:table-cell>
          <table:table-cell table:formula="of:=IF(OR([.M$14]=&quot;&quot;;[.$E59]=&quot;&quot;);&quot;&quot;;[.L59])">
            <text:p/>
          </table:table-cell>
          <table:table-cell table:formula="of:=IF(OR([.N$14]=&quot;&quot;;[.$E59]=&quot;&quot;);&quot;&quot;;[.M59])">
            <text:p/>
          </table:table-cell>
          <table:table-cell table:formula="of:=IF(OR([.O$14]=&quot;&quot;;[.$E59]=&quot;&quot;);&quot;&quot;;[.N59])">
            <text:p/>
          </table:table-cell>
          <table:table-cell table:formula="of:=IF(OR([.P$14]=&quot;&quot;;[.$E59]=&quot;&quot;);&quot;&quot;;[.O59])">
            <text:p/>
          </table:table-cell>
          <table:table-cell table:formula="of:=IF(OR([.Q$14]=&quot;&quot;;[.$E59]=&quot;&quot;);&quot;&quot;;[.P59])">
            <text:p/>
          </table:table-cell>
          <table:table-cell table:formula="of:=IF(OR([.R$14]=&quot;&quot;;[.$E59]=&quot;&quot;);&quot;&quot;;[.Q59])">
            <text:p/>
          </table:table-cell>
          <table:table-cell table:formula="of:=IF(OR([.S$14]=&quot;&quot;;[.$E59]=&quot;&quot;);&quot;&quot;;[.R59])">
            <text:p/>
          </table:table-cell>
          <table:table-cell table:formula="of:=IF(OR([.T$14]=&quot;&quot;;[.$E59]=&quot;&quot;);&quot;&quot;;[.S59])">
            <text:p/>
          </table:table-cell>
          <table:table-cell table:formula="of:=IF(OR([.U$14]=&quot;&quot;;[.$E59]=&quot;&quot;);&quot;&quot;;[.T59])">
            <text:p/>
          </table:table-cell>
          <table:table-cell table:formula="of:=IF(OR([.V$14]=&quot;&quot;;[.$E59]=&quot;&quot;);&quot;&quot;;[.U59])">
            <text:p/>
          </table:table-cell>
          <table:table-cell table:formula="of:=IF(OR([.W$14]=&quot;&quot;;[.$E59]=&quot;&quot;);&quot;&quot;;[.V59])">
            <text:p/>
          </table:table-cell>
          <table:table-cell table:formula="of:=IF(OR([.X$14]=&quot;&quot;;[.$E59]=&quot;&quot;);&quot;&quot;;[.W59])">
            <text:p/>
          </table:table-cell>
          <table:table-cell table:formula="of:=IF(OR([.Y$14]=&quot;&quot;;[.$E59]=&quot;&quot;);&quot;&quot;;[.X59])">
            <text:p/>
          </table:table-cell>
          <table:table-cell table:formula="of:=IF(OR([.Z$14]=&quot;&quot;;[.$E59]=&quot;&quot;);&quot;&quot;;[.Y59])">
            <text:p/>
          </table:table-cell>
          <table:table-cell table:formula="of:=IF(OR([.AA$14]=&quot;&quot;;[.$E59]=&quot;&quot;);&quot;&quot;;[.Z59])">
            <text:p/>
          </table:table-cell>
          <table:table-cell table:formula="of:=IF(OR([.AB$14]=&quot;&quot;;[.$E59]=&quot;&quot;);&quot;&quot;;[.AA59])">
            <text:p/>
          </table:table-cell>
          <table:table-cell table:formula="of:=IF(OR([.AC$14]=&quot;&quot;;[.$E59]=&quot;&quot;);&quot;&quot;;[.AB59])">
            <text:p/>
          </table:table-cell>
          <table:table-cell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60]&lt;&gt;&quot;&quot;;&quot;Planned&quot;;&quot;&quot;)">
            <text:p/>
          </table:table-cell>
          <table:table-cell/>
          <table:table-cell table:formula="of:=IF(OR([.F$14]=&quot;&quot;;[.$E60]=&quot;&quot;);&quot;&quot;;[.E60])">
            <text:p/>
          </table:table-cell>
          <table:table-cell table:formula="of:=IF(OR([.G$14]=&quot;&quot;;[.$E60]=&quot;&quot;);&quot;&quot;;[.F60])">
            <text:p/>
          </table:table-cell>
          <table:table-cell table:formula="of:=IF(OR([.H$14]=&quot;&quot;;[.$E60]=&quot;&quot;);&quot;&quot;;[.G60])">
            <text:p/>
          </table:table-cell>
          <table:table-cell table:formula="of:=IF(OR([.I$14]=&quot;&quot;;[.$E60]=&quot;&quot;);&quot;&quot;;[.H60])">
            <text:p/>
          </table:table-cell>
          <table:table-cell table:formula="of:=IF(OR([.J$14]=&quot;&quot;;[.$E60]=&quot;&quot;);&quot;&quot;;[.I60])">
            <text:p/>
          </table:table-cell>
          <table:table-cell table:formula="of:=IF(OR([.K$14]=&quot;&quot;;[.$E60]=&quot;&quot;);&quot;&quot;;[.J60])">
            <text:p/>
          </table:table-cell>
          <table:table-cell table:formula="of:=IF(OR([.L$14]=&quot;&quot;;[.$E60]=&quot;&quot;);&quot;&quot;;[.K60])">
            <text:p/>
          </table:table-cell>
          <table:table-cell table:formula="of:=IF(OR([.M$14]=&quot;&quot;;[.$E60]=&quot;&quot;);&quot;&quot;;[.L60])">
            <text:p/>
          </table:table-cell>
          <table:table-cell table:formula="of:=IF(OR([.N$14]=&quot;&quot;;[.$E60]=&quot;&quot;);&quot;&quot;;[.M60])">
            <text:p/>
          </table:table-cell>
          <table:table-cell table:formula="of:=IF(OR([.O$14]=&quot;&quot;;[.$E60]=&quot;&quot;);&quot;&quot;;[.N60])">
            <text:p/>
          </table:table-cell>
          <table:table-cell table:formula="of:=IF(OR([.P$14]=&quot;&quot;;[.$E60]=&quot;&quot;);&quot;&quot;;[.O60])">
            <text:p/>
          </table:table-cell>
          <table:table-cell table:formula="of:=IF(OR([.Q$14]=&quot;&quot;;[.$E60]=&quot;&quot;);&quot;&quot;;[.P60])">
            <text:p/>
          </table:table-cell>
          <table:table-cell table:formula="of:=IF(OR([.R$14]=&quot;&quot;;[.$E60]=&quot;&quot;);&quot;&quot;;[.Q60])">
            <text:p/>
          </table:table-cell>
          <table:table-cell table:formula="of:=IF(OR([.S$14]=&quot;&quot;;[.$E60]=&quot;&quot;);&quot;&quot;;[.R60])">
            <text:p/>
          </table:table-cell>
          <table:table-cell table:formula="of:=IF(OR([.T$14]=&quot;&quot;;[.$E60]=&quot;&quot;);&quot;&quot;;[.S60])">
            <text:p/>
          </table:table-cell>
          <table:table-cell table:formula="of:=IF(OR([.U$14]=&quot;&quot;;[.$E60]=&quot;&quot;);&quot;&quot;;[.T60])">
            <text:p/>
          </table:table-cell>
          <table:table-cell table:formula="of:=IF(OR([.V$14]=&quot;&quot;;[.$E60]=&quot;&quot;);&quot;&quot;;[.U60])">
            <text:p/>
          </table:table-cell>
          <table:table-cell table:formula="of:=IF(OR([.W$14]=&quot;&quot;;[.$E60]=&quot;&quot;);&quot;&quot;;[.V60])">
            <text:p/>
          </table:table-cell>
          <table:table-cell table:formula="of:=IF(OR([.X$14]=&quot;&quot;;[.$E60]=&quot;&quot;);&quot;&quot;;[.W60])">
            <text:p/>
          </table:table-cell>
          <table:table-cell table:formula="of:=IF(OR([.Y$14]=&quot;&quot;;[.$E60]=&quot;&quot;);&quot;&quot;;[.X60])">
            <text:p/>
          </table:table-cell>
          <table:table-cell table:formula="of:=IF(OR([.Z$14]=&quot;&quot;;[.$E60]=&quot;&quot;);&quot;&quot;;[.Y60])">
            <text:p/>
          </table:table-cell>
          <table:table-cell table:formula="of:=IF(OR([.AA$14]=&quot;&quot;;[.$E60]=&quot;&quot;);&quot;&quot;;[.Z60])">
            <text:p/>
          </table:table-cell>
          <table:table-cell table:formula="of:=IF(OR([.AB$14]=&quot;&quot;;[.$E60]=&quot;&quot;);&quot;&quot;;[.AA60])">
            <text:p/>
          </table:table-cell>
          <table:table-cell table:formula="of:=IF(OR([.AC$14]=&quot;&quot;;[.$E60]=&quot;&quot;);&quot;&quot;;[.AB60])">
            <text:p/>
          </table:table-cell>
          <table:table-cell table:formula="of:=IF(OR([.AD$14]=&quot;&quot;;[.$E60]=&quot;&quot;);&quot;&quot;;[.AC60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61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DoneDays" table:base-cell-address="$'Product Backlog'.$A$1" table:cell-range-address="$'Sp1 '.$D$11"/>
          <table:named-range table:name="ImplementationDays" table:base-cell-address="$'Product Backlog'.$A$1" table:cell-range-address="$'Sp1 '.$B$9"/>
          <table:named-expression table:name="RealValues" table:base-cell-address="$'Product Backlog'.$A$1" table:expression="OFFSET([$'Sp1 '.$F$10];0;0;1;'sp1 '!DoneDays)"/>
          <table:named-range table:name="SprintTasks" table:base-cell-address="$'Product Backlog'.$A$1" table:cell-range-address="$'Sp1 '.$A$14:.$AD$60"/>
          <table:named-range table:name="TaskRows" table:base-cell-address="$'Product Backlog'.$A$1" table:cell-range-address="$'Sp1 '.$B$11"/>
          <table:named-range table:name="TaskStatus" table:base-cell-address="$'Product Backlog'.$A$1" table:cell-range-address="$'Sp1 '.$D$14:.$D$55"/>
          <table:named-range table:name="TaskStoryID" table:base-cell-address="$'Product Backlog'.$A$1" table:cell-range-address="$'Sp1 '.$B$14:.$B$50"/>
          <table:named-range table:name="TotalEffort" table:base-cell-address="$'Product Backlog'.$A$1" table:cell-range-address="$'Sp1 '.$E$10"/>
          <table:named-range table:name="TrendDays" table:base-cell-address="$'Product Backlog'.$A$1" table:cell-range-address="$'Sp1 '.$D$13"/>
        </table:named-expressions>
      </table:table>
      <table:table table:name="Sp2" table:style-name="ta6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button form:name="Button 1" form:control-implementation="ooo:com.sun.star.form.component.CommandButton" xml:id="control4" form:id="control4" form:label="Sort    Sprint Tasks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5" form:id="control5" form:label="Update    Task Slips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25" table:default-cell-style-name="ce5"/>
        <table:table-column table:style-name="co22" table:default-cell-style-name="ce25"/>
        <table:table-column table:style-name="co11" table:default-cell-style-name="ce5"/>
        <table:table-column table:style-name="co4" table:default-cell-style-name="ce5"/>
        <table:table-column table:style-name="co23" table:default-cell-style-name="ce25"/>
        <table:table-column table:style-name="co24" table:number-columns-repeated="25" table:default-cell-style-name="ce25"/>
        <table:table-column table:style-name="co1" table:number-columns-repeated="994" table:default-cell-style-name="ce5"/>
        <table:table-row table:style-name="ro5">
          <table:table-cell table:style-name="ce103" office:value-type="float" office:value="2">
            <text:p>Sprint 2 Backlog</text:p>
          </table:table-cell>
          <table:table-cell table:style-name="ce109"/>
          <table:table-cell>
            <draw:frame table:end-cell-address="Sp2.AE8" table:end-x="0.206cm" table:end-y="0.345cm" draw:z-index="0" draw:name="Chart 2" draw:style-name="gr6" draw:text-style-name="P4" svg:width="26.476cm" svg:height="3.594cm" svg:x="1.424cm" svg:y="0.081cm">
              <draw:object draw:notify-on-update-of-ranges="Sp2.F10:Sp2.AD10 Sp2.F11:Sp2.AD11 Sp2.F12:Sp2.AD1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/>
          <table:table-cell table:style-name="ce5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5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>
            <draw:control table:end-cell-address="Sp2.A8" table:end-x="5.66cm" table:end-y="0.055cm" draw:z-index="1" draw:style-name="gr1" draw:text-style-name="P1" svg:width="4.922cm" svg:height="0.744cm" svg:x="0.738cm" svg:y="0.215cm" draw:control="control4"/>
            <draw:control table:end-cell-address="Sp2.C8" table:end-x="0.896cm" table:end-y="0.055cm" draw:z-index="2" draw:style-name="gr1" draw:text-style-name="P1" svg:width="4.7cm" svg:height="0.744cm" svg:x="6.347cm" svg:y="0.215cm" draw:control="control5"/>
          </table:table-cell>
          <table:table-cell table:number-columns-repeated="2"/>
          <table:table-cell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 table:style-name="ce104" office:value-type="string">
            <office:annotation draw:style-name="gr9" draw:text-style-name="P2" svg:width="4.806cm" svg:height="3.8cm" svg:x="6.479cm" svg:y="3.673cm" draw:caption-point-x="1.989cm" draw:caption-point-y="0.118cm">
              <dc:date>2014-04-07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10" office:value-type="float" office:value="5">
            <text:p>5</text:p>
          </table:table-cell>
          <table:table-cell table:style-name="ce104"/>
          <table:table-cell table:style-name="ce114"/>
          <table:table-cell table:style-name="ce104" office:value-type="string">
            <text:p>Effort</text:p>
          </table:table-cell>
          <table:table-cell table:style-name="ce104" office:value-type="string">
            <text:p>Remaining on implementation day…</text:p>
          </table:table-cell>
          <table:table-cell table:style-name="ce104" table:number-columns-repeated="6"/>
          <table:table-cell table:style-name="ce114" table:number-columns-repeated="18"/>
          <table:table-cell table:number-columns-repeated="994"/>
        </table:table-row>
        <table:table-row table:style-name="ro2">
          <table:table-cell table:style-name="ce104" office:value-type="string">
            <text:p>Trend calculated based on last</text:p>
          </table:table-cell>
          <table:table-cell table:style-name="ce110" office:value-type="float" office:value="5">
            <text:p>5</text:p>
          </table:table-cell>
          <table:table-cell table:style-name="ce104" office:value-type="string">
            <text:p>Days</text:p>
          </table:table-cell>
          <table:table-cell table:style-name="ce104" office:value-type="string">
            <text:p>Totals</text:p>
          </table:table-cell>
          <table:table-cell table:style-name="ce116" table:formula="of:=SUM(OFFSET([.E14];1;0;TaskRows;1))" office:value-type="float" office:value="47">
            <text:p>47</text:p>
          </table:table-cell>
          <table:table-cell table:style-name="ce116" table:formula="of:=IF(AND(SUM(OFFSET([.F14];1;0;TaskRows;1))=0);0;SUM(OFFSET([.F14];1;0;TaskRows;1)))" office:value-type="float" office:value="46">
            <text:p>46</text:p>
          </table:table-cell>
          <table:table-cell table:style-name="ce116" table:formula="of:=IF(AND(SUM(OFFSET([.G14];1;0;TaskRows;1))=0);&quot;&quot;;SUM(OFFSET([.G14];1;0;TaskRows;1)))" office:value-type="float" office:value="37">
            <text:p>37</text:p>
          </table:table-cell>
          <table:table-cell table:style-name="ce116" table:formula="of:=IF(AND(SUM(OFFSET([.H14];1;0;TaskRows;1))=0);&quot;&quot;;SUM(OFFSET([.H14];1;0;TaskRows;1)))" office:value-type="float" office:value="37">
            <text:p>37</text:p>
          </table:table-cell>
          <table:table-cell table:style-name="ce116" table:formula="of:=IF(AND(SUM(OFFSET([.I14];1;0;TaskRows;1))=0);&quot;&quot;;SUM(OFFSET([.I14];1;0;TaskRows;1)))" office:value-type="float" office:value="37">
            <text:p>37</text:p>
          </table:table-cell>
          <table:table-cell table:style-name="ce116" table:formula="of:=IF(AND(SUM(OFFSET([.J14];1;0;TaskRows;1))=0);&quot;&quot;;SUM(OFFSET([.J14];1;0;TaskRows;1)))" office:value-type="float" office:value="37">
            <text:p>37</text:p>
          </table:table-cell>
          <table:table-cell table:style-name="ce116" table:formula="of:=IF(AND(SUM(OFFSET([.K14];1;0;TaskRows;1))=0);&quot;&quot;;SUM(OFFSET([.K14];1;0;TaskRows;1)))">
            <text:p/>
          </table:table-cell>
          <table:table-cell table:style-name="ce116" table:formula="of:=IF(AND(SUM(OFFSET([.L14];1;0;TaskRows;1))=0);&quot;&quot;;SUM(OFFSET([.L14];1;0;TaskRows;1)))">
            <text:p/>
          </table:table-cell>
          <table:table-cell table:style-name="ce116" table:formula="of:=IF(AND(SUM(OFFSET([.M14];1;0;TaskRows;1))=0);&quot;&quot;;SUM(OFFSET([.M14];1;0;TaskRows;1)))">
            <text:p/>
          </table:table-cell>
          <table:table-cell table:style-name="ce116" table:formula="of:=IF(AND(SUM(OFFSET([.N14];1;0;TaskRows;1))=0);&quot;&quot;;SUM(OFFSET([.N14];1;0;TaskRows;1)))">
            <text:p/>
          </table:table-cell>
          <table:table-cell table:style-name="ce116" table:formula="of:=IF(AND(SUM(OFFSET([.O14];1;0;TaskRows;1))=0);&quot;&quot;;SUM(OFFSET([.O14];1;0;TaskRows;1)))">
            <text:p/>
          </table:table-cell>
          <table:table-cell table:style-name="ce116" table:formula="of:=IF(AND(SUM(OFFSET([.P14];1;0;TaskRows;1))=0);&quot;&quot;;SUM(OFFSET([.P14];1;0;TaskRows;1)))">
            <text:p/>
          </table:table-cell>
          <table:table-cell table:style-name="ce116" table:formula="of:=IF(AND(SUM(OFFSET([.Q14];1;0;TaskRows;1))=0);&quot;&quot;;SUM(OFFSET([.Q14];1;0;TaskRows;1)))">
            <text:p/>
          </table:table-cell>
          <table:table-cell table:style-name="ce116" table:formula="of:=IF(AND(SUM(OFFSET([.R14];1;0;TaskRows;1))=0);&quot;&quot;;SUM(OFFSET([.R14];1;0;TaskRows;1)))">
            <text:p/>
          </table:table-cell>
          <table:table-cell table:style-name="ce116" table:formula="of:=IF(AND(SUM(OFFSET([.S14];1;0;TaskRows;1))=0);&quot;&quot;;SUM(OFFSET([.S14];1;0;TaskRows;1)))">
            <text:p/>
          </table:table-cell>
          <table:table-cell table:style-name="ce116" table:formula="of:=IF(AND(SUM(OFFSET([.T14];1;0;TaskRows;1))=0);&quot;&quot;;SUM(OFFSET([.T14];1;0;TaskRows;1)))">
            <text:p/>
          </table:table-cell>
          <table:table-cell table:style-name="ce116" table:formula="of:=IF(AND(SUM(OFFSET([.U14];1;0;TaskRows;1))=0);&quot;&quot;;SUM(OFFSET([.U14];1;0;TaskRows;1)))">
            <text:p/>
          </table:table-cell>
          <table:table-cell table:style-name="ce116" table:formula="of:=IF(AND(SUM(OFFSET([.V14];1;0;TaskRows;1))=0);&quot;&quot;;SUM(OFFSET([.V14];1;0;TaskRows;1)))">
            <text:p/>
          </table:table-cell>
          <table:table-cell table:style-name="ce116" table:formula="of:=IF(AND(SUM(OFFSET([.W14];1;0;TaskRows;1))=0);&quot;&quot;;SUM(OFFSET([.W14];1;0;TaskRows;1)))">
            <text:p/>
          </table:table-cell>
          <table:table-cell table:style-name="ce116" table:formula="of:=IF(AND(SUM(OFFSET([.X14];1;0;TaskRows;1))=0);&quot;&quot;;SUM(OFFSET([.X14];1;0;TaskRows;1)))">
            <text:p/>
          </table:table-cell>
          <table:table-cell table:style-name="ce116" table:formula="of:=IF(AND(SUM(OFFSET([.Y14];1;0;TaskRows;1))=0);&quot;&quot;;SUM(OFFSET([.Y14];1;0;TaskRows;1)))">
            <text:p/>
          </table:table-cell>
          <table:table-cell table:style-name="ce116" table:formula="of:=IF(AND(SUM(OFFSET([.Z14];1;0;TaskRows;1))=0);&quot;&quot;;SUM(OFFSET([.Z14];1;0;TaskRows;1)))">
            <text:p/>
          </table:table-cell>
          <table:table-cell table:style-name="ce116" table:formula="of:=IF(AND(SUM(OFFSET([.AA14];1;0;TaskRows;1))=0);&quot;&quot;;SUM(OFFSET([.AA14];1;0;TaskRows;1)))">
            <text:p/>
          </table:table-cell>
          <table:table-cell table:style-name="ce116" table:formula="of:=IF(AND(SUM(OFFSET([.AB14];1;0;TaskRows;1))=0);&quot;&quot;;SUM(OFFSET([.AB14];1;0;TaskRows;1)))">
            <text:p/>
          </table:table-cell>
          <table:table-cell table:style-name="ce116" table:formula="of:=IF(AND(SUM(OFFSET([.AC14];1;0;TaskRows;1))=0);&quot;&quot;;SUM(OFFSET([.AC14];1;0;TaskRows;1)))">
            <text:p/>
          </table:table-cell>
          <table:table-cell table:style-name="ce116" table:formula="of:=IF(AND(SUM(OFFSET([.AD14];1;0;TaskRows;1))=0);&quot;&quot;;SUM(OFFSET([.AD14];1;0;TaskRows;1)))">
            <text:p/>
          </table:table-cell>
          <table:table-cell table:number-columns-repeated="994"/>
        </table:table-row>
        <table:table-row table:style-name="ro2" table:visibility="collapse">
          <table:table-cell office:value-type="string">
            <text:p>Task rows</text:p>
          </table:table-cell>
          <table:table-cell table:style-name="ce65" table:formula="of:=IF(COUNTA([.A15:.A243])=0;1;COUNTA([.A15:.A243]))" office:value-type="float" office:value="10">
            <text:p>10</text:p>
          </table:table-cell>
          <table:table-cell office:value-type="string">
            <text:p>Done days</text:p>
          </table:table-cell>
          <table:table-cell table:style-name="ce65" table:formula="of:=IF(COUNTIF([.F10:.AD10];&quot;&gt;0&quot;)=0;1;COUNTIF([.F10:.AD10];&quot;&gt;0&quot;))" office:value-type="float" office:value="5">
            <text:p>5</text:p>
          </table:table-cell>
          <table:table-cell table:style-name="ce65"/>
          <table:table-cell table:style-name="ce65" table:formula="of:=IF([.F14]=&quot;&quot;;&quot;&quot;;[.$E10]-[.$E10]/([.$B9]-1)*([.F14]-1))" office:value-type="float" office:value="47">
            <text:p>47</text:p>
          </table:table-cell>
          <table:table-cell table:style-name="ce65" table:formula="of:=IF([.G14]=&quot;&quot;;&quot;&quot;;TotalEffort-TotalEffort/(ImplementationDays)*([.G14]-1))" office:value-type="float" office:value="37.6">
            <text:p>37,6</text:p>
          </table:table-cell>
          <table:table-cell table:style-name="ce65" table:formula="of:=IF([.H14]=&quot;&quot;;&quot;&quot;;TotalEffort-TotalEffort/(ImplementationDays)*([.H14]-1))" office:value-type="float" office:value="28.2">
            <text:p>28,2</text:p>
          </table:table-cell>
          <table:table-cell table:style-name="ce65" table:formula="of:=IF([.I14]=&quot;&quot;;&quot;&quot;;TotalEffort-TotalEffort/(ImplementationDays)*([.I14]-1))" office:value-type="float" office:value="18.8">
            <text:p>18,8</text:p>
          </table:table-cell>
          <table:table-cell table:style-name="ce65" table:formula="of:=IF([.J14]=&quot;&quot;;&quot;&quot;;TotalEffort-TotalEffort/(ImplementationDays)*([.J14]-1))" office:value-type="float" office:value="9.4">
            <text:p>9,4</text:p>
          </table:table-cell>
          <table:table-cell table:style-name="ce65" table:formula="of:=IF([.K14]=&quot;&quot;;&quot;&quot;;TotalEffort-TotalEffort/(ImplementationDays)*([.K14]-1))">
            <text:p/>
          </table:table-cell>
          <table:table-cell table:style-name="ce65" table:formula="of:=IF([.L14]=&quot;&quot;;&quot;&quot;;TotalEffort-TotalEffort/(ImplementationDays)*([.L14]-1))">
            <text:p/>
          </table:table-cell>
          <table:table-cell table:style-name="ce65" table:formula="of:=IF([.M14]=&quot;&quot;;&quot;&quot;;TotalEffort-TotalEffort/(ImplementationDays)*([.M14]-1))">
            <text:p/>
          </table:table-cell>
          <table:table-cell table:style-name="ce65" table:formula="of:=IF([.N14]=&quot;&quot;;&quot;&quot;;TotalEffort-TotalEffort/(ImplementationDays)*([.N14]-1))">
            <text:p/>
          </table:table-cell>
          <table:table-cell table:style-name="ce65" table:formula="of:=IF([.O14]=&quot;&quot;;&quot;&quot;;TotalEffort-TotalEffort/(ImplementationDays)*([.O14]-1))">
            <text:p/>
          </table:table-cell>
          <table:table-cell table:style-name="ce65" table:formula="of:=IF([.P14]=&quot;&quot;;&quot;&quot;;TotalEffort-TotalEffort/(ImplementationDays)*([.P14]-1))">
            <text:p/>
          </table:table-cell>
          <table:table-cell table:style-name="ce65" table:formula="of:=IF([.Q14]=&quot;&quot;;&quot;&quot;;TotalEffort-TotalEffort/(ImplementationDays)*([.Q14]-1))">
            <text:p/>
          </table:table-cell>
          <table:table-cell table:style-name="ce65" table:formula="of:=IF([.R14]=&quot;&quot;;&quot;&quot;;TotalEffort-TotalEffort/(ImplementationDays)*([.R14]-1))">
            <text:p/>
          </table:table-cell>
          <table:table-cell table:style-name="ce65" table:formula="of:=IF([.S14]=&quot;&quot;;&quot;&quot;;TotalEffort-TotalEffort/(ImplementationDays)*([.S14]-1))">
            <text:p/>
          </table:table-cell>
          <table:table-cell table:style-name="ce65" table:formula="of:=IF([.T14]=&quot;&quot;;&quot;&quot;;TotalEffort-TotalEffort/(ImplementationDays)*([.T14]-1))">
            <text:p/>
          </table:table-cell>
          <table:table-cell table:style-name="ce65" table:formula="of:=IF([.U14]=&quot;&quot;;&quot;&quot;;TotalEffort-TotalEffort/(ImplementationDays)*([.U14]-1))">
            <text:p/>
          </table:table-cell>
          <table:table-cell table:style-name="ce65" table:formula="of:=IF([.V14]=&quot;&quot;;&quot;&quot;;TotalEffort-TotalEffort/(ImplementationDays)*([.V14]-1))">
            <text:p/>
          </table:table-cell>
          <table:table-cell table:style-name="ce65" table:formula="of:=IF([.W14]=&quot;&quot;;&quot;&quot;;TotalEffort-TotalEffort/(ImplementationDays)*([.W14]-1))">
            <text:p/>
          </table:table-cell>
          <table:table-cell table:style-name="ce65" table:formula="of:=IF([.X14]=&quot;&quot;;&quot;&quot;;TotalEffort-TotalEffort/(ImplementationDays)*([.X14]-1))">
            <text:p/>
          </table:table-cell>
          <table:table-cell table:style-name="ce65" table:formula="of:=IF([.Y14]=&quot;&quot;;&quot;&quot;;TotalEffort-TotalEffort/(ImplementationDays)*([.Y14]-1))">
            <text:p/>
          </table:table-cell>
          <table:table-cell table:style-name="ce65" table:formula="of:=IF([.Z14]=&quot;&quot;;&quot;&quot;;TotalEffort-TotalEffort/(ImplementationDays)*([.Z14]-1))">
            <text:p/>
          </table:table-cell>
          <table:table-cell table:style-name="ce65" table:formula="of:=IF([.AA14]=&quot;&quot;;&quot;&quot;;TotalEffort-TotalEffort/(ImplementationDays)*([.AA14]-1))">
            <text:p/>
          </table:table-cell>
          <table:table-cell table:style-name="ce65" table:formula="of:=IF([.AB14]=&quot;&quot;;&quot;&quot;;TotalEffort-TotalEffort/(ImplementationDays)*([.AB14]-1))">
            <text:p/>
          </table:table-cell>
          <table:table-cell table:style-name="ce65" table:formula="of:=IF([.AC14]=&quot;&quot;;&quot;&quot;;TotalEffort-TotalEffort/(ImplementationDays)*([.AC14]-1))">
            <text:p/>
          </table:table-cell>
          <table:table-cell table:style-name="ce65" table:formula="of:=IF([.AD14]=&quot;&quot;;&quot;&quot;;TotalEffort-TotalEffort/(ImplementationDays)*([.AD14]-1))">
            <text:p/>
          </table:table-cell>
          <table:table-cell table:number-columns-repeated="994"/>
        </table:table-row>
        <table:table-row table:style-name="ro2" table:visibility="collapse">
          <table:table-cell table:style-name="ce91" office:value-type="string">
            <text:p>Warning! These are necessary</text:p>
          </table:table-cell>
          <table:table-cell/>
          <table:table-cell office:value-type="string">
            <text:p>Trend</text:p>
          </table:table-cell>
          <table:table-cell table:style-name="ce65" table:number-columns-repeated="2"/>
          <table:table-cell table:style-name="ce65" table:formula="of:=IF(TREND(OFFSET($F#REF!;0;DoneDays-TrendDays;1;TrendDays);OFFSET([.$F13];0;DoneDays-TrendDays;1;TrendDays);[.F13])&lt;0;&quot;&quot;;TREND(OFFSET($F#REF!;0;DoneDays-TrendDays;1;TrendDays);OFFSET([.$F13];0;DoneDays-TrendDays;1;TrendDays);[.F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G13])&lt;0;&quot;&quot;;TREND(OFFSET($F#REF!;0;DoneDays-TrendDays;1;TrendDays);OFFSET([.$F13];0;DoneDays-TrendDays;1;TrendDays);[.G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H13])&lt;0;&quot;&quot;;TREND(OFFSET($F#REF!;0;DoneDays-TrendDays;1;TrendDays);OFFSET([.$F13];0;DoneDays-TrendDays;1;TrendDays);[.H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I13])&lt;0;&quot;&quot;;TREND(OFFSET($F#REF!;0;DoneDays-TrendDays;1;TrendDays);OFFSET([.$F13];0;DoneDays-TrendDays;1;TrendDays);[.I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J13])&lt;0;&quot;&quot;;TREND(OFFSET($F#REF!;0;DoneDays-TrendDays;1;TrendDays);OFFSET([.$F13];0;DoneDays-TrendDays;1;TrendDays);[.J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K13])&lt;0;&quot;&quot;;TREND(OFFSET($F#REF!;0;DoneDays-TrendDays;1;TrendDays);OFFSET([.$F13];0;DoneDays-TrendDays;1;TrendDays);[.K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L13])&lt;0;&quot;&quot;;TREND(OFFSET($F#REF!;0;DoneDays-TrendDays;1;TrendDays);OFFSET([.$F13];0;DoneDays-TrendDays;1;TrendDays);[.L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M13])&lt;0;&quot;&quot;;TREND(OFFSET($F#REF!;0;DoneDays-TrendDays;1;TrendDays);OFFSET([.$F13];0;DoneDays-TrendDays;1;TrendDays);[.M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N13])&lt;0;&quot;&quot;;TREND(OFFSET($F#REF!;0;DoneDays-TrendDays;1;TrendDays);OFFSET([.$F13];0;DoneDays-TrendDays;1;TrendDays);[.N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O13])&lt;0;&quot;&quot;;TREND(OFFSET($F#REF!;0;DoneDays-TrendDays;1;TrendDays);OFFSET([.$F13];0;DoneDays-TrendDays;1;TrendDays);[.O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P13])&lt;0;&quot;&quot;;TREND(OFFSET($F#REF!;0;DoneDays-TrendDays;1;TrendDays);OFFSET([.$F13];0;DoneDays-TrendDays;1;TrendDays);[.P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Q13])&lt;0;&quot;&quot;;TREND(OFFSET($F#REF!;0;DoneDays-TrendDays;1;TrendDays);OFFSET([.$F13];0;DoneDays-TrendDays;1;TrendDays);[.Q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R13])&lt;0;&quot;&quot;;TREND(OFFSET($F#REF!;0;DoneDays-TrendDays;1;TrendDays);OFFSET([.$F13];0;DoneDays-TrendDays;1;TrendDays);[.R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S13])&lt;0;&quot;&quot;;TREND(OFFSET($F#REF!;0;DoneDays-TrendDays;1;TrendDays);OFFSET([.$F13];0;DoneDays-TrendDays;1;TrendDays);[.S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T13])&lt;0;&quot;&quot;;TREND(OFFSET($F#REF!;0;DoneDays-TrendDays;1;TrendDays);OFFSET([.$F13];0;DoneDays-TrendDays;1;TrendDays);[.T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U13])&lt;0;&quot;&quot;;TREND(OFFSET($F#REF!;0;DoneDays-TrendDays;1;TrendDays);OFFSET([.$F13];0;DoneDays-TrendDays;1;TrendDays);[.U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V13])&lt;0;&quot;&quot;;TREND(OFFSET($F#REF!;0;DoneDays-TrendDays;1;TrendDays);OFFSET([.$F13];0;DoneDays-TrendDays;1;TrendDays);[.V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W13])&lt;0;&quot;&quot;;TREND(OFFSET($F#REF!;0;DoneDays-TrendDays;1;TrendDays);OFFSET([.$F13];0;DoneDays-TrendDays;1;TrendDays);[.W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X13])&lt;0;&quot;&quot;;TREND(OFFSET($F#REF!;0;DoneDays-TrendDays;1;TrendDays);OFFSET([.$F13];0;DoneDays-TrendDays;1;TrendDays);[.X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Y13])&lt;0;&quot;&quot;;TREND(OFFSET($F#REF!;0;DoneDays-TrendDays;1;TrendDays);OFFSET([.$F13];0;DoneDays-TrendDays;1;TrendDays);[.Y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Z13])&lt;0;&quot;&quot;;TREND(OFFSET($F#REF!;0;DoneDays-TrendDays;1;TrendDays);OFFSET([.$F13];0;DoneDays-TrendDays;1;TrendDays);[.Z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AA13])&lt;0;&quot;&quot;;TREND(OFFSET($F#REF!;0;DoneDays-TrendDays;1;TrendDays);OFFSET([.$F13];0;DoneDays-TrendDays;1;TrendDays);[.AA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AB13])&lt;0;&quot;&quot;;TREND(OFFSET($F#REF!;0;DoneDays-TrendDays;1;TrendDays);OFFSET([.$F13];0;DoneDays-TrendDays;1;TrendDays);[.AB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AC13])&lt;0;&quot;&quot;;TREND(OFFSET($F#REF!;0;DoneDays-TrendDays;1;TrendDays);OFFSET([.$F13];0;DoneDays-TrendDays;1;TrendDays);[.AC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AD13])&lt;0;&quot;&quot;;TREND(OFFSET($F#REF!;0;DoneDays-TrendDays;1;TrendDays);OFFSET([.$F13];0;DoneDays-TrendDays;1;TrendDays);[.AD13]))" office:value-type="float" office:value="0">
            <text:p>#NAMN?</text:p>
          </table:table-cell>
          <table:table-cell table:number-columns-repeated="994"/>
        </table:table-row>
        <table:table-row table:style-name="ro2" table:visibility="collapse">
          <table:table-cell table:style-name="ce91" office:value-type="string">
            <text:p>template rows</text:p>
          </table:table-cell>
          <table:table-cell/>
          <table:table-cell office:value-type="string">
            <text:p>Trend Days</text:p>
          </table:table-cell>
          <table:table-cell table:style-name="ce65" table:formula="of:=IF(DoneDays&gt;[.B10];[.B10];DoneDays)" office:value-type="float" office:value="5">
            <text:p>5</text:p>
          </table:table-cell>
          <table:table-cell table:style-name="ce65"/>
          <table:table-cell table:style-name="ce65" table:formula="of:=IF(DoneDays&gt;[.E13];[.E13]+1;&quot;&quot;)" office:value-type="float" office:value="1">
            <text:p>1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3">
            <text:p>3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8">
            <text:p>8</text:p>
          </table:table-cell>
          <table:table-cell table:style-name="ce65" office:value-type="float" office:value="9">
            <text:p>9</text:p>
          </table:table-cell>
          <table:table-cell table:style-name="ce65" office:value-type="float" office:value="10">
            <text:p>10</text:p>
          </table:table-cell>
          <table:table-cell table:style-name="ce65" office:value-type="float" office:value="11">
            <text:p>11</text:p>
          </table:table-cell>
          <table:table-cell table:style-name="ce65" office:value-type="float" office:value="12">
            <text:p>12</text:p>
          </table:table-cell>
          <table:table-cell table:style-name="ce65" office:value-type="float" office:value="13">
            <text:p>13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15">
            <text:p>15</text:p>
          </table:table-cell>
          <table:table-cell table:style-name="ce65" office:value-type="float" office:value="16">
            <text:p>16</text:p>
          </table:table-cell>
          <table:table-cell table:style-name="ce65" office:value-type="float" office:value="17">
            <text:p>17</text:p>
          </table:table-cell>
          <table:table-cell table:style-name="ce65" office:value-type="float" office:value="18">
            <text:p>18</text:p>
          </table:table-cell>
          <table:table-cell table:style-name="ce65" office:value-type="float" office:value="19">
            <text:p>19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21">
            <text:p>21</text:p>
          </table:table-cell>
          <table:table-cell table:style-name="ce65" office:value-type="float" office:value="22">
            <text:p>22</text:p>
          </table:table-cell>
          <table:table-cell table:style-name="ce65" office:value-type="float" office:value="23">
            <text:p>23</text:p>
          </table:table-cell>
          <table:table-cell table:style-name="ce65" office:value-type="float" office:value="24">
            <text:p>24</text:p>
          </table:table-cell>
          <table:table-cell table:style-name="ce65" office:value-type="float" office:value="25">
            <text:p>25</text:p>
          </table:table-cell>
          <table:table-cell table:number-columns-repeated="994"/>
        </table:table-row>
        <table:table-row table:style-name="ro2">
          <table:table-cell table:style-name="ce104" office:value-type="string">
            <text:p>Task name</text:p>
          </table:table-cell>
          <table:table-cell table:style-name="ce111" office:value-type="string">
            <text:p>Story ID</text:p>
          </table:table-cell>
          <table:table-cell table:style-name="ce104" office:value-type="string">
            <text:p>Responsible</text:p>
          </table:table-cell>
          <table:table-cell table:style-name="ce104" office:value-type="string">
            <text:p>Status</text:p>
          </table:table-cell>
          <table:table-cell table:style-name="ce111" office:value-type="string">
            <text:p>Est.</text:p>
          </table:table-cell>
          <table:table-cell table:style-name="ce111" office:value-type="float" office:value="1">
            <text:p>1</text:p>
          </table:table-cell>
          <table:table-cell table:style-name="ce111" table:formula="of:=IF([.$B$9]&gt;[.F14];[.F14]+1;&quot;&quot;)" office:value-type="float" office:value="2">
            <text:p>2</text:p>
          </table:table-cell>
          <table:table-cell table:style-name="ce111" table:formula="of:=IF([.$B$9]&gt;[.G14];[.G14]+1;&quot;&quot;)" office:value-type="float" office:value="3">
            <text:p>3</text:p>
          </table:table-cell>
          <table:table-cell table:style-name="ce111" table:formula="of:=IF([.$B$9]&gt;[.H14];[.H14]+1;&quot;&quot;)" office:value-type="float" office:value="4">
            <text:p>4</text:p>
          </table:table-cell>
          <table:table-cell table:style-name="ce111" table:formula="of:=IF([.$B$9]&gt;[.I14];[.I14]+1;&quot;&quot;)" office:value-type="float" office:value="5">
            <text:p>5</text:p>
          </table:table-cell>
          <table:table-cell table:style-name="ce111" table:formula="of:=IF([.$B$9]&gt;[.J14];[.J14]+1;&quot;&quot;)">
            <text:p/>
          </table:table-cell>
          <table:table-cell table:style-name="ce111" table:formula="of:=IF([.$B$9]&gt;[.K14];[.K14]+1;&quot;&quot;)">
            <text:p/>
          </table:table-cell>
          <table:table-cell table:style-name="ce111" table:formula="of:=IF([.$B$9]&gt;[.L14];[.L14]+1;&quot;&quot;)">
            <text:p/>
          </table:table-cell>
          <table:table-cell table:style-name="ce111" table:formula="of:=IF([.$B$9]&gt;[.M14];[.M14]+1;&quot;&quot;)">
            <text:p/>
          </table:table-cell>
          <table:table-cell table:style-name="ce111" table:formula="of:=IF([.$B$9]&gt;[.N14];[.N14]+1;&quot;&quot;)">
            <text:p/>
          </table:table-cell>
          <table:table-cell table:style-name="ce111" table:formula="of:=IF([.$B$9]&gt;[.O14];[.O14]+1;&quot;&quot;)">
            <text:p/>
          </table:table-cell>
          <table:table-cell table:style-name="ce111" table:formula="of:=IF([.$B$9]&gt;[.P14];[.P14]+1;&quot;&quot;)">
            <text:p/>
          </table:table-cell>
          <table:table-cell table:style-name="ce111" table:formula="of:=IF([.$B$9]&gt;[.Q14];[.Q14]+1;&quot;&quot;)">
            <text:p/>
          </table:table-cell>
          <table:table-cell table:style-name="ce111" table:formula="of:=IF([.$B$9]&gt;[.R14];[.R14]+1;&quot;&quot;)">
            <text:p/>
          </table:table-cell>
          <table:table-cell table:style-name="ce111" table:formula="of:=IF([.$B$9]&gt;[.S14];[.S14]+1;&quot;&quot;)">
            <text:p/>
          </table:table-cell>
          <table:table-cell table:style-name="ce111" table:formula="of:=IF([.$B$9]&gt;[.T14];[.T14]+1;&quot;&quot;)">
            <text:p/>
          </table:table-cell>
          <table:table-cell table:style-name="ce111" table:formula="of:=IF([.$B$9]&gt;[.U14];[.U14]+1;&quot;&quot;)">
            <text:p/>
          </table:table-cell>
          <table:table-cell table:style-name="ce111" table:formula="of:=IF([.$B$9]&gt;[.V14];[.V14]+1;&quot;&quot;)">
            <text:p/>
          </table:table-cell>
          <table:table-cell table:style-name="ce111" table:formula="of:=IF([.$B$9]&gt;[.W14];[.W14]+1;&quot;&quot;)">
            <text:p/>
          </table:table-cell>
          <table:table-cell table:style-name="ce111" table:formula="of:=IF([.$B$9]&gt;[.X14];[.X14]+1;&quot;&quot;)">
            <text:p/>
          </table:table-cell>
          <table:table-cell table:style-name="ce111" table:formula="of:=IF([.$B$9]&gt;[.Y14];[.Y14]+1;&quot;&quot;)">
            <text:p/>
          </table:table-cell>
          <table:table-cell table:style-name="ce111" table:formula="of:=IF([.$B$9]&gt;[.Z14];[.Z14]+1;&quot;&quot;)">
            <text:p/>
          </table:table-cell>
          <table:table-cell table:style-name="ce111" table:formula="of:=IF([.$B$9]&gt;[.AA14];[.AA14]+1;&quot;&quot;)">
            <text:p/>
          </table:table-cell>
          <table:table-cell table:style-name="ce111" table:formula="of:=IF([.$B$9]&gt;[.AB14];[.AB14]+1;&quot;&quot;)">
            <text:p/>
          </table:table-cell>
          <table:table-cell table:style-name="ce111" table:formula="of:=IF([.$B$9]&gt;[.AC14];[.AC14]+1;&quot;&quot;)">
            <text:p/>
          </table:table-cell>
          <table:table-cell table:number-columns-repeated="994"/>
        </table:table-row>
        <table:table-row table:style-name="ro6">
          <table:table-cell table:style-name="ce118" office:value-type="string">
            <text:p>Köpt och installerat extra monitor</text:p>
          </table:table-cell>
          <table:table-cell table:style-name="ce121" office:value-type="float" office:value="2">
            <text:p>2</text:p>
          </table:table-cell>
          <table:table-cell table:style-name="ce145" office:value-type="string">
            <text:p>David Grenmyr</text:p>
          </table:table-cell>
          <table:table-cell table:style-name="ce146" table:content-validation-name="val3" office:value-type="string">
            <text:p>Done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4">
            <text:p>4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44" office:value-type="float" office:value="0">
            <text:p>0</text:p>
          </table:table-cell>
          <table:table-cell table:style-name="ce144" table:number-columns-repeated="20"/>
          <table:table-cell table:number-columns-repeated="994"/>
        </table:table-row>
        <table:table-row table:style-name="ro6">
          <table:table-cell table:style-name="ce118" office:value-type="string">
            <text:p>Installera Sublime</text:p>
          </table:table-cell>
          <table:table-cell table:style-name="ce121" office:value-type="float" office:value="2">
            <text:p>2</text:p>
          </table:table-cell>
          <table:table-cell table:style-name="ce145" office:value-type="string">
            <text:p>David Grenmyr</text:p>
          </table:table-cell>
          <table:table-cell table:style-name="ce146" table:content-validation-name="val3" office:value-type="string">
            <text:p>Done</text:p>
          </table:table-cell>
          <table:table-cell table:style-name="ce121" office:value-type="float" office:value="1">
            <text:p>1</text:p>
          </table:table-cell>
          <table:table-cell table:style-name="ce121" table:formula="of:=IF(OR([.F$14]=&quot;&quot;;[.$E16]=&quot;&quot;);&quot;&quot;;[.E16])" office:value-type="float" office:value="1">
            <text:p>1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44" office:value-type="float" office:value="0">
            <text:p>0</text:p>
          </table:table-cell>
          <table:table-cell table:style-name="ce144" table:number-columns-repeated="20"/>
          <table:table-cell table:number-columns-repeated="994"/>
        </table:table-row>
        <table:table-row table:style-name="ro6">
          <table:table-cell table:style-name="ce118" office:value-type="string">
            <text:p>Installera Visual Studio</text:p>
          </table:table-cell>
          <table:table-cell table:style-name="ce121" office:value-type="float" office:value="2">
            <text:p>2</text:p>
          </table:table-cell>
          <table:table-cell table:style-name="ce145" office:value-type="string">
            <text:p>David Grenmyr</text:p>
          </table:table-cell>
          <table:table-cell table:style-name="ce146" table:content-validation-name="val3" office:value-type="string">
            <text:p>Done</text:p>
          </table:table-cell>
          <table:table-cell table:number-columns-repeated="2" table:style-name="ce121" office:value-type="float" office:value="1">
            <text:p>1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44" office:value-type="float" office:value="0">
            <text:p>0</text:p>
          </table:table-cell>
          <table:table-cell table:style-name="ce144" table:number-columns-repeated="20"/>
          <table:table-cell table:number-columns-repeated="994"/>
        </table:table-row>
        <table:table-row table:style-name="ro6">
          <table:table-cell table:style-name="ce118" office:value-type="string">
            <text:p>Sätta upp github repositorie</text:p>
          </table:table-cell>
          <table:table-cell table:style-name="ce121" office:value-type="float" office:value="2">
            <text:p>2</text:p>
          </table:table-cell>
          <table:table-cell table:style-name="ce145" office:value-type="string">
            <text:p>David Grenmyr</text:p>
          </table:table-cell>
          <table:table-cell table:style-name="ce146" table:content-validation-name="val3" office:value-type="string">
            <text:p>Done</text:p>
          </table:table-cell>
          <table:table-cell table:style-name="ce121" office:value-type="float" office:value="2">
            <text:p>2</text:p>
          </table:table-cell>
          <table:table-cell table:style-name="ce121" office:value-type="float" office:value="1">
            <text:p>1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44" office:value-type="float" office:value="0">
            <text:p>0</text:p>
          </table:table-cell>
          <table:table-cell table:style-name="ce144" table:number-columns-repeated="17"/>
          <table:table-cell table:style-name="ce144"/>
          <table:table-cell table:style-name="ce144" table:formula="of:=IF(OR([.AC$14]=&quot;&quot;;[.$E18]=&quot;&quot;);&quot;&quot;;[.AB18])">
            <text:p/>
          </table:table-cell>
          <table:table-cell table:style-name="ce144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6">
          <table:table-cell table:style-name="ce118" office:value-type="string">
            <text:p>Sätta uppgenerell projektstruktur på repositorie</text:p>
          </table:table-cell>
          <table:table-cell table:style-name="ce121" office:value-type="float" office:value="2">
            <text:p>2</text:p>
          </table:table-cell>
          <table:table-cell table:style-name="ce145" office:value-type="string">
            <text:p>David Grenmyr</text:p>
          </table:table-cell>
          <table:table-cell table:style-name="ce146" table:content-validation-name="val3" office:value-type="string">
            <text:p>Ongoing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2">
            <text:p>2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44" office:value-type="float" office:value="0">
            <text:p>0</text:p>
          </table:table-cell>
          <table:table-cell table:style-name="ce144" table:number-columns-repeated="20"/>
          <table:table-cell table:number-columns-repeated="994"/>
        </table:table-row>
        <table:table-row table:style-name="ro4">
          <table:table-cell table:style-name="ce119" office:value-type="string">
            <text:p>Riskhantering, identifiera risker i projektet och Kravspecifikation</text:p>
          </table:table-cell>
          <table:table-cell table:style-name="ce144" office:value-type="float" office:value="3">
            <text:p>3</text:p>
          </table:table-cell>
          <table:table-cell table:style-name="ce145" office:value-type="string">
            <text:p>David Grenmyr</text:p>
          </table:table-cell>
          <table:table-cell table:style-name="ce146" table:content-validation-name="val3" office:value-type="string">
            <text:p>Planned</text:p>
          </table:table-cell>
          <table:table-cell table:number-columns-repeated="6" table:style-name="ce144" office:value-type="float" office:value="5">
            <text:p>5</text:p>
          </table:table-cell>
          <table:table-cell table:style-name="ce144" table:number-columns-repeated="17"/>
          <table:table-cell table:style-name="ce144"/>
          <table:table-cell table:style-name="ce144" table:formula="of:=IF(OR([.AC$14]=&quot;&quot;;[.$E20]=&quot;&quot;);&quot;&quot;;[.AB20])">
            <text:p/>
          </table:table-cell>
          <table:table-cell table:style-name="ce144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6">
          <table:table-cell table:style-name="ce120" office:value-type="string">
            <text:p>Färdigställa vision</text:p>
          </table:table-cell>
          <table:table-cell table:style-name="ce144" office:value-type="float" office:value="4">
            <text:p>4</text:p>
          </table:table-cell>
          <table:table-cell table:style-name="ce145" office:value-type="string">
            <text:p>David Grenmyr</text:p>
          </table:table-cell>
          <table:table-cell table:style-name="ce146" table:content-validation-name="val3" office:value-type="string">
            <text:p>Planned</text:p>
          </table:table-cell>
          <table:table-cell table:number-columns-repeated="6" table:style-name="ce144" office:value-type="float" office:value="5">
            <text:p>5</text:p>
          </table:table-cell>
          <table:table-cell table:style-name="ce144" table:number-columns-repeated="17"/>
          <table:table-cell table:style-name="ce144"/>
          <table:table-cell table:style-name="ce144" table:formula="of:=IF(OR([.AC$14]=&quot;&quot;;[.$E21]=&quot;&quot;);&quot;&quot;;[.AB21])">
            <text:p/>
          </table:table-cell>
          <table:table-cell table:style-name="ce144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6">
          <table:table-cell table:style-name="ce120" office:value-type="string">
            <text:p>Rita upp en temporär spelplan för Canvas.</text:p>
          </table:table-cell>
          <table:table-cell table:style-name="ce144" office:value-type="float" office:value="5">
            <text:p>5</text:p>
          </table:table-cell>
          <table:table-cell table:style-name="ce145" office:value-type="string">
            <text:p>David Grenmyr</text:p>
          </table:table-cell>
          <table:table-cell table:style-name="ce146" table:content-validation-name="val3" office:value-type="string">
            <text:p>Planned</text:p>
          </table:table-cell>
          <table:table-cell table:number-columns-repeated="6" table:style-name="ce144" office:value-type="float" office:value="5">
            <text:p>5</text:p>
          </table:table-cell>
          <table:table-cell table:style-name="ce144" table:number-columns-repeated="17"/>
          <table:table-cell table:style-name="ce144"/>
          <table:table-cell table:style-name="ce144" table:formula="of:=IF(OR([.AC$14]=&quot;&quot;;[.$E22]=&quot;&quot;);&quot;&quot;;[.AB22])">
            <text:p/>
          </table:table-cell>
          <table:table-cell table:style-name="ce144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6">
          <table:table-cell table:style-name="ce120" office:value-type="string">
            <text:p>Implementering av Kod</text:p>
          </table:table-cell>
          <table:table-cell table:style-name="ce144" office:value-type="float" office:value="6">
            <text:p>6</text:p>
          </table:table-cell>
          <table:table-cell table:style-name="ce145" office:value-type="string">
            <text:p>David Grenmyr</text:p>
          </table:table-cell>
          <table:table-cell table:style-name="ce146" table:content-validation-name="val3" office:value-type="string">
            <text:p>Planned</text:p>
          </table:table-cell>
          <table:table-cell table:number-columns-repeated="6" table:style-name="ce144" office:value-type="float" office:value="20">
            <text:p>20</text:p>
          </table:table-cell>
          <table:table-cell table:style-name="ce144" table:number-columns-repeated="17"/>
          <table:table-cell table:style-name="ce144"/>
          <table:table-cell table:style-name="ce144" table:formula="of:=IF(OR([.AC$14]=&quot;&quot;;[.$E23]=&quot;&quot;);&quot;&quot;;[.AB23])">
            <text:p/>
          </table:table-cell>
          <table:table-cell table:style-name="ce144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10">
          <table:table-cell table:style-name="ce120" office:value-type="string">
            <text:p>Test implementerad kod Sp2</text:p>
          </table:table-cell>
          <table:table-cell table:style-name="ce144" office:value-type="float" office:value="7">
            <text:p>7</text:p>
          </table:table-cell>
          <table:table-cell table:style-name="ce145" office:value-type="string">
            <text:p>David Grenmyr</text:p>
          </table:table-cell>
          <table:table-cell table:style-name="ce146" table:content-validation-name="val3" office:value-type="string">
            <text:p>Planned</text:p>
          </table:table-cell>
          <table:table-cell table:number-columns-repeated="6" table:style-name="ce144" office:value-type="float" office:value="2">
            <text:p>2</text:p>
          </table:table-cell>
          <table:table-cell table:style-name="ce144" table:number-columns-repeated="17"/>
          <table:table-cell table:style-name="ce144"/>
          <table:table-cell table:style-name="ce144" table:formula="of:=IF(OR([.AC$14]=&quot;&quot;;[.$E24]=&quot;&quot;);&quot;&quot;;[.AB24])">
            <text:p/>
          </table:table-cell>
          <table:table-cell table:style-name="ce144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6">
          <table:table-cell table:style-name="ce120"/>
          <table:table-cell table:style-name="ce144"/>
          <table:table-cell table:style-name="ce145" office:value-type="string">
            <text:p>David Grenmyr</text:p>
          </table:table-cell>
          <table:table-cell table:style-name="ce146" table:content-validation-name="val3"/>
          <table:table-cell table:style-name="ce144"/>
          <table:table-cell table:style-name="ce144" table:number-columns-repeated="22"/>
          <table:table-cell table:style-name="ce144"/>
          <table:table-cell table:style-name="ce144" table:formula="of:=IF(OR([.AC$14]=&quot;&quot;;[.$E25]=&quot;&quot;);&quot;&quot;;[.AB25])">
            <text:p/>
          </table:table-cell>
          <table:table-cell table:style-name="ce144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6">
          <table:table-cell table:style-name="ce120"/>
          <table:table-cell table:style-name="ce144"/>
          <table:table-cell table:style-name="ce145" office:value-type="string">
            <text:p>David Grenmyr</text:p>
          </table:table-cell>
          <table:table-cell table:style-name="ce146" table:content-validation-name="val3"/>
          <table:table-cell table:style-name="ce144" table:number-columns-repeated="26"/>
          <table:table-cell table:number-columns-repeated="994"/>
        </table:table-row>
        <table:table-row table:style-name="ro6">
          <table:table-cell table:style-name="ce120"/>
          <table:table-cell table:style-name="ce144"/>
          <table:table-cell table:style-name="ce145" office:value-type="string">
            <text:p>David Grenmyr</text:p>
          </table:table-cell>
          <table:table-cell table:style-name="ce146" table:content-validation-name="val3"/>
          <table:table-cell table:style-name="ce144"/>
          <table:table-cell table:style-name="ce144" table:number-columns-repeated="22"/>
          <table:table-cell table:style-name="ce144"/>
          <table:table-cell table:style-name="ce144" table:formula="of:=IF(OR([.AC$14]=&quot;&quot;;[.$E27]=&quot;&quot;);&quot;&quot;;[.AB27])">
            <text:p/>
          </table:table-cell>
          <table:table-cell table:style-name="ce144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6">
          <table:table-cell table:style-name="ce120"/>
          <table:table-cell table:style-name="ce144"/>
          <table:table-cell table:style-name="ce145" office:value-type="string">
            <text:p>David Grenmyr</text:p>
          </table:table-cell>
          <table:table-cell table:style-name="ce146" table:content-validation-name="val3"/>
          <table:table-cell table:style-name="ce144"/>
          <table:table-cell table:style-name="ce144" table:number-columns-repeated="22"/>
          <table:table-cell table:style-name="ce144"/>
          <table:table-cell table:style-name="ce144" table:formula="of:=IF(OR([.AC$14]=&quot;&quot;;[.$E28]=&quot;&quot;);&quot;&quot;;[.AB28])">
            <text:p/>
          </table:table-cell>
          <table:table-cell table:style-name="ce144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6">
          <table:table-cell table:style-name="ce120"/>
          <table:table-cell table:style-name="ce144"/>
          <table:table-cell table:style-name="ce145" office:value-type="string">
            <text:p>David Grenmyr</text:p>
          </table:table-cell>
          <table:table-cell table:style-name="ce146" table:content-validation-name="val3"/>
          <table:table-cell table:style-name="ce144"/>
          <table:table-cell table:style-name="ce144" table:number-columns-repeated="22"/>
          <table:table-cell table:style-name="ce144"/>
          <table:table-cell table:style-name="ce144" table:formula="of:=IF(OR([.AC$14]=&quot;&quot;;[.$E29]=&quot;&quot;);&quot;&quot;;[.AB29])">
            <text:p/>
          </table:table-cell>
          <table:table-cell table:style-name="ce144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6">
          <table:table-cell table:style-name="ce120"/>
          <table:table-cell table:style-name="ce144"/>
          <table:table-cell table:style-name="ce145" office:value-type="string">
            <text:p>David Grenmyr</text:p>
          </table:table-cell>
          <table:table-cell table:style-name="ce146" table:content-validation-name="val3"/>
          <table:table-cell table:style-name="ce144"/>
          <table:table-cell table:style-name="ce144" table:number-columns-repeated="22"/>
          <table:table-cell table:style-name="ce144"/>
          <table:table-cell table:style-name="ce144" table:formula="of:=IF(OR([.AC$14]=&quot;&quot;;[.$E30]=&quot;&quot;);&quot;&quot;;[.AB30])">
            <text:p/>
          </table:table-cell>
          <table:table-cell table:style-name="ce144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6">
          <table:table-cell table:style-name="ce120"/>
          <table:table-cell table:style-name="ce144"/>
          <table:table-cell table:style-name="ce145" office:value-type="string">
            <text:p>David Grenmyr</text:p>
          </table:table-cell>
          <table:table-cell table:style-name="ce146" table:content-validation-name="val3"/>
          <table:table-cell table:style-name="ce144"/>
          <table:table-cell table:style-name="ce144" table:number-columns-repeated="22"/>
          <table:table-cell table:style-name="ce144"/>
          <table:table-cell table:style-name="ce144" table:formula="of:=IF(OR([.AC$14]=&quot;&quot;;[.$E31]=&quot;&quot;);&quot;&quot;;[.AB31])">
            <text:p/>
          </table:table-cell>
          <table:table-cell table:style-name="ce144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6">
          <table:table-cell table:style-name="ce120"/>
          <table:table-cell table:style-name="ce144"/>
          <table:table-cell table:style-name="ce145" office:value-type="string">
            <text:p>David Grenmyr</text:p>
          </table:table-cell>
          <table:table-cell table:style-name="ce146" table:content-validation-name="val3"/>
          <table:table-cell table:style-name="ce144"/>
          <table:table-cell table:style-name="ce144" table:number-columns-repeated="22"/>
          <table:table-cell table:style-name="ce144"/>
          <table:table-cell table:style-name="ce144" table:formula="of:=IF(OR([.AC$14]=&quot;&quot;;[.$E32]=&quot;&quot;);&quot;&quot;;[.AB32])">
            <text:p/>
          </table:table-cell>
          <table:table-cell table:style-name="ce144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6">
          <table:table-cell table:style-name="ce120"/>
          <table:table-cell table:style-name="ce144"/>
          <table:table-cell table:style-name="ce145" office:value-type="string">
            <text:p>David Grenmyr</text:p>
          </table:table-cell>
          <table:table-cell table:style-name="ce146" table:content-validation-name="val3"/>
          <table:table-cell table:style-name="ce144"/>
          <table:table-cell table:style-name="ce144" table:number-columns-repeated="22"/>
          <table:table-cell table:style-name="ce144"/>
          <table:table-cell table:style-name="ce144" table:formula="of:=IF(OR([.AC$14]=&quot;&quot;;[.$E33]=&quot;&quot;);&quot;&quot;;[.AB33])">
            <text:p/>
          </table:table-cell>
          <table:table-cell table:style-name="ce144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6">
          <table:table-cell table:style-name="ce120"/>
          <table:table-cell table:style-name="ce144"/>
          <table:table-cell table:style-name="ce145" office:value-type="string">
            <text:p>David Grenmyr</text:p>
          </table:table-cell>
          <table:table-cell table:style-name="ce146" table:content-validation-name="val3"/>
          <table:table-cell table:style-name="ce144"/>
          <table:table-cell table:style-name="ce144" table:number-columns-repeated="22"/>
          <table:table-cell table:style-name="ce144"/>
          <table:table-cell table:style-name="ce144" table:formula="of:=IF(OR([.AC$14]=&quot;&quot;;[.$E34]=&quot;&quot;);&quot;&quot;;[.AB34])">
            <text:p/>
          </table:table-cell>
          <table:table-cell table:style-name="ce144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6">
          <table:table-cell table:style-name="ce120"/>
          <table:table-cell table:style-name="ce144"/>
          <table:table-cell table:style-name="ce145" office:value-type="string">
            <text:p>David Grenmyr</text:p>
          </table:table-cell>
          <table:table-cell table:style-name="ce146" table:content-validation-name="val3"/>
          <table:table-cell table:style-name="ce144"/>
          <table:table-cell table:style-name="ce144" table:number-columns-repeated="22"/>
          <table:table-cell table:style-name="ce144"/>
          <table:table-cell table:style-name="ce144" table:formula="of:=IF(OR([.AC$14]=&quot;&quot;;[.$E35]=&quot;&quot;);&quot;&quot;;[.AB35])">
            <text:p/>
          </table:table-cell>
          <table:table-cell table:style-name="ce144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2">
          <table:table-cell table:style-name="ce120"/>
          <table:table-cell table:style-name="ce144"/>
          <table:table-cell table:style-name="ce118"/>
          <table:table-cell table:style-name="ce146" table:content-validation-name="val3"/>
          <table:table-cell table:style-name="ce144" table:number-columns-repeated="26"/>
          <table:table-cell table:number-columns-repeated="994"/>
        </table:table-row>
        <table:table-row table:style-name="ro2">
          <table:table-cell table:style-name="ce120"/>
          <table:table-cell table:style-name="ce144"/>
          <table:table-cell table:style-name="ce118"/>
          <table:table-cell table:style-name="ce146" table:content-validation-name="val3"/>
          <table:table-cell table:style-name="ce144"/>
          <table:table-cell table:style-name="ce144" table:number-columns-repeated="22"/>
          <table:table-cell table:style-name="ce144"/>
          <table:table-cell table:style-name="ce144" table:formula="of:=IF(OR([.AC$14]=&quot;&quot;;[.$E37]=&quot;&quot;);&quot;&quot;;[.AB37])">
            <text:p/>
          </table:table-cell>
          <table:table-cell table:style-name="ce144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20"/>
          <table:table-cell table:style-name="ce144"/>
          <table:table-cell table:style-name="ce118"/>
          <table:table-cell table:style-name="ce146" table:content-validation-name="val3"/>
          <table:table-cell table:style-name="ce144"/>
          <table:table-cell table:style-name="ce144" table:number-columns-repeated="22"/>
          <table:table-cell table:style-name="ce144"/>
          <table:table-cell table:style-name="ce144" table:formula="of:=IF(OR([.AC$14]=&quot;&quot;;[.$E38]=&quot;&quot;);&quot;&quot;;[.AB38])">
            <text:p/>
          </table:table-cell>
          <table:table-cell table:style-name="ce144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20"/>
          <table:table-cell table:style-name="ce144"/>
          <table:table-cell table:style-name="ce118"/>
          <table:table-cell table:style-name="ce146" table:content-validation-name="val3"/>
          <table:table-cell table:style-name="ce144"/>
          <table:table-cell table:style-name="ce144" table:number-columns-repeated="22"/>
          <table:table-cell table:style-name="ce144"/>
          <table:table-cell table:style-name="ce144" table:formula="of:=IF(OR([.AC$14]=&quot;&quot;;[.$E39]=&quot;&quot;);&quot;&quot;;[.AB39])">
            <text:p/>
          </table:table-cell>
          <table:table-cell table:style-name="ce144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20"/>
          <table:table-cell table:style-name="ce144"/>
          <table:table-cell table:style-name="ce118"/>
          <table:table-cell table:style-name="ce146" table:content-validation-name="val3"/>
          <table:table-cell table:style-name="ce144"/>
          <table:table-cell table:style-name="ce144" table:number-columns-repeated="22"/>
          <table:table-cell table:style-name="ce144"/>
          <table:table-cell table:style-name="ce144" table:formula="of:=IF(OR([.AC$14]=&quot;&quot;;[.$E40]=&quot;&quot;);&quot;&quot;;[.AB40])">
            <text:p/>
          </table:table-cell>
          <table:table-cell table:style-name="ce144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20"/>
          <table:table-cell table:style-name="ce144"/>
          <table:table-cell table:style-name="ce118"/>
          <table:table-cell table:style-name="ce146" table:content-validation-name="val3"/>
          <table:table-cell table:style-name="ce144"/>
          <table:table-cell table:style-name="ce144" table:number-columns-repeated="22"/>
          <table:table-cell table:style-name="ce144"/>
          <table:table-cell table:style-name="ce144" table:formula="of:=IF(OR([.AC$14]=&quot;&quot;;[.$E41]=&quot;&quot;);&quot;&quot;;[.AB41])">
            <text:p/>
          </table:table-cell>
          <table:table-cell table:style-name="ce144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20"/>
          <table:table-cell table:style-name="ce144"/>
          <table:table-cell table:style-name="ce118"/>
          <table:table-cell table:style-name="ce146" table:content-validation-name="val3" table:formula="of:=IF([.A42]&lt;&gt;&quot;&quot;;&quot;Planned&quot;;&quot;&quot;)">
            <text:p/>
          </table:table-cell>
          <table:table-cell table:style-name="ce144"/>
          <table:table-cell table:style-name="ce144" table:formula="of:=IF(OR([.F$14]=&quot;&quot;;[.$E42]=&quot;&quot;);&quot;&quot;;[.E42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42]=&quot;&quot;);&quot;&quot;;[.AB42])">
            <text:p/>
          </table:table-cell>
          <table:table-cell table:style-name="ce144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43]&lt;&gt;&quot;&quot;;&quot;Planned&quot;;&quot;&quot;)">
            <text:p/>
          </table:table-cell>
          <table:table-cell table:style-name="ce144"/>
          <table:table-cell table:style-name="ce144" table:formula="of:=IF(OR([.F$14]=&quot;&quot;;[.$E43]=&quot;&quot;);&quot;&quot;;[.E43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43]=&quot;&quot;);&quot;&quot;;[.AB43])">
            <text:p/>
          </table:table-cell>
          <table:table-cell table:style-name="ce144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44]&lt;&gt;&quot;&quot;;&quot;Planned&quot;;&quot;&quot;)">
            <text:p/>
          </table:table-cell>
          <table:table-cell table:style-name="ce144"/>
          <table:table-cell table:style-name="ce144" table:formula="of:=IF(OR([.F$14]=&quot;&quot;;[.$E44]=&quot;&quot;);&quot;&quot;;[.E44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44]=&quot;&quot;);&quot;&quot;;[.AB44])">
            <text:p/>
          </table:table-cell>
          <table:table-cell table:style-name="ce144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45]&lt;&gt;&quot;&quot;;&quot;Planned&quot;;&quot;&quot;)">
            <text:p/>
          </table:table-cell>
          <table:table-cell table:style-name="ce144"/>
          <table:table-cell table:style-name="ce144" table:formula="of:=IF(OR([.F$14]=&quot;&quot;;[.$E45]=&quot;&quot;);&quot;&quot;;[.E45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45]=&quot;&quot;);&quot;&quot;;[.AB45])">
            <text:p/>
          </table:table-cell>
          <table:table-cell table:style-name="ce144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46]&lt;&gt;&quot;&quot;;&quot;Planned&quot;;&quot;&quot;)">
            <text:p/>
          </table:table-cell>
          <table:table-cell table:style-name="ce144"/>
          <table:table-cell table:style-name="ce144" table:formula="of:=IF(OR([.F$14]=&quot;&quot;;[.$E46]=&quot;&quot;);&quot;&quot;;[.E46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46]=&quot;&quot;);&quot;&quot;;[.AB46])">
            <text:p/>
          </table:table-cell>
          <table:table-cell table:style-name="ce144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47]&lt;&gt;&quot;&quot;;&quot;Planned&quot;;&quot;&quot;)">
            <text:p/>
          </table:table-cell>
          <table:table-cell table:style-name="ce144"/>
          <table:table-cell table:style-name="ce144" table:formula="of:=IF(OR([.F$14]=&quot;&quot;;[.$E47]=&quot;&quot;);&quot;&quot;;[.E47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47]=&quot;&quot;);&quot;&quot;;[.AB47])">
            <text:p/>
          </table:table-cell>
          <table:table-cell table:style-name="ce144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48]&lt;&gt;&quot;&quot;;&quot;Planned&quot;;&quot;&quot;)">
            <text:p/>
          </table:table-cell>
          <table:table-cell table:style-name="ce144"/>
          <table:table-cell table:style-name="ce144" table:formula="of:=IF(OR([.F$14]=&quot;&quot;;[.$E48]=&quot;&quot;);&quot;&quot;;[.E48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48]=&quot;&quot;);&quot;&quot;;[.AB48])">
            <text:p/>
          </table:table-cell>
          <table:table-cell table:style-name="ce144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49]&lt;&gt;&quot;&quot;;&quot;Planned&quot;;&quot;&quot;)">
            <text:p/>
          </table:table-cell>
          <table:table-cell table:style-name="ce144"/>
          <table:table-cell table:style-name="ce144" table:formula="of:=IF(OR([.F$14]=&quot;&quot;;[.$E49]=&quot;&quot;);&quot;&quot;;[.E49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49]=&quot;&quot;);&quot;&quot;;[.AB49])">
            <text:p/>
          </table:table-cell>
          <table:table-cell table:style-name="ce144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50]&lt;&gt;&quot;&quot;;&quot;Planned&quot;;&quot;&quot;)">
            <text:p/>
          </table:table-cell>
          <table:table-cell table:style-name="ce144"/>
          <table:table-cell table:style-name="ce144" table:formula="of:=IF(OR([.F$14]=&quot;&quot;;[.$E50]=&quot;&quot;);&quot;&quot;;[.E50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50]=&quot;&quot;);&quot;&quot;;[.AB50])">
            <text:p/>
          </table:table-cell>
          <table:table-cell table:style-name="ce144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51]&lt;&gt;&quot;&quot;;&quot;Planned&quot;;&quot;&quot;)">
            <text:p/>
          </table:table-cell>
          <table:table-cell table:style-name="ce144"/>
          <table:table-cell table:style-name="ce144" table:formula="of:=IF(OR([.F$14]=&quot;&quot;;[.$E51]=&quot;&quot;);&quot;&quot;;[.E51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51]=&quot;&quot;);&quot;&quot;;[.AB51])">
            <text:p/>
          </table:table-cell>
          <table:table-cell table:style-name="ce144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52]&lt;&gt;&quot;&quot;;&quot;Planned&quot;;&quot;&quot;)">
            <text:p/>
          </table:table-cell>
          <table:table-cell table:style-name="ce144"/>
          <table:table-cell table:style-name="ce144" table:formula="of:=IF(OR([.F$14]=&quot;&quot;;[.$E52]=&quot;&quot;);&quot;&quot;;[.E52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52]=&quot;&quot;);&quot;&quot;;[.AB52])">
            <text:p/>
          </table:table-cell>
          <table:table-cell table:style-name="ce144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53]&lt;&gt;&quot;&quot;;&quot;Planned&quot;;&quot;&quot;)">
            <text:p/>
          </table:table-cell>
          <table:table-cell table:style-name="ce144"/>
          <table:table-cell table:style-name="ce144" table:formula="of:=IF(OR([.F$14]=&quot;&quot;;[.$E53]=&quot;&quot;);&quot;&quot;;[.E53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53]=&quot;&quot;);&quot;&quot;;[.AB53])">
            <text:p/>
          </table:table-cell>
          <table:table-cell table:style-name="ce144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54]&lt;&gt;&quot;&quot;;&quot;Planned&quot;;&quot;&quot;)">
            <text:p/>
          </table:table-cell>
          <table:table-cell table:style-name="ce144"/>
          <table:table-cell table:style-name="ce144" table:formula="of:=IF(OR([.F$14]=&quot;&quot;;[.$E54]=&quot;&quot;);&quot;&quot;;[.E54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54]=&quot;&quot;);&quot;&quot;;[.AB54])">
            <text:p/>
          </table:table-cell>
          <table:table-cell table:style-name="ce144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55]&lt;&gt;&quot;&quot;;&quot;Planned&quot;;&quot;&quot;)">
            <text:p/>
          </table:table-cell>
          <table:table-cell table:style-name="ce144"/>
          <table:table-cell table:style-name="ce144" table:formula="of:=IF(OR([.F$14]=&quot;&quot;;[.$E55]=&quot;&quot;);&quot;&quot;;[.E55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55]=&quot;&quot;);&quot;&quot;;[.AB55])">
            <text:p/>
          </table:table-cell>
          <table:table-cell table:style-name="ce144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56]&lt;&gt;&quot;&quot;;&quot;Planned&quot;;&quot;&quot;)">
            <text:p/>
          </table:table-cell>
          <table:table-cell table:style-name="ce144"/>
          <table:table-cell table:style-name="ce144" table:formula="of:=IF(OR([.F$14]=&quot;&quot;;[.$E56]=&quot;&quot;);&quot;&quot;;[.E56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56]=&quot;&quot;);&quot;&quot;;[.AB56])">
            <text:p/>
          </table:table-cell>
          <table:table-cell table:style-name="ce144"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57]&lt;&gt;&quot;&quot;;&quot;Planned&quot;;&quot;&quot;)">
            <text:p/>
          </table:table-cell>
          <table:table-cell table:style-name="ce144"/>
          <table:table-cell table:style-name="ce144" table:formula="of:=IF(OR([.F$14]=&quot;&quot;;[.$E57]=&quot;&quot;);&quot;&quot;;[.E57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57]=&quot;&quot;);&quot;&quot;;[.AB57])">
            <text:p/>
          </table:table-cell>
          <table:table-cell table:style-name="ce144"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58]&lt;&gt;&quot;&quot;;&quot;Planned&quot;;&quot;&quot;)">
            <text:p/>
          </table:table-cell>
          <table:table-cell table:style-name="ce144"/>
          <table:table-cell table:style-name="ce144" table:formula="of:=IF(OR([.F$14]=&quot;&quot;;[.$E58]=&quot;&quot;);&quot;&quot;;[.E58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58]=&quot;&quot;);&quot;&quot;;[.AB58])">
            <text:p/>
          </table:table-cell>
          <table:table-cell table:style-name="ce144"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2">
          <table:table-cell table:style-name="ce118"/>
          <table:table-cell table:style-name="ce144"/>
          <table:table-cell table:style-name="ce118"/>
          <table:table-cell table:style-name="ce146" table:content-validation-name="val3" table:formula="of:=IF([.A59]&lt;&gt;&quot;&quot;;&quot;Planned&quot;;&quot;&quot;)">
            <text:p/>
          </table:table-cell>
          <table:table-cell table:style-name="ce144"/>
          <table:table-cell table:style-name="ce144" table:formula="of:=IF(OR([.F$14]=&quot;&quot;;[.$E59]=&quot;&quot;);&quot;&quot;;[.E59])">
            <text:p/>
          </table:table-cell>
          <table:table-cell table:style-name="ce144" table:number-columns-repeated="21"/>
          <table:table-cell table:style-name="ce144"/>
          <table:table-cell table:style-name="ce144" table:formula="of:=IF(OR([.AC$14]=&quot;&quot;;[.$E59]=&quot;&quot;);&quot;&quot;;[.AB59])">
            <text:p/>
          </table:table-cell>
          <table:table-cell table:style-name="ce144"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60]&lt;&gt;&quot;&quot;;&quot;Planned&quot;;&quot;&quot;)">
            <text:p/>
          </table:table-cell>
          <table:table-cell/>
          <table:table-cell table:formula="of:=IF(OR([.F$14]=&quot;&quot;;[.$E60]=&quot;&quot;);&quot;&quot;;[.E60])">
            <text:p/>
          </table:table-cell>
          <table:table-cell table:number-columns-repeated="21"/>
          <table:table-cell/>
          <table:table-cell table:formula="of:=IF(OR([.AC$14]=&quot;&quot;;[.$E60]=&quot;&quot;);&quot;&quot;;[.AB60])">
            <text:p/>
          </table:table-cell>
          <table:table-cell table:formula="of:=IF(OR([.AD$14]=&quot;&quot;;[.$E60]=&quot;&quot;);&quot;&quot;;[.AC60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61]&lt;&gt;&quot;&quot;;&quot;Planned&quot;;&quot;&quot;)">
            <text:p/>
          </table:table-cell>
          <table:table-cell/>
          <table:table-cell table:formula="of:=IF(OR([.F$14]=&quot;&quot;;[.$E61]=&quot;&quot;);&quot;&quot;;[.E61])">
            <text:p/>
          </table:table-cell>
          <table:table-cell table:number-columns-repeated="21"/>
          <table:table-cell/>
          <table:table-cell table:formula="of:=IF(OR([.AC$14]=&quot;&quot;;[.$E61]=&quot;&quot;);&quot;&quot;;[.AB61])">
            <text:p/>
          </table:table-cell>
          <table:table-cell table:formula="of:=IF(OR([.AD$14]=&quot;&quot;;[.$E61]=&quot;&quot;);&quot;&quot;;[.AC61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62]&lt;&gt;&quot;&quot;;&quot;Planned&quot;;&quot;&quot;)">
            <text:p/>
          </table:table-cell>
          <table:table-cell/>
          <table:table-cell table:formula="of:=IF(OR([.F$14]=&quot;&quot;;[.$E62]=&quot;&quot;);&quot;&quot;;[.E62])">
            <text:p/>
          </table:table-cell>
          <table:table-cell table:number-columns-repeated="21"/>
          <table:table-cell/>
          <table:table-cell table:formula="of:=IF(OR([.AC$14]=&quot;&quot;;[.$E62]=&quot;&quot;);&quot;&quot;;[.AB62])">
            <text:p/>
          </table:table-cell>
          <table:table-cell table:formula="of:=IF(OR([.AD$14]=&quot;&quot;;[.$E62]=&quot;&quot;);&quot;&quot;;[.AC62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63]&lt;&gt;&quot;&quot;;&quot;Planned&quot;;&quot;&quot;)">
            <text:p/>
          </table:table-cell>
          <table:table-cell/>
          <table:table-cell table:formula="of:=IF(OR([.F$14]=&quot;&quot;;[.$E63]=&quot;&quot;);&quot;&quot;;[.E63])">
            <text:p/>
          </table:table-cell>
          <table:table-cell table:formula="of:=IF(OR([.G$14]=&quot;&quot;;[.$E63]=&quot;&quot;);&quot;&quot;;[.F63])">
            <text:p/>
          </table:table-cell>
          <table:table-cell table:formula="of:=IF(OR([.H$14]=&quot;&quot;;[.$E63]=&quot;&quot;);&quot;&quot;;[.G63])">
            <text:p/>
          </table:table-cell>
          <table:table-cell table:formula="of:=IF(OR([.I$14]=&quot;&quot;;[.$E63]=&quot;&quot;);&quot;&quot;;[.H63])">
            <text:p/>
          </table:table-cell>
          <table:table-cell table:formula="of:=IF(OR([.J$14]=&quot;&quot;;[.$E63]=&quot;&quot;);&quot;&quot;;[.I63])">
            <text:p/>
          </table:table-cell>
          <table:table-cell table:formula="of:=IF(OR([.K$14]=&quot;&quot;;[.$E63]=&quot;&quot;);&quot;&quot;;[.J63])">
            <text:p/>
          </table:table-cell>
          <table:table-cell table:formula="of:=IF(OR([.L$14]=&quot;&quot;;[.$E63]=&quot;&quot;);&quot;&quot;;[.K63])">
            <text:p/>
          </table:table-cell>
          <table:table-cell table:formula="of:=IF(OR([.M$14]=&quot;&quot;;[.$E63]=&quot;&quot;);&quot;&quot;;[.L63])">
            <text:p/>
          </table:table-cell>
          <table:table-cell table:formula="of:=IF(OR([.N$14]=&quot;&quot;;[.$E63]=&quot;&quot;);&quot;&quot;;[.M63])">
            <text:p/>
          </table:table-cell>
          <table:table-cell table:formula="of:=IF(OR([.O$14]=&quot;&quot;;[.$E63]=&quot;&quot;);&quot;&quot;;[.N63])">
            <text:p/>
          </table:table-cell>
          <table:table-cell table:formula="of:=IF(OR([.P$14]=&quot;&quot;;[.$E63]=&quot;&quot;);&quot;&quot;;[.O63])">
            <text:p/>
          </table:table-cell>
          <table:table-cell table:formula="of:=IF(OR([.Q$14]=&quot;&quot;;[.$E63]=&quot;&quot;);&quot;&quot;;[.P63])">
            <text:p/>
          </table:table-cell>
          <table:table-cell table:formula="of:=IF(OR([.R$14]=&quot;&quot;;[.$E63]=&quot;&quot;);&quot;&quot;;[.Q63])">
            <text:p/>
          </table:table-cell>
          <table:table-cell table:formula="of:=IF(OR([.S$14]=&quot;&quot;;[.$E63]=&quot;&quot;);&quot;&quot;;[.R63])">
            <text:p/>
          </table:table-cell>
          <table:table-cell table:formula="of:=IF(OR([.T$14]=&quot;&quot;;[.$E63]=&quot;&quot;);&quot;&quot;;[.S63])">
            <text:p/>
          </table:table-cell>
          <table:table-cell table:formula="of:=IF(OR([.U$14]=&quot;&quot;;[.$E63]=&quot;&quot;);&quot;&quot;;[.T63])">
            <text:p/>
          </table:table-cell>
          <table:table-cell table:formula="of:=IF(OR([.V$14]=&quot;&quot;;[.$E63]=&quot;&quot;);&quot;&quot;;[.U63])">
            <text:p/>
          </table:table-cell>
          <table:table-cell table:formula="of:=IF(OR([.W$14]=&quot;&quot;;[.$E63]=&quot;&quot;);&quot;&quot;;[.V63])">
            <text:p/>
          </table:table-cell>
          <table:table-cell table:formula="of:=IF(OR([.X$14]=&quot;&quot;;[.$E63]=&quot;&quot;);&quot;&quot;;[.W63])">
            <text:p/>
          </table:table-cell>
          <table:table-cell table:formula="of:=IF(OR([.Y$14]=&quot;&quot;;[.$E63]=&quot;&quot;);&quot;&quot;;[.X63])">
            <text:p/>
          </table:table-cell>
          <table:table-cell table:formula="of:=IF(OR([.Z$14]=&quot;&quot;;[.$E63]=&quot;&quot;);&quot;&quot;;[.Y63])">
            <text:p/>
          </table:table-cell>
          <table:table-cell table:formula="of:=IF(OR([.AA$14]=&quot;&quot;;[.$E63]=&quot;&quot;);&quot;&quot;;[.Z63])">
            <text:p/>
          </table:table-cell>
          <table:table-cell table:formula="of:=IF(OR([.AB$14]=&quot;&quot;;[.$E63]=&quot;&quot;);&quot;&quot;;[.AA63])">
            <text:p/>
          </table:table-cell>
          <table:table-cell table:formula="of:=IF(OR([.AC$14]=&quot;&quot;;[.$E63]=&quot;&quot;);&quot;&quot;;[.AB63])">
            <text:p/>
          </table:table-cell>
          <table:table-cell table:formula="of:=IF(OR([.AD$14]=&quot;&quot;;[.$E63]=&quot;&quot;);&quot;&quot;;[.AC63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64]&lt;&gt;&quot;&quot;;&quot;Planned&quot;;&quot;&quot;)">
            <text:p/>
          </table:table-cell>
          <table:table-cell/>
          <table:table-cell table:formula="of:=IF(OR([.F$14]=&quot;&quot;;[.$E64]=&quot;&quot;);&quot;&quot;;[.E64])">
            <text:p/>
          </table:table-cell>
          <table:table-cell table:formula="of:=IF(OR([.G$14]=&quot;&quot;;[.$E64]=&quot;&quot;);&quot;&quot;;[.F64])">
            <text:p/>
          </table:table-cell>
          <table:table-cell table:formula="of:=IF(OR([.H$14]=&quot;&quot;;[.$E64]=&quot;&quot;);&quot;&quot;;[.G64])">
            <text:p/>
          </table:table-cell>
          <table:table-cell table:formula="of:=IF(OR([.I$14]=&quot;&quot;;[.$E64]=&quot;&quot;);&quot;&quot;;[.H64])">
            <text:p/>
          </table:table-cell>
          <table:table-cell table:formula="of:=IF(OR([.J$14]=&quot;&quot;;[.$E64]=&quot;&quot;);&quot;&quot;;[.I64])">
            <text:p/>
          </table:table-cell>
          <table:table-cell table:formula="of:=IF(OR([.K$14]=&quot;&quot;;[.$E64]=&quot;&quot;);&quot;&quot;;[.J64])">
            <text:p/>
          </table:table-cell>
          <table:table-cell table:formula="of:=IF(OR([.L$14]=&quot;&quot;;[.$E64]=&quot;&quot;);&quot;&quot;;[.K64])">
            <text:p/>
          </table:table-cell>
          <table:table-cell table:formula="of:=IF(OR([.M$14]=&quot;&quot;;[.$E64]=&quot;&quot;);&quot;&quot;;[.L64])">
            <text:p/>
          </table:table-cell>
          <table:table-cell table:formula="of:=IF(OR([.N$14]=&quot;&quot;;[.$E64]=&quot;&quot;);&quot;&quot;;[.M64])">
            <text:p/>
          </table:table-cell>
          <table:table-cell table:formula="of:=IF(OR([.O$14]=&quot;&quot;;[.$E64]=&quot;&quot;);&quot;&quot;;[.N64])">
            <text:p/>
          </table:table-cell>
          <table:table-cell table:formula="of:=IF(OR([.P$14]=&quot;&quot;;[.$E64]=&quot;&quot;);&quot;&quot;;[.O64])">
            <text:p/>
          </table:table-cell>
          <table:table-cell table:formula="of:=IF(OR([.Q$14]=&quot;&quot;;[.$E64]=&quot;&quot;);&quot;&quot;;[.P64])">
            <text:p/>
          </table:table-cell>
          <table:table-cell table:formula="of:=IF(OR([.R$14]=&quot;&quot;;[.$E64]=&quot;&quot;);&quot;&quot;;[.Q64])">
            <text:p/>
          </table:table-cell>
          <table:table-cell table:formula="of:=IF(OR([.S$14]=&quot;&quot;;[.$E64]=&quot;&quot;);&quot;&quot;;[.R64])">
            <text:p/>
          </table:table-cell>
          <table:table-cell table:formula="of:=IF(OR([.T$14]=&quot;&quot;;[.$E64]=&quot;&quot;);&quot;&quot;;[.S64])">
            <text:p/>
          </table:table-cell>
          <table:table-cell table:formula="of:=IF(OR([.U$14]=&quot;&quot;;[.$E64]=&quot;&quot;);&quot;&quot;;[.T64])">
            <text:p/>
          </table:table-cell>
          <table:table-cell table:formula="of:=IF(OR([.V$14]=&quot;&quot;;[.$E64]=&quot;&quot;);&quot;&quot;;[.U64])">
            <text:p/>
          </table:table-cell>
          <table:table-cell table:formula="of:=IF(OR([.W$14]=&quot;&quot;;[.$E64]=&quot;&quot;);&quot;&quot;;[.V64])">
            <text:p/>
          </table:table-cell>
          <table:table-cell table:formula="of:=IF(OR([.X$14]=&quot;&quot;;[.$E64]=&quot;&quot;);&quot;&quot;;[.W64])">
            <text:p/>
          </table:table-cell>
          <table:table-cell table:formula="of:=IF(OR([.Y$14]=&quot;&quot;;[.$E64]=&quot;&quot;);&quot;&quot;;[.X64])">
            <text:p/>
          </table:table-cell>
          <table:table-cell table:formula="of:=IF(OR([.Z$14]=&quot;&quot;;[.$E64]=&quot;&quot;);&quot;&quot;;[.Y64])">
            <text:p/>
          </table:table-cell>
          <table:table-cell table:formula="of:=IF(OR([.AA$14]=&quot;&quot;;[.$E64]=&quot;&quot;);&quot;&quot;;[.Z64])">
            <text:p/>
          </table:table-cell>
          <table:table-cell table:formula="of:=IF(OR([.AB$14]=&quot;&quot;;[.$E64]=&quot;&quot;);&quot;&quot;;[.AA64])">
            <text:p/>
          </table:table-cell>
          <table:table-cell table:formula="of:=IF(OR([.AC$14]=&quot;&quot;;[.$E64]=&quot;&quot;);&quot;&quot;;[.AB64])">
            <text:p/>
          </table:table-cell>
          <table:table-cell table:formula="of:=IF(OR([.AD$14]=&quot;&quot;;[.$E64]=&quot;&quot;);&quot;&quot;;[.AC64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65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DoneDays" table:base-cell-address="$'Product Backlog'.$A$1" table:cell-range-address="$Sp2.$D$11"/>
          <table:named-range table:name="ImplementationDays" table:base-cell-address="$'Product Backlog'.$A$1" table:cell-range-address="$Sp2.$B$9"/>
          <table:named-expression table:name="RealValues" table:base-cell-address="$'Product Backlog'.$A$1" table:expression="OFFSET([$Sp2.$F$10];0;0;1;'sp2'!DoneDays)"/>
          <table:named-range table:name="SprintTasks" table:base-cell-address="$'Product Backlog'.$A$1" table:cell-range-address="$Sp2.$A$14:.$AD$64"/>
          <table:named-range table:name="TaskRows" table:base-cell-address="$'Product Backlog'.$A$1" table:cell-range-address="$Sp2.$B$11"/>
          <table:named-range table:name="TaskStatus" table:base-cell-address="$'Product Backlog'.$A$1" table:cell-range-address="$Sp2.$D$14:.$D$59"/>
          <table:named-range table:name="TaskStoryID" table:base-cell-address="$'Product Backlog'.$A$1" table:cell-range-address="$Sp2.$B$14:.$B$54"/>
          <table:named-range table:name="TotalEffort" table:base-cell-address="$'Product Backlog'.$A$1" table:cell-range-address="$Sp2.$E$10"/>
          <table:named-range table:name="TrendDays" table:base-cell-address="$'Product Backlog'.$A$1" table:cell-range-address="$Sp2.$D$13"/>
        </table:named-expressions>
      </table:table>
      <table:table table:name="Sp3" table:style-name="ta7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button form:name="Button 3" form:control-implementation="ooo:com.sun.star.form.component.CommandButton" xml:id="control6" form:id="control6" form:label="Sort    Sprint Tasks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7" form:control-implementation="ooo:com.sun.star.form.component.CommandButton" xml:id="control7" form:id="control7" form:label="Update    Task Slips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25" table:default-cell-style-name="ce5"/>
        <table:table-column table:style-name="co22" table:default-cell-style-name="ce25"/>
        <table:table-column table:style-name="co11" table:default-cell-style-name="ce5"/>
        <table:table-column table:style-name="co4" table:default-cell-style-name="ce5"/>
        <table:table-column table:style-name="co23" table:default-cell-style-name="ce25"/>
        <table:table-column table:style-name="co24" table:number-columns-repeated="25" table:default-cell-style-name="ce25"/>
        <table:table-column table:style-name="co1" table:number-columns-repeated="994" table:default-cell-style-name="ce5"/>
        <table:table-row table:style-name="ro5">
          <table:table-cell table:style-name="ce103" office:value-type="float" office:value="1">
            <text:p>Sprint 1 Backlog</text:p>
          </table:table-cell>
          <table:table-cell table:style-name="ce109"/>
          <table:table-cell>
            <draw:frame table:end-cell-address="Sp3.AE8" table:end-x="0.206cm" table:end-y="0.345cm" draw:z-index="0" draw:name="Chart 2" draw:style-name="gr6" draw:text-style-name="P4" svg:width="26.476cm" svg:height="3.594cm" svg:x="1.424cm" svg:y="0.081cm">
              <draw:object draw:notify-on-update-of-ranges="Sp3.F10:Sp3.AD10 Sp3.F11:Sp3.AD11 Sp3.F12:Sp3.AD12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/>
          <table:table-cell table:style-name="ce5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5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>
            <draw:control table:end-cell-address="Sp3.A8" table:end-x="5.66cm" table:end-y="0.055cm" draw:z-index="1" draw:style-name="gr1" draw:text-style-name="P1" svg:width="4.922cm" svg:height="0.744cm" svg:x="0.738cm" svg:y="0.215cm" draw:control="control6"/>
            <draw:control table:end-cell-address="Sp3.C8" table:end-x="0.896cm" table:end-y="0.055cm" draw:z-index="2" draw:style-name="gr1" draw:text-style-name="P1" svg:width="4.7cm" svg:height="0.744cm" svg:x="6.347cm" svg:y="0.215cm" draw:control="control7"/>
          </table:table-cell>
          <table:table-cell table:number-columns-repeated="2"/>
          <table:table-cell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 table:style-name="ce104" office:value-type="string">
            <office:annotation draw:style-name="gr9" draw:text-style-name="P2" svg:width="4.806cm" svg:height="3.8cm" svg:x="6.479cm" svg:y="3.674cm" draw:caption-point-x="1.989cm" draw:caption-point-y="0.118cm">
              <dc:date>2014-04-07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10" office:value-type="float" office:value="5">
            <text:p>5</text:p>
          </table:table-cell>
          <table:table-cell table:style-name="ce104"/>
          <table:table-cell table:style-name="ce114"/>
          <table:table-cell table:style-name="ce104" office:value-type="string">
            <text:p>Effort</text:p>
          </table:table-cell>
          <table:table-cell table:style-name="ce104" office:value-type="string">
            <text:p>Remaining on implementation day…</text:p>
          </table:table-cell>
          <table:table-cell table:style-name="ce104" table:number-columns-repeated="6"/>
          <table:table-cell table:style-name="ce114" table:number-columns-repeated="18"/>
          <table:table-cell table:number-columns-repeated="994"/>
        </table:table-row>
        <table:table-row table:style-name="ro2">
          <table:table-cell table:style-name="ce104" office:value-type="string">
            <text:p>Trend calculated based on last</text:p>
          </table:table-cell>
          <table:table-cell table:style-name="ce110" office:value-type="float" office:value="5">
            <text:p>5</text:p>
          </table:table-cell>
          <table:table-cell table:style-name="ce104" office:value-type="string">
            <text:p>Days</text:p>
          </table:table-cell>
          <table:table-cell table:style-name="ce104" office:value-type="string">
            <text:p>Totals</text:p>
          </table:table-cell>
          <table:table-cell table:style-name="ce116" table:formula="of:=SUM(OFFSET([.E14];1;0;TaskRows;1))" office:value-type="float" office:value="33">
            <text:p>33</text:p>
          </table:table-cell>
          <table:table-cell table:style-name="ce116" table:formula="of:=IF(AND(SUM(OFFSET([.F14];1;0;TaskRows;1))=0);0;SUM(OFFSET([.F14];1;0;TaskRows;1)))" office:value-type="float" office:value="33">
            <text:p>33</text:p>
          </table:table-cell>
          <table:table-cell table:style-name="ce116" table:formula="of:=IF(AND(SUM(OFFSET([.G14];1;0;TaskRows;1))=0);&quot;&quot;;SUM(OFFSET([.G14];1;0;TaskRows;1)))" office:value-type="float" office:value="30">
            <text:p>30</text:p>
          </table:table-cell>
          <table:table-cell table:style-name="ce116" table:formula="of:=IF(AND(SUM(OFFSET([.H14];1;0;TaskRows;1))=0);&quot;&quot;;SUM(OFFSET([.H14];1;0;TaskRows;1)))" office:value-type="float" office:value="23">
            <text:p>23</text:p>
          </table:table-cell>
          <table:table-cell table:style-name="ce116" table:formula="of:=IF(AND(SUM(OFFSET([.I14];1;0;TaskRows;1))=0);&quot;&quot;;SUM(OFFSET([.I14];1;0;TaskRows;1)))" office:value-type="float" office:value="21">
            <text:p>21</text:p>
          </table:table-cell>
          <table:table-cell table:style-name="ce116" table:formula="of:=IF(AND(SUM(OFFSET([.J14];1;0;TaskRows;1))=0);&quot;&quot;;SUM(OFFSET([.J14];1;0;TaskRows;1)))">
            <text:p/>
          </table:table-cell>
          <table:table-cell table:style-name="ce116" table:formula="of:=IF(AND(SUM(OFFSET([.K14];1;0;TaskRows;1))=0);&quot;&quot;;SUM(OFFSET([.K14];1;0;TaskRows;1)))">
            <text:p/>
          </table:table-cell>
          <table:table-cell table:style-name="ce116" table:formula="of:=IF(AND(SUM(OFFSET([.L14];1;0;TaskRows;1))=0);&quot;&quot;;SUM(OFFSET([.L14];1;0;TaskRows;1)))">
            <text:p/>
          </table:table-cell>
          <table:table-cell table:style-name="ce116" table:formula="of:=IF(AND(SUM(OFFSET([.M14];1;0;TaskRows;1))=0);&quot;&quot;;SUM(OFFSET([.M14];1;0;TaskRows;1)))">
            <text:p/>
          </table:table-cell>
          <table:table-cell table:style-name="ce116" table:formula="of:=IF(AND(SUM(OFFSET([.N14];1;0;TaskRows;1))=0);&quot;&quot;;SUM(OFFSET([.N14];1;0;TaskRows;1)))">
            <text:p/>
          </table:table-cell>
          <table:table-cell table:style-name="ce116" table:formula="of:=IF(AND(SUM(OFFSET([.O14];1;0;TaskRows;1))=0);&quot;&quot;;SUM(OFFSET([.O14];1;0;TaskRows;1)))">
            <text:p/>
          </table:table-cell>
          <table:table-cell table:style-name="ce116" table:formula="of:=IF(AND(SUM(OFFSET([.P14];1;0;TaskRows;1))=0);&quot;&quot;;SUM(OFFSET([.P14];1;0;TaskRows;1)))">
            <text:p/>
          </table:table-cell>
          <table:table-cell table:style-name="ce116" table:formula="of:=IF(AND(SUM(OFFSET([.Q14];1;0;TaskRows;1))=0);&quot;&quot;;SUM(OFFSET([.Q14];1;0;TaskRows;1)))">
            <text:p/>
          </table:table-cell>
          <table:table-cell table:style-name="ce116" table:formula="of:=IF(AND(SUM(OFFSET([.R14];1;0;TaskRows;1))=0);&quot;&quot;;SUM(OFFSET([.R14];1;0;TaskRows;1)))">
            <text:p/>
          </table:table-cell>
          <table:table-cell table:style-name="ce116" table:formula="of:=IF(AND(SUM(OFFSET([.S14];1;0;TaskRows;1))=0);&quot;&quot;;SUM(OFFSET([.S14];1;0;TaskRows;1)))">
            <text:p/>
          </table:table-cell>
          <table:table-cell table:style-name="ce116" table:formula="of:=IF(AND(SUM(OFFSET([.T14];1;0;TaskRows;1))=0);&quot;&quot;;SUM(OFFSET([.T14];1;0;TaskRows;1)))">
            <text:p/>
          </table:table-cell>
          <table:table-cell table:style-name="ce116" table:formula="of:=IF(AND(SUM(OFFSET([.U14];1;0;TaskRows;1))=0);&quot;&quot;;SUM(OFFSET([.U14];1;0;TaskRows;1)))">
            <text:p/>
          </table:table-cell>
          <table:table-cell table:style-name="ce116" table:formula="of:=IF(AND(SUM(OFFSET([.V14];1;0;TaskRows;1))=0);&quot;&quot;;SUM(OFFSET([.V14];1;0;TaskRows;1)))">
            <text:p/>
          </table:table-cell>
          <table:table-cell table:style-name="ce116" table:formula="of:=IF(AND(SUM(OFFSET([.W14];1;0;TaskRows;1))=0);&quot;&quot;;SUM(OFFSET([.W14];1;0;TaskRows;1)))">
            <text:p/>
          </table:table-cell>
          <table:table-cell table:style-name="ce116" table:formula="of:=IF(AND(SUM(OFFSET([.X14];1;0;TaskRows;1))=0);&quot;&quot;;SUM(OFFSET([.X14];1;0;TaskRows;1)))">
            <text:p/>
          </table:table-cell>
          <table:table-cell table:style-name="ce116" table:formula="of:=IF(AND(SUM(OFFSET([.Y14];1;0;TaskRows;1))=0);&quot;&quot;;SUM(OFFSET([.Y14];1;0;TaskRows;1)))">
            <text:p/>
          </table:table-cell>
          <table:table-cell table:style-name="ce116" table:formula="of:=IF(AND(SUM(OFFSET([.Z14];1;0;TaskRows;1))=0);&quot;&quot;;SUM(OFFSET([.Z14];1;0;TaskRows;1)))">
            <text:p/>
          </table:table-cell>
          <table:table-cell table:style-name="ce116" table:formula="of:=IF(AND(SUM(OFFSET([.AA14];1;0;TaskRows;1))=0);&quot;&quot;;SUM(OFFSET([.AA14];1;0;TaskRows;1)))">
            <text:p/>
          </table:table-cell>
          <table:table-cell table:style-name="ce116" table:formula="of:=IF(AND(SUM(OFFSET([.AB14];1;0;TaskRows;1))=0);&quot;&quot;;SUM(OFFSET([.AB14];1;0;TaskRows;1)))">
            <text:p/>
          </table:table-cell>
          <table:table-cell table:style-name="ce116" table:formula="of:=IF(AND(SUM(OFFSET([.AC14];1;0;TaskRows;1))=0);&quot;&quot;;SUM(OFFSET([.AC14];1;0;TaskRows;1)))">
            <text:p/>
          </table:table-cell>
          <table:table-cell table:style-name="ce116" table:formula="of:=IF(AND(SUM(OFFSET([.AD14];1;0;TaskRows;1))=0);&quot;&quot;;SUM(OFFSET([.AD14];1;0;TaskRows;1)))">
            <text:p/>
          </table:table-cell>
          <table:table-cell table:number-columns-repeated="994"/>
        </table:table-row>
        <table:table-row table:style-name="ro2" table:visibility="collapse">
          <table:table-cell office:value-type="string">
            <text:p>Task rows</text:p>
          </table:table-cell>
          <table:table-cell table:style-name="ce65" table:formula="of:=IF(COUNTA([.A15:.A242])=0;1;COUNTA([.A15:.A242]))" office:value-type="float" office:value="4">
            <text:p>4</text:p>
          </table:table-cell>
          <table:table-cell office:value-type="string">
            <text:p>Done days</text:p>
          </table:table-cell>
          <table:table-cell table:style-name="ce65" table:formula="of:=IF(COUNTIF([.F10:.AD10];&quot;&gt;0&quot;)=0;1;COUNTIF([.F10:.AD10];&quot;&gt;0&quot;))" office:value-type="float" office:value="4">
            <text:p>4</text:p>
          </table:table-cell>
          <table:table-cell table:style-name="ce65"/>
          <table:table-cell table:style-name="ce65" table:formula="of:=IF([.F14]=&quot;&quot;;&quot;&quot;;[.$E10]-[.$E10]/([.$B9]-1)*([.F14]-1))" office:value-type="float" office:value="33">
            <text:p>33</text:p>
          </table:table-cell>
          <table:table-cell table:style-name="ce65" table:formula="of:=IF([.G14]=&quot;&quot;;&quot;&quot;;TotalEffort-TotalEffort/(ImplementationDays)*([.G14]-1))" office:value-type="float" office:value="26.4">
            <text:p>26,4</text:p>
          </table:table-cell>
          <table:table-cell table:style-name="ce65" table:formula="of:=IF([.H14]=&quot;&quot;;&quot;&quot;;TotalEffort-TotalEffort/(ImplementationDays)*([.H14]-1))" office:value-type="float" office:value="19.8">
            <text:p>19,8</text:p>
          </table:table-cell>
          <table:table-cell table:style-name="ce65" table:formula="of:=IF([.I14]=&quot;&quot;;&quot;&quot;;TotalEffort-TotalEffort/(ImplementationDays)*([.I14]-1))" office:value-type="float" office:value="13.2">
            <text:p>13,2</text:p>
          </table:table-cell>
          <table:table-cell table:style-name="ce65" table:formula="of:=IF([.J14]=&quot;&quot;;&quot;&quot;;TotalEffort-TotalEffort/(ImplementationDays)*([.J14]-1))" office:value-type="float" office:value="6.6">
            <text:p>6,6</text:p>
          </table:table-cell>
          <table:table-cell table:style-name="ce65" table:formula="of:=IF([.K14]=&quot;&quot;;&quot;&quot;;TotalEffort-TotalEffort/(ImplementationDays)*([.K14]-1))">
            <text:p/>
          </table:table-cell>
          <table:table-cell table:style-name="ce65" table:formula="of:=IF([.L14]=&quot;&quot;;&quot;&quot;;TotalEffort-TotalEffort/(ImplementationDays)*([.L14]-1))">
            <text:p/>
          </table:table-cell>
          <table:table-cell table:style-name="ce65" table:formula="of:=IF([.M14]=&quot;&quot;;&quot;&quot;;TotalEffort-TotalEffort/(ImplementationDays)*([.M14]-1))">
            <text:p/>
          </table:table-cell>
          <table:table-cell table:style-name="ce65" table:formula="of:=IF([.N14]=&quot;&quot;;&quot;&quot;;TotalEffort-TotalEffort/(ImplementationDays)*([.N14]-1))">
            <text:p/>
          </table:table-cell>
          <table:table-cell table:style-name="ce65" table:formula="of:=IF([.O14]=&quot;&quot;;&quot;&quot;;TotalEffort-TotalEffort/(ImplementationDays)*([.O14]-1))">
            <text:p/>
          </table:table-cell>
          <table:table-cell table:style-name="ce65" table:formula="of:=IF([.P14]=&quot;&quot;;&quot;&quot;;TotalEffort-TotalEffort/(ImplementationDays)*([.P14]-1))">
            <text:p/>
          </table:table-cell>
          <table:table-cell table:style-name="ce65" table:formula="of:=IF([.Q14]=&quot;&quot;;&quot;&quot;;TotalEffort-TotalEffort/(ImplementationDays)*([.Q14]-1))">
            <text:p/>
          </table:table-cell>
          <table:table-cell table:style-name="ce65" table:formula="of:=IF([.R14]=&quot;&quot;;&quot;&quot;;TotalEffort-TotalEffort/(ImplementationDays)*([.R14]-1))">
            <text:p/>
          </table:table-cell>
          <table:table-cell table:style-name="ce65" table:formula="of:=IF([.S14]=&quot;&quot;;&quot;&quot;;TotalEffort-TotalEffort/(ImplementationDays)*([.S14]-1))">
            <text:p/>
          </table:table-cell>
          <table:table-cell table:style-name="ce65" table:formula="of:=IF([.T14]=&quot;&quot;;&quot;&quot;;TotalEffort-TotalEffort/(ImplementationDays)*([.T14]-1))">
            <text:p/>
          </table:table-cell>
          <table:table-cell table:style-name="ce65" table:formula="of:=IF([.U14]=&quot;&quot;;&quot;&quot;;TotalEffort-TotalEffort/(ImplementationDays)*([.U14]-1))">
            <text:p/>
          </table:table-cell>
          <table:table-cell table:style-name="ce65" table:formula="of:=IF([.V14]=&quot;&quot;;&quot;&quot;;TotalEffort-TotalEffort/(ImplementationDays)*([.V14]-1))">
            <text:p/>
          </table:table-cell>
          <table:table-cell table:style-name="ce65" table:formula="of:=IF([.W14]=&quot;&quot;;&quot;&quot;;TotalEffort-TotalEffort/(ImplementationDays)*([.W14]-1))">
            <text:p/>
          </table:table-cell>
          <table:table-cell table:style-name="ce65" table:formula="of:=IF([.X14]=&quot;&quot;;&quot;&quot;;TotalEffort-TotalEffort/(ImplementationDays)*([.X14]-1))">
            <text:p/>
          </table:table-cell>
          <table:table-cell table:style-name="ce65" table:formula="of:=IF([.Y14]=&quot;&quot;;&quot;&quot;;TotalEffort-TotalEffort/(ImplementationDays)*([.Y14]-1))">
            <text:p/>
          </table:table-cell>
          <table:table-cell table:style-name="ce65" table:formula="of:=IF([.Z14]=&quot;&quot;;&quot;&quot;;TotalEffort-TotalEffort/(ImplementationDays)*([.Z14]-1))">
            <text:p/>
          </table:table-cell>
          <table:table-cell table:style-name="ce65" table:formula="of:=IF([.AA14]=&quot;&quot;;&quot;&quot;;TotalEffort-TotalEffort/(ImplementationDays)*([.AA14]-1))">
            <text:p/>
          </table:table-cell>
          <table:table-cell table:style-name="ce65" table:formula="of:=IF([.AB14]=&quot;&quot;;&quot;&quot;;TotalEffort-TotalEffort/(ImplementationDays)*([.AB14]-1))">
            <text:p/>
          </table:table-cell>
          <table:table-cell table:style-name="ce65" table:formula="of:=IF([.AC14]=&quot;&quot;;&quot;&quot;;TotalEffort-TotalEffort/(ImplementationDays)*([.AC14]-1))">
            <text:p/>
          </table:table-cell>
          <table:table-cell table:style-name="ce65" table:formula="of:=IF([.AD14]=&quot;&quot;;&quot;&quot;;TotalEffort-TotalEffort/(ImplementationDays)*([.AD14]-1))">
            <text:p/>
          </table:table-cell>
          <table:table-cell table:number-columns-repeated="994"/>
        </table:table-row>
        <table:table-row table:style-name="ro2" table:visibility="collapse">
          <table:table-cell table:style-name="ce91" office:value-type="string">
            <text:p>Warning! These are necessary</text:p>
          </table:table-cell>
          <table:table-cell/>
          <table:table-cell office:value-type="string">
            <text:p>Trend</text:p>
          </table:table-cell>
          <table:table-cell table:style-name="ce65" table:number-columns-repeated="2"/>
          <table:table-cell table:style-name="ce65" table:formula="of:=IF(TREND(OFFSET($F#REF!;0;DoneDays-TrendDays;1;TrendDays);OFFSET([.$F13];0;DoneDays-TrendDays;1;TrendDays);[.F13])&lt;0;&quot;&quot;;TREND(OFFSET($F#REF!;0;DoneDays-TrendDays;1;TrendDays);OFFSET([.$F13];0;DoneDays-TrendDays;1;TrendDays);[.F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G13])&lt;0;&quot;&quot;;TREND(OFFSET($F#REF!;0;DoneDays-TrendDays;1;TrendDays);OFFSET([.$F13];0;DoneDays-TrendDays;1;TrendDays);[.G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H13])&lt;0;&quot;&quot;;TREND(OFFSET($F#REF!;0;DoneDays-TrendDays;1;TrendDays);OFFSET([.$F13];0;DoneDays-TrendDays;1;TrendDays);[.H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I13])&lt;0;&quot;&quot;;TREND(OFFSET($F#REF!;0;DoneDays-TrendDays;1;TrendDays);OFFSET([.$F13];0;DoneDays-TrendDays;1;TrendDays);[.I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J13])&lt;0;&quot;&quot;;TREND(OFFSET($F#REF!;0;DoneDays-TrendDays;1;TrendDays);OFFSET([.$F13];0;DoneDays-TrendDays;1;TrendDays);[.J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K13])&lt;0;&quot;&quot;;TREND(OFFSET($F#REF!;0;DoneDays-TrendDays;1;TrendDays);OFFSET([.$F13];0;DoneDays-TrendDays;1;TrendDays);[.K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L13])&lt;0;&quot;&quot;;TREND(OFFSET($F#REF!;0;DoneDays-TrendDays;1;TrendDays);OFFSET([.$F13];0;DoneDays-TrendDays;1;TrendDays);[.L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M13])&lt;0;&quot;&quot;;TREND(OFFSET($F#REF!;0;DoneDays-TrendDays;1;TrendDays);OFFSET([.$F13];0;DoneDays-TrendDays;1;TrendDays);[.M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N13])&lt;0;&quot;&quot;;TREND(OFFSET($F#REF!;0;DoneDays-TrendDays;1;TrendDays);OFFSET([.$F13];0;DoneDays-TrendDays;1;TrendDays);[.N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O13])&lt;0;&quot;&quot;;TREND(OFFSET($F#REF!;0;DoneDays-TrendDays;1;TrendDays);OFFSET([.$F13];0;DoneDays-TrendDays;1;TrendDays);[.O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P13])&lt;0;&quot;&quot;;TREND(OFFSET($F#REF!;0;DoneDays-TrendDays;1;TrendDays);OFFSET([.$F13];0;DoneDays-TrendDays;1;TrendDays);[.P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Q13])&lt;0;&quot;&quot;;TREND(OFFSET($F#REF!;0;DoneDays-TrendDays;1;TrendDays);OFFSET([.$F13];0;DoneDays-TrendDays;1;TrendDays);[.Q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R13])&lt;0;&quot;&quot;;TREND(OFFSET($F#REF!;0;DoneDays-TrendDays;1;TrendDays);OFFSET([.$F13];0;DoneDays-TrendDays;1;TrendDays);[.R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S13])&lt;0;&quot;&quot;;TREND(OFFSET($F#REF!;0;DoneDays-TrendDays;1;TrendDays);OFFSET([.$F13];0;DoneDays-TrendDays;1;TrendDays);[.S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T13])&lt;0;&quot;&quot;;TREND(OFFSET($F#REF!;0;DoneDays-TrendDays;1;TrendDays);OFFSET([.$F13];0;DoneDays-TrendDays;1;TrendDays);[.T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U13])&lt;0;&quot;&quot;;TREND(OFFSET($F#REF!;0;DoneDays-TrendDays;1;TrendDays);OFFSET([.$F13];0;DoneDays-TrendDays;1;TrendDays);[.U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V13])&lt;0;&quot;&quot;;TREND(OFFSET($F#REF!;0;DoneDays-TrendDays;1;TrendDays);OFFSET([.$F13];0;DoneDays-TrendDays;1;TrendDays);[.V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W13])&lt;0;&quot;&quot;;TREND(OFFSET($F#REF!;0;DoneDays-TrendDays;1;TrendDays);OFFSET([.$F13];0;DoneDays-TrendDays;1;TrendDays);[.W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X13])&lt;0;&quot;&quot;;TREND(OFFSET($F#REF!;0;DoneDays-TrendDays;1;TrendDays);OFFSET([.$F13];0;DoneDays-TrendDays;1;TrendDays);[.X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Y13])&lt;0;&quot;&quot;;TREND(OFFSET($F#REF!;0;DoneDays-TrendDays;1;TrendDays);OFFSET([.$F13];0;DoneDays-TrendDays;1;TrendDays);[.Y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Z13])&lt;0;&quot;&quot;;TREND(OFFSET($F#REF!;0;DoneDays-TrendDays;1;TrendDays);OFFSET([.$F13];0;DoneDays-TrendDays;1;TrendDays);[.Z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AA13])&lt;0;&quot;&quot;;TREND(OFFSET($F#REF!;0;DoneDays-TrendDays;1;TrendDays);OFFSET([.$F13];0;DoneDays-TrendDays;1;TrendDays);[.AA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AB13])&lt;0;&quot;&quot;;TREND(OFFSET($F#REF!;0;DoneDays-TrendDays;1;TrendDays);OFFSET([.$F13];0;DoneDays-TrendDays;1;TrendDays);[.AB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AC13])&lt;0;&quot;&quot;;TREND(OFFSET($F#REF!;0;DoneDays-TrendDays;1;TrendDays);OFFSET([.$F13];0;DoneDays-TrendDays;1;TrendDays);[.AC13]))" office:value-type="float" office:value="0">
            <text:p>#NAMN?</text:p>
          </table:table-cell>
          <table:table-cell table:style-name="ce65" table:formula="of:=IF(TREND(OFFSET($F#REF!;0;DoneDays-TrendDays;1;TrendDays);OFFSET([.$F13];0;DoneDays-TrendDays;1;TrendDays);[.AD13])&lt;0;&quot;&quot;;TREND(OFFSET($F#REF!;0;DoneDays-TrendDays;1;TrendDays);OFFSET([.$F13];0;DoneDays-TrendDays;1;TrendDays);[.AD13]))" office:value-type="float" office:value="0">
            <text:p>#NAMN?</text:p>
          </table:table-cell>
          <table:table-cell table:number-columns-repeated="994"/>
        </table:table-row>
        <table:table-row table:style-name="ro2" table:visibility="collapse">
          <table:table-cell table:style-name="ce91" office:value-type="string">
            <text:p>template rows</text:p>
          </table:table-cell>
          <table:table-cell/>
          <table:table-cell office:value-type="string">
            <text:p>Trend Days</text:p>
          </table:table-cell>
          <table:table-cell table:style-name="ce65" table:formula="of:=IF(DoneDays&gt;[.B10];[.B10];DoneDays)" office:value-type="float" office:value="4">
            <text:p>4</text:p>
          </table:table-cell>
          <table:table-cell table:style-name="ce65"/>
          <table:table-cell table:style-name="ce65" table:formula="of:=IF(DoneDays&gt;[.E13];[.E13]+1;&quot;&quot;)" office:value-type="float" office:value="1">
            <text:p>1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3">
            <text:p>3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8">
            <text:p>8</text:p>
          </table:table-cell>
          <table:table-cell table:style-name="ce65" office:value-type="float" office:value="9">
            <text:p>9</text:p>
          </table:table-cell>
          <table:table-cell table:style-name="ce65" office:value-type="float" office:value="10">
            <text:p>10</text:p>
          </table:table-cell>
          <table:table-cell table:style-name="ce65" office:value-type="float" office:value="11">
            <text:p>11</text:p>
          </table:table-cell>
          <table:table-cell table:style-name="ce65" office:value-type="float" office:value="12">
            <text:p>12</text:p>
          </table:table-cell>
          <table:table-cell table:style-name="ce65" office:value-type="float" office:value="13">
            <text:p>13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15">
            <text:p>15</text:p>
          </table:table-cell>
          <table:table-cell table:style-name="ce65" office:value-type="float" office:value="16">
            <text:p>16</text:p>
          </table:table-cell>
          <table:table-cell table:style-name="ce65" office:value-type="float" office:value="17">
            <text:p>17</text:p>
          </table:table-cell>
          <table:table-cell table:style-name="ce65" office:value-type="float" office:value="18">
            <text:p>18</text:p>
          </table:table-cell>
          <table:table-cell table:style-name="ce65" office:value-type="float" office:value="19">
            <text:p>19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21">
            <text:p>21</text:p>
          </table:table-cell>
          <table:table-cell table:style-name="ce65" office:value-type="float" office:value="22">
            <text:p>22</text:p>
          </table:table-cell>
          <table:table-cell table:style-name="ce65" office:value-type="float" office:value="23">
            <text:p>23</text:p>
          </table:table-cell>
          <table:table-cell table:style-name="ce65" office:value-type="float" office:value="24">
            <text:p>24</text:p>
          </table:table-cell>
          <table:table-cell table:style-name="ce65" office:value-type="float" office:value="25">
            <text:p>25</text:p>
          </table:table-cell>
          <table:table-cell table:number-columns-repeated="994"/>
        </table:table-row>
        <table:table-row table:style-name="ro2">
          <table:table-cell table:style-name="ce104" office:value-type="string">
            <text:p>Task name</text:p>
          </table:table-cell>
          <table:table-cell table:style-name="ce111" office:value-type="string">
            <text:p>Story ID</text:p>
          </table:table-cell>
          <table:table-cell table:style-name="ce104" office:value-type="string">
            <text:p>Responsible</text:p>
          </table:table-cell>
          <table:table-cell table:style-name="ce104" office:value-type="string">
            <text:p>Status</text:p>
          </table:table-cell>
          <table:table-cell table:style-name="ce111" office:value-type="string">
            <text:p>Est.</text:p>
          </table:table-cell>
          <table:table-cell table:style-name="ce111" office:value-type="float" office:value="1">
            <text:p>1</text:p>
          </table:table-cell>
          <table:table-cell table:style-name="ce111" table:formula="of:=IF([.$B$9]&gt;[.F14];[.F14]+1;&quot;&quot;)" office:value-type="float" office:value="2">
            <text:p>2</text:p>
          </table:table-cell>
          <table:table-cell table:style-name="ce111" table:formula="of:=IF([.$B$9]&gt;[.G14];[.G14]+1;&quot;&quot;)" office:value-type="float" office:value="3">
            <text:p>3</text:p>
          </table:table-cell>
          <table:table-cell table:style-name="ce111" table:formula="of:=IF([.$B$9]&gt;[.H14];[.H14]+1;&quot;&quot;)" office:value-type="float" office:value="4">
            <text:p>4</text:p>
          </table:table-cell>
          <table:table-cell table:style-name="ce111" table:formula="of:=IF([.$B$9]&gt;[.I14];[.I14]+1;&quot;&quot;)" office:value-type="float" office:value="5">
            <text:p>5</text:p>
          </table:table-cell>
          <table:table-cell table:style-name="ce111" table:formula="of:=IF([.$B$9]&gt;[.J14];[.J14]+1;&quot;&quot;)">
            <text:p/>
          </table:table-cell>
          <table:table-cell table:style-name="ce111" table:formula="of:=IF([.$B$9]&gt;[.K14];[.K14]+1;&quot;&quot;)">
            <text:p/>
          </table:table-cell>
          <table:table-cell table:style-name="ce111" table:formula="of:=IF([.$B$9]&gt;[.L14];[.L14]+1;&quot;&quot;)">
            <text:p/>
          </table:table-cell>
          <table:table-cell table:style-name="ce111" table:formula="of:=IF([.$B$9]&gt;[.M14];[.M14]+1;&quot;&quot;)">
            <text:p/>
          </table:table-cell>
          <table:table-cell table:style-name="ce111" table:formula="of:=IF([.$B$9]&gt;[.N14];[.N14]+1;&quot;&quot;)">
            <text:p/>
          </table:table-cell>
          <table:table-cell table:style-name="ce111" table:formula="of:=IF([.$B$9]&gt;[.O14];[.O14]+1;&quot;&quot;)">
            <text:p/>
          </table:table-cell>
          <table:table-cell table:style-name="ce111" table:formula="of:=IF([.$B$9]&gt;[.P14];[.P14]+1;&quot;&quot;)">
            <text:p/>
          </table:table-cell>
          <table:table-cell table:style-name="ce111" table:formula="of:=IF([.$B$9]&gt;[.Q14];[.Q14]+1;&quot;&quot;)">
            <text:p/>
          </table:table-cell>
          <table:table-cell table:style-name="ce111" table:formula="of:=IF([.$B$9]&gt;[.R14];[.R14]+1;&quot;&quot;)">
            <text:p/>
          </table:table-cell>
          <table:table-cell table:style-name="ce111" table:formula="of:=IF([.$B$9]&gt;[.S14];[.S14]+1;&quot;&quot;)">
            <text:p/>
          </table:table-cell>
          <table:table-cell table:style-name="ce111" table:formula="of:=IF([.$B$9]&gt;[.T14];[.T14]+1;&quot;&quot;)">
            <text:p/>
          </table:table-cell>
          <table:table-cell table:style-name="ce111" table:formula="of:=IF([.$B$9]&gt;[.U14];[.U14]+1;&quot;&quot;)">
            <text:p/>
          </table:table-cell>
          <table:table-cell table:style-name="ce111" table:formula="of:=IF([.$B$9]&gt;[.V14];[.V14]+1;&quot;&quot;)">
            <text:p/>
          </table:table-cell>
          <table:table-cell table:style-name="ce111" table:formula="of:=IF([.$B$9]&gt;[.W14];[.W14]+1;&quot;&quot;)">
            <text:p/>
          </table:table-cell>
          <table:table-cell table:style-name="ce111" table:formula="of:=IF([.$B$9]&gt;[.X14];[.X14]+1;&quot;&quot;)">
            <text:p/>
          </table:table-cell>
          <table:table-cell table:style-name="ce111" table:formula="of:=IF([.$B$9]&gt;[.Y14];[.Y14]+1;&quot;&quot;)">
            <text:p/>
          </table:table-cell>
          <table:table-cell table:style-name="ce111" table:formula="of:=IF([.$B$9]&gt;[.Z14];[.Z14]+1;&quot;&quot;)">
            <text:p/>
          </table:table-cell>
          <table:table-cell table:style-name="ce111" table:formula="of:=IF([.$B$9]&gt;[.AA14];[.AA14]+1;&quot;&quot;)">
            <text:p/>
          </table:table-cell>
          <table:table-cell table:style-name="ce111" table:formula="of:=IF([.$B$9]&gt;[.AB14];[.AB14]+1;&quot;&quot;)">
            <text:p/>
          </table:table-cell>
          <table:table-cell table:style-name="ce111" table:formula="of:=IF([.$B$9]&gt;[.AC14];[.AC14]+1;&quot;&quot;)">
            <text:p/>
          </table:table-cell>
          <table:table-cell table:number-columns-repeated="994"/>
        </table:table-row>
        <table:table-row table:style-name="ro6">
          <table:table-cell table:style-name="ce147" office:value-type="string">
            <text:p>Example task</text:p>
          </table:table-cell>
          <table:table-cell table:style-name="ce149" office:value-type="float" office:value="1">
            <text:p>1</text:p>
          </table:table-cell>
          <table:table-cell table:style-name="ce147" office:value-type="string">
            <text:p>Danny Dev</text:p>
          </table:table-cell>
          <table:table-cell table:style-name="ce151" table:content-validation-name="val3" office:value-type="string">
            <text:p>Planned</text:p>
          </table:table-cell>
          <table:table-cell table:style-name="ce149" office:value-type="float" office:value="5">
            <text:p>5</text:p>
          </table:table-cell>
          <table:table-cell table:style-name="ce149" table:formula="of:=IF(OR([.F$14]=&quot;&quot;;[.$E15]=&quot;&quot;);&quot;&quot;;[.E15])" office:value-type="float" office:value="5">
            <text:p>5</text:p>
          </table:table-cell>
          <table:table-cell table:style-name="ce149" office:value-type="float" office:value="2">
            <text:p>2</text:p>
          </table:table-cell>
          <table:table-cell table:style-name="ce149" office:value-type="float" office:value="0">
            <text:p>0</text:p>
          </table:table-cell>
          <table:table-cell table:style-name="ce149"/>
          <table:table-cell table:style-name="ce150" table:number-columns-repeated="21"/>
          <table:table-cell table:number-columns-repeated="994"/>
        </table:table-row>
        <table:table-row table:style-name="ro6">
          <table:table-cell table:style-name="ce147" office:value-type="string">
            <text:p>Example task 2</text:p>
          </table:table-cell>
          <table:table-cell table:style-name="ce149" office:value-type="float" office:value="1">
            <text:p>1</text:p>
          </table:table-cell>
          <table:table-cell table:style-name="ce147" office:value-type="string">
            <text:p>Tina Tester</text:p>
          </table:table-cell>
          <table:table-cell table:style-name="ce151" table:content-validation-name="val3" office:value-type="string">
            <text:p>Planned</text:p>
          </table:table-cell>
          <table:table-cell table:style-name="ce149" office:value-type="float" office:value="7">
            <text:p>7</text:p>
          </table:table-cell>
          <table:table-cell table:style-name="ce149" table:formula="of:=IF(OR([.F$14]=&quot;&quot;;[.$E16]=&quot;&quot;);&quot;&quot;;[.E16])" office:value-type="float" office:value="7">
            <text:p>7</text:p>
          </table:table-cell>
          <table:table-cell table:style-name="ce149" office:value-type="float" office:value="7">
            <text:p>7</text:p>
          </table:table-cell>
          <table:table-cell table:number-columns-repeated="2" table:style-name="ce149" office:value-type="float" office:value="2">
            <text:p>2</text:p>
          </table:table-cell>
          <table:table-cell table:style-name="ce150" table:number-columns-repeated="21"/>
          <table:table-cell table:number-columns-repeated="994"/>
        </table:table-row>
        <table:table-row table:style-name="ro6">
          <table:table-cell table:style-name="ce147" office:value-type="string">
            <text:p>Example task 3</text:p>
          </table:table-cell>
          <table:table-cell table:style-name="ce149" office:value-type="float" office:value="2">
            <text:p>2</text:p>
          </table:table-cell>
          <table:table-cell table:style-name="ce147" office:value-type="string">
            <text:p>Danny Dev</text:p>
          </table:table-cell>
          <table:table-cell table:style-name="ce151" table:content-validation-name="val3" office:value-type="string">
            <text:p>Planned</text:p>
          </table:table-cell>
          <table:table-cell table:style-name="ce149" office:value-type="float" office:value="12">
            <text:p>12</text:p>
          </table:table-cell>
          <table:table-cell table:style-name="ce149" table:formula="of:=IF(OR([.F$14]=&quot;&quot;;[.$E17]=&quot;&quot;);&quot;&quot;;[.E17])" office:value-type="float" office:value="12">
            <text:p>12</text:p>
          </table:table-cell>
          <table:table-cell table:number-columns-repeated="2" table:style-name="ce149" office:value-type="float" office:value="12">
            <text:p>12</text:p>
          </table:table-cell>
          <table:table-cell table:style-name="ce149" office:value-type="float" office:value="10">
            <text:p>10</text:p>
          </table:table-cell>
          <table:table-cell table:style-name="ce150" table:number-columns-repeated="18"/>
          <table:table-cell table:style-name="ce150"/>
          <table:table-cell table:style-name="ce150" table:formula="of:=IF(OR([.AC$14]=&quot;&quot;;[.$E17]=&quot;&quot;);&quot;&quot;;[.AB17])">
            <text:p/>
          </table:table-cell>
          <table:table-cell table:style-name="ce150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6">
          <table:table-cell table:style-name="ce147" office:value-type="string">
            <text:p>&lt;Delete these example lines&gt;</text:p>
          </table:table-cell>
          <table:table-cell table:style-name="ce149" office:value-type="float" office:value="2">
            <text:p>2</text:p>
          </table:table-cell>
          <table:table-cell table:style-name="ce147"/>
          <table:table-cell table:style-name="ce151" table:content-validation-name="val3" table:formula="of:=IF([.A18]&lt;&gt;&quot;&quot;;&quot;Planned&quot;;&quot;&quot;)" office:value-type="string" office:string-value="Planned">
            <text:p>Planned</text:p>
          </table:table-cell>
          <table:table-cell table:style-name="ce149" office:value-type="float" office:value="9">
            <text:p>9</text:p>
          </table:table-cell>
          <table:table-cell table:style-name="ce149" table:formula="of:=IF(OR([.F$14]=&quot;&quot;;[.$E18]=&quot;&quot;);&quot;&quot;;[.E18])" office:value-type="float" office:value="9">
            <text:p>9</text:p>
          </table:table-cell>
          <table:table-cell table:number-columns-repeated="3" table:style-name="ce149" office:value-type="float" office:value="9">
            <text:p>9</text:p>
          </table:table-cell>
          <table:table-cell table:style-name="ce150" table:number-columns-repeated="21"/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19]=&quot;&quot;);&quot;&quot;;[.AB19])">
            <text:p/>
          </table:table-cell>
          <table:table-cell table:style-name="ce150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20]=&quot;&quot;);&quot;&quot;;[.AB20])">
            <text:p/>
          </table:table-cell>
          <table:table-cell table:style-name="ce150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21]=&quot;&quot;);&quot;&quot;;[.AB21])">
            <text:p/>
          </table:table-cell>
          <table:table-cell table:style-name="ce150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22]=&quot;&quot;);&quot;&quot;;[.AB22])">
            <text:p/>
          </table:table-cell>
          <table:table-cell table:style-name="ce150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10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23]=&quot;&quot;);&quot;&quot;;[.AB23])">
            <text:p/>
          </table:table-cell>
          <table:table-cell table:style-name="ce150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24]=&quot;&quot;);&quot;&quot;;[.AB24])">
            <text:p/>
          </table:table-cell>
          <table:table-cell table:style-name="ce150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 table:number-columns-repeated="26"/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26]=&quot;&quot;);&quot;&quot;;[.AB26])">
            <text:p/>
          </table:table-cell>
          <table:table-cell table:style-name="ce150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27]=&quot;&quot;);&quot;&quot;;[.AB27])">
            <text:p/>
          </table:table-cell>
          <table:table-cell table:style-name="ce150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28]=&quot;&quot;);&quot;&quot;;[.AB28])">
            <text:p/>
          </table:table-cell>
          <table:table-cell table:style-name="ce150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29]=&quot;&quot;);&quot;&quot;;[.AB29])">
            <text:p/>
          </table:table-cell>
          <table:table-cell table:style-name="ce150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30]=&quot;&quot;);&quot;&quot;;[.AB30])">
            <text:p/>
          </table:table-cell>
          <table:table-cell table:style-name="ce150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31]=&quot;&quot;);&quot;&quot;;[.AB31])">
            <text:p/>
          </table:table-cell>
          <table:table-cell table:style-name="ce150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32]=&quot;&quot;);&quot;&quot;;[.AB32])">
            <text:p/>
          </table:table-cell>
          <table:table-cell table:style-name="ce150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33]=&quot;&quot;);&quot;&quot;;[.AB33])">
            <text:p/>
          </table:table-cell>
          <table:table-cell table:style-name="ce150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34]=&quot;&quot;);&quot;&quot;;[.AB34])">
            <text:p/>
          </table:table-cell>
          <table:table-cell table:style-name="ce150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 table:number-columns-repeated="26"/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36]=&quot;&quot;);&quot;&quot;;[.AB36])">
            <text:p/>
          </table:table-cell>
          <table:table-cell table:style-name="ce150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37]=&quot;&quot;);&quot;&quot;;[.AB37])">
            <text:p/>
          </table:table-cell>
          <table:table-cell table:style-name="ce150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38]=&quot;&quot;);&quot;&quot;;[.AB38])">
            <text:p/>
          </table:table-cell>
          <table:table-cell table:style-name="ce150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39]=&quot;&quot;);&quot;&quot;;[.AB39])">
            <text:p/>
          </table:table-cell>
          <table:table-cell table:style-name="ce150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/>
          <table:table-cell table:style-name="ce150"/>
          <table:table-cell table:style-name="ce150" table:number-columns-repeated="22"/>
          <table:table-cell table:style-name="ce150"/>
          <table:table-cell table:style-name="ce150" table:formula="of:=IF(OR([.AC$14]=&quot;&quot;;[.$E40]=&quot;&quot;);&quot;&quot;;[.AB40])">
            <text:p/>
          </table:table-cell>
          <table:table-cell table:style-name="ce150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48"/>
          <table:table-cell table:style-name="ce150"/>
          <table:table-cell table:style-name="ce147"/>
          <table:table-cell table:style-name="ce151" table:content-validation-name="val3" table:formula="of:=IF([.A41]&lt;&gt;&quot;&quot;;&quot;Planned&quot;;&quot;&quot;)">
            <text:p/>
          </table:table-cell>
          <table:table-cell table:style-name="ce150"/>
          <table:table-cell table:style-name="ce150" table:formula="of:=IF(OR([.F$14]=&quot;&quot;;[.$E41]=&quot;&quot;);&quot;&quot;;[.E41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41]=&quot;&quot;);&quot;&quot;;[.AB41])">
            <text:p/>
          </table:table-cell>
          <table:table-cell table:style-name="ce150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42]&lt;&gt;&quot;&quot;;&quot;Planned&quot;;&quot;&quot;)">
            <text:p/>
          </table:table-cell>
          <table:table-cell table:style-name="ce150"/>
          <table:table-cell table:style-name="ce150" table:formula="of:=IF(OR([.F$14]=&quot;&quot;;[.$E42]=&quot;&quot;);&quot;&quot;;[.E42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42]=&quot;&quot;);&quot;&quot;;[.AB42])">
            <text:p/>
          </table:table-cell>
          <table:table-cell table:style-name="ce150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43]&lt;&gt;&quot;&quot;;&quot;Planned&quot;;&quot;&quot;)">
            <text:p/>
          </table:table-cell>
          <table:table-cell table:style-name="ce150"/>
          <table:table-cell table:style-name="ce150" table:formula="of:=IF(OR([.F$14]=&quot;&quot;;[.$E43]=&quot;&quot;);&quot;&quot;;[.E43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43]=&quot;&quot;);&quot;&quot;;[.AB43])">
            <text:p/>
          </table:table-cell>
          <table:table-cell table:style-name="ce150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44]&lt;&gt;&quot;&quot;;&quot;Planned&quot;;&quot;&quot;)">
            <text:p/>
          </table:table-cell>
          <table:table-cell table:style-name="ce150"/>
          <table:table-cell table:style-name="ce150" table:formula="of:=IF(OR([.F$14]=&quot;&quot;;[.$E44]=&quot;&quot;);&quot;&quot;;[.E44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44]=&quot;&quot;);&quot;&quot;;[.AB44])">
            <text:p/>
          </table:table-cell>
          <table:table-cell table:style-name="ce150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45]&lt;&gt;&quot;&quot;;&quot;Planned&quot;;&quot;&quot;)">
            <text:p/>
          </table:table-cell>
          <table:table-cell table:style-name="ce150"/>
          <table:table-cell table:style-name="ce150" table:formula="of:=IF(OR([.F$14]=&quot;&quot;;[.$E45]=&quot;&quot;);&quot;&quot;;[.E45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45]=&quot;&quot;);&quot;&quot;;[.AB45])">
            <text:p/>
          </table:table-cell>
          <table:table-cell table:style-name="ce150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46]&lt;&gt;&quot;&quot;;&quot;Planned&quot;;&quot;&quot;)">
            <text:p/>
          </table:table-cell>
          <table:table-cell table:style-name="ce150"/>
          <table:table-cell table:style-name="ce150" table:formula="of:=IF(OR([.F$14]=&quot;&quot;;[.$E46]=&quot;&quot;);&quot;&quot;;[.E46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46]=&quot;&quot;);&quot;&quot;;[.AB46])">
            <text:p/>
          </table:table-cell>
          <table:table-cell table:style-name="ce150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47]&lt;&gt;&quot;&quot;;&quot;Planned&quot;;&quot;&quot;)">
            <text:p/>
          </table:table-cell>
          <table:table-cell table:style-name="ce150"/>
          <table:table-cell table:style-name="ce150" table:formula="of:=IF(OR([.F$14]=&quot;&quot;;[.$E47]=&quot;&quot;);&quot;&quot;;[.E47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47]=&quot;&quot;);&quot;&quot;;[.AB47])">
            <text:p/>
          </table:table-cell>
          <table:table-cell table:style-name="ce150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48]&lt;&gt;&quot;&quot;;&quot;Planned&quot;;&quot;&quot;)">
            <text:p/>
          </table:table-cell>
          <table:table-cell table:style-name="ce150"/>
          <table:table-cell table:style-name="ce150" table:formula="of:=IF(OR([.F$14]=&quot;&quot;;[.$E48]=&quot;&quot;);&quot;&quot;;[.E48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48]=&quot;&quot;);&quot;&quot;;[.AB48])">
            <text:p/>
          </table:table-cell>
          <table:table-cell table:style-name="ce150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49]&lt;&gt;&quot;&quot;;&quot;Planned&quot;;&quot;&quot;)">
            <text:p/>
          </table:table-cell>
          <table:table-cell table:style-name="ce150"/>
          <table:table-cell table:style-name="ce150" table:formula="of:=IF(OR([.F$14]=&quot;&quot;;[.$E49]=&quot;&quot;);&quot;&quot;;[.E49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49]=&quot;&quot;);&quot;&quot;;[.AB49])">
            <text:p/>
          </table:table-cell>
          <table:table-cell table:style-name="ce150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50]&lt;&gt;&quot;&quot;;&quot;Planned&quot;;&quot;&quot;)">
            <text:p/>
          </table:table-cell>
          <table:table-cell table:style-name="ce150"/>
          <table:table-cell table:style-name="ce150" table:formula="of:=IF(OR([.F$14]=&quot;&quot;;[.$E50]=&quot;&quot;);&quot;&quot;;[.E50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50]=&quot;&quot;);&quot;&quot;;[.AB50])">
            <text:p/>
          </table:table-cell>
          <table:table-cell table:style-name="ce150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51]&lt;&gt;&quot;&quot;;&quot;Planned&quot;;&quot;&quot;)">
            <text:p/>
          </table:table-cell>
          <table:table-cell table:style-name="ce150"/>
          <table:table-cell table:style-name="ce150" table:formula="of:=IF(OR([.F$14]=&quot;&quot;;[.$E51]=&quot;&quot;);&quot;&quot;;[.E51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51]=&quot;&quot;);&quot;&quot;;[.AB51])">
            <text:p/>
          </table:table-cell>
          <table:table-cell table:style-name="ce150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52]&lt;&gt;&quot;&quot;;&quot;Planned&quot;;&quot;&quot;)">
            <text:p/>
          </table:table-cell>
          <table:table-cell table:style-name="ce150"/>
          <table:table-cell table:style-name="ce150" table:formula="of:=IF(OR([.F$14]=&quot;&quot;;[.$E52]=&quot;&quot;);&quot;&quot;;[.E52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52]=&quot;&quot;);&quot;&quot;;[.AB52])">
            <text:p/>
          </table:table-cell>
          <table:table-cell table:style-name="ce150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53]&lt;&gt;&quot;&quot;;&quot;Planned&quot;;&quot;&quot;)">
            <text:p/>
          </table:table-cell>
          <table:table-cell table:style-name="ce150"/>
          <table:table-cell table:style-name="ce150" table:formula="of:=IF(OR([.F$14]=&quot;&quot;;[.$E53]=&quot;&quot;);&quot;&quot;;[.E53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53]=&quot;&quot;);&quot;&quot;;[.AB53])">
            <text:p/>
          </table:table-cell>
          <table:table-cell table:style-name="ce150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54]&lt;&gt;&quot;&quot;;&quot;Planned&quot;;&quot;&quot;)">
            <text:p/>
          </table:table-cell>
          <table:table-cell table:style-name="ce150"/>
          <table:table-cell table:style-name="ce150" table:formula="of:=IF(OR([.F$14]=&quot;&quot;;[.$E54]=&quot;&quot;);&quot;&quot;;[.E54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54]=&quot;&quot;);&quot;&quot;;[.AB54])">
            <text:p/>
          </table:table-cell>
          <table:table-cell table:style-name="ce150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55]&lt;&gt;&quot;&quot;;&quot;Planned&quot;;&quot;&quot;)">
            <text:p/>
          </table:table-cell>
          <table:table-cell table:style-name="ce150"/>
          <table:table-cell table:style-name="ce150" table:formula="of:=IF(OR([.F$14]=&quot;&quot;;[.$E55]=&quot;&quot;);&quot;&quot;;[.E55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55]=&quot;&quot;);&quot;&quot;;[.AB55])">
            <text:p/>
          </table:table-cell>
          <table:table-cell table:style-name="ce150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56]&lt;&gt;&quot;&quot;;&quot;Planned&quot;;&quot;&quot;)">
            <text:p/>
          </table:table-cell>
          <table:table-cell table:style-name="ce150"/>
          <table:table-cell table:style-name="ce150" table:formula="of:=IF(OR([.F$14]=&quot;&quot;;[.$E56]=&quot;&quot;);&quot;&quot;;[.E56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56]=&quot;&quot;);&quot;&quot;;[.AB56])">
            <text:p/>
          </table:table-cell>
          <table:table-cell table:style-name="ce150"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57]&lt;&gt;&quot;&quot;;&quot;Planned&quot;;&quot;&quot;)">
            <text:p/>
          </table:table-cell>
          <table:table-cell table:style-name="ce150"/>
          <table:table-cell table:style-name="ce150" table:formula="of:=IF(OR([.F$14]=&quot;&quot;;[.$E57]=&quot;&quot;);&quot;&quot;;[.E57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57]=&quot;&quot;);&quot;&quot;;[.AB57])">
            <text:p/>
          </table:table-cell>
          <table:table-cell table:style-name="ce150"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2">
          <table:table-cell table:style-name="ce147"/>
          <table:table-cell table:style-name="ce150"/>
          <table:table-cell table:style-name="ce147"/>
          <table:table-cell table:style-name="ce151" table:content-validation-name="val3" table:formula="of:=IF([.A58]&lt;&gt;&quot;&quot;;&quot;Planned&quot;;&quot;&quot;)">
            <text:p/>
          </table:table-cell>
          <table:table-cell table:style-name="ce150"/>
          <table:table-cell table:style-name="ce150" table:formula="of:=IF(OR([.F$14]=&quot;&quot;;[.$E58]=&quot;&quot;);&quot;&quot;;[.E58])">
            <text:p/>
          </table:table-cell>
          <table:table-cell table:style-name="ce150" table:number-columns-repeated="21"/>
          <table:table-cell table:style-name="ce150"/>
          <table:table-cell table:style-name="ce150" table:formula="of:=IF(OR([.AC$14]=&quot;&quot;;[.$E58]=&quot;&quot;);&quot;&quot;;[.AB58])">
            <text:p/>
          </table:table-cell>
          <table:table-cell table:style-name="ce150"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59]&lt;&gt;&quot;&quot;;&quot;Planned&quot;;&quot;&quot;)">
            <text:p/>
          </table:table-cell>
          <table:table-cell/>
          <table:table-cell table:formula="of:=IF(OR([.F$14]=&quot;&quot;;[.$E59]=&quot;&quot;);&quot;&quot;;[.E59])">
            <text:p/>
          </table:table-cell>
          <table:table-cell table:number-columns-repeated="21"/>
          <table:table-cell/>
          <table:table-cell table:formula="of:=IF(OR([.AC$14]=&quot;&quot;;[.$E59]=&quot;&quot;);&quot;&quot;;[.AB59])">
            <text:p/>
          </table:table-cell>
          <table:table-cell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60]&lt;&gt;&quot;&quot;;&quot;Planned&quot;;&quot;&quot;)">
            <text:p/>
          </table:table-cell>
          <table:table-cell/>
          <table:table-cell table:formula="of:=IF(OR([.F$14]=&quot;&quot;;[.$E60]=&quot;&quot;);&quot;&quot;;[.E60])">
            <text:p/>
          </table:table-cell>
          <table:table-cell table:number-columns-repeated="21"/>
          <table:table-cell/>
          <table:table-cell table:formula="of:=IF(OR([.AC$14]=&quot;&quot;;[.$E60]=&quot;&quot;);&quot;&quot;;[.AB60])">
            <text:p/>
          </table:table-cell>
          <table:table-cell table:formula="of:=IF(OR([.AD$14]=&quot;&quot;;[.$E60]=&quot;&quot;);&quot;&quot;;[.AC60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61]&lt;&gt;&quot;&quot;;&quot;Planned&quot;;&quot;&quot;)">
            <text:p/>
          </table:table-cell>
          <table:table-cell/>
          <table:table-cell table:formula="of:=IF(OR([.F$14]=&quot;&quot;;[.$E61]=&quot;&quot;);&quot;&quot;;[.E61])">
            <text:p/>
          </table:table-cell>
          <table:table-cell table:number-columns-repeated="21"/>
          <table:table-cell/>
          <table:table-cell table:formula="of:=IF(OR([.AC$14]=&quot;&quot;;[.$E61]=&quot;&quot;);&quot;&quot;;[.AB61])">
            <text:p/>
          </table:table-cell>
          <table:table-cell table:formula="of:=IF(OR([.AD$14]=&quot;&quot;;[.$E61]=&quot;&quot;);&quot;&quot;;[.AC61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62]&lt;&gt;&quot;&quot;;&quot;Planned&quot;;&quot;&quot;)">
            <text:p/>
          </table:table-cell>
          <table:table-cell/>
          <table:table-cell table:formula="of:=IF(OR([.F$14]=&quot;&quot;;[.$E62]=&quot;&quot;);&quot;&quot;;[.E62])">
            <text:p/>
          </table:table-cell>
          <table:table-cell table:formula="of:=IF(OR([.G$14]=&quot;&quot;;[.$E62]=&quot;&quot;);&quot;&quot;;[.F62])">
            <text:p/>
          </table:table-cell>
          <table:table-cell table:formula="of:=IF(OR([.H$14]=&quot;&quot;;[.$E62]=&quot;&quot;);&quot;&quot;;[.G62])">
            <text:p/>
          </table:table-cell>
          <table:table-cell table:formula="of:=IF(OR([.I$14]=&quot;&quot;;[.$E62]=&quot;&quot;);&quot;&quot;;[.H62])">
            <text:p/>
          </table:table-cell>
          <table:table-cell table:formula="of:=IF(OR([.J$14]=&quot;&quot;;[.$E62]=&quot;&quot;);&quot;&quot;;[.I62])">
            <text:p/>
          </table:table-cell>
          <table:table-cell table:formula="of:=IF(OR([.K$14]=&quot;&quot;;[.$E62]=&quot;&quot;);&quot;&quot;;[.J62])">
            <text:p/>
          </table:table-cell>
          <table:table-cell table:formula="of:=IF(OR([.L$14]=&quot;&quot;;[.$E62]=&quot;&quot;);&quot;&quot;;[.K62])">
            <text:p/>
          </table:table-cell>
          <table:table-cell table:formula="of:=IF(OR([.M$14]=&quot;&quot;;[.$E62]=&quot;&quot;);&quot;&quot;;[.L62])">
            <text:p/>
          </table:table-cell>
          <table:table-cell table:formula="of:=IF(OR([.N$14]=&quot;&quot;;[.$E62]=&quot;&quot;);&quot;&quot;;[.M62])">
            <text:p/>
          </table:table-cell>
          <table:table-cell table:formula="of:=IF(OR([.O$14]=&quot;&quot;;[.$E62]=&quot;&quot;);&quot;&quot;;[.N62])">
            <text:p/>
          </table:table-cell>
          <table:table-cell table:formula="of:=IF(OR([.P$14]=&quot;&quot;;[.$E62]=&quot;&quot;);&quot;&quot;;[.O62])">
            <text:p/>
          </table:table-cell>
          <table:table-cell table:formula="of:=IF(OR([.Q$14]=&quot;&quot;;[.$E62]=&quot;&quot;);&quot;&quot;;[.P62])">
            <text:p/>
          </table:table-cell>
          <table:table-cell table:formula="of:=IF(OR([.R$14]=&quot;&quot;;[.$E62]=&quot;&quot;);&quot;&quot;;[.Q62])">
            <text:p/>
          </table:table-cell>
          <table:table-cell table:formula="of:=IF(OR([.S$14]=&quot;&quot;;[.$E62]=&quot;&quot;);&quot;&quot;;[.R62])">
            <text:p/>
          </table:table-cell>
          <table:table-cell table:formula="of:=IF(OR([.T$14]=&quot;&quot;;[.$E62]=&quot;&quot;);&quot;&quot;;[.S62])">
            <text:p/>
          </table:table-cell>
          <table:table-cell table:formula="of:=IF(OR([.U$14]=&quot;&quot;;[.$E62]=&quot;&quot;);&quot;&quot;;[.T62])">
            <text:p/>
          </table:table-cell>
          <table:table-cell table:formula="of:=IF(OR([.V$14]=&quot;&quot;;[.$E62]=&quot;&quot;);&quot;&quot;;[.U62])">
            <text:p/>
          </table:table-cell>
          <table:table-cell table:formula="of:=IF(OR([.W$14]=&quot;&quot;;[.$E62]=&quot;&quot;);&quot;&quot;;[.V62])">
            <text:p/>
          </table:table-cell>
          <table:table-cell table:formula="of:=IF(OR([.X$14]=&quot;&quot;;[.$E62]=&quot;&quot;);&quot;&quot;;[.W62])">
            <text:p/>
          </table:table-cell>
          <table:table-cell table:formula="of:=IF(OR([.Y$14]=&quot;&quot;;[.$E62]=&quot;&quot;);&quot;&quot;;[.X62])">
            <text:p/>
          </table:table-cell>
          <table:table-cell table:formula="of:=IF(OR([.Z$14]=&quot;&quot;;[.$E62]=&quot;&quot;);&quot;&quot;;[.Y62])">
            <text:p/>
          </table:table-cell>
          <table:table-cell table:formula="of:=IF(OR([.AA$14]=&quot;&quot;;[.$E62]=&quot;&quot;);&quot;&quot;;[.Z62])">
            <text:p/>
          </table:table-cell>
          <table:table-cell table:formula="of:=IF(OR([.AB$14]=&quot;&quot;;[.$E62]=&quot;&quot;);&quot;&quot;;[.AA62])">
            <text:p/>
          </table:table-cell>
          <table:table-cell table:formula="of:=IF(OR([.AC$14]=&quot;&quot;;[.$E62]=&quot;&quot;);&quot;&quot;;[.AB62])">
            <text:p/>
          </table:table-cell>
          <table:table-cell table:formula="of:=IF(OR([.AD$14]=&quot;&quot;;[.$E62]=&quot;&quot;);&quot;&quot;;[.AC62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63]&lt;&gt;&quot;&quot;;&quot;Planned&quot;;&quot;&quot;)">
            <text:p/>
          </table:table-cell>
          <table:table-cell/>
          <table:table-cell table:formula="of:=IF(OR([.F$14]=&quot;&quot;;[.$E63]=&quot;&quot;);&quot;&quot;;[.E63])">
            <text:p/>
          </table:table-cell>
          <table:table-cell table:formula="of:=IF(OR([.G$14]=&quot;&quot;;[.$E63]=&quot;&quot;);&quot;&quot;;[.F63])">
            <text:p/>
          </table:table-cell>
          <table:table-cell table:formula="of:=IF(OR([.H$14]=&quot;&quot;;[.$E63]=&quot;&quot;);&quot;&quot;;[.G63])">
            <text:p/>
          </table:table-cell>
          <table:table-cell table:formula="of:=IF(OR([.I$14]=&quot;&quot;;[.$E63]=&quot;&quot;);&quot;&quot;;[.H63])">
            <text:p/>
          </table:table-cell>
          <table:table-cell table:formula="of:=IF(OR([.J$14]=&quot;&quot;;[.$E63]=&quot;&quot;);&quot;&quot;;[.I63])">
            <text:p/>
          </table:table-cell>
          <table:table-cell table:formula="of:=IF(OR([.K$14]=&quot;&quot;;[.$E63]=&quot;&quot;);&quot;&quot;;[.J63])">
            <text:p/>
          </table:table-cell>
          <table:table-cell table:formula="of:=IF(OR([.L$14]=&quot;&quot;;[.$E63]=&quot;&quot;);&quot;&quot;;[.K63])">
            <text:p/>
          </table:table-cell>
          <table:table-cell table:formula="of:=IF(OR([.M$14]=&quot;&quot;;[.$E63]=&quot;&quot;);&quot;&quot;;[.L63])">
            <text:p/>
          </table:table-cell>
          <table:table-cell table:formula="of:=IF(OR([.N$14]=&quot;&quot;;[.$E63]=&quot;&quot;);&quot;&quot;;[.M63])">
            <text:p/>
          </table:table-cell>
          <table:table-cell table:formula="of:=IF(OR([.O$14]=&quot;&quot;;[.$E63]=&quot;&quot;);&quot;&quot;;[.N63])">
            <text:p/>
          </table:table-cell>
          <table:table-cell table:formula="of:=IF(OR([.P$14]=&quot;&quot;;[.$E63]=&quot;&quot;);&quot;&quot;;[.O63])">
            <text:p/>
          </table:table-cell>
          <table:table-cell table:formula="of:=IF(OR([.Q$14]=&quot;&quot;;[.$E63]=&quot;&quot;);&quot;&quot;;[.P63])">
            <text:p/>
          </table:table-cell>
          <table:table-cell table:formula="of:=IF(OR([.R$14]=&quot;&quot;;[.$E63]=&quot;&quot;);&quot;&quot;;[.Q63])">
            <text:p/>
          </table:table-cell>
          <table:table-cell table:formula="of:=IF(OR([.S$14]=&quot;&quot;;[.$E63]=&quot;&quot;);&quot;&quot;;[.R63])">
            <text:p/>
          </table:table-cell>
          <table:table-cell table:formula="of:=IF(OR([.T$14]=&quot;&quot;;[.$E63]=&quot;&quot;);&quot;&quot;;[.S63])">
            <text:p/>
          </table:table-cell>
          <table:table-cell table:formula="of:=IF(OR([.U$14]=&quot;&quot;;[.$E63]=&quot;&quot;);&quot;&quot;;[.T63])">
            <text:p/>
          </table:table-cell>
          <table:table-cell table:formula="of:=IF(OR([.V$14]=&quot;&quot;;[.$E63]=&quot;&quot;);&quot;&quot;;[.U63])">
            <text:p/>
          </table:table-cell>
          <table:table-cell table:formula="of:=IF(OR([.W$14]=&quot;&quot;;[.$E63]=&quot;&quot;);&quot;&quot;;[.V63])">
            <text:p/>
          </table:table-cell>
          <table:table-cell table:formula="of:=IF(OR([.X$14]=&quot;&quot;;[.$E63]=&quot;&quot;);&quot;&quot;;[.W63])">
            <text:p/>
          </table:table-cell>
          <table:table-cell table:formula="of:=IF(OR([.Y$14]=&quot;&quot;;[.$E63]=&quot;&quot;);&quot;&quot;;[.X63])">
            <text:p/>
          </table:table-cell>
          <table:table-cell table:formula="of:=IF(OR([.Z$14]=&quot;&quot;;[.$E63]=&quot;&quot;);&quot;&quot;;[.Y63])">
            <text:p/>
          </table:table-cell>
          <table:table-cell table:formula="of:=IF(OR([.AA$14]=&quot;&quot;;[.$E63]=&quot;&quot;);&quot;&quot;;[.Z63])">
            <text:p/>
          </table:table-cell>
          <table:table-cell table:formula="of:=IF(OR([.AB$14]=&quot;&quot;;[.$E63]=&quot;&quot;);&quot;&quot;;[.AA63])">
            <text:p/>
          </table:table-cell>
          <table:table-cell table:formula="of:=IF(OR([.AC$14]=&quot;&quot;;[.$E63]=&quot;&quot;);&quot;&quot;;[.AB63])">
            <text:p/>
          </table:table-cell>
          <table:table-cell table:formula="of:=IF(OR([.AD$14]=&quot;&quot;;[.$E63]=&quot;&quot;);&quot;&quot;;[.AC63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64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DoneDays" table:base-cell-address="$'Product Backlog'.$A$1" table:cell-range-address="$Sp3.$D$11"/>
          <table:named-range table:name="ImplementationDays" table:base-cell-address="$'Product Backlog'.$A$1" table:cell-range-address="$Sp3.$B$9"/>
          <table:named-expression table:name="RealValues" table:base-cell-address="$'Product Backlog'.$A$1" table:expression="OFFSET([$Sp3.$F$10];0;0;1;'sp3'!DoneDays)"/>
          <table:named-range table:name="SprintTasks" table:base-cell-address="$'Product Backlog'.$A$1" table:cell-range-address="$Sp3.$A$14:.$AD$63"/>
          <table:named-range table:name="TaskRows" table:base-cell-address="$'Product Backlog'.$A$1" table:cell-range-address="$Sp3.$B$11"/>
          <table:named-range table:name="TaskStatus" table:base-cell-address="$'Product Backlog'.$A$1" table:cell-range-address="$Sp3.$D$14:.$D$58"/>
          <table:named-range table:name="TaskStoryID" table:base-cell-address="$'Product Backlog'.$A$1" table:cell-range-address="$Sp3.$B$14:.$B$53"/>
          <table:named-range table:name="TotalEffort" table:base-cell-address="$'Product Backlog'.$A$1" table:cell-range-address="$Sp3.$E$10"/>
          <table:named-range table:name="TrendDays" table:base-cell-address="$'Product Backlog'.$A$1" table:cell-range-address="$Sp3.$D$13"/>
        </table:named-expressions>
      </table:table>
      <table:table table:name="Sprint Sheet Template" table:style-name="ta9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button form:name="Button 13" form:control-implementation="ooo:com.sun.star.form.component.CommandButton" xml:id="control8" form:id="control8" form:label="Sort    Sprint Tasks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14" form:control-implementation="ooo:com.sun.star.form.component.CommandButton" xml:id="control9" form:id="control9" form:label="Update    Task Slips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27" table:default-cell-style-name="Excel_20_Built-in_20_Normal"/>
        <table:table-column table:style-name="co22" table:default-cell-style-name="ce65"/>
        <table:table-column table:style-name="co11" table:default-cell-style-name="Excel_20_Built-in_20_Normal"/>
        <table:table-column table:style-name="co4" table:default-cell-style-name="Excel_20_Built-in_20_Normal"/>
        <table:table-column table:style-name="co23" table:default-cell-style-name="ce65"/>
        <table:table-column table:style-name="co24" table:number-columns-repeated="25" table:default-cell-style-name="ce65"/>
        <table:table-column table:style-name="co10" table:number-columns-repeated="994" table:default-cell-style-name="Excel_20_Built-in_20_Normal"/>
        <table:table-row table:style-name="ro5">
          <table:table-cell table:style-name="ce152" office:value-type="float" office:value="1">
            <text:p>Sprint 1 Backlog</text:p>
          </table:table-cell>
          <table:table-cell table:style-name="ce156"/>
          <table:table-cell>
            <draw:frame table:end-cell-address="'Sprint Sheet Template'.AE8" table:end-x="0.206cm" table:end-y="0.345cm" draw:z-index="0" draw:name="Chart 2" draw:style-name="gr6" draw:text-style-name="P4" svg:width="26.475cm" svg:height="3.594cm" svg:x="1.424cm" svg:y="0.081cm">
              <draw:object draw:notify-on-update-of-ranges="'Sprint Sheet Template'.F10:'Sprint Sheet Template'.AD10 'Sprint Sheet Template'.F11:'Sprint Sheet Template'.AD11 'Sprint Sheet Template'.F12:'Sprint Sheet Template'.AD12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/>
          <table:table-cell table:style-name="ce102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102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>
            <draw:control table:end-cell-address="'Sprint Sheet Template'.A8" table:end-x="4.866cm" table:end-y="0.055cm" draw:z-index="1" draw:style-name="gr1" draw:text-style-name="P1" svg:width="4.128cm" svg:height="0.744cm" svg:x="0.738cm" svg:y="0.215cm" draw:control="control8"/>
            <draw:control table:end-cell-address="'Sprint Sheet Template'.C8" table:end-x="0.684cm" table:end-y="0.055cm" draw:z-index="2" draw:style-name="gr1" draw:text-style-name="P1" svg:width="4.228cm" svg:height="0.744cm" svg:x="5.632cm" svg:y="0.215cm" draw:control="control9"/>
          </table:table-cell>
          <table:table-cell table:number-columns-repeated="2"/>
          <table:table-cell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 table:style-name="ce153" office:value-type="string">
            <office:annotation draw:style-name="gr9" draw:text-style-name="P2" svg:width="4.757cm" svg:height="3.8cm" svg:x="6.479cm" svg:y="3.674cm" draw:caption-point-x="1.014cm" draw:caption-point-y="0.118cm">
              <dc:date>2014-04-07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57" office:value-type="float" office:value="5">
            <text:p>5</text:p>
          </table:table-cell>
          <table:table-cell table:style-name="ce153"/>
          <table:table-cell table:style-name="ce161"/>
          <table:table-cell table:style-name="ce164" office:value-type="string">
            <text:p>Effort</text:p>
          </table:table-cell>
          <table:table-cell table:style-name="ce164" office:value-type="string">
            <text:p>Remaining on implementation day…</text:p>
          </table:table-cell>
          <table:table-cell table:style-name="ce164" table:number-columns-repeated="6"/>
          <table:table-cell table:style-name="ce166" table:number-columns-repeated="18"/>
          <table:table-cell table:number-columns-repeated="994"/>
        </table:table-row>
        <table:table-row table:style-name="ro2">
          <table:table-cell table:style-name="ce153" office:value-type="string">
            <text:p>Trend calculated based on last</text:p>
          </table:table-cell>
          <table:table-cell table:style-name="ce157" office:value-type="float" office:value="5">
            <text:p>5</text:p>
          </table:table-cell>
          <table:table-cell table:style-name="ce153" office:value-type="string">
            <text:p>Days</text:p>
          </table:table-cell>
          <table:table-cell table:style-name="ce153" office:value-type="string">
            <text:p>Totals</text:p>
          </table:table-cell>
          <table:table-cell table:style-name="ce165" table:formula="of:=SUM(OFFSET([.E14];1;0;TaskRows;1))" office:value-type="float" office:value="0">
            <text:p>0</text:p>
          </table:table-cell>
          <table:table-cell table:style-name="ce165" table:formula="of:=IF(AND(SUM(OFFSET([.F14];1;0;TaskRows;1))=0);0;SUM(OFFSET([.F14];1;0;TaskRows;1)))" office:value-type="float" office:value="0">
            <text:p>0</text:p>
          </table:table-cell>
          <table:table-cell table:style-name="ce165" table:formula="of:=IF(AND(SUM(OFFSET([.G14];1;0;TaskRows;1))=0);&quot;&quot;;SUM(OFFSET([.G14];1;0;TaskRows;1)))">
            <text:p/>
          </table:table-cell>
          <table:table-cell table:style-name="ce165" table:formula="of:=IF(AND(SUM(OFFSET([.H14];1;0;TaskRows;1))=0);&quot;&quot;;SUM(OFFSET([.H14];1;0;TaskRows;1)))">
            <text:p/>
          </table:table-cell>
          <table:table-cell table:style-name="ce165" table:formula="of:=IF(AND(SUM(OFFSET([.I14];1;0;TaskRows;1))=0);&quot;&quot;;SUM(OFFSET([.I14];1;0;TaskRows;1)))">
            <text:p/>
          </table:table-cell>
          <table:table-cell table:style-name="ce165" table:formula="of:=IF(AND(SUM(OFFSET([.J14];1;0;TaskRows;1))=0);&quot;&quot;;SUM(OFFSET([.J14];1;0;TaskRows;1)))">
            <text:p/>
          </table:table-cell>
          <table:table-cell table:style-name="ce165" table:formula="of:=IF(AND(SUM(OFFSET([.K14];1;0;TaskRows;1))=0);&quot;&quot;;SUM(OFFSET([.K14];1;0;TaskRows;1)))">
            <text:p/>
          </table:table-cell>
          <table:table-cell table:style-name="ce165" table:formula="of:=IF(AND(SUM(OFFSET([.L14];1;0;TaskRows;1))=0);&quot;&quot;;SUM(OFFSET([.L14];1;0;TaskRows;1)))">
            <text:p/>
          </table:table-cell>
          <table:table-cell table:style-name="ce165" table:formula="of:=IF(AND(SUM(OFFSET([.M14];1;0;TaskRows;1))=0);&quot;&quot;;SUM(OFFSET([.M14];1;0;TaskRows;1)))">
            <text:p/>
          </table:table-cell>
          <table:table-cell table:style-name="ce165" table:formula="of:=IF(AND(SUM(OFFSET([.N14];1;0;TaskRows;1))=0);&quot;&quot;;SUM(OFFSET([.N14];1;0;TaskRows;1)))">
            <text:p/>
          </table:table-cell>
          <table:table-cell table:style-name="ce165" table:formula="of:=IF(AND(SUM(OFFSET([.O14];1;0;TaskRows;1))=0);&quot;&quot;;SUM(OFFSET([.O14];1;0;TaskRows;1)))">
            <text:p/>
          </table:table-cell>
          <table:table-cell table:style-name="ce165" table:formula="of:=IF(AND(SUM(OFFSET([.P14];1;0;TaskRows;1))=0);&quot;&quot;;SUM(OFFSET([.P14];1;0;TaskRows;1)))">
            <text:p/>
          </table:table-cell>
          <table:table-cell table:style-name="ce165" table:formula="of:=IF(AND(SUM(OFFSET([.Q14];1;0;TaskRows;1))=0);&quot;&quot;;SUM(OFFSET([.Q14];1;0;TaskRows;1)))">
            <text:p/>
          </table:table-cell>
          <table:table-cell table:style-name="ce165" table:formula="of:=IF(AND(SUM(OFFSET([.R14];1;0;TaskRows;1))=0);&quot;&quot;;SUM(OFFSET([.R14];1;0;TaskRows;1)))">
            <text:p/>
          </table:table-cell>
          <table:table-cell table:style-name="ce165" table:formula="of:=IF(AND(SUM(OFFSET([.S14];1;0;TaskRows;1))=0);&quot;&quot;;SUM(OFFSET([.S14];1;0;TaskRows;1)))">
            <text:p/>
          </table:table-cell>
          <table:table-cell table:style-name="ce165" table:formula="of:=IF(AND(SUM(OFFSET([.T14];1;0;TaskRows;1))=0);&quot;&quot;;SUM(OFFSET([.T14];1;0;TaskRows;1)))">
            <text:p/>
          </table:table-cell>
          <table:table-cell table:style-name="ce165" table:formula="of:=IF(AND(SUM(OFFSET([.U14];1;0;TaskRows;1))=0);&quot;&quot;;SUM(OFFSET([.U14];1;0;TaskRows;1)))">
            <text:p/>
          </table:table-cell>
          <table:table-cell table:style-name="ce165" table:formula="of:=IF(AND(SUM(OFFSET([.V14];1;0;TaskRows;1))=0);&quot;&quot;;SUM(OFFSET([.V14];1;0;TaskRows;1)))">
            <text:p/>
          </table:table-cell>
          <table:table-cell table:style-name="ce165" table:formula="of:=IF(AND(SUM(OFFSET([.W14];1;0;TaskRows;1))=0);&quot;&quot;;SUM(OFFSET([.W14];1;0;TaskRows;1)))">
            <text:p/>
          </table:table-cell>
          <table:table-cell table:style-name="ce165" table:formula="of:=IF(AND(SUM(OFFSET([.X14];1;0;TaskRows;1))=0);&quot;&quot;;SUM(OFFSET([.X14];1;0;TaskRows;1)))">
            <text:p/>
          </table:table-cell>
          <table:table-cell table:style-name="ce165" table:formula="of:=IF(AND(SUM(OFFSET([.Y14];1;0;TaskRows;1))=0);&quot;&quot;;SUM(OFFSET([.Y14];1;0;TaskRows;1)))">
            <text:p/>
          </table:table-cell>
          <table:table-cell table:style-name="ce165" table:formula="of:=IF(AND(SUM(OFFSET([.Z14];1;0;TaskRows;1))=0);&quot;&quot;;SUM(OFFSET([.Z14];1;0;TaskRows;1)))">
            <text:p/>
          </table:table-cell>
          <table:table-cell table:style-name="ce165" table:formula="of:=IF(AND(SUM(OFFSET([.AA14];1;0;TaskRows;1))=0);&quot;&quot;;SUM(OFFSET([.AA14];1;0;TaskRows;1)))">
            <text:p/>
          </table:table-cell>
          <table:table-cell table:style-name="ce165" table:formula="of:=IF(AND(SUM(OFFSET([.AB14];1;0;TaskRows;1))=0);&quot;&quot;;SUM(OFFSET([.AB14];1;0;TaskRows;1)))">
            <text:p/>
          </table:table-cell>
          <table:table-cell table:style-name="ce165" table:formula="of:=IF(AND(SUM(OFFSET([.AC14];1;0;TaskRows;1))=0);&quot;&quot;;SUM(OFFSET([.AC14];1;0;TaskRows;1)))">
            <text:p/>
          </table:table-cell>
          <table:table-cell table:style-name="ce165" table:formula="of:=IF(AND(SUM(OFFSET([.AD14];1;0;TaskRows;1))=0);&quot;&quot;;SUM(OFFSET([.AD14];1;0;TaskRows;1)))">
            <text:p/>
          </table:table-cell>
          <table:table-cell table:number-columns-repeated="994"/>
        </table:table-row>
        <table:table-row table:style-name="ro2" table:visibility="collapse">
          <table:table-cell office:value-type="string">
            <text:p>Task rows</text:p>
          </table:table-cell>
          <table:table-cell table:formula="of:=IF(COUNTA([.A15:.A242])=0;1;COUNTA([.A15:.A242]))" office:value-type="float" office:value="1">
            <text:p>1</text:p>
          </table:table-cell>
          <table:table-cell office:value-type="string">
            <text:p>Done days</text:p>
          </table:table-cell>
          <table:table-cell table:style-name="ce65" table:formula="of:=IF(COUNTIF([.F10:.AD10];&quot;&gt;0&quot;)=0;1;COUNTIF([.F10:.AD10];&quot;&gt;0&quot;))" office:value-type="float" office:value="1">
            <text:p>1</text:p>
          </table:table-cell>
          <table:table-cell/>
          <table:table-cell table:formula="of:=IF([.F14]=&quot;&quot;;&quot;&quot;;[.$E10]-[.$E10]/([.$B9]-1)*([.F14]-1))" office:value-type="float" office:value="0">
            <text:p>0</text:p>
          </table:table-cell>
          <table:table-cell table:formula="of:=IF([.G14]=&quot;&quot;;&quot;&quot;;TotalEffort-TotalEffort/(ImplementationDays)*([.G14]-1))" office:value-type="float" office:value="0">
            <text:p>0</text:p>
          </table:table-cell>
          <table:table-cell table:formula="of:=IF([.H14]=&quot;&quot;;&quot;&quot;;TotalEffort-TotalEffort/(ImplementationDays)*([.H14]-1))" office:value-type="float" office:value="0">
            <text:p>0</text:p>
          </table:table-cell>
          <table:table-cell table:formula="of:=IF([.I14]=&quot;&quot;;&quot;&quot;;TotalEffort-TotalEffort/(ImplementationDays)*([.I14]-1))" office:value-type="float" office:value="0">
            <text:p>0</text:p>
          </table:table-cell>
          <table:table-cell table:formula="of:=IF([.J14]=&quot;&quot;;&quot;&quot;;TotalEffort-TotalEffort/(ImplementationDays)*([.J14]-1))" office:value-type="float" office:value="0">
            <text:p>0</text:p>
          </table:table-cell>
          <table:table-cell table:formula="of:=IF([.K14]=&quot;&quot;;&quot;&quot;;TotalEffort-TotalEffort/(ImplementationDays)*([.K14]-1))">
            <text:p/>
          </table:table-cell>
          <table:table-cell table:formula="of:=IF([.L14]=&quot;&quot;;&quot;&quot;;TotalEffort-TotalEffort/(ImplementationDays)*([.L14]-1))">
            <text:p/>
          </table:table-cell>
          <table:table-cell table:formula="of:=IF([.M14]=&quot;&quot;;&quot;&quot;;TotalEffort-TotalEffort/(ImplementationDays)*([.M14]-1))">
            <text:p/>
          </table:table-cell>
          <table:table-cell table:formula="of:=IF([.N14]=&quot;&quot;;&quot;&quot;;TotalEffort-TotalEffort/(ImplementationDays)*([.N14]-1))">
            <text:p/>
          </table:table-cell>
          <table:table-cell table:formula="of:=IF([.O14]=&quot;&quot;;&quot;&quot;;TotalEffort-TotalEffort/(ImplementationDays)*([.O14]-1))">
            <text:p/>
          </table:table-cell>
          <table:table-cell table:formula="of:=IF([.P14]=&quot;&quot;;&quot;&quot;;TotalEffort-TotalEffort/(ImplementationDays)*([.P14]-1))">
            <text:p/>
          </table:table-cell>
          <table:table-cell table:formula="of:=IF([.Q14]=&quot;&quot;;&quot;&quot;;TotalEffort-TotalEffort/(ImplementationDays)*([.Q14]-1))">
            <text:p/>
          </table:table-cell>
          <table:table-cell table:formula="of:=IF([.R14]=&quot;&quot;;&quot;&quot;;TotalEffort-TotalEffort/(ImplementationDays)*([.R14]-1))">
            <text:p/>
          </table:table-cell>
          <table:table-cell table:formula="of:=IF([.S14]=&quot;&quot;;&quot;&quot;;TotalEffort-TotalEffort/(ImplementationDays)*([.S14]-1))">
            <text:p/>
          </table:table-cell>
          <table:table-cell table:formula="of:=IF([.T14]=&quot;&quot;;&quot;&quot;;TotalEffort-TotalEffort/(ImplementationDays)*([.T14]-1))">
            <text:p/>
          </table:table-cell>
          <table:table-cell table:formula="of:=IF([.U14]=&quot;&quot;;&quot;&quot;;TotalEffort-TotalEffort/(ImplementationDays)*([.U14]-1))">
            <text:p/>
          </table:table-cell>
          <table:table-cell table:formula="of:=IF([.V14]=&quot;&quot;;&quot;&quot;;TotalEffort-TotalEffort/(ImplementationDays)*([.V14]-1))">
            <text:p/>
          </table:table-cell>
          <table:table-cell table:formula="of:=IF([.W14]=&quot;&quot;;&quot;&quot;;TotalEffort-TotalEffort/(ImplementationDays)*([.W14]-1))">
            <text:p/>
          </table:table-cell>
          <table:table-cell table:formula="of:=IF([.X14]=&quot;&quot;;&quot;&quot;;TotalEffort-TotalEffort/(ImplementationDays)*([.X14]-1))">
            <text:p/>
          </table:table-cell>
          <table:table-cell table:formula="of:=IF([.Y14]=&quot;&quot;;&quot;&quot;;TotalEffort-TotalEffort/(ImplementationDays)*([.Y14]-1))">
            <text:p/>
          </table:table-cell>
          <table:table-cell table:formula="of:=IF([.Z14]=&quot;&quot;;&quot;&quot;;TotalEffort-TotalEffort/(ImplementationDays)*([.Z14]-1))">
            <text:p/>
          </table:table-cell>
          <table:table-cell table:formula="of:=IF([.AA14]=&quot;&quot;;&quot;&quot;;TotalEffort-TotalEffort/(ImplementationDays)*([.AA14]-1))">
            <text:p/>
          </table:table-cell>
          <table:table-cell table:formula="of:=IF([.AB14]=&quot;&quot;;&quot;&quot;;TotalEffort-TotalEffort/(ImplementationDays)*([.AB14]-1))">
            <text:p/>
          </table:table-cell>
          <table:table-cell table:formula="of:=IF([.AC14]=&quot;&quot;;&quot;&quot;;TotalEffort-TotalEffort/(ImplementationDays)*([.AC14]-1))">
            <text:p/>
          </table:table-cell>
          <table:table-cell table:formula="of:=IF([.AD14]=&quot;&quot;;&quot;&quot;;TotalEffort-TotalEffort/(ImplementationDays)*([.AD14]-1))">
            <text:p/>
          </table:table-cell>
          <table:table-cell table:number-columns-repeated="994"/>
        </table:table-row>
        <table:table-row table:style-name="ro2" table:visibility="collapse">
          <table:table-cell table:style-name="ce91" office:value-type="string">
            <text:p>Warning! These are necessary</text:p>
          </table:table-cell>
          <table:table-cell/>
          <table:table-cell office:value-type="string">
            <text:p>Trend</text:p>
          </table:table-cell>
          <table:table-cell table:style-name="ce65"/>
          <table:table-cell/>
          <table:table-cell table:formula="of:=IF(TREND(OFFSET($F#REF!;0;DoneDays-TrendDays;1;TrendDays);OFFSET([.$F13];0;DoneDays-TrendDays;1;TrendDays);[.F13])&lt;0;&quot;&quot;;TREND(OFFSET($F#REF!;0;DoneDays-TrendDays;1;TrendDays);OFFSET([.$F13];0;DoneDays-TrendDays;1;TrendDays);[.F13]))" office:value-type="float" office:value="0">
            <text:p>#NAMN?</text:p>
          </table:table-cell>
          <table:table-cell table:formula="of:=IF(TREND(OFFSET($F#REF!;0;DoneDays-TrendDays;1;TrendDays);OFFSET([.$F13];0;DoneDays-TrendDays;1;TrendDays);[.G13])&lt;0;&quot;&quot;;TREND(OFFSET($F#REF!;0;DoneDays-TrendDays;1;TrendDays);OFFSET([.$F13];0;DoneDays-TrendDays;1;TrendDays);[.G13]))" office:value-type="float" office:value="0">
            <text:p>#NAMN?</text:p>
          </table:table-cell>
          <table:table-cell table:formula="of:=IF(TREND(OFFSET($F#REF!;0;DoneDays-TrendDays;1;TrendDays);OFFSET([.$F13];0;DoneDays-TrendDays;1;TrendDays);[.H13])&lt;0;&quot;&quot;;TREND(OFFSET($F#REF!;0;DoneDays-TrendDays;1;TrendDays);OFFSET([.$F13];0;DoneDays-TrendDays;1;TrendDays);[.H13]))" office:value-type="float" office:value="0">
            <text:p>#NAMN?</text:p>
          </table:table-cell>
          <table:table-cell table:formula="of:=IF(TREND(OFFSET($F#REF!;0;DoneDays-TrendDays;1;TrendDays);OFFSET([.$F13];0;DoneDays-TrendDays;1;TrendDays);[.I13])&lt;0;&quot;&quot;;TREND(OFFSET($F#REF!;0;DoneDays-TrendDays;1;TrendDays);OFFSET([.$F13];0;DoneDays-TrendDays;1;TrendDays);[.I13]))" office:value-type="float" office:value="0">
            <text:p>#NAMN?</text:p>
          </table:table-cell>
          <table:table-cell table:formula="of:=IF(TREND(OFFSET($F#REF!;0;DoneDays-TrendDays;1;TrendDays);OFFSET([.$F13];0;DoneDays-TrendDays;1;TrendDays);[.J13])&lt;0;&quot;&quot;;TREND(OFFSET($F#REF!;0;DoneDays-TrendDays;1;TrendDays);OFFSET([.$F13];0;DoneDays-TrendDays;1;TrendDays);[.J13]))" office:value-type="float" office:value="0">
            <text:p>#NAMN?</text:p>
          </table:table-cell>
          <table:table-cell table:formula="of:=IF(TREND(OFFSET($F#REF!;0;DoneDays-TrendDays;1;TrendDays);OFFSET([.$F13];0;DoneDays-TrendDays;1;TrendDays);[.K13])&lt;0;&quot;&quot;;TREND(OFFSET($F#REF!;0;DoneDays-TrendDays;1;TrendDays);OFFSET([.$F13];0;DoneDays-TrendDays;1;TrendDays);[.K13]))" office:value-type="float" office:value="0">
            <text:p>#NAMN?</text:p>
          </table:table-cell>
          <table:table-cell table:formula="of:=IF(TREND(OFFSET($F#REF!;0;DoneDays-TrendDays;1;TrendDays);OFFSET([.$F13];0;DoneDays-TrendDays;1;TrendDays);[.L13])&lt;0;&quot;&quot;;TREND(OFFSET($F#REF!;0;DoneDays-TrendDays;1;TrendDays);OFFSET([.$F13];0;DoneDays-TrendDays;1;TrendDays);[.L13]))" office:value-type="float" office:value="0">
            <text:p>#NAMN?</text:p>
          </table:table-cell>
          <table:table-cell table:formula="of:=IF(TREND(OFFSET($F#REF!;0;DoneDays-TrendDays;1;TrendDays);OFFSET([.$F13];0;DoneDays-TrendDays;1;TrendDays);[.M13])&lt;0;&quot;&quot;;TREND(OFFSET($F#REF!;0;DoneDays-TrendDays;1;TrendDays);OFFSET([.$F13];0;DoneDays-TrendDays;1;TrendDays);[.M13]))" office:value-type="float" office:value="0">
            <text:p>#NAMN?</text:p>
          </table:table-cell>
          <table:table-cell table:formula="of:=IF(TREND(OFFSET($F#REF!;0;DoneDays-TrendDays;1;TrendDays);OFFSET([.$F13];0;DoneDays-TrendDays;1;TrendDays);[.N13])&lt;0;&quot;&quot;;TREND(OFFSET($F#REF!;0;DoneDays-TrendDays;1;TrendDays);OFFSET([.$F13];0;DoneDays-TrendDays;1;TrendDays);[.N13]))" office:value-type="float" office:value="0">
            <text:p>#NAMN?</text:p>
          </table:table-cell>
          <table:table-cell table:formula="of:=IF(TREND(OFFSET($F#REF!;0;DoneDays-TrendDays;1;TrendDays);OFFSET([.$F13];0;DoneDays-TrendDays;1;TrendDays);[.O13])&lt;0;&quot;&quot;;TREND(OFFSET($F#REF!;0;DoneDays-TrendDays;1;TrendDays);OFFSET([.$F13];0;DoneDays-TrendDays;1;TrendDays);[.O13]))" office:value-type="float" office:value="0">
            <text:p>#NAMN?</text:p>
          </table:table-cell>
          <table:table-cell table:formula="of:=IF(TREND(OFFSET($F#REF!;0;DoneDays-TrendDays;1;TrendDays);OFFSET([.$F13];0;DoneDays-TrendDays;1;TrendDays);[.P13])&lt;0;&quot;&quot;;TREND(OFFSET($F#REF!;0;DoneDays-TrendDays;1;TrendDays);OFFSET([.$F13];0;DoneDays-TrendDays;1;TrendDays);[.P13]))" office:value-type="float" office:value="0">
            <text:p>#NAMN?</text:p>
          </table:table-cell>
          <table:table-cell table:formula="of:=IF(TREND(OFFSET($F#REF!;0;DoneDays-TrendDays;1;TrendDays);OFFSET([.$F13];0;DoneDays-TrendDays;1;TrendDays);[.Q13])&lt;0;&quot;&quot;;TREND(OFFSET($F#REF!;0;DoneDays-TrendDays;1;TrendDays);OFFSET([.$F13];0;DoneDays-TrendDays;1;TrendDays);[.Q13]))" office:value-type="float" office:value="0">
            <text:p>#NAMN?</text:p>
          </table:table-cell>
          <table:table-cell table:formula="of:=IF(TREND(OFFSET($F#REF!;0;DoneDays-TrendDays;1;TrendDays);OFFSET([.$F13];0;DoneDays-TrendDays;1;TrendDays);[.R13])&lt;0;&quot;&quot;;TREND(OFFSET($F#REF!;0;DoneDays-TrendDays;1;TrendDays);OFFSET([.$F13];0;DoneDays-TrendDays;1;TrendDays);[.R13]))" office:value-type="float" office:value="0">
            <text:p>#NAMN?</text:p>
          </table:table-cell>
          <table:table-cell table:formula="of:=IF(TREND(OFFSET($F#REF!;0;DoneDays-TrendDays;1;TrendDays);OFFSET([.$F13];0;DoneDays-TrendDays;1;TrendDays);[.S13])&lt;0;&quot;&quot;;TREND(OFFSET($F#REF!;0;DoneDays-TrendDays;1;TrendDays);OFFSET([.$F13];0;DoneDays-TrendDays;1;TrendDays);[.S13]))" office:value-type="float" office:value="0">
            <text:p>#NAMN?</text:p>
          </table:table-cell>
          <table:table-cell table:formula="of:=IF(TREND(OFFSET($F#REF!;0;DoneDays-TrendDays;1;TrendDays);OFFSET([.$F13];0;DoneDays-TrendDays;1;TrendDays);[.T13])&lt;0;&quot;&quot;;TREND(OFFSET($F#REF!;0;DoneDays-TrendDays;1;TrendDays);OFFSET([.$F13];0;DoneDays-TrendDays;1;TrendDays);[.T13]))" office:value-type="float" office:value="0">
            <text:p>#NAMN?</text:p>
          </table:table-cell>
          <table:table-cell table:formula="of:=IF(TREND(OFFSET($F#REF!;0;DoneDays-TrendDays;1;TrendDays);OFFSET([.$F13];0;DoneDays-TrendDays;1;TrendDays);[.U13])&lt;0;&quot;&quot;;TREND(OFFSET($F#REF!;0;DoneDays-TrendDays;1;TrendDays);OFFSET([.$F13];0;DoneDays-TrendDays;1;TrendDays);[.U13]))" office:value-type="float" office:value="0">
            <text:p>#NAMN?</text:p>
          </table:table-cell>
          <table:table-cell table:formula="of:=IF(TREND(OFFSET($F#REF!;0;DoneDays-TrendDays;1;TrendDays);OFFSET([.$F13];0;DoneDays-TrendDays;1;TrendDays);[.V13])&lt;0;&quot;&quot;;TREND(OFFSET($F#REF!;0;DoneDays-TrendDays;1;TrendDays);OFFSET([.$F13];0;DoneDays-TrendDays;1;TrendDays);[.V13]))" office:value-type="float" office:value="0">
            <text:p>#NAMN?</text:p>
          </table:table-cell>
          <table:table-cell table:formula="of:=IF(TREND(OFFSET($F#REF!;0;DoneDays-TrendDays;1;TrendDays);OFFSET([.$F13];0;DoneDays-TrendDays;1;TrendDays);[.W13])&lt;0;&quot;&quot;;TREND(OFFSET($F#REF!;0;DoneDays-TrendDays;1;TrendDays);OFFSET([.$F13];0;DoneDays-TrendDays;1;TrendDays);[.W13]))" office:value-type="float" office:value="0">
            <text:p>#NAMN?</text:p>
          </table:table-cell>
          <table:table-cell table:formula="of:=IF(TREND(OFFSET($F#REF!;0;DoneDays-TrendDays;1;TrendDays);OFFSET([.$F13];0;DoneDays-TrendDays;1;TrendDays);[.X13])&lt;0;&quot;&quot;;TREND(OFFSET($F#REF!;0;DoneDays-TrendDays;1;TrendDays);OFFSET([.$F13];0;DoneDays-TrendDays;1;TrendDays);[.X13]))" office:value-type="float" office:value="0">
            <text:p>#NAMN?</text:p>
          </table:table-cell>
          <table:table-cell table:formula="of:=IF(TREND(OFFSET($F#REF!;0;DoneDays-TrendDays;1;TrendDays);OFFSET([.$F13];0;DoneDays-TrendDays;1;TrendDays);[.Y13])&lt;0;&quot;&quot;;TREND(OFFSET($F#REF!;0;DoneDays-TrendDays;1;TrendDays);OFFSET([.$F13];0;DoneDays-TrendDays;1;TrendDays);[.Y13]))" office:value-type="float" office:value="0">
            <text:p>#NAMN?</text:p>
          </table:table-cell>
          <table:table-cell table:formula="of:=IF(TREND(OFFSET($F#REF!;0;DoneDays-TrendDays;1;TrendDays);OFFSET([.$F13];0;DoneDays-TrendDays;1;TrendDays);[.Z13])&lt;0;&quot;&quot;;TREND(OFFSET($F#REF!;0;DoneDays-TrendDays;1;TrendDays);OFFSET([.$F13];0;DoneDays-TrendDays;1;TrendDays);[.Z13]))" office:value-type="float" office:value="0">
            <text:p>#NAMN?</text:p>
          </table:table-cell>
          <table:table-cell table:formula="of:=IF(TREND(OFFSET($F#REF!;0;DoneDays-TrendDays;1;TrendDays);OFFSET([.$F13];0;DoneDays-TrendDays;1;TrendDays);[.AA13])&lt;0;&quot;&quot;;TREND(OFFSET($F#REF!;0;DoneDays-TrendDays;1;TrendDays);OFFSET([.$F13];0;DoneDays-TrendDays;1;TrendDays);[.AA13]))" office:value-type="float" office:value="0">
            <text:p>#NAMN?</text:p>
          </table:table-cell>
          <table:table-cell table:formula="of:=IF(TREND(OFFSET($F#REF!;0;DoneDays-TrendDays;1;TrendDays);OFFSET([.$F13];0;DoneDays-TrendDays;1;TrendDays);[.AB13])&lt;0;&quot;&quot;;TREND(OFFSET($F#REF!;0;DoneDays-TrendDays;1;TrendDays);OFFSET([.$F13];0;DoneDays-TrendDays;1;TrendDays);[.AB13]))" office:value-type="float" office:value="0">
            <text:p>#NAMN?</text:p>
          </table:table-cell>
          <table:table-cell table:formula="of:=IF(TREND(OFFSET($F#REF!;0;DoneDays-TrendDays;1;TrendDays);OFFSET([.$F13];0;DoneDays-TrendDays;1;TrendDays);[.AC13])&lt;0;&quot;&quot;;TREND(OFFSET($F#REF!;0;DoneDays-TrendDays;1;TrendDays);OFFSET([.$F13];0;DoneDays-TrendDays;1;TrendDays);[.AC13]))" office:value-type="float" office:value="0">
            <text:p>#NAMN?</text:p>
          </table:table-cell>
          <table:table-cell table:formula="of:=IF(TREND(OFFSET($F#REF!;0;DoneDays-TrendDays;1;TrendDays);OFFSET([.$F13];0;DoneDays-TrendDays;1;TrendDays);[.AD13])&lt;0;&quot;&quot;;TREND(OFFSET($F#REF!;0;DoneDays-TrendDays;1;TrendDays);OFFSET([.$F13];0;DoneDays-TrendDays;1;TrendDays);[.AD13]))" office:value-type="float" office:value="0">
            <text:p>#NAMN?</text:p>
          </table:table-cell>
          <table:table-cell table:number-columns-repeated="994"/>
        </table:table-row>
        <table:table-row table:style-name="ro2" table:visibility="collapse">
          <table:table-cell table:style-name="ce91" office:value-type="string">
            <text:p>template rows</text:p>
          </table:table-cell>
          <table:table-cell/>
          <table:table-cell office:value-type="string">
            <text:p>Trend Days</text:p>
          </table:table-cell>
          <table:table-cell table:style-name="ce65" table:formula="of:=IF(DoneDays&gt;[.B10];[.B10];DoneDays)" office:value-type="float" office:value="1">
            <text:p>1</text:p>
          </table:table-cell>
          <table:table-cell/>
          <table:table-cell table:formula="of:=IF(DoneDays&gt;[.E13];[.E13]+1;&quot;&quot;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994"/>
        </table:table-row>
        <table:table-row table:style-name="ro2">
          <table:table-cell table:style-name="ce153" office:value-type="string">
            <text:p>Task name</text:p>
          </table:table-cell>
          <table:table-cell table:style-name="ce158" office:value-type="string">
            <text:p>Story ID</text:p>
          </table:table-cell>
          <table:table-cell table:style-name="ce153" office:value-type="string">
            <text:p>Responsible</text:p>
          </table:table-cell>
          <table:table-cell table:style-name="ce153" office:value-type="string">
            <text:p>Status</text:p>
          </table:table-cell>
          <table:table-cell table:style-name="ce158" office:value-type="string">
            <text:p>Est.</text:p>
          </table:table-cell>
          <table:table-cell table:style-name="ce158" office:value-type="float" office:value="1">
            <text:p>1</text:p>
          </table:table-cell>
          <table:table-cell table:style-name="ce158" table:formula="of:=IF([.$B$9]&gt;[.F14];[.F14]+1;&quot;&quot;)" office:value-type="float" office:value="2">
            <text:p>2</text:p>
          </table:table-cell>
          <table:table-cell table:style-name="ce158" table:formula="of:=IF([.$B$9]&gt;[.G14];[.G14]+1;&quot;&quot;)" office:value-type="float" office:value="3">
            <text:p>3</text:p>
          </table:table-cell>
          <table:table-cell table:style-name="ce158" table:formula="of:=IF([.$B$9]&gt;[.H14];[.H14]+1;&quot;&quot;)" office:value-type="float" office:value="4">
            <text:p>4</text:p>
          </table:table-cell>
          <table:table-cell table:style-name="ce158" table:formula="of:=IF([.$B$9]&gt;[.I14];[.I14]+1;&quot;&quot;)" office:value-type="float" office:value="5">
            <text:p>5</text:p>
          </table:table-cell>
          <table:table-cell table:style-name="ce158" table:formula="of:=IF([.$B$9]&gt;[.J14];[.J14]+1;&quot;&quot;)">
            <text:p/>
          </table:table-cell>
          <table:table-cell table:style-name="ce158" table:formula="of:=IF([.$B$9]&gt;[.K14];[.K14]+1;&quot;&quot;)">
            <text:p/>
          </table:table-cell>
          <table:table-cell table:style-name="ce158" table:formula="of:=IF([.$B$9]&gt;[.L14];[.L14]+1;&quot;&quot;)">
            <text:p/>
          </table:table-cell>
          <table:table-cell table:style-name="ce158" table:formula="of:=IF([.$B$9]&gt;[.M14];[.M14]+1;&quot;&quot;)">
            <text:p/>
          </table:table-cell>
          <table:table-cell table:style-name="ce158" table:formula="of:=IF([.$B$9]&gt;[.N14];[.N14]+1;&quot;&quot;)">
            <text:p/>
          </table:table-cell>
          <table:table-cell table:style-name="ce158" table:formula="of:=IF([.$B$9]&gt;[.O14];[.O14]+1;&quot;&quot;)">
            <text:p/>
          </table:table-cell>
          <table:table-cell table:style-name="ce158" table:formula="of:=IF([.$B$9]&gt;[.P14];[.P14]+1;&quot;&quot;)">
            <text:p/>
          </table:table-cell>
          <table:table-cell table:style-name="ce158" table:formula="of:=IF([.$B$9]&gt;[.Q14];[.Q14]+1;&quot;&quot;)">
            <text:p/>
          </table:table-cell>
          <table:table-cell table:style-name="ce158" table:formula="of:=IF([.$B$9]&gt;[.R14];[.R14]+1;&quot;&quot;)">
            <text:p/>
          </table:table-cell>
          <table:table-cell table:style-name="ce158" table:formula="of:=IF([.$B$9]&gt;[.S14];[.S14]+1;&quot;&quot;)">
            <text:p/>
          </table:table-cell>
          <table:table-cell table:style-name="ce158" table:formula="of:=IF([.$B$9]&gt;[.T14];[.T14]+1;&quot;&quot;)">
            <text:p/>
          </table:table-cell>
          <table:table-cell table:style-name="ce158" table:formula="of:=IF([.$B$9]&gt;[.U14];[.U14]+1;&quot;&quot;)">
            <text:p/>
          </table:table-cell>
          <table:table-cell table:style-name="ce158" table:formula="of:=IF([.$B$9]&gt;[.V14];[.V14]+1;&quot;&quot;)">
            <text:p/>
          </table:table-cell>
          <table:table-cell table:style-name="ce158" table:formula="of:=IF([.$B$9]&gt;[.W14];[.W14]+1;&quot;&quot;)">
            <text:p/>
          </table:table-cell>
          <table:table-cell table:style-name="ce158" table:formula="of:=IF([.$B$9]&gt;[.X14];[.X14]+1;&quot;&quot;)">
            <text:p/>
          </table:table-cell>
          <table:table-cell table:style-name="ce158" table:formula="of:=IF([.$B$9]&gt;[.Y14];[.Y14]+1;&quot;&quot;)">
            <text:p/>
          </table:table-cell>
          <table:table-cell table:style-name="ce158" table:formula="of:=IF([.$B$9]&gt;[.Z14];[.Z14]+1;&quot;&quot;)">
            <text:p/>
          </table:table-cell>
          <table:table-cell table:style-name="ce158" table:formula="of:=IF([.$B$9]&gt;[.AA14];[.AA14]+1;&quot;&quot;)">
            <text:p/>
          </table:table-cell>
          <table:table-cell table:style-name="ce158" table:formula="of:=IF([.$B$9]&gt;[.AB14];[.AB14]+1;&quot;&quot;)">
            <text:p/>
          </table:table-cell>
          <table:table-cell table:style-name="ce158" table:formula="of:=IF([.$B$9]&gt;[.AC14];[.AC14]+1;&quot;&quot;)">
            <text:p/>
          </table:table-cell>
          <table:table-cell table:number-columns-repeated="994"/>
        </table:table-row>
        <table:table-row table:style-name="ro2">
          <table:table-cell table:style-name="ce154"/>
          <table:table-cell table:style-name="ce159"/>
          <table:table-cell table:style-name="ce154"/>
          <table:table-cell table:style-name="ce162" table:content-validation-name="val3" table:formula="of:=IF([.A15]&lt;&gt;&quot;&quot;;&quot;Planned&quot;;&quot;&quot;)">
            <text:p/>
          </table:table-cell>
          <table:table-cell table:style-name="ce159"/>
          <table:table-cell table:style-name="ce159" table:formula="of:=IF(OR([.F$14]=&quot;&quot;;[.$E15]=&quot;&quot;);&quot;&quot;;[.E15])">
            <text:p/>
          </table:table-cell>
          <table:table-cell table:style-name="ce159" table:number-columns-repeated="3"/>
          <table:table-cell table:style-name="ce160" table:number-columns-repeated="21"/>
          <table:table-cell table:number-columns-repeated="994"/>
        </table:table-row>
        <table:table-row table:style-name="ro2">
          <table:table-cell table:style-name="ce154"/>
          <table:table-cell table:style-name="ce159"/>
          <table:table-cell table:style-name="ce154"/>
          <table:table-cell table:style-name="ce162" table:content-validation-name="val3" table:formula="of:=IF([.A16]&lt;&gt;&quot;&quot;;&quot;Planned&quot;;&quot;&quot;)">
            <text:p/>
          </table:table-cell>
          <table:table-cell table:style-name="ce159"/>
          <table:table-cell table:style-name="ce159" table:formula="of:=IF(OR([.F$14]=&quot;&quot;;[.$E16]=&quot;&quot;);&quot;&quot;;[.E16])">
            <text:p/>
          </table:table-cell>
          <table:table-cell table:style-name="ce159" table:number-columns-repeated="3"/>
          <table:table-cell table:style-name="ce160" table:number-columns-repeated="18"/>
          <table:table-cell table:style-name="ce160"/>
          <table:table-cell table:style-name="ce160" table:formula="of:=IF(OR([.AC$14]=&quot;&quot;;[.$E16]=&quot;&quot;);&quot;&quot;;[.AB16])">
            <text:p/>
          </table:table-cell>
          <table:table-cell table:style-name="ce160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2">
          <table:table-cell table:style-name="ce154"/>
          <table:table-cell table:style-name="ce159"/>
          <table:table-cell table:style-name="ce154"/>
          <table:table-cell table:style-name="ce162" table:content-validation-name="val3" table:formula="of:=IF([.A17]&lt;&gt;&quot;&quot;;&quot;Planned&quot;;&quot;&quot;)">
            <text:p/>
          </table:table-cell>
          <table:table-cell table:style-name="ce159"/>
          <table:table-cell table:style-name="ce159" table:formula="of:=IF(OR([.F$14]=&quot;&quot;;[.$E17]=&quot;&quot;);&quot;&quot;;[.E17])">
            <text:p/>
          </table:table-cell>
          <table:table-cell table:style-name="ce159" table:number-columns-repeated="3"/>
          <table:table-cell table:style-name="ce160" table:number-columns-repeated="18"/>
          <table:table-cell table:style-name="ce160"/>
          <table:table-cell table:style-name="ce160" table:formula="of:=IF(OR([.AC$14]=&quot;&quot;;[.$E17]=&quot;&quot;);&quot;&quot;;[.AB17])">
            <text:p/>
          </table:table-cell>
          <table:table-cell table:style-name="ce160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2">
          <table:table-cell table:style-name="ce154"/>
          <table:table-cell table:style-name="ce159"/>
          <table:table-cell table:style-name="ce154"/>
          <table:table-cell table:style-name="ce162" table:content-validation-name="val3" table:formula="of:=IF([.A18]&lt;&gt;&quot;&quot;;&quot;Planned&quot;;&quot;&quot;)">
            <text:p/>
          </table:table-cell>
          <table:table-cell table:style-name="ce159"/>
          <table:table-cell table:style-name="ce159" table:formula="of:=IF(OR([.F$14]=&quot;&quot;;[.$E18]=&quot;&quot;);&quot;&quot;;[.E18])">
            <text:p/>
          </table:table-cell>
          <table:table-cell table:style-name="ce159" table:number-columns-repeated="3"/>
          <table:table-cell table:style-name="ce160" table:number-columns-repeated="18"/>
          <table:table-cell table:style-name="ce160"/>
          <table:table-cell table:style-name="ce160" table:formula="of:=IF(OR([.AC$14]=&quot;&quot;;[.$E18]=&quot;&quot;);&quot;&quot;;[.AB18])">
            <text:p/>
          </table:table-cell>
          <table:table-cell table:style-name="ce160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19]&lt;&gt;&quot;&quot;;&quot;Planned&quot;;&quot;&quot;)">
            <text:p/>
          </table:table-cell>
          <table:table-cell table:style-name="ce160"/>
          <table:table-cell table:style-name="ce160" table:formula="of:=IF(OR([.F$14]=&quot;&quot;;[.$E19]=&quot;&quot;);&quot;&quot;;[.E19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19]=&quot;&quot;);&quot;&quot;;[.AB19])">
            <text:p/>
          </table:table-cell>
          <table:table-cell table:style-name="ce160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20]&lt;&gt;&quot;&quot;;&quot;Planned&quot;;&quot;&quot;)">
            <text:p/>
          </table:table-cell>
          <table:table-cell table:style-name="ce160"/>
          <table:table-cell table:style-name="ce160" table:formula="of:=IF(OR([.F$14]=&quot;&quot;;[.$E20]=&quot;&quot;);&quot;&quot;;[.E20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20]=&quot;&quot;);&quot;&quot;;[.AB20])">
            <text:p/>
          </table:table-cell>
          <table:table-cell table:style-name="ce160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21]&lt;&gt;&quot;&quot;;&quot;Planned&quot;;&quot;&quot;)">
            <text:p/>
          </table:table-cell>
          <table:table-cell table:style-name="ce160"/>
          <table:table-cell table:style-name="ce160" table:formula="of:=IF(OR([.F$14]=&quot;&quot;;[.$E21]=&quot;&quot;);&quot;&quot;;[.E21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21]=&quot;&quot;);&quot;&quot;;[.AB21])">
            <text:p/>
          </table:table-cell>
          <table:table-cell table:style-name="ce160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22]&lt;&gt;&quot;&quot;;&quot;Planned&quot;;&quot;&quot;)">
            <text:p/>
          </table:table-cell>
          <table:table-cell table:style-name="ce160"/>
          <table:table-cell table:style-name="ce160" table:formula="of:=IF(OR([.F$14]=&quot;&quot;;[.$E22]=&quot;&quot;);&quot;&quot;;[.E22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22]=&quot;&quot;);&quot;&quot;;[.AB22])">
            <text:p/>
          </table:table-cell>
          <table:table-cell table:style-name="ce160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23]&lt;&gt;&quot;&quot;;&quot;Planned&quot;;&quot;&quot;)">
            <text:p/>
          </table:table-cell>
          <table:table-cell table:style-name="ce160"/>
          <table:table-cell table:style-name="ce160" table:formula="of:=IF(OR([.F$14]=&quot;&quot;;[.$E23]=&quot;&quot;);&quot;&quot;;[.E23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23]=&quot;&quot;);&quot;&quot;;[.AB23])">
            <text:p/>
          </table:table-cell>
          <table:table-cell table:style-name="ce160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24]&lt;&gt;&quot;&quot;;&quot;Planned&quot;;&quot;&quot;)">
            <text:p/>
          </table:table-cell>
          <table:table-cell table:style-name="ce160"/>
          <table:table-cell table:style-name="ce160" table:formula="of:=IF(OR([.F$14]=&quot;&quot;;[.$E24]=&quot;&quot;);&quot;&quot;;[.E24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24]=&quot;&quot;);&quot;&quot;;[.AB24])">
            <text:p/>
          </table:table-cell>
          <table:table-cell table:style-name="ce160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25]&lt;&gt;&quot;&quot;;&quot;Planned&quot;;&quot;&quot;)">
            <text:p/>
          </table:table-cell>
          <table:table-cell table:style-name="ce160"/>
          <table:table-cell table:style-name="ce160" table:formula="of:=IF(OR([.F$14]=&quot;&quot;;[.$E25]=&quot;&quot;);&quot;&quot;;[.E25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25]=&quot;&quot;);&quot;&quot;;[.AB25])">
            <text:p/>
          </table:table-cell>
          <table:table-cell table:style-name="ce160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26]&lt;&gt;&quot;&quot;;&quot;Planned&quot;;&quot;&quot;)">
            <text:p/>
          </table:table-cell>
          <table:table-cell table:style-name="ce160"/>
          <table:table-cell table:style-name="ce160" table:formula="of:=IF(OR([.F$14]=&quot;&quot;;[.$E26]=&quot;&quot;);&quot;&quot;;[.E26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26]=&quot;&quot;);&quot;&quot;;[.AB26])">
            <text:p/>
          </table:table-cell>
          <table:table-cell table:style-name="ce160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27]&lt;&gt;&quot;&quot;;&quot;Planned&quot;;&quot;&quot;)">
            <text:p/>
          </table:table-cell>
          <table:table-cell table:style-name="ce160"/>
          <table:table-cell table:style-name="ce160" table:formula="of:=IF(OR([.F$14]=&quot;&quot;;[.$E27]=&quot;&quot;);&quot;&quot;;[.E27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27]=&quot;&quot;);&quot;&quot;;[.AB27])">
            <text:p/>
          </table:table-cell>
          <table:table-cell table:style-name="ce160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28]&lt;&gt;&quot;&quot;;&quot;Planned&quot;;&quot;&quot;)">
            <text:p/>
          </table:table-cell>
          <table:table-cell table:style-name="ce160"/>
          <table:table-cell table:style-name="ce160" table:formula="of:=IF(OR([.F$14]=&quot;&quot;;[.$E28]=&quot;&quot;);&quot;&quot;;[.E28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28]=&quot;&quot;);&quot;&quot;;[.AB28])">
            <text:p/>
          </table:table-cell>
          <table:table-cell table:style-name="ce160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29]&lt;&gt;&quot;&quot;;&quot;Planned&quot;;&quot;&quot;)">
            <text:p/>
          </table:table-cell>
          <table:table-cell table:style-name="ce160"/>
          <table:table-cell table:style-name="ce160" table:formula="of:=IF(OR([.F$14]=&quot;&quot;;[.$E29]=&quot;&quot;);&quot;&quot;;[.E29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29]=&quot;&quot;);&quot;&quot;;[.AB29])">
            <text:p/>
          </table:table-cell>
          <table:table-cell table:style-name="ce160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30]&lt;&gt;&quot;&quot;;&quot;Planned&quot;;&quot;&quot;)">
            <text:p/>
          </table:table-cell>
          <table:table-cell table:style-name="ce160"/>
          <table:table-cell table:style-name="ce160" table:formula="of:=IF(OR([.F$14]=&quot;&quot;;[.$E30]=&quot;&quot;);&quot;&quot;;[.E30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30]=&quot;&quot;);&quot;&quot;;[.AB30])">
            <text:p/>
          </table:table-cell>
          <table:table-cell table:style-name="ce160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31]&lt;&gt;&quot;&quot;;&quot;Planned&quot;;&quot;&quot;)">
            <text:p/>
          </table:table-cell>
          <table:table-cell table:style-name="ce160"/>
          <table:table-cell table:style-name="ce160" table:formula="of:=IF(OR([.F$14]=&quot;&quot;;[.$E31]=&quot;&quot;);&quot;&quot;;[.E31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31]=&quot;&quot;);&quot;&quot;;[.AB31])">
            <text:p/>
          </table:table-cell>
          <table:table-cell table:style-name="ce160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32]&lt;&gt;&quot;&quot;;&quot;Planned&quot;;&quot;&quot;)">
            <text:p/>
          </table:table-cell>
          <table:table-cell table:style-name="ce160"/>
          <table:table-cell table:style-name="ce160" table:formula="of:=IF(OR([.F$14]=&quot;&quot;;[.$E32]=&quot;&quot;);&quot;&quot;;[.E32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32]=&quot;&quot;);&quot;&quot;;[.AB32])">
            <text:p/>
          </table:table-cell>
          <table:table-cell table:style-name="ce160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33]&lt;&gt;&quot;&quot;;&quot;Planned&quot;;&quot;&quot;)">
            <text:p/>
          </table:table-cell>
          <table:table-cell table:style-name="ce160"/>
          <table:table-cell table:style-name="ce160" table:formula="of:=IF(OR([.F$14]=&quot;&quot;;[.$E33]=&quot;&quot;);&quot;&quot;;[.E33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33]=&quot;&quot;);&quot;&quot;;[.AB33])">
            <text:p/>
          </table:table-cell>
          <table:table-cell table:style-name="ce160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34]&lt;&gt;&quot;&quot;;&quot;Planned&quot;;&quot;&quot;)">
            <text:p/>
          </table:table-cell>
          <table:table-cell table:style-name="ce160"/>
          <table:table-cell table:style-name="ce160" table:formula="of:=IF(OR([.F$14]=&quot;&quot;;[.$E34]=&quot;&quot;);&quot;&quot;;[.E34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34]=&quot;&quot;);&quot;&quot;;[.AB34])">
            <text:p/>
          </table:table-cell>
          <table:table-cell table:style-name="ce160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35]&lt;&gt;&quot;&quot;;&quot;Planned&quot;;&quot;&quot;)">
            <text:p/>
          </table:table-cell>
          <table:table-cell table:style-name="ce160"/>
          <table:table-cell table:style-name="ce160" table:formula="of:=IF(OR([.F$14]=&quot;&quot;;[.$E35]=&quot;&quot;);&quot;&quot;;[.E35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35]=&quot;&quot;);&quot;&quot;;[.AB35])">
            <text:p/>
          </table:table-cell>
          <table:table-cell table:style-name="ce160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36]&lt;&gt;&quot;&quot;;&quot;Planned&quot;;&quot;&quot;)">
            <text:p/>
          </table:table-cell>
          <table:table-cell table:style-name="ce160"/>
          <table:table-cell table:style-name="ce160" table:formula="of:=IF(OR([.F$14]=&quot;&quot;;[.$E36]=&quot;&quot;);&quot;&quot;;[.E36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36]=&quot;&quot;);&quot;&quot;;[.AB36])">
            <text:p/>
          </table:table-cell>
          <table:table-cell table:style-name="ce160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37]&lt;&gt;&quot;&quot;;&quot;Planned&quot;;&quot;&quot;)">
            <text:p/>
          </table:table-cell>
          <table:table-cell table:style-name="ce160"/>
          <table:table-cell table:style-name="ce160" table:formula="of:=IF(OR([.F$14]=&quot;&quot;;[.$E37]=&quot;&quot;);&quot;&quot;;[.E37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37]=&quot;&quot;);&quot;&quot;;[.AB37])">
            <text:p/>
          </table:table-cell>
          <table:table-cell table:style-name="ce160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38]&lt;&gt;&quot;&quot;;&quot;Planned&quot;;&quot;&quot;)">
            <text:p/>
          </table:table-cell>
          <table:table-cell table:style-name="ce160"/>
          <table:table-cell table:style-name="ce160" table:formula="of:=IF(OR([.F$14]=&quot;&quot;;[.$E38]=&quot;&quot;);&quot;&quot;;[.E38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38]=&quot;&quot;);&quot;&quot;;[.AB38])">
            <text:p/>
          </table:table-cell>
          <table:table-cell table:style-name="ce160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39]&lt;&gt;&quot;&quot;;&quot;Planned&quot;;&quot;&quot;)">
            <text:p/>
          </table:table-cell>
          <table:table-cell table:style-name="ce160"/>
          <table:table-cell table:style-name="ce160" table:formula="of:=IF(OR([.F$14]=&quot;&quot;;[.$E39]=&quot;&quot;);&quot;&quot;;[.E39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39]=&quot;&quot;);&quot;&quot;;[.AB39])">
            <text:p/>
          </table:table-cell>
          <table:table-cell table:style-name="ce160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40]&lt;&gt;&quot;&quot;;&quot;Planned&quot;;&quot;&quot;)">
            <text:p/>
          </table:table-cell>
          <table:table-cell table:style-name="ce160"/>
          <table:table-cell table:style-name="ce160" table:formula="of:=IF(OR([.F$14]=&quot;&quot;;[.$E40]=&quot;&quot;);&quot;&quot;;[.E40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40]=&quot;&quot;);&quot;&quot;;[.AB40])">
            <text:p/>
          </table:table-cell>
          <table:table-cell table:style-name="ce160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41]&lt;&gt;&quot;&quot;;&quot;Planned&quot;;&quot;&quot;)">
            <text:p/>
          </table:table-cell>
          <table:table-cell table:style-name="ce160"/>
          <table:table-cell table:style-name="ce160" table:formula="of:=IF(OR([.F$14]=&quot;&quot;;[.$E41]=&quot;&quot;);&quot;&quot;;[.E41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41]=&quot;&quot;);&quot;&quot;;[.AB41])">
            <text:p/>
          </table:table-cell>
          <table:table-cell table:style-name="ce160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42]&lt;&gt;&quot;&quot;;&quot;Planned&quot;;&quot;&quot;)">
            <text:p/>
          </table:table-cell>
          <table:table-cell table:style-name="ce160"/>
          <table:table-cell table:style-name="ce160" table:formula="of:=IF(OR([.F$14]=&quot;&quot;;[.$E42]=&quot;&quot;);&quot;&quot;;[.E42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42]=&quot;&quot;);&quot;&quot;;[.AB42])">
            <text:p/>
          </table:table-cell>
          <table:table-cell table:style-name="ce160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43]&lt;&gt;&quot;&quot;;&quot;Planned&quot;;&quot;&quot;)">
            <text:p/>
          </table:table-cell>
          <table:table-cell table:style-name="ce160"/>
          <table:table-cell table:style-name="ce160" table:formula="of:=IF(OR([.F$14]=&quot;&quot;;[.$E43]=&quot;&quot;);&quot;&quot;;[.E43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43]=&quot;&quot;);&quot;&quot;;[.AB43])">
            <text:p/>
          </table:table-cell>
          <table:table-cell table:style-name="ce160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44]&lt;&gt;&quot;&quot;;&quot;Planned&quot;;&quot;&quot;)">
            <text:p/>
          </table:table-cell>
          <table:table-cell table:style-name="ce160"/>
          <table:table-cell table:style-name="ce160" table:formula="of:=IF(OR([.F$14]=&quot;&quot;;[.$E44]=&quot;&quot;);&quot;&quot;;[.E44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44]=&quot;&quot;);&quot;&quot;;[.AB44])">
            <text:p/>
          </table:table-cell>
          <table:table-cell table:style-name="ce160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45]&lt;&gt;&quot;&quot;;&quot;Planned&quot;;&quot;&quot;)">
            <text:p/>
          </table:table-cell>
          <table:table-cell table:style-name="ce160"/>
          <table:table-cell table:style-name="ce160" table:formula="of:=IF(OR([.F$14]=&quot;&quot;;[.$E45]=&quot;&quot;);&quot;&quot;;[.E45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45]=&quot;&quot;);&quot;&quot;;[.AB45])">
            <text:p/>
          </table:table-cell>
          <table:table-cell table:style-name="ce160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46]&lt;&gt;&quot;&quot;;&quot;Planned&quot;;&quot;&quot;)">
            <text:p/>
          </table:table-cell>
          <table:table-cell table:style-name="ce160"/>
          <table:table-cell table:style-name="ce160" table:formula="of:=IF(OR([.F$14]=&quot;&quot;;[.$E46]=&quot;&quot;);&quot;&quot;;[.E46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46]=&quot;&quot;);&quot;&quot;;[.AB46])">
            <text:p/>
          </table:table-cell>
          <table:table-cell table:style-name="ce160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47]&lt;&gt;&quot;&quot;;&quot;Planned&quot;;&quot;&quot;)">
            <text:p/>
          </table:table-cell>
          <table:table-cell table:style-name="ce160"/>
          <table:table-cell table:style-name="ce160" table:formula="of:=IF(OR([.F$14]=&quot;&quot;;[.$E47]=&quot;&quot;);&quot;&quot;;[.E47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47]=&quot;&quot;);&quot;&quot;;[.AB47])">
            <text:p/>
          </table:table-cell>
          <table:table-cell table:style-name="ce160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48]&lt;&gt;&quot;&quot;;&quot;Planned&quot;;&quot;&quot;)">
            <text:p/>
          </table:table-cell>
          <table:table-cell table:style-name="ce160"/>
          <table:table-cell table:style-name="ce160" table:formula="of:=IF(OR([.F$14]=&quot;&quot;;[.$E48]=&quot;&quot;);&quot;&quot;;[.E48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48]=&quot;&quot;);&quot;&quot;;[.AB48])">
            <text:p/>
          </table:table-cell>
          <table:table-cell table:style-name="ce160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49]&lt;&gt;&quot;&quot;;&quot;Planned&quot;;&quot;&quot;)">
            <text:p/>
          </table:table-cell>
          <table:table-cell table:style-name="ce160"/>
          <table:table-cell table:style-name="ce160" table:formula="of:=IF(OR([.F$14]=&quot;&quot;;[.$E49]=&quot;&quot;);&quot;&quot;;[.E49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49]=&quot;&quot;);&quot;&quot;;[.AB49])">
            <text:p/>
          </table:table-cell>
          <table:table-cell table:style-name="ce160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50]&lt;&gt;&quot;&quot;;&quot;Planned&quot;;&quot;&quot;)">
            <text:p/>
          </table:table-cell>
          <table:table-cell table:style-name="ce160"/>
          <table:table-cell table:style-name="ce160" table:formula="of:=IF(OR([.F$14]=&quot;&quot;;[.$E50]=&quot;&quot;);&quot;&quot;;[.E50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50]=&quot;&quot;);&quot;&quot;;[.AB50])">
            <text:p/>
          </table:table-cell>
          <table:table-cell table:style-name="ce160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51]&lt;&gt;&quot;&quot;;&quot;Planned&quot;;&quot;&quot;)">
            <text:p/>
          </table:table-cell>
          <table:table-cell table:style-name="ce160"/>
          <table:table-cell table:style-name="ce160" table:formula="of:=IF(OR([.F$14]=&quot;&quot;;[.$E51]=&quot;&quot;);&quot;&quot;;[.E51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51]=&quot;&quot;);&quot;&quot;;[.AB51])">
            <text:p/>
          </table:table-cell>
          <table:table-cell table:style-name="ce160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52]&lt;&gt;&quot;&quot;;&quot;Planned&quot;;&quot;&quot;)">
            <text:p/>
          </table:table-cell>
          <table:table-cell table:style-name="ce160"/>
          <table:table-cell table:style-name="ce160" table:formula="of:=IF(OR([.F$14]=&quot;&quot;;[.$E52]=&quot;&quot;);&quot;&quot;;[.E52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52]=&quot;&quot;);&quot;&quot;;[.AB52])">
            <text:p/>
          </table:table-cell>
          <table:table-cell table:style-name="ce160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53]&lt;&gt;&quot;&quot;;&quot;Planned&quot;;&quot;&quot;)">
            <text:p/>
          </table:table-cell>
          <table:table-cell table:style-name="ce160"/>
          <table:table-cell table:style-name="ce160" table:formula="of:=IF(OR([.F$14]=&quot;&quot;;[.$E53]=&quot;&quot;);&quot;&quot;;[.E53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53]=&quot;&quot;);&quot;&quot;;[.AB53])">
            <text:p/>
          </table:table-cell>
          <table:table-cell table:style-name="ce160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54]&lt;&gt;&quot;&quot;;&quot;Planned&quot;;&quot;&quot;)">
            <text:p/>
          </table:table-cell>
          <table:table-cell table:style-name="ce160"/>
          <table:table-cell table:style-name="ce160" table:formula="of:=IF(OR([.F$14]=&quot;&quot;;[.$E54]=&quot;&quot;);&quot;&quot;;[.E54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54]=&quot;&quot;);&quot;&quot;;[.AB54])">
            <text:p/>
          </table:table-cell>
          <table:table-cell table:style-name="ce160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55]&lt;&gt;&quot;&quot;;&quot;Planned&quot;;&quot;&quot;)">
            <text:p/>
          </table:table-cell>
          <table:table-cell table:style-name="ce160"/>
          <table:table-cell table:style-name="ce160" table:formula="of:=IF(OR([.F$14]=&quot;&quot;;[.$E55]=&quot;&quot;);&quot;&quot;;[.E55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55]=&quot;&quot;);&quot;&quot;;[.AB55])">
            <text:p/>
          </table:table-cell>
          <table:table-cell table:style-name="ce160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56]&lt;&gt;&quot;&quot;;&quot;Planned&quot;;&quot;&quot;)">
            <text:p/>
          </table:table-cell>
          <table:table-cell table:style-name="ce160"/>
          <table:table-cell table:style-name="ce160" table:formula="of:=IF(OR([.F$14]=&quot;&quot;;[.$E56]=&quot;&quot;);&quot;&quot;;[.E56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56]=&quot;&quot;);&quot;&quot;;[.AB56])">
            <text:p/>
          </table:table-cell>
          <table:table-cell table:style-name="ce160"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57]&lt;&gt;&quot;&quot;;&quot;Planned&quot;;&quot;&quot;)">
            <text:p/>
          </table:table-cell>
          <table:table-cell table:style-name="ce160"/>
          <table:table-cell table:style-name="ce160" table:formula="of:=IF(OR([.F$14]=&quot;&quot;;[.$E57]=&quot;&quot;);&quot;&quot;;[.E57])">
            <text:p/>
          </table:table-cell>
          <table:table-cell table:style-name="ce160" table:number-columns-repeated="21"/>
          <table:table-cell table:style-name="ce160"/>
          <table:table-cell table:style-name="ce160" table:formula="of:=IF(OR([.AC$14]=&quot;&quot;;[.$E57]=&quot;&quot;);&quot;&quot;;[.AB57])">
            <text:p/>
          </table:table-cell>
          <table:table-cell table:style-name="ce160"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2">
          <table:table-cell table:style-name="ce155"/>
          <table:table-cell table:style-name="ce160"/>
          <table:table-cell table:style-name="ce155"/>
          <table:table-cell table:style-name="ce163" table:content-validation-name="val3" table:formula="of:=IF([.A58]&lt;&gt;&quot;&quot;;&quot;Planned&quot;;&quot;&quot;)">
            <text:p/>
          </table:table-cell>
          <table:table-cell table:style-name="ce160"/>
          <table:table-cell table:style-name="ce160" table:formula="of:=IF(OR([.F$14]=&quot;&quot;;[.$E58]=&quot;&quot;);&quot;&quot;;[.E58])">
            <text:p/>
          </table:table-cell>
          <table:table-cell table:style-name="ce160" table:formula="of:=IF(OR([.G$14]=&quot;&quot;;[.$E58]=&quot;&quot;);&quot;&quot;;[.F58])">
            <text:p/>
          </table:table-cell>
          <table:table-cell table:style-name="ce160" table:formula="of:=IF(OR([.H$14]=&quot;&quot;;[.$E58]=&quot;&quot;);&quot;&quot;;[.G58])">
            <text:p/>
          </table:table-cell>
          <table:table-cell table:style-name="ce160" table:formula="of:=IF(OR([.I$14]=&quot;&quot;;[.$E58]=&quot;&quot;);&quot;&quot;;[.H58])">
            <text:p/>
          </table:table-cell>
          <table:table-cell table:style-name="ce160" table:formula="of:=IF(OR([.J$14]=&quot;&quot;;[.$E58]=&quot;&quot;);&quot;&quot;;[.I58])">
            <text:p/>
          </table:table-cell>
          <table:table-cell table:style-name="ce160" table:formula="of:=IF(OR([.K$14]=&quot;&quot;;[.$E58]=&quot;&quot;);&quot;&quot;;[.J58])">
            <text:p/>
          </table:table-cell>
          <table:table-cell table:style-name="ce160" table:formula="of:=IF(OR([.L$14]=&quot;&quot;;[.$E58]=&quot;&quot;);&quot;&quot;;[.K58])">
            <text:p/>
          </table:table-cell>
          <table:table-cell table:style-name="ce160" table:formula="of:=IF(OR([.M$14]=&quot;&quot;;[.$E58]=&quot;&quot;);&quot;&quot;;[.L58])">
            <text:p/>
          </table:table-cell>
          <table:table-cell table:style-name="ce160" table:formula="of:=IF(OR([.N$14]=&quot;&quot;;[.$E58]=&quot;&quot;);&quot;&quot;;[.M58])">
            <text:p/>
          </table:table-cell>
          <table:table-cell table:style-name="ce160" table:formula="of:=IF(OR([.O$14]=&quot;&quot;;[.$E58]=&quot;&quot;);&quot;&quot;;[.N58])">
            <text:p/>
          </table:table-cell>
          <table:table-cell table:style-name="ce160" table:formula="of:=IF(OR([.P$14]=&quot;&quot;;[.$E58]=&quot;&quot;);&quot;&quot;;[.O58])">
            <text:p/>
          </table:table-cell>
          <table:table-cell table:style-name="ce160" table:formula="of:=IF(OR([.Q$14]=&quot;&quot;;[.$E58]=&quot;&quot;);&quot;&quot;;[.P58])">
            <text:p/>
          </table:table-cell>
          <table:table-cell table:style-name="ce160" table:formula="of:=IF(OR([.R$14]=&quot;&quot;;[.$E58]=&quot;&quot;);&quot;&quot;;[.Q58])">
            <text:p/>
          </table:table-cell>
          <table:table-cell table:style-name="ce160" table:formula="of:=IF(OR([.S$14]=&quot;&quot;;[.$E58]=&quot;&quot;);&quot;&quot;;[.R58])">
            <text:p/>
          </table:table-cell>
          <table:table-cell table:style-name="ce160" table:formula="of:=IF(OR([.T$14]=&quot;&quot;;[.$E58]=&quot;&quot;);&quot;&quot;;[.S58])">
            <text:p/>
          </table:table-cell>
          <table:table-cell table:style-name="ce160" table:formula="of:=IF(OR([.U$14]=&quot;&quot;;[.$E58]=&quot;&quot;);&quot;&quot;;[.T58])">
            <text:p/>
          </table:table-cell>
          <table:table-cell table:style-name="ce160" table:formula="of:=IF(OR([.V$14]=&quot;&quot;;[.$E58]=&quot;&quot;);&quot;&quot;;[.U58])">
            <text:p/>
          </table:table-cell>
          <table:table-cell table:style-name="ce160" table:formula="of:=IF(OR([.W$14]=&quot;&quot;;[.$E58]=&quot;&quot;);&quot;&quot;;[.V58])">
            <text:p/>
          </table:table-cell>
          <table:table-cell table:style-name="ce160" table:formula="of:=IF(OR([.X$14]=&quot;&quot;;[.$E58]=&quot;&quot;);&quot;&quot;;[.W58])">
            <text:p/>
          </table:table-cell>
          <table:table-cell table:style-name="ce160" table:formula="of:=IF(OR([.Y$14]=&quot;&quot;;[.$E58]=&quot;&quot;);&quot;&quot;;[.X58])">
            <text:p/>
          </table:table-cell>
          <table:table-cell table:style-name="ce160" table:formula="of:=IF(OR([.Z$14]=&quot;&quot;;[.$E58]=&quot;&quot;);&quot;&quot;;[.Y58])">
            <text:p/>
          </table:table-cell>
          <table:table-cell table:style-name="ce160" table:formula="of:=IF(OR([.AA$14]=&quot;&quot;;[.$E58]=&quot;&quot;);&quot;&quot;;[.Z58])">
            <text:p/>
          </table:table-cell>
          <table:table-cell table:style-name="ce160" table:formula="of:=IF(OR([.AB$14]=&quot;&quot;;[.$E58]=&quot;&quot;);&quot;&quot;;[.AA58])">
            <text:p/>
          </table:table-cell>
          <table:table-cell table:style-name="ce160" table:formula="of:=IF(OR([.AC$14]=&quot;&quot;;[.$E58]=&quot;&quot;);&quot;&quot;;[.AB58])">
            <text:p/>
          </table:table-cell>
          <table:table-cell table:style-name="ce160"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3" table:formula="of:=IF([.A59]&lt;&gt;&quot;&quot;;&quot;Planned&quot;;&quot;&quot;)">
            <text:p/>
          </table:table-cell>
          <table:table-cell/>
          <table:table-cell table:formula="of:=IF(OR([.F$14]=&quot;&quot;;[.$E59]=&quot;&quot;);&quot;&quot;;[.E59])">
            <text:p/>
          </table:table-cell>
          <table:table-cell table:formula="of:=IF(OR([.G$14]=&quot;&quot;;[.$E59]=&quot;&quot;);&quot;&quot;;[.F59])">
            <text:p/>
          </table:table-cell>
          <table:table-cell table:formula="of:=IF(OR([.H$14]=&quot;&quot;;[.$E59]=&quot;&quot;);&quot;&quot;;[.G59])">
            <text:p/>
          </table:table-cell>
          <table:table-cell table:formula="of:=IF(OR([.I$14]=&quot;&quot;;[.$E59]=&quot;&quot;);&quot;&quot;;[.H59])">
            <text:p/>
          </table:table-cell>
          <table:table-cell table:formula="of:=IF(OR([.J$14]=&quot;&quot;;[.$E59]=&quot;&quot;);&quot;&quot;;[.I59])">
            <text:p/>
          </table:table-cell>
          <table:table-cell table:formula="of:=IF(OR([.K$14]=&quot;&quot;;[.$E59]=&quot;&quot;);&quot;&quot;;[.J59])">
            <text:p/>
          </table:table-cell>
          <table:table-cell table:formula="of:=IF(OR([.L$14]=&quot;&quot;;[.$E59]=&quot;&quot;);&quot;&quot;;[.K59])">
            <text:p/>
          </table:table-cell>
          <table:table-cell table:formula="of:=IF(OR([.M$14]=&quot;&quot;;[.$E59]=&quot;&quot;);&quot;&quot;;[.L59])">
            <text:p/>
          </table:table-cell>
          <table:table-cell table:formula="of:=IF(OR([.N$14]=&quot;&quot;;[.$E59]=&quot;&quot;);&quot;&quot;;[.M59])">
            <text:p/>
          </table:table-cell>
          <table:table-cell table:formula="of:=IF(OR([.O$14]=&quot;&quot;;[.$E59]=&quot;&quot;);&quot;&quot;;[.N59])">
            <text:p/>
          </table:table-cell>
          <table:table-cell table:formula="of:=IF(OR([.P$14]=&quot;&quot;;[.$E59]=&quot;&quot;);&quot;&quot;;[.O59])">
            <text:p/>
          </table:table-cell>
          <table:table-cell table:formula="of:=IF(OR([.Q$14]=&quot;&quot;;[.$E59]=&quot;&quot;);&quot;&quot;;[.P59])">
            <text:p/>
          </table:table-cell>
          <table:table-cell table:formula="of:=IF(OR([.R$14]=&quot;&quot;;[.$E59]=&quot;&quot;);&quot;&quot;;[.Q59])">
            <text:p/>
          </table:table-cell>
          <table:table-cell table:formula="of:=IF(OR([.S$14]=&quot;&quot;;[.$E59]=&quot;&quot;);&quot;&quot;;[.R59])">
            <text:p/>
          </table:table-cell>
          <table:table-cell table:formula="of:=IF(OR([.T$14]=&quot;&quot;;[.$E59]=&quot;&quot;);&quot;&quot;;[.S59])">
            <text:p/>
          </table:table-cell>
          <table:table-cell table:formula="of:=IF(OR([.U$14]=&quot;&quot;;[.$E59]=&quot;&quot;);&quot;&quot;;[.T59])">
            <text:p/>
          </table:table-cell>
          <table:table-cell table:formula="of:=IF(OR([.V$14]=&quot;&quot;;[.$E59]=&quot;&quot;);&quot;&quot;;[.U59])">
            <text:p/>
          </table:table-cell>
          <table:table-cell table:formula="of:=IF(OR([.W$14]=&quot;&quot;;[.$E59]=&quot;&quot;);&quot;&quot;;[.V59])">
            <text:p/>
          </table:table-cell>
          <table:table-cell table:formula="of:=IF(OR([.X$14]=&quot;&quot;;[.$E59]=&quot;&quot;);&quot;&quot;;[.W59])">
            <text:p/>
          </table:table-cell>
          <table:table-cell table:formula="of:=IF(OR([.Y$14]=&quot;&quot;;[.$E59]=&quot;&quot;);&quot;&quot;;[.X59])">
            <text:p/>
          </table:table-cell>
          <table:table-cell table:formula="of:=IF(OR([.Z$14]=&quot;&quot;;[.$E59]=&quot;&quot;);&quot;&quot;;[.Y59])">
            <text:p/>
          </table:table-cell>
          <table:table-cell table:formula="of:=IF(OR([.AA$14]=&quot;&quot;;[.$E59]=&quot;&quot;);&quot;&quot;;[.Z59])">
            <text:p/>
          </table:table-cell>
          <table:table-cell table:formula="of:=IF(OR([.AB$14]=&quot;&quot;;[.$E59]=&quot;&quot;);&quot;&quot;;[.AA59])">
            <text:p/>
          </table:table-cell>
          <table:table-cell table:formula="of:=IF(OR([.AC$14]=&quot;&quot;;[.$E59]=&quot;&quot;);&quot;&quot;;[.AB59])">
            <text:p/>
          </table:table-cell>
          <table:table-cell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2" table:number-rows-repeated="4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/>
          <table:table-cell table:number-columns-repeated="2"/>
          <table:table-cell table:content-validation-name="val3" table:formula="of:=IF([.A64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DoneDays" table:base-cell-address="$'Product Backlog'.$A$1" table:cell-range-address="$'Sprint Sheet Template'.$D$11"/>
          <table:named-range table:name="ImplementationDays" table:base-cell-address="$'Product Backlog'.$A$1" table:cell-range-address="$'Sprint Sheet Template'.$B$9"/>
          <table:named-expression table:name="RealValues" table:base-cell-address="$'Product Backlog'.$A$1" table:expression="OFFSET([$'Sprint Sheet Template'.$F$10];0;0;1;'sprint sheet template'!DoneDays)"/>
          <table:named-range table:name="TaskRows" table:base-cell-address="$'Product Backlog'.$A$1" table:cell-range-address="$'Sprint Sheet Template'.$B$11"/>
          <table:named-range table:name="TotalEffort" table:base-cell-address="$'Product Backlog'.$A$1" table:cell-range-address="$'Sprint Sheet Template'.$E$10"/>
        </table:named-expressions>
      </table:table>
      <table:table table:name="Task Slips" table:style-name="ta8" table:print="false">
        <table:table-column table:style-name="co1" table:number-columns-repeated="3" table:default-cell-style-name="ce5"/>
        <table:table-column table:style-name="co26" table:default-cell-style-name="ce5"/>
        <table:table-column table:style-name="co1" table:default-cell-style-name="ce5"/>
        <table:table-column table:style-name="co26" table:default-cell-style-name="ce5"/>
        <table:table-column table:style-name="co1" table:number-columns-repeated="1018" table:default-cell-style-name="ce5"/>
        <table:table-row table:style-name="ro2">
          <table:table-cell table:style-name="ce122" office:value-type="string">
            <text:p>Story ID:</text:p>
          </table:table-cell>
          <table:table-cell table:style-name="ce128" office:value-type="float" office:value="1">
            <text:p>1</text:p>
          </table:table-cell>
          <table:table-cell table:style-name="ce134" office:value-type="string">
            <text:p>Story:</text:p>
          </table:table-cell>
          <table:table-cell table:style-name="ce136" office:value-type="string">
            <text:p>This is a sample story</text:p>
          </table:table-cell>
          <table:table-cell table:style-name="ce136"/>
          <table:table-cell table:style-name="ce138"/>
          <table:table-cell table:number-columns-repeated="1018"/>
        </table:table-row>
        <table:table-row table:style-name="ro2">
          <table:table-cell table:style-name="ce123" office:value-type="string">
            <text:p>Task:</text:p>
          </table:table-cell>
          <table:table-cell table:style-name="ce129" office:value-type="string">
            <text:p>Example task</text:p>
          </table:table-cell>
          <table:table-cell table:style-name="ce129" table:number-columns-repeated="3"/>
          <table:table-cell table:style-name="ce139"/>
          <table:table-cell table:number-columns-repeated="1018"/>
        </table:table-row>
        <table:table-row table:style-name="ro2">
          <table:table-cell table:style-name="ce124"/>
          <table:table-cell table:style-name="ce130" table:number-columns-repeated="4"/>
          <table:table-cell table:style-name="ce140"/>
          <table:table-cell table:number-columns-repeated="1018"/>
        </table:table-row>
        <table:table-row table:style-name="ro2">
          <table:table-cell table:style-name="ce125"/>
          <table:table-cell table:style-name="ce131" table:number-columns-repeated="4"/>
          <table:table-cell table:style-name="ce141"/>
          <table:table-cell table:number-columns-repeated="1018"/>
        </table:table-row>
        <table:table-row table:style-name="ro2">
          <table:table-cell table:style-name="ce126" table:formula="of:=CONCATENATE(&quot;Responsible Person: &quot;;[$Sp3.C15])" office:value-type="string" office:string-value="Responsible Person: Danny Dev">
            <text:p>Responsible Person: Danny Dev</text:p>
          </table:table-cell>
          <table:table-cell table:style-name="ce132" table:number-columns-repeated="4"/>
          <table:table-cell table:style-name="ce142"/>
          <table:table-cell table:number-columns-repeated="1018"/>
        </table:table-row>
        <table:table-row table:style-name="ro4">
          <table:table-cell table:style-name="ce127" office:value-type="string">
            <text:p>Initial </text:p>
            <text:p>Estimate</text:p>
          </table:table-cell>
          <table:table-cell table:style-name="ce133" office:value-type="float" office:value="5">
            <text:p>5</text:p>
          </table:table-cell>
          <table:table-cell table:style-name="ce135" office:value-type="string">
            <text:p>Work </text:p>
            <text:p>Done</text:p>
          </table:table-cell>
          <table:table-cell table:style-name="ce137"/>
          <table:table-cell table:style-name="ce135" office:value-type="string">
            <text:p>Work </text:p>
            <text:p>Left</text:p>
          </table:table-cell>
          <table:table-cell table:style-name="ce143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2" office:value-type="string">
            <text:p>Story ID:</text:p>
          </table:table-cell>
          <table:table-cell table:style-name="ce128" office:value-type="float" office:value="1">
            <text:p>1</text:p>
          </table:table-cell>
          <table:table-cell table:style-name="ce134" office:value-type="string">
            <text:p>Story:</text:p>
          </table:table-cell>
          <table:table-cell table:style-name="ce136" office:value-type="string">
            <text:p>This is a sample story</text:p>
          </table:table-cell>
          <table:table-cell table:style-name="ce136"/>
          <table:table-cell table:style-name="ce138"/>
          <table:table-cell table:number-columns-repeated="1018"/>
        </table:table-row>
        <table:table-row table:style-name="ro2">
          <table:table-cell table:style-name="ce123" office:value-type="string">
            <text:p>Task:</text:p>
          </table:table-cell>
          <table:table-cell table:style-name="ce129" office:value-type="string">
            <text:p>Example task 2</text:p>
          </table:table-cell>
          <table:table-cell table:style-name="ce129" table:number-columns-repeated="3"/>
          <table:table-cell table:style-name="ce139"/>
          <table:table-cell table:number-columns-repeated="1018"/>
        </table:table-row>
        <table:table-row table:style-name="ro2">
          <table:table-cell table:style-name="ce124"/>
          <table:table-cell table:style-name="ce130" table:number-columns-repeated="4"/>
          <table:table-cell table:style-name="ce140"/>
          <table:table-cell table:number-columns-repeated="1018"/>
        </table:table-row>
        <table:table-row table:style-name="ro2">
          <table:table-cell table:style-name="ce125"/>
          <table:table-cell table:style-name="ce131" table:number-columns-repeated="4"/>
          <table:table-cell table:style-name="ce141"/>
          <table:table-cell table:number-columns-repeated="1018"/>
        </table:table-row>
        <table:table-row table:style-name="ro2">
          <table:table-cell table:style-name="ce126" table:formula="of:=CONCATENATE(&quot;Responsible Person: &quot;;[$Sp3.C16])" office:value-type="string" office:string-value="Responsible Person: Tina Tester">
            <text:p>Responsible Person: Tina Tester</text:p>
          </table:table-cell>
          <table:table-cell table:style-name="ce132" table:number-columns-repeated="4"/>
          <table:table-cell table:style-name="ce142"/>
          <table:table-cell table:number-columns-repeated="1018"/>
        </table:table-row>
        <table:table-row table:style-name="ro4">
          <table:table-cell table:style-name="ce127" office:value-type="string">
            <text:p>Initial </text:p>
            <text:p>Estimate</text:p>
          </table:table-cell>
          <table:table-cell table:style-name="ce133" office:value-type="float" office:value="7">
            <text:p>7</text:p>
          </table:table-cell>
          <table:table-cell table:style-name="ce135" office:value-type="string">
            <text:p>Work </text:p>
            <text:p>Done</text:p>
          </table:table-cell>
          <table:table-cell table:style-name="ce137"/>
          <table:table-cell table:style-name="ce135" office:value-type="string">
            <text:p>Work </text:p>
            <text:p>Left</text:p>
          </table:table-cell>
          <table:table-cell table:style-name="ce143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2" office:value-type="string">
            <text:p>Story ID:</text:p>
          </table:table-cell>
          <table:table-cell table:style-name="ce128" office:value-type="float" office:value="2">
            <text:p>2</text:p>
          </table:table-cell>
          <table:table-cell table:style-name="ce134" office:value-type="string">
            <text:p>Story:</text:p>
          </table:table-cell>
          <table:table-cell table:style-name="ce136" office:value-type="string">
            <text:p>This is another sample story</text:p>
          </table:table-cell>
          <table:table-cell table:style-name="ce136"/>
          <table:table-cell table:style-name="ce138"/>
          <table:table-cell table:number-columns-repeated="1018"/>
        </table:table-row>
        <table:table-row table:style-name="ro2">
          <table:table-cell table:style-name="ce123" office:value-type="string">
            <text:p>Task:</text:p>
          </table:table-cell>
          <table:table-cell table:style-name="ce129" office:value-type="string">
            <text:p>Example task 3</text:p>
          </table:table-cell>
          <table:table-cell table:style-name="ce129" table:number-columns-repeated="3"/>
          <table:table-cell table:style-name="ce139"/>
          <table:table-cell table:number-columns-repeated="1018"/>
        </table:table-row>
        <table:table-row table:style-name="ro2">
          <table:table-cell table:style-name="ce124"/>
          <table:table-cell table:style-name="ce130" table:number-columns-repeated="4"/>
          <table:table-cell table:style-name="ce140"/>
          <table:table-cell table:number-columns-repeated="1018"/>
        </table:table-row>
        <table:table-row table:style-name="ro2">
          <table:table-cell table:style-name="ce125"/>
          <table:table-cell table:style-name="ce131" table:number-columns-repeated="4"/>
          <table:table-cell table:style-name="ce141"/>
          <table:table-cell table:number-columns-repeated="1018"/>
        </table:table-row>
        <table:table-row table:style-name="ro2">
          <table:table-cell table:style-name="ce126" table:formula="of:=CONCATENATE(&quot;Responsible Person: &quot;;[$Sp3.C17])" office:value-type="string" office:string-value="Responsible Person: Danny Dev">
            <text:p>Responsible Person: Danny Dev</text:p>
          </table:table-cell>
          <table:table-cell table:style-name="ce132" table:number-columns-repeated="4"/>
          <table:table-cell table:style-name="ce142"/>
          <table:table-cell table:number-columns-repeated="1018"/>
        </table:table-row>
        <table:table-row table:style-name="ro4">
          <table:table-cell table:style-name="ce127" office:value-type="string">
            <text:p>Initial </text:p>
            <text:p>Estimate</text:p>
          </table:table-cell>
          <table:table-cell table:style-name="ce133" office:value-type="float" office:value="12">
            <text:p>12</text:p>
          </table:table-cell>
          <table:table-cell table:style-name="ce135" office:value-type="string">
            <text:p>Work </text:p>
            <text:p>Done</text:p>
          </table:table-cell>
          <table:table-cell table:style-name="ce137"/>
          <table:table-cell table:style-name="ce135" office:value-type="string">
            <text:p>Work </text:p>
            <text:p>Left</text:p>
          </table:table-cell>
          <table:table-cell table:style-name="ce143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2" office:value-type="string">
            <text:p>Story ID:</text:p>
          </table:table-cell>
          <table:table-cell table:style-name="ce128" office:value-type="float" office:value="2">
            <text:p>2</text:p>
          </table:table-cell>
          <table:table-cell table:style-name="ce134" office:value-type="string">
            <text:p>Story:</text:p>
          </table:table-cell>
          <table:table-cell table:style-name="ce136" office:value-type="string">
            <text:p>This is another sample story</text:p>
          </table:table-cell>
          <table:table-cell table:style-name="ce136"/>
          <table:table-cell table:style-name="ce138"/>
          <table:table-cell table:number-columns-repeated="1018"/>
        </table:table-row>
        <table:table-row table:style-name="ro2">
          <table:table-cell table:style-name="ce123" office:value-type="string">
            <text:p>Task:</text:p>
          </table:table-cell>
          <table:table-cell table:style-name="ce129" office:value-type="string">
            <text:p>&lt;Delete these example lines&gt;</text:p>
          </table:table-cell>
          <table:table-cell table:style-name="ce129" table:number-columns-repeated="3"/>
          <table:table-cell table:style-name="ce139"/>
          <table:table-cell table:number-columns-repeated="1018"/>
        </table:table-row>
        <table:table-row table:style-name="ro2">
          <table:table-cell table:style-name="ce124"/>
          <table:table-cell table:style-name="ce130" table:number-columns-repeated="4"/>
          <table:table-cell table:style-name="ce140"/>
          <table:table-cell table:number-columns-repeated="1018"/>
        </table:table-row>
        <table:table-row table:style-name="ro2">
          <table:table-cell table:style-name="ce125"/>
          <table:table-cell table:style-name="ce131" table:number-columns-repeated="4"/>
          <table:table-cell table:style-name="ce141"/>
          <table:table-cell table:number-columns-repeated="1018"/>
        </table:table-row>
        <table:table-row table:style-name="ro2">
          <table:table-cell table:style-name="ce126" table:formula="of:=CONCATENATE(&quot;Responsible Person: &quot;;[$Sp3.C18])" office:value-type="string" office:string-value="Responsible Person: ">
            <text:p>Responsible Person: </text:p>
          </table:table-cell>
          <table:table-cell table:style-name="ce132" table:number-columns-repeated="4"/>
          <table:table-cell table:style-name="ce142"/>
          <table:table-cell table:number-columns-repeated="1018"/>
        </table:table-row>
        <table:table-row table:style-name="ro4">
          <table:table-cell table:style-name="ce127" office:value-type="string">
            <text:p>Initial </text:p>
            <text:p>Estimate</text:p>
          </table:table-cell>
          <table:table-cell table:style-name="ce133" office:value-type="float" office:value="9">
            <text:p>9</text:p>
          </table:table-cell>
          <table:table-cell table:style-name="ce135" office:value-type="string">
            <text:p>Work </text:p>
            <text:p>Done</text:p>
          </table:table-cell>
          <table:table-cell table:style-name="ce137"/>
          <table:table-cell table:style-name="ce135" office:value-type="string">
            <text:p>Work </text:p>
            <text:p>Left</text:p>
          </table:table-cell>
          <table:table-cell table:style-name="ce143"/>
          <table:table-cell table:number-columns-repeated="1018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_xlnm.Print_Area" table:base-cell-address="$'Product Backlog'.$A$1" table:expression="'task slips'!#ref!"/>
        </table:named-expressions>
      </table:table>
      <table:named-expressions>
        <table:named-expression table:name="AverageSpeedLastEight" table:base-cell-address="$'Product Backlog'.$A$1" table:expression="OFFSET([$'PB Burndown'.$P$27];1;0;[$'PB Burndown'.$G$3];1)"/>
        <table:named-expression table:name="AverageSpeedRealized" table:base-cell-address="$'Product Backlog'.$A$1" table:expression="OFFSET([$'PB Burndown'.$O$27];1;0;[$'PB Burndown'.$G$3];1)"/>
        <table:named-expression table:name="AverageSpeedWorstThree" table:base-cell-address="$'Product Backlog'.$A$1" table:expression="OFFSET([$'PB Burndown'.$Q$27];1;0;[$'PB Burndown'.$G$3];1)"/>
        <table:named-expression table:name="ColBottomCurrentScope" table:base-cell-address="$'Product Backlog'.$A$1" table:expression="OFFSET([$'PB Burndown'.$I$27];1;0;[$'PB Burndown'.$G$3];1)"/>
        <table:named-expression table:name="ColTopRemainingWork" table:base-cell-address="$'Product Backlog'.$A$1" table:expression="OFFSET([$'PB Burndown'.$F$27];1;0;[$'PB Burndown'.$G$3];1)"/>
        <table:named-expression table:name="DoneDays" table:base-cell-address="$'Product Backlog'.$A$1" table:expression="#ref!"/>
        <table:named-expression table:name="dsad" table:base-cell-address="$'Product Backlog'.$A$1" table:expression="#ref!"/>
        <table:named-expression table:name="dsadsa" table:base-cell-address="$'Product Backlog'.$A$1" table:expression="#ref!"/>
        <table:named-expression table:name="ImplementationDays" table:base-cell-address="$'Product Backlog'.$A$1" table:expression="#ref!"/>
        <table:named-expression table:name="LastEight" table:base-cell-address="$'Product Backlog'.$A$1" table:expression="IF([$'PB Burndown'.$G$4]&gt;8;OFFSET([$'PB Burndown'.$D$27];[$'PB Burndown'.$G$4]-7;0;8;1);OFFSET([$'PB Burndown'.$D$27];1;0;[$'PB Burndown'.$G$4]-1;1))"/>
        <table:named-expression table:name="LastPlanned" table:base-cell-address="$'Product Backlog'.$A$1" table:expression="IF(OFFSET([$'PB Burndown'.$B$27];1;0;1;1)=&quot;&quot;;1;OFFSET([$'PB Burndown'.$B$27];[$'PB Burndown'.$G$3];0;1;1))"/>
        <table:named-expression table:name="LastRealized" table:base-cell-address="$'Product Backlog'.$A$1" table:expression="IF(OFFSET([$'PB Burndown'.$D$27];1;0;1;1)=&quot;&quot;;1;OFFSET([$'PB Burndown'.$D$27];[$'PB Burndown'.$G$3];0;1;1))"/>
        <table:named-expression table:name="PBCurrentBottom" table:base-cell-address="$'Product Backlog'.$A$1" table:expression="OFFSET([$'PB Burndown'.$N$27];1;0;[$'PB Burndown'.$G$9];1)"/>
        <table:named-expression table:name="PBTrend" table:base-cell-address="$'Product Backlog'.$A$1" table:expression="OFFSET([$'PB Burndown'.$M$27];1;0;[$'PB Burndown'.$G$9];1)"/>
        <table:named-expression table:name="PlannedSpeed" table:base-cell-address="$'Product Backlog'.$A$1" table:expression="OFFSET([$'PB Burndown'.$C$27];1;0;[$'PB Burndown'.$G$3];1)"/>
        <table:named-range table:name="ProductBacklog" table:base-cell-address="$'Product Backlog'.$A$1" table:cell-range-address="$'Product Backlog'.$A$4:.$G$163"/>
        <table:named-expression table:name="RealizedSpeed" table:base-cell-address="$'Product Backlog'.$A$1" table:expression="OFFSET([$'PB Burndown'.$D$27];1;0;[$'PB Burndown'.$G$3];1)"/>
        <table:named-range table:name="Sprint" table:base-cell-address="$'Product Backlog'.$A$1" table:cell-range-address="$'Product Backlog'.$E$5:.$E$163"/>
        <table:named-range table:name="SprintCount" table:base-cell-address="$'Product Backlog'.$A$1" table:cell-range-address="$'PB Burndown'.$G$3"/>
        <table:named-range table:name="SprintsInTrend" table:base-cell-address="$'Product Backlog'.$A$1" table:cell-range-address="$'PB Burndown'.$G$6"/>
        <table:named-range table:name="SprintTasks" table:base-cell-address="$'Product Backlog'.$A$1" table:cell-range-address="$'Sprint Sheet Template'.$A$14:.$AD$63"/>
        <table:named-range table:name="Status" table:base-cell-address="$'Product Backlog'.$A$1" table:cell-range-address="$'Product Backlog'.$C$5:.$C$163"/>
        <table:named-range table:name="StoryName" table:base-cell-address="$'Product Backlog'.$A$1" table:cell-range-address="$'Product Backlog'.$B$5:.$B$163"/>
        <table:named-expression table:name="TaskRows" table:base-cell-address="$'Product Backlog'.$A$1" table:expression="#ref!"/>
        <table:named-range table:name="TaskStatus" table:base-cell-address="$'Product Backlog'.$A$1" table:cell-range-address="$'Sprint Sheet Template'.$D$14:.$D$58"/>
        <table:named-range table:name="TaskStoryID" table:base-cell-address="$'Product Backlog'.$A$1" table:cell-range-address="$'Sprint Sheet Template'.$B$14:.$B$53"/>
        <table:named-expression table:name="TotalEffort" table:base-cell-address="$'Product Backlog'.$A$1" table:expression="#ref!"/>
        <table:named-range table:name="TrendDays" table:base-cell-address="$'Product Backlog'.$A$1" table:cell-range-address="$'Sprint Sheet Template'.$D$13"/>
        <table:named-range table:name="TrendOffset" table:base-cell-address="$'Product Backlog'.$A$1" table:cell-range-address="$'PB Burndown'.$G$5"/>
        <table:named-range table:name="TrendSprintCount" table:base-cell-address="$'Product Backlog'.$A$1" table:cell-range-address="$'PB Burndown'.$G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8000" number:language="sv" number:country="SE">
      <number:number number:min-integer-digits="1"/>
    </number:number-style>
    <number:date-style style:name="N109P0" style:volatile="true">
      <number:day/>
      <number:text>.</number:text>
      <number:month/>
      <number:text>.</number:text>
      <number:year number:style="long"/>
    </number:date-style>
    <number:text-style style:name="N109">
      <number:text-content/>
      <style:map style:condition="value()&gt;=0" style:apply-style-name="N109P0"/>
    </number:text-style>
    <number:number-style style:name="N110">
      <number:number number:decimal-places="1" number:min-integer-digits="1"/>
    </number:number-style>
    <number:number-style style:name="N111">
      <number:text>Sprint </number:text>
      <number:number number:decimal-places="0" number:min-integer-digits="0"/>
      <number:text> Backlog</number:text>
    </number:number-style>
    <number:number-style style:name="N112">
      <number:text>Last </number:text>
      <number:number number:decimal-places="0" number:min-integer-digits="0"/>
      <number:text> sprints</number:text>
    </number:number-style>
    <number:number-style style:name="N8107P0" style:volatile="true" number:language="sv" number:country="SE">
      <number:number number:decimal-places="0" number:min-integer-digits="1" number:grouping="true"/>
      <number:text> kr</number:text>
    </number:number-style>
    <number:number-style style:name="N8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8107P0"/>
    </number:number-style>
    <number:number-style style:name="N8108P0" style:volatile="true" number:language="sv" number:country="SE">
      <number:number number:decimal-places="0" number:min-integer-digits="1" number:grouping="true"/>
      <number:text> kr</number:text>
    </number:number-style>
    <number:number-style style:name="N8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8108P0"/>
    </number:number-style>
    <number:number-style style:name="N8110P0" style:volatile="true" number:language="sv" number:country="SE">
      <number:number number:decimal-places="2" number:min-integer-digits="1" number:grouping="true"/>
      <number:text> kr</number:text>
    </number:number-style>
    <number:number-style style:name="N8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8110P0"/>
    </number:number-style>
    <number:number-style style:name="N8111P0" style:volatile="true" number:language="sv" number:country="SE">
      <number:number number:decimal-places="2" number:min-integer-digits="1" number:grouping="true"/>
      <number:text> kr</number:text>
    </number:number-style>
    <number:number-style style:name="N8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8111P0"/>
    </number:number-style>
    <number:date-style style:name="N8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8113" number:language="sv" number:country="SE">
      <number:day number:style="long"/>
      <number:text>-</number:text>
      <number:month number:textual="true"/>
    </number:date-style>
    <number:date-style style:name="N8114" number:language="sv" number:country="SE">
      <number:month number:textual="true"/>
      <number:text>-</number:text>
      <number:year/>
    </number:date-style>
    <number:time-style style:name="N8115" number:language="sv" number:country="SE">
      <number:hours/>
      <number:text>:</number:text>
      <number:minutes number:style="long"/>
      <number:text> </number:text>
      <number:am-pm/>
    </number:time-style>
    <number:time-style style:name="N8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sv" number:country="SE">
      <number:number number:decimal-places="0" number:min-integer-digits="1" number:grouping="true"/>
      <number:text>    </number:text>
    </number:number-style>
    <number:number-style style:name="N8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8119P0"/>
    </number:number-style>
    <number:number-style style:name="N8120P0" style:volatile="true" number:language="sv" number:country="SE">
      <number:number number:decimal-places="0" number:min-integer-digits="1" number:grouping="true"/>
      <number:text>    </number:text>
    </number:number-style>
    <number:number-style style:name="N8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8120P0"/>
    </number:number-style>
    <number:number-style style:name="N8122P0" style:volatile="true" number:language="sv" number:country="SE">
      <number:number number:decimal-places="2" number:min-integer-digits="1" number:grouping="true"/>
      <number:text>    </number:text>
    </number:number-style>
    <number:number-style style:name="N8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8122P0"/>
    </number:number-style>
    <number:number-style style:name="N8123P0" style:volatile="true" number:language="sv" number:country="SE">
      <number:number number:decimal-places="2" number:min-integer-digits="1" number:grouping="true"/>
      <number:text>    </number:text>
    </number:number-style>
    <number:number-style style:name="N8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8123P0"/>
    </number:number-style>
    <number:number-style style:name="N8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8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8127P2" style:volatile="true" number:language="sv" number:country="SE">
      <number:text> -     </number:text>
    </number:number-style>
    <number:text-style style:name="N8127" number:language="sv" number:country="S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8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8131P2" style:volatile="true" number:language="sv" number:country="SE">
      <number:text> - kr </number:text>
    </number:number-style>
    <number:text-style style:name="N8131" number:language="sv" number:country="S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8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8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8135" number:language="sv" number:country="S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8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8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8139" number:language="sv" number:country="S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sv" number:country="SE">
      <number:minutes number:style="long"/>
      <number:text>:</number:text>
      <number:seconds number:style="long"/>
    </number:time-style>
    <number:time-style style:name="N8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sv" number:country="SE">
      <number:minutes number:style="long"/>
      <number:text>:</number:text>
      <number:seconds number:style="long" number:decimal-places="1"/>
    </number:time-style>
    <number:number-style style:name="N8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14" style:display-name="ConditionalStyle_14" style:family="table-cell" style:parent-style-name="Default">
      <style:table-cell-properties fo:background-color="#ccffcc"/>
    </style:style>
    <style:style style:name="ConditionalStyle_5f_13" style:display-name="ConditionalStyle_13" style:family="table-cell" style:parent-style-name="Default">
      <style:table-cell-properties fo:background-color="#ffff99"/>
    </style:style>
    <style:style style:name="ConditionalStyle_5f_12" style:display-name="ConditionalStyle_12" style:family="table-cell" style:parent-style-name="Default">
      <style:table-cell-properties fo:background-color="#ffbfc0"/>
    </style:style>
    <style:style style:name="ConditionalStyle_5f_11" style:display-name="ConditionalStyle_11" style:family="table-cell" style:parent-style-name="Default">
      <style:table-cell-properties fo:background-color="#ccffcc"/>
    </style:style>
    <style:style style:name="ConditionalStyle_5f_10" style:display-name="ConditionalStyle_10" style:family="table-cell" style:parent-style-name="Default">
      <style:table-cell-properties fo:background-color="#ffff99"/>
    </style:style>
    <style:style style:name="ConditionalStyle_5f_9" style:display-name="ConditionalStyle_9" style:family="table-cell" style:parent-style-name="Default">
      <style:table-cell-properties fo:background-color="#ffbfc0"/>
    </style:style>
    <style:style style:name="ConditionalStyle_5f_8" style:display-name="ConditionalStyle_8" style:family="table-cell" style:parent-style-name="Default">
      <style:table-cell-properties fo:background-color="#ccffcc"/>
    </style:style>
    <style:style style:name="ConditionalStyle_5f_7" style:display-name="ConditionalStyle_7" style:family="table-cell" style:parent-style-name="Default">
      <style:table-cell-properties fo:background-color="#ffff99"/>
    </style:style>
    <style:style style:name="ConditionalStyle_5f_6" style:display-name="ConditionalStyle_6" style:family="table-cell" style:parent-style-name="Default">
      <style:table-cell-properties fo:background-color="#ffbfc0"/>
    </style:style>
    <style:style style:name="ConditionalStyle_5f_5" style:display-name="ConditionalStyle_5" style:family="table-cell" style:parent-style-name="Default">
      <style:table-cell-properties fo:background-color="#ccffcc"/>
    </style:style>
    <style:style style:name="ConditionalStyle_5f_4" style:display-name="ConditionalStyle_4" style:family="table-cell" style:parent-style-name="Default">
      <style:table-cell-properties fo:background-color="#ffff99"/>
    </style:style>
    <style:style style:name="ConditionalStyle_5f_3" style:display-name="ConditionalStyle_3" style:family="table-cell" style:parent-style-name="Default">
      <style:table-cell-properties fo:background-color="#ffbfc0"/>
    </style:style>
    <style:style style:name="ConditionalStyle_5f_34" style:display-name="ConditionalStyle_34" style:family="table-cell" style:parent-style-name="Default">
      <style:text-properties fo:color="#666699"/>
    </style:style>
    <style:style style:name="ConditionalStyle_5f_33" style:display-name="ConditionalStyle_3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32" style:display-name="ConditionalStyle_32" style:family="table-cell" style:parent-style-name="Default">
      <style:text-properties fo:color="#666699"/>
    </style:style>
    <style:style style:name="ConditionalStyle_5f_31" style:display-name="ConditionalStyle_3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30" style:display-name="ConditionalStyle_30" style:family="table-cell" style:parent-style-name="Default">
      <style:text-properties fo:color="#ffffff"/>
    </style:style>
    <style:style style:name="ConditionalStyle_5f_29" style:display-name="ConditionalStyle_29" style:family="table-cell" style:parent-style-name="Default">
      <style:text-properties fo:color="#666699"/>
    </style:style>
    <style:style style:name="ConditionalStyle_5f_28" style:display-name="ConditionalStyle_2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27" style:display-name="ConditionalStyle_27" style:family="table-cell" style:parent-style-name="Default">
      <style:table-cell-properties fo:background-color="#ccffcc"/>
    </style:style>
    <style:style style:name="ConditionalStyle_5f_26" style:display-name="ConditionalStyle_26" style:family="table-cell" style:parent-style-name="Default">
      <style:table-cell-properties fo:background-color="#ffff99"/>
    </style:style>
    <style:style style:name="ConditionalStyle_5f_25" style:display-name="ConditionalStyle_25" style:family="table-cell" style:parent-style-name="Default">
      <style:table-cell-properties fo:background-color="#ffbfc0"/>
    </style:style>
    <style:style style:name="ConditionalStyle_5f_16" style:display-name="ConditionalStyle_16" style:family="table-cell" style:parent-style-name="Default">
      <style:table-cell-properties fo:background-color="#ccffcc"/>
    </style:style>
    <style:style style:name="ConditionalStyle_5f_15" style:display-name="ConditionalStyle_15" style:family="table-cell" style:parent-style-name="Default">
      <style:table-cell-properties fo:background-color="#ffff99"/>
    </style:style>
    <style:style style:name="ConditionalStyle_5f_22" style:display-name="ConditionalStyle_22" style:family="table-cell" style:parent-style-name="Default">
      <style:table-cell-properties fo:background-color="#ccffcc"/>
    </style:style>
    <style:style style:name="ConditionalStyle_5f_21" style:display-name="ConditionalStyle_21" style:family="table-cell" style:parent-style-name="Default">
      <style:table-cell-properties fo:background-color="#ffff99"/>
    </style:style>
    <style:style style:name="ConditionalStyle_5f_24" style:display-name="ConditionalStyle_24" style:family="table-cell" style:parent-style-name="Default">
      <style:table-cell-properties fo:background-color="#ccffcc"/>
    </style:style>
    <style:style style:name="ConditionalStyle_5f_23" style:display-name="ConditionalStyle_23" style:family="table-cell" style:parent-style-name="Default">
      <style:table-cell-properties fo:background-color="#ffff99"/>
    </style:style>
    <style:style style:name="ConditionalStyle_5f_20" style:display-name="ConditionalStyle_20" style:family="table-cell" style:parent-style-name="Default">
      <style:table-cell-properties fo:background-color="#ccffcc"/>
    </style:style>
    <style:style style:name="ConditionalStyle_5f_19" style:display-name="ConditionalStyle_19" style:family="table-cell" style:parent-style-name="Default">
      <style:table-cell-properties fo:background-color="#ffff99"/>
    </style:style>
    <style:style style:name="ConditionalStyle_5f_18" style:display-name="ConditionalStyle_18" style:family="table-cell" style:parent-style-name="Default">
      <style:table-cell-properties fo:background-color="#ccffcc"/>
    </style:style>
    <style:style style:name="ConditionalStyle_5f_17" style:display-name="ConditionalStyle_17" style:family="table-cell" style:parent-style-name="Default">
      <style:table-cell-properties fo:background-color="#ffff99"/>
    </style:style>
    <draw:marker draw:name="Linjeslut_20_1" draw:display-name="Linjeslut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1.905cm" fo:margin-right="1.905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00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2014-04-07</text:date>, <text:time>15:11:24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ease_20_Plan" style:display-name="PageStyle_Release Pla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B_20_Burndown" style:display-name="PageStyle_PB Burndow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1_20_" style:display-name="PageStyle_Sp1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2" style:display-name="PageStyle_Sp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3" style:display-name="PageStyle_Sp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_20_Sheet_20_Template" style:display-name="PageStyle_Sprint Sheet Templa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sk_20_Slips" style:display-name="PageStyle_Task Slip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7T15:11:24.41</dc:date>
    <meta:generator>OpenOffice/4.0.1$Win32 OpenOffice.org_project/401m5$Build-9714</meta:generator>
    <meta:editing-duration>PT9M12S</meta:editing-duration>
    <meta:editing-cycles>1</meta:editing-cycles>
    <meta:document-statistic meta:table-count="8" meta:cell-count="2693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graphic-properties svg:stroke-width="0.071cm"/>
      <style:text-properties fo:color="#000000" fo:font-family="Verdana" fo:font-size="14pt" style:font-family-asian="Verdana" style:font-size-asian="14pt" style:font-family-complex="Verdana" style:font-size-complex="14pt"/>
    </style:style>
    <style:style style:name="ch3" style:family="chart">
      <style:chart-properties chart:symbol-type="automatic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/>
      <style:graphic-properties svg:stroke-width="0.009cm"/>
      <style:text-properties fo:color="#000000" fo:font-size="8pt" style:font-family-asian="Arial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width="0.009cm"/>
      <style:text-properties fo:color="#000000" fo:font-size="8pt" style:font-family-asian="Arial" style:font-size-asian="8pt" style:font-family-complex="Arial" style:font-size-complex="8pt"/>
    </style:style>
    <style:style style:name="ch6" style:family="chart">
      <style:graphic-properties svg:stroke-width="0.009cm"/>
    </style:style>
    <style:style style:name="ch7" style:family="chart" style:data-style-name="N0">
      <style:chart-properties chart:symbol-type="none"/>
      <style:graphic-properties draw:stroke="none" svg:stroke-width="0.079cm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35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12cm" chart:symbol-height="0.212cm"/>
      <style:graphic-properties svg:stroke-width="0.071cm" svg:stroke-color="#800080" draw:fill-color="#800080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12.89cm" svg:height="8.394cm" xlink:href=".." xlink:type="simple" chart:class="chart:line" chart:style-name="ch1">
        <chart:title svg:x="2.675cm" svg:y="0.135cm" chart:style-name="ch2">
          <text:p>Velocity and Remaining Work</text:p>
        </chart:title>
        <chart:plot-area chart:style-name="ch3" svg:x="0.569cm" svg:y="0.875cm" svg:width="11.949cm" svg:height="6.8cm">
          <chartooo:coordinate-region svg:x="1.138cm" svg:y="1.062cm" svg:width="11.38cm" svg:height="6.4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line">
            <chart:data-point/>
          </chart:series>
          <chart:series chart:style-name="ch7" chart:values-cell-range-address="" chart:class="chart:line">
            <chart:data-point/>
          </chart:series>
          <chart:series chart:style-name="ch8" chart:values-cell-range-address="" chart:class="chart:line">
            <chart:data-point/>
          </chart:series>
          <chart:series chart:style-name="ch7" chart:values-cell-range-address="" chart:class="chart:line">
            <chart:data-point/>
          </chart:series>
          <chart:series chart:style-name="ch9" chart:values-cell-range-address="" chart:class="chart:line">
            <chart:data-point/>
          </chart:series>
          <chart:series chart:style-name="ch7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graphic-properties svg:stroke-width="0.071cm"/>
      <style:text-properties fo:color="#000000" fo:font-family="Verdana" fo:font-size="14pt" style:font-family-asian="Verdana" style:font-size-asian="14pt" style:font-family-complex="Verdana" style:font-size-complex="14pt"/>
    </style:style>
    <style:style style:name="ch3" style:family="chart">
      <style:graphic-properties svg:stroke-width="0.009cm" draw:fill="solid" draw:fill-color="#ffffff"/>
      <style:text-properties fo:color="#000000" fo:font-size="7.34999990463257pt" style:font-family-asian="Arial" style:font-size-asian="7.34999990463257pt" style:font-family-complex="Arial" style:font-size-complex="7.34999990463257pt"/>
    </style:style>
    <style:style style:name="ch4" style:family="chart">
      <style:chart-properties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/>
      <style:graphic-properties svg:stroke-width="0.009cm"/>
      <style:text-properties fo:color="#000000" fo:font-size="8pt" style:font-family-asian="Arial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gap-width="50" chart:reverse-direction="false" text:line-break="false" chart:axis-position="0" chart:tick-mark-position="at-axis"/>
      <style:graphic-properties svg:stroke-width="0.009cm"/>
      <style:text-properties fo:color="#000000" fo:font-size="8pt" style:font-family-asian="Arial" style:font-size-asian="8pt" style:font-family-complex="Arial" style:font-size-complex="8pt"/>
    </style:style>
    <style:style style:name="ch7" style:family="chart">
      <style:graphic-properties svg:stroke-width="0.009cm"/>
    </style:style>
    <style:style style:name="ch8" style:family="chart" style:data-style-name="N0">
      <style:graphic-properties svg:stroke-width="0.035cm" draw:fill-color="#ffffff"/>
      <style:text-properties fo:font-size="10pt" style:font-size-asian="10pt" style:font-size-complex="10pt"/>
    </style:style>
    <style:style style:name="ch9" style:family="chart" style:data-style-name="N0">
      <style:graphic-properties svg:stroke-width="0.035cm" draw:fill-color="#9999ff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71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msLineDash_20_1" svg:stroke-width="0.071cm" svg:stroke-color="#008000" draw:fill-color="#0080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msLineDash_20_2" svg:stroke-width="0.071cm" svg:stroke-color="#0000ff" draw:fill-color="#0000ff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solid" draw:fill-color="#c0c0c0"/>
    </style:style>
    <style:style style:name="ch14" style:family="chart">
      <style:graphic-properties draw:fill-color="#d9d9d9"/>
    </style:style>
  </office:automatic-styles>
  <office:body>
    <office:chart>
      <chart:chart svg:width="12.89cm" svg:height="9.26cm" xlink:href=".." xlink:type="simple" chart:class="chart:bar" chart:style-name="ch1">
        <chart:title svg:x="3.626cm" svg:y="0.32cm" chart:style-name="ch2">
          <text:p>Development Velocity</text:p>
        </chart:title>
        <chart:legend svg:x="0.979cm" svg:y="8.092cm" style:legend-expansion="custom" chartooo:width="10.985cm" chartooo:height="0.982cm" style:legend-expansion-aspect-ratio="11.1863543788187" chart:style-name="ch3"/>
        <chart:plot-area chart:style-name="ch4" svg:x="0.596cm" svg:y="1.087cm" svg:width="11.897cm" svg:height="6.393cm">
          <chartooo:coordinate-region svg:x="1.165cm" svg:y="1.273cm" svg:width="11.328cm" svg:height="6.02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" chart:class="chart:bar">
            <chart:data-point/>
          </chart:series>
          <chart:series chart:style-name="ch9" chart:values-cell-range-address="" chart:class="chart:bar">
            <chart:data-point/>
          </chart:series>
          <chart:series chart:style-name="ch10" chart:values-cell-range-address="" chart:class="chart:line">
            <chart:data-point/>
          </chart:series>
          <chart:series chart:style-name="ch11" chart:values-cell-range-address="" chart:class="chart:line">
            <chart:data-point/>
          </chart:series>
          <chart:series chart:style-name="ch12" chart:values-cell-range-address="" chart:class="chart:line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msLineDash_20_1" draw:display-name="msLineDash 1" draw:style="rect" draw:dots1="2" draw:dots1-length="0.071cm" draw:dots2="1" draw:dots2-length="0.568cm" draw:distance="0.213cm"/>
    <draw:stroke-dash draw:name="msLineDash_20_2" draw:display-name="msLineDash 2" draw:style="rect" draw:dots2="1" draw:dots2-length="0.213cm" draw:distance="0.07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sv" number:country="SE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graphic-properties svg:stroke-width="0.009cm" draw:fill="solid" draw:fill-color="#ffffff"/>
      <style:text-properties fo:color="#000000" fo:font-size="7.34999990463257pt" style:font-family-asian="Arial" style:font-size-asian="7.34999990463257pt" style:font-family-complex="Arial" style:font-size-complex="7.34999990463257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fals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size="4.75pt" style:font-family-asian="Arial" style:font-size-asian="4.75pt" style:font-family-complex="Arial" style:font-size-complex="4.75pt"/>
    </style:style>
    <style:style style:name="ch5" style:family="chart" style:data-style-name="N8000">
      <style:chart-properties chart:display-label="true" chart:logarithmic="false" chart:minimum="0" chart:gap-width="150" chart:reverse-direction="false" text:line-break="false" chart:axis-position="0" chart:tick-mark-position="at-axis"/>
      <style:graphic-properties svg:stroke-width="0.009cm"/>
      <style:text-properties fo:color="#000000" fo:font-size="5.5pt" style:font-family-asian="Arial" style:font-size-asian="5.5pt" style:font-family-complex="Arial" style:font-size-complex="5.5pt"/>
    </style:style>
    <style:style style:name="ch6" style:family="chart">
      <style:chart-properties style:rotation-angle="0"/>
      <style:graphic-properties svg:stroke-width="0.071cm"/>
      <style:text-properties fo:color="#000000" fo:font-size="8pt" style:font-family-asian="Arial" style:font-size-asian="8pt" style:font-family-complex="Arial" style:font-size-complex="8pt"/>
    </style:style>
    <style:style style:name="ch7" style:family="chart" style:data-style-name="N8000"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8000">
      <style:chart-properties chart:symbol-type="non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8000">
      <style:chart-properties chart:symbol-type="none"/>
      <style:graphic-properties svg:stroke-width="0.009cm"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77cm" svg:height="3.595cm" xlink:href=".." xlink:type="simple" chart:class="chart:bar" chart:style-name="ch1">
        <chart:legend svg:x="0.222cm" svg:y="0.237cm" style:legend-expansion="custom" chartooo:width="3.02cm" chartooo:height="1.534cm" style:legend-expansion-aspect-ratio="1.96870925684485" chart:style-name="ch2"/>
        <chart:plot-area chart:style-name="ch3" table:cell-range-address="'Sp1 '.F10:'Sp1 '.AD12" svg:x="4.206cm" svg:y="0.223cm" svg:width="22.158cm" svg:height="3.172cm">
          <chartooo:coordinate-region svg:x="4.669cm" svg:y="0.316cm" svg:width="21.695cm" svg:height="2.986cm"/>
          <chart:axis chart:dimension="x" chart:name="primary-x" chart:style-name="ch4"/>
          <chart:axis chart:dimension="y" chart:name="primary-y" chart:style-name="ch5">
            <chart:title svg:x="3.69cm" svg:y="0.501cm" chart:style-name="ch6">
              <text:p>Work Remaining (h)</text:p>
            </chart:title>
          </chart:axis>
          <chart:series chart:style-name="ch7" chart:values-cell-range-address="'Sp1 '.F10:'Sp1 '.AD10" chart:class="chart:bar">
            <chart:data-point chart:repeated="25"/>
          </chart:series>
          <chart:series chart:style-name="ch8" chart:values-cell-range-address="'Sp1 '.F11:'Sp1 '.AD11" chart:class="chart:line">
            <chart:data-point chart:repeated="25"/>
          </chart:series>
          <chart:series chart:style-name="ch9" chart:values-cell-range-address="'Sp1 '.F12:'Sp1 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ad 1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Sp1 '.F10:'Sp1 '.AD10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d 11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Sp1 '.F11:'Sp1 '.AD11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d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1 '.F12:'Sp1 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sv" number:country="SE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graphic-properties svg:stroke-width="0.009cm" draw:fill="solid" draw:fill-color="#ffffff"/>
      <style:text-properties fo:color="#000000" fo:font-size="7.34999990463257pt" style:font-family-asian="Arial" style:font-size-asian="7.34999990463257pt" style:font-family-complex="Arial" style:font-size-complex="7.34999990463257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fals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size="4.75pt" style:font-family-asian="Arial" style:font-size-asian="4.75pt" style:font-family-complex="Arial" style:font-size-complex="4.75pt"/>
    </style:style>
    <style:style style:name="ch5" style:family="chart" style:data-style-name="N8000">
      <style:chart-properties chart:display-label="true" chart:logarithmic="false" chart:minimum="0" chart:gap-width="150" chart:reverse-direction="false" text:line-break="false" chart:axis-position="0" chart:tick-mark-position="at-axis"/>
      <style:graphic-properties svg:stroke-width="0.009cm"/>
      <style:text-properties fo:color="#000000" fo:font-size="5.5pt" style:font-family-asian="Arial" style:font-size-asian="5.5pt" style:font-family-complex="Arial" style:font-size-complex="5.5pt"/>
    </style:style>
    <style:style style:name="ch6" style:family="chart">
      <style:chart-properties style:rotation-angle="0"/>
      <style:graphic-properties svg:stroke-width="0.071cm"/>
      <style:text-properties fo:color="#000000" fo:font-size="8pt" style:font-family-asian="Arial" style:font-size-asian="8pt" style:font-family-complex="Arial" style:font-size-complex="8pt"/>
    </style:style>
    <style:style style:name="ch7" style:family="chart" style:data-style-name="N8000"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8000">
      <style:chart-properties chart:symbol-type="non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8000">
      <style:chart-properties chart:symbol-type="none"/>
      <style:graphic-properties svg:stroke-width="0.009cm"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77cm" svg:height="3.595cm" xlink:href=".." xlink:type="simple" chart:class="chart:bar" chart:style-name="ch1">
        <chart:legend svg:x="0.222cm" svg:y="0.237cm" style:legend-expansion="custom" chartooo:width="3.02cm" chartooo:height="1.534cm" style:legend-expansion-aspect-ratio="1.96870925684485" chart:style-name="ch2"/>
        <chart:plot-area chart:style-name="ch3" table:cell-range-address="Sp2.F10:Sp2.AD12" svg:x="4.206cm" svg:y="0.223cm" svg:width="22.158cm" svg:height="3.172cm">
          <chartooo:coordinate-region svg:x="4.669cm" svg:y="0.316cm" svg:width="21.695cm" svg:height="2.986cm"/>
          <chart:axis chart:dimension="x" chart:name="primary-x" chart:style-name="ch4"/>
          <chart:axis chart:dimension="y" chart:name="primary-y" chart:style-name="ch5">
            <chart:title svg:x="3.69cm" svg:y="0.501cm" chart:style-name="ch6">
              <text:p>Work Remaining (h)</text:p>
            </chart:title>
          </chart:axis>
          <chart:series chart:style-name="ch7" chart:values-cell-range-address="Sp2.F10:Sp2.AD10" chart:class="chart:bar">
            <chart:data-point chart:repeated="25"/>
          </chart:series>
          <chart:series chart:style-name="ch8" chart:values-cell-range-address="Sp2.F11:Sp2.AD11" chart:class="chart:line">
            <chart:data-point chart:repeated="25"/>
          </chart:series>
          <chart:series chart:style-name="ch9" chart:values-cell-range-address="Sp2.F12:Sp2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ad 10</text:p>
                <draw:g>
                  <svg:desc/>
                </draw:g>
              </table:table-cell>
              <table:table-cell office:value-type="float" office:value="46">
                <text:p>46</text:p>
                <draw:g>
                  <svg:desc>Sp2.F10:Sp2.AD10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d 11</text:p>
                <draw:g>
                  <svg:desc/>
                </draw:g>
              </table:table-cell>
              <table:table-cell office:value-type="float" office:value="47">
                <text:p>47</text:p>
                <draw:g>
                  <svg:desc>Sp2.F11:Sp2.AD11</svg:desc>
                </draw:g>
              </table:table-cell>
              <table:table-cell office:value-type="float" office:value="37.6">
                <text:p>37.6</text:p>
              </table:table-cell>
              <table:table-cell office:value-type="float" office:value="28.2">
                <text:p>28.2</text:p>
              </table:table-cell>
              <table:table-cell office:value-type="float" office:value="18.8">
                <text:p>18.8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d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p2.F12:Sp2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sv" number:country="SE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graphic-properties svg:stroke-width="0.009cm" draw:fill="solid" draw:fill-color="#ffffff"/>
      <style:text-properties fo:color="#000000" fo:font-size="7.34999990463257pt" style:font-family-asian="Arial" style:font-size-asian="7.34999990463257pt" style:font-family-complex="Arial" style:font-size-complex="7.34999990463257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fals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size="4.75pt" style:font-family-asian="Arial" style:font-size-asian="4.75pt" style:font-family-complex="Arial" style:font-size-complex="4.75pt"/>
    </style:style>
    <style:style style:name="ch5" style:family="chart" style:data-style-name="N8000">
      <style:chart-properties chart:display-label="true" chart:logarithmic="false" chart:minimum="0" chart:gap-width="150" chart:reverse-direction="false" text:line-break="false" chart:axis-position="0" chart:tick-mark-position="at-axis"/>
      <style:graphic-properties svg:stroke-width="0.009cm"/>
      <style:text-properties fo:color="#000000" fo:font-size="5.5pt" style:font-family-asian="Arial" style:font-size-asian="5.5pt" style:font-family-complex="Arial" style:font-size-complex="5.5pt"/>
    </style:style>
    <style:style style:name="ch6" style:family="chart">
      <style:chart-properties style:rotation-angle="0"/>
      <style:graphic-properties svg:stroke-width="0.071cm"/>
      <style:text-properties fo:color="#000000" fo:font-size="8pt" style:font-family-asian="Arial" style:font-size-asian="8pt" style:font-family-complex="Arial" style:font-size-complex="8pt"/>
    </style:style>
    <style:style style:name="ch7" style:family="chart" style:data-style-name="N8000"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8000">
      <style:chart-properties chart:symbol-type="non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8000">
      <style:chart-properties chart:symbol-type="none"/>
      <style:graphic-properties svg:stroke-width="0.009cm"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77cm" svg:height="3.595cm" xlink:href=".." xlink:type="simple" chart:class="chart:bar" chart:style-name="ch1">
        <chart:legend svg:x="0.222cm" svg:y="0.237cm" style:legend-expansion="custom" chartooo:width="3.02cm" chartooo:height="1.534cm" style:legend-expansion-aspect-ratio="1.96870925684485" chart:style-name="ch2"/>
        <chart:plot-area chart:style-name="ch3" table:cell-range-address="Sp3.F10:Sp3.AD12" svg:x="4.206cm" svg:y="0.223cm" svg:width="22.158cm" svg:height="3.172cm">
          <chartooo:coordinate-region svg:x="4.669cm" svg:y="0.316cm" svg:width="21.695cm" svg:height="2.986cm"/>
          <chart:axis chart:dimension="x" chart:name="primary-x" chart:style-name="ch4"/>
          <chart:axis chart:dimension="y" chart:name="primary-y" chart:style-name="ch5">
            <chart:title svg:x="3.69cm" svg:y="0.501cm" chart:style-name="ch6">
              <text:p>Work Remaining (h)</text:p>
            </chart:title>
          </chart:axis>
          <chart:series chart:style-name="ch7" chart:values-cell-range-address="Sp3.F10:Sp3.AD10" chart:class="chart:bar">
            <chart:data-point chart:repeated="25"/>
          </chart:series>
          <chart:series chart:style-name="ch8" chart:values-cell-range-address="Sp3.F11:Sp3.AD11" chart:class="chart:line">
            <chart:data-point chart:repeated="25"/>
          </chart:series>
          <chart:series chart:style-name="ch9" chart:values-cell-range-address="Sp3.F12:Sp3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ad 10</text:p>
                <draw:g>
                  <svg:desc/>
                </draw:g>
              </table:table-cell>
              <table:table-cell office:value-type="float" office:value="33">
                <text:p>33</text:p>
                <draw:g>
                  <svg:desc>Sp3.F10:Sp3.AD10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d 11</text:p>
                <draw:g>
                  <svg:desc/>
                </draw:g>
              </table:table-cell>
              <table:table-cell office:value-type="float" office:value="33">
                <text:p>33</text:p>
                <draw:g>
                  <svg:desc>Sp3.F11:Sp3.AD11</svg:desc>
                </draw:g>
              </table:table-cell>
              <table:table-cell office:value-type="float" office:value="26.4">
                <text:p>26.4</text:p>
              </table:table-cell>
              <table:table-cell office:value-type="float" office:value="19.8">
                <text:p>19.8</text:p>
              </table:table-cell>
              <table:table-cell office:value-type="float" office:value="13.2">
                <text:p>13.2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d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p3.F12:Sp3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sv" number:country="SE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graphic-properties svg:stroke-width="0.009cm" draw:fill="solid" draw:fill-color="#ffffff"/>
      <style:text-properties fo:color="#000000" fo:font-size="7.34999990463257pt" style:font-family-asian="Arial" style:font-size-asian="7.34999990463257pt" style:font-family-complex="Arial" style:font-size-complex="7.34999990463257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fals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size="4.75pt" style:font-family-asian="Arial" style:font-size-asian="4.75pt" style:font-family-complex="Arial" style:font-size-complex="4.75pt"/>
    </style:style>
    <style:style style:name="ch5" style:family="chart" style:data-style-name="N8000">
      <style:chart-properties chart:display-label="true" chart:logarithmic="false" chart:minimum="0" chart:gap-width="150" chart:reverse-direction="false" text:line-break="false" chart:axis-position="0" chart:tick-mark-position="at-axis"/>
      <style:graphic-properties svg:stroke-width="0.009cm"/>
      <style:text-properties fo:color="#000000" fo:font-size="5.5pt" style:font-family-asian="Arial" style:font-size-asian="5.5pt" style:font-family-complex="Arial" style:font-size-complex="5.5pt"/>
    </style:style>
    <style:style style:name="ch6" style:family="chart">
      <style:chart-properties style:rotation-angle="0"/>
      <style:graphic-properties svg:stroke-width="0.071cm"/>
      <style:text-properties fo:color="#000000" fo:font-size="8pt" style:font-family-asian="Arial" style:font-size-asian="8pt" style:font-family-complex="Arial" style:font-size-complex="8pt"/>
    </style:style>
    <style:style style:name="ch7" style:family="chart" style:data-style-name="N8000"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8000">
      <style:chart-properties chart:symbol-type="non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8000">
      <style:chart-properties chart:symbol-type="none"/>
      <style:graphic-properties svg:stroke-width="0.009cm"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76cm" svg:height="3.595cm" xlink:href=".." xlink:type="simple" chart:class="chart:bar" chart:style-name="ch1">
        <chart:legend svg:x="0.223cm" svg:y="0.237cm" style:legend-expansion="custom" chartooo:width="3.02cm" chartooo:height="1.534cm" style:legend-expansion-aspect-ratio="1.96870925684485" chart:style-name="ch2"/>
        <chart:plot-area chart:style-name="ch3" table:cell-range-address="'Sprint Sheet Template'.F10:'Sprint Sheet Template'.AD12" svg:x="4.209cm" svg:y="0.223cm" svg:width="22.154cm" svg:height="3.172cm">
          <chartooo:coordinate-region svg:x="4.725cm" svg:y="0.316cm" svg:width="21.638cm" svg:height="2.986cm"/>
          <chart:axis chart:dimension="x" chart:name="primary-x" chart:style-name="ch4"/>
          <chart:axis chart:dimension="y" chart:name="primary-y" chart:style-name="ch5">
            <chart:title svg:x="3.69cm" svg:y="0.501cm" chart:style-name="ch6">
              <text:p>Work Remaining (h)</text:p>
            </chart:title>
          </chart:axis>
          <chart:series chart:style-name="ch7" chart:values-cell-range-address="'Sprint Sheet Template'.F10:'Sprint Sheet Template'.AD10" chart:class="chart:bar">
            <chart:data-point chart:repeated="25"/>
          </chart:series>
          <chart:series chart:style-name="ch8" chart:values-cell-range-address="'Sprint Sheet Template'.F11:'Sprint Sheet Template'.AD11" chart:class="chart:line">
            <chart:data-point chart:repeated="25"/>
          </chart:series>
          <chart:series chart:style-name="ch9" chart:values-cell-range-address="'Sprint Sheet Template'.F12:'Sprint Sheet Template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ad 1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print Sheet Template'.F10:'Sprint Sheet Template'.A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d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print Sheet Template'.F11:'Sprint Sheet Template'.AD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d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Sheet Template'.F12:'Sprint Sheet Template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